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89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3083in" svg:height="3.5453in" svg:x="2.5882in" svg:y="0.0417in">
            <draw:object draw:notify-on-update-of-ranges="Sheet1.A1:Sheet1.A1174 Sheet1.B1:Sheet1.B117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229845639999979" calcext:value-type="float">
            <text:p>0.022984564</text:p>
          </table:table-cell>
          <table:table-cell office:value-type="float" office:value="2610.44760300893" calcext:value-type="float">
            <text:p>2610.4476030089</text:p>
          </table:table-cell>
        </table:table-row>
        <table:table-row table:style-name="ro1">
          <table:table-cell office:value-type="float" office:value="0.0574311240000043" calcext:value-type="float">
            <text:p>0.057431124</text:p>
          </table:table-cell>
          <table:table-cell office:value-type="float" office:value="1741.82850188782" calcext:value-type="float">
            <text:p>1741.8285018878</text:p>
          </table:table-cell>
        </table:table-row>
        <table:table-row table:style-name="ro1">
          <table:table-cell office:value-type="float" office:value="0.0922921129999992" calcext:value-type="float">
            <text:p>0.092292113</text:p>
          </table:table-cell>
          <table:table-cell office:value-type="float" office:value="1721.12156657428" calcext:value-type="float">
            <text:p>1721.1215665743</text:p>
          </table:table-cell>
        </table:table-row>
        <table:table-row table:style-name="ro1">
          <table:table-cell office:value-type="float" office:value="0.127190238000011" calcext:value-type="float">
            <text:p>0.127190238</text:p>
          </table:table-cell>
          <table:table-cell office:value-type="float" office:value="1719.29007647199" calcext:value-type="float">
            <text:p>1719.290076472</text:p>
          </table:table-cell>
        </table:table-row>
        <table:table-row table:style-name="ro1">
          <table:table-cell office:value-type="float" office:value="0.162370656000007" calcext:value-type="float">
            <text:p>0.162370656</text:p>
          </table:table-cell>
          <table:table-cell office:value-type="float" office:value="1705.49423261563" calcext:value-type="float">
            <text:p>1705.4942326156</text:p>
          </table:table-cell>
        </table:table-row>
        <table:table-row table:style-name="ro1">
          <table:table-cell office:value-type="float" office:value="0.19774670000001" calcext:value-type="float">
            <text:p>0.1977467</text:p>
          </table:table-cell>
          <table:table-cell office:value-type="float" office:value="1696.06301936969" calcext:value-type="float">
            <text:p>1696.0630193697</text:p>
          </table:table-cell>
        </table:table-row>
        <table:table-row table:style-name="ro1">
          <table:table-cell office:value-type="float" office:value="0.23338071500001" calcext:value-type="float">
            <text:p>0.233380715</text:p>
          </table:table-cell>
          <table:table-cell office:value-type="float" office:value="1683.78444023221" calcext:value-type="float">
            <text:p>1683.7844402322</text:p>
          </table:table-cell>
        </table:table-row>
        <table:table-row table:style-name="ro1">
          <table:table-cell office:value-type="float" office:value="0.269292127" calcext:value-type="float">
            <text:p>0.269292127</text:p>
          </table:table-cell>
          <table:table-cell office:value-type="float" office:value="1670.77808023857" calcext:value-type="float">
            <text:p>1670.7780802386</text:p>
          </table:table-cell>
        </table:table-row>
        <table:table-row table:style-name="ro1">
          <table:table-cell office:value-type="float" office:value="0.305548073000011" calcext:value-type="float">
            <text:p>0.305548073</text:p>
          </table:table-cell>
          <table:table-cell office:value-type="float" office:value="1654.90096438199" calcext:value-type="float">
            <text:p>1654.900964382</text:p>
          </table:table-cell>
        </table:table-row>
        <table:table-row table:style-name="ro1">
          <table:table-cell office:value-type="float" office:value="0.341677507" calcext:value-type="float">
            <text:p>0.341677507</text:p>
          </table:table-cell>
          <table:table-cell office:value-type="float" office:value="1660.6958193704" calcext:value-type="float">
            <text:p>1660.6958193704</text:p>
          </table:table-cell>
        </table:table-row>
        <table:table-row table:style-name="ro1">
          <table:table-cell office:value-type="float" office:value="0.377862671000003" calcext:value-type="float">
            <text:p>0.377862671</text:p>
          </table:table-cell>
          <table:table-cell office:value-type="float" office:value="1658.13812533766" calcext:value-type="float">
            <text:p>1658.1381253377</text:p>
          </table:table-cell>
        </table:table-row>
        <table:table-row table:style-name="ro1">
          <table:table-cell office:value-type="float" office:value="0.414364190000001" calcext:value-type="float">
            <text:p>0.41436419</text:p>
          </table:table-cell>
          <table:table-cell office:value-type="float" office:value="1643.76720870173" calcext:value-type="float">
            <text:p>1643.7672087017</text:p>
          </table:table-cell>
        </table:table-row>
        <table:table-row table:style-name="ro1">
          <table:table-cell office:value-type="float" office:value="0.451352847999999" calcext:value-type="float">
            <text:p>0.451352848</text:p>
          </table:table-cell>
          <table:table-cell office:value-type="float" office:value="1622.11886681594" calcext:value-type="float">
            <text:p>1622.118866816</text:p>
          </table:table-cell>
        </table:table-row>
        <table:table-row table:style-name="ro1">
          <table:table-cell office:value-type="float" office:value="0.48844557000001" calcext:value-type="float">
            <text:p>0.48844557</text:p>
          </table:table-cell>
          <table:table-cell office:value-type="float" office:value="1617.5679962226" calcext:value-type="float">
            <text:p>1617.5679962226</text:p>
          </table:table-cell>
        </table:table-row>
        <table:table-row table:style-name="ro1">
          <table:table-cell office:value-type="float" office:value="0.52553579100001" calcext:value-type="float">
            <text:p>0.525535791</text:p>
          </table:table-cell>
          <table:table-cell office:value-type="float" office:value="1617.67706911211" calcext:value-type="float">
            <text:p>1617.6770691121</text:p>
          </table:table-cell>
        </table:table-row>
        <table:table-row table:style-name="ro1">
          <table:table-cell office:value-type="float" office:value="0.562716950000009" calcext:value-type="float">
            <text:p>0.56271695</text:p>
          </table:table-cell>
          <table:table-cell office:value-type="float" office:value="1613.72054055661" calcext:value-type="float">
            <text:p>1613.7205405566</text:p>
          </table:table-cell>
        </table:table-row>
        <table:table-row table:style-name="ro1">
          <table:table-cell office:value-type="float" office:value="0.600045558000005" calcext:value-type="float">
            <text:p>0.600045558</text:p>
          </table:table-cell>
          <table:table-cell office:value-type="float" office:value="1607.3463012606" calcext:value-type="float">
            <text:p>1607.3463012606</text:p>
          </table:table-cell>
        </table:table-row>
        <table:table-row table:style-name="ro1">
          <table:table-cell office:value-type="float" office:value="0.637371666000007" calcext:value-type="float">
            <text:p>0.637371666</text:p>
          </table:table-cell>
          <table:table-cell office:value-type="float" office:value="1607.4539568925" calcext:value-type="float">
            <text:p>1607.4539568925</text:p>
          </table:table-cell>
        </table:table-row>
        <table:table-row table:style-name="ro1">
          <table:table-cell office:value-type="float" office:value="0.674759806000012" calcext:value-type="float">
            <text:p>0.674759806</text:p>
          </table:table-cell>
          <table:table-cell office:value-type="float" office:value="1604.78697255314" calcext:value-type="float">
            <text:p>1604.7869725531</text:p>
          </table:table-cell>
        </table:table-row>
        <table:table-row table:style-name="ro1">
          <table:table-cell office:value-type="float" office:value="0.71212700800001" calcext:value-type="float">
            <text:p>0.712127008</text:p>
          </table:table-cell>
          <table:table-cell office:value-type="float" office:value="1605.68618437105" calcext:value-type="float">
            <text:p>1605.6861843711</text:p>
          </table:table-cell>
        </table:table-row>
        <table:table-row table:style-name="ro1">
          <table:table-cell office:value-type="float" office:value="0.749579105999999" calcext:value-type="float">
            <text:p>0.749579106</text:p>
          </table:table-cell>
          <table:table-cell office:value-type="float" office:value="1602.04643275307" calcext:value-type="float">
            <text:p>1602.0464327531</text:p>
          </table:table-cell>
        </table:table-row>
        <table:table-row table:style-name="ro1">
          <table:table-cell office:value-type="float" office:value="0.786787349000008" calcext:value-type="float">
            <text:p>0.786787349</text:p>
          </table:table-cell>
          <table:table-cell office:value-type="float" office:value="1612.54590817377" calcext:value-type="float">
            <text:p>1612.5459081738</text:p>
          </table:table-cell>
        </table:table-row>
        <table:table-row table:style-name="ro1">
          <table:table-cell office:value-type="float" office:value="0.823722570000001" calcext:value-type="float">
            <text:p>0.82372257</text:p>
          </table:table-cell>
          <table:table-cell office:value-type="float" office:value="1624.46570984403" calcext:value-type="float">
            <text:p>1624.465709844</text:p>
          </table:table-cell>
        </table:table-row>
        <table:table-row table:style-name="ro1">
          <table:table-cell office:value-type="float" office:value="0.861778161000004" calcext:value-type="float">
            <text:p>0.861778161</text:p>
          </table:table-cell>
          <table:table-cell office:value-type="float" office:value="1576.64086730372" calcext:value-type="float">
            <text:p>1576.6408673037</text:p>
          </table:table-cell>
        </table:table-row>
        <table:table-row table:style-name="ro1">
          <table:table-cell office:value-type="float" office:value="0.900204692000002" calcext:value-type="float">
            <text:p>0.900204692</text:p>
          </table:table-cell>
          <table:table-cell office:value-type="float" office:value="1561.4211962043" calcext:value-type="float">
            <text:p>1561.4211962043</text:p>
          </table:table-cell>
        </table:table-row>
        <table:table-row table:style-name="ro1">
          <table:table-cell office:value-type="float" office:value="0.939328311000011" calcext:value-type="float">
            <text:p>0.939328311</text:p>
          </table:table-cell>
          <table:table-cell office:value-type="float" office:value="1533.6004575647" calcext:value-type="float">
            <text:p>1533.6004575647</text:p>
          </table:table-cell>
        </table:table-row>
        <table:table-row table:style-name="ro1">
          <table:table-cell office:value-type="float" office:value="0.978104115000008" calcext:value-type="float">
            <text:p>0.978104115</text:p>
          </table:table-cell>
          <table:table-cell office:value-type="float" office:value="1547.35669697539" calcext:value-type="float">
            <text:p>1547.3566969754</text:p>
          </table:table-cell>
        </table:table-row>
        <table:table-row table:style-name="ro1">
          <table:table-cell office:value-type="float" office:value="1.014928345" calcext:value-type="float">
            <text:p>1.014928345</text:p>
          </table:table-cell>
          <table:table-cell office:value-type="float" office:value="1629.3619717238" calcext:value-type="float">
            <text:p>1629.3619717238</text:p>
          </table:table-cell>
        </table:table-row>
        <table:table-row table:style-name="ro1">
          <table:table-cell office:value-type="float" office:value="1.048900996" calcext:value-type="float">
            <text:p>1.048900996</text:p>
          </table:table-cell>
          <table:table-cell office:value-type="float" office:value="1766.12652336144" calcext:value-type="float">
            <text:p>1766.1265233614</text:p>
          </table:table-cell>
        </table:table-row>
        <table:table-row table:style-name="ro1">
          <table:table-cell office:value-type="float" office:value="1.08117186600001" calcext:value-type="float">
            <text:p>1.081171866</text:p>
          </table:table-cell>
          <table:table-cell office:value-type="float" office:value="1859.26192879184" calcext:value-type="float">
            <text:p>1859.2619287919</text:p>
          </table:table-cell>
        </table:table-row>
        <table:table-row table:style-name="ro1">
          <table:table-cell office:value-type="float" office:value="1.111249441" calcext:value-type="float">
            <text:p>1.111249441</text:p>
          </table:table-cell>
          <table:table-cell office:value-type="float" office:value="1994.84167191053" calcext:value-type="float">
            <text:p>1994.8416719105</text:p>
          </table:table-cell>
        </table:table-row>
        <table:table-row table:style-name="ro1">
          <table:table-cell office:value-type="float" office:value="1.140404875" calcext:value-type="float">
            <text:p>1.140404875</text:p>
          </table:table-cell>
          <table:table-cell office:value-type="float" office:value="2057.93540922743" calcext:value-type="float">
            <text:p>2057.9354092274</text:p>
          </table:table-cell>
        </table:table-row>
        <table:table-row table:style-name="ro1">
          <table:table-cell office:value-type="float" office:value="1.168082748" calcext:value-type="float">
            <text:p>1.168082748</text:p>
          </table:table-cell>
          <table:table-cell office:value-type="float" office:value="2167.79663668506" calcext:value-type="float">
            <text:p>2167.7966366851</text:p>
          </table:table-cell>
        </table:table-row>
        <table:table-row table:style-name="ro1">
          <table:table-cell office:value-type="float" office:value="1.19515275400001" calcext:value-type="float">
            <text:p>1.195152754</text:p>
          </table:table-cell>
          <table:table-cell office:value-type="float" office:value="2216.47531219589" calcext:value-type="float">
            <text:p>2216.4753121959</text:p>
          </table:table-cell>
        </table:table-row>
        <table:table-row table:style-name="ro1">
          <table:table-cell office:value-type="float" office:value="1.22127020100001" calcext:value-type="float">
            <text:p>1.221270201</text:p>
          </table:table-cell>
          <table:table-cell office:value-type="float" office:value="2297.31489452205" calcext:value-type="float">
            <text:p>2297.3148945221</text:p>
          </table:table-cell>
        </table:table-row>
        <table:table-row table:style-name="ro1">
          <table:table-cell office:value-type="float" office:value="1.246855666" calcext:value-type="float">
            <text:p>1.246855666</text:p>
          </table:table-cell>
          <table:table-cell office:value-type="float" office:value="2345.08147497101" calcext:value-type="float">
            <text:p>2345.081474971</text:p>
          </table:table-cell>
        </table:table-row>
        <table:table-row table:style-name="ro1">
          <table:table-cell office:value-type="float" office:value="1.27168050200001" calcext:value-type="float">
            <text:p>1.271680502</text:p>
          </table:table-cell>
          <table:table-cell office:value-type="float" office:value="2416.93439585992" calcext:value-type="float">
            <text:p>2416.9343958599</text:p>
          </table:table-cell>
        </table:table-row>
        <table:table-row table:style-name="ro1">
          <table:table-cell office:value-type="float" office:value="1.29606148100001" calcext:value-type="float">
            <text:p>1.296061481</text:p>
          </table:table-cell>
          <table:table-cell office:value-type="float" office:value="2460.93481315906" calcext:value-type="float">
            <text:p>2460.9348131591</text:p>
          </table:table-cell>
        </table:table-row>
        <table:table-row table:style-name="ro1">
          <table:table-cell office:value-type="float" office:value="1.31983620600001" calcext:value-type="float">
            <text:p>1.319836206</text:p>
          </table:table-cell>
          <table:table-cell office:value-type="float" office:value="2523.68849692315" calcext:value-type="float">
            <text:p>2523.6884969232</text:p>
          </table:table-cell>
        </table:table-row>
        <table:table-row table:style-name="ro1">
          <table:table-cell office:value-type="float" office:value="1.343255668" calcext:value-type="float">
            <text:p>1.343255668</text:p>
          </table:table-cell>
          <table:table-cell office:value-type="float" office:value="2561.97174811356" calcext:value-type="float">
            <text:p>2561.9717481136</text:p>
          </table:table-cell>
        </table:table-row>
        <table:table-row table:style-name="ro1">
          <table:table-cell office:value-type="float" office:value="1.366122836" calcext:value-type="float">
            <text:p>1.366122836</text:p>
          </table:table-cell>
          <table:table-cell office:value-type="float" office:value="2623.84917974921" calcext:value-type="float">
            <text:p>2623.8491797492</text:p>
          </table:table-cell>
        </table:table-row>
        <table:table-row table:style-name="ro1">
          <table:table-cell office:value-type="float" office:value="1.38862146000001" calcext:value-type="float">
            <text:p>1.38862146</text:p>
          </table:table-cell>
          <table:table-cell office:value-type="float" office:value="2666.82975812117" calcext:value-type="float">
            <text:p>2666.8297581212</text:p>
          </table:table-cell>
        </table:table-row>
        <table:table-row table:style-name="ro1">
          <table:table-cell office:value-type="float" office:value="1.41062940400001" calcext:value-type="float">
            <text:p>1.410629404</text:p>
          </table:table-cell>
          <table:table-cell office:value-type="float" office:value="2726.28828935651" calcext:value-type="float">
            <text:p>2726.2882893565</text:p>
          </table:table-cell>
        </table:table-row>
        <table:table-row table:style-name="ro1">
          <table:table-cell office:value-type="float" office:value="1.43235453300001" calcext:value-type="float">
            <text:p>1.432354533</text:p>
          </table:table-cell>
          <table:table-cell office:value-type="float" office:value="2761.77876780341" calcext:value-type="float">
            <text:p>2761.7787678034</text:p>
          </table:table-cell>
        </table:table-row>
        <table:table-row table:style-name="ro1">
          <table:table-cell office:value-type="float" office:value="1.45363049300001" calcext:value-type="float">
            <text:p>1.453630493</text:p>
          </table:table-cell>
          <table:table-cell office:value-type="float" office:value="2820.08426411821" calcext:value-type="float">
            <text:p>2820.0842641182</text:p>
          </table:table-cell>
        </table:table-row>
        <table:table-row table:style-name="ro1">
          <table:table-cell office:value-type="float" office:value="1.47466869200001" calcext:value-type="float">
            <text:p>1.474668692</text:p>
          </table:table-cell>
          <table:table-cell office:value-type="float" office:value="2851.95515072328" calcext:value-type="float">
            <text:p>2851.9551507233</text:p>
          </table:table-cell>
        </table:table-row>
        <table:table-row table:style-name="ro1">
          <table:table-cell office:value-type="float" office:value="1.49528397100001" calcext:value-type="float">
            <text:p>1.495283971</text:p>
          </table:table-cell>
          <table:table-cell office:value-type="float" office:value="2910.46267188559" calcext:value-type="float">
            <text:p>2910.4626718856</text:p>
          </table:table-cell>
        </table:table-row>
        <table:table-row table:style-name="ro1">
          <table:table-cell office:value-type="float" office:value="1.51582284300001" calcext:value-type="float">
            <text:p>1.515822843</text:p>
          </table:table-cell>
          <table:table-cell office:value-type="float" office:value="2921.2899325723" calcext:value-type="float">
            <text:p>2921.2899325723</text:p>
          </table:table-cell>
        </table:table-row>
        <table:table-row table:style-name="ro1">
          <table:table-cell office:value-type="float" office:value="1.53596681800001" calcext:value-type="float">
            <text:p>1.535966818</text:p>
          </table:table-cell>
          <table:table-cell office:value-type="float" office:value="2978.55810484331" calcext:value-type="float">
            <text:p>2978.5581048433</text:p>
          </table:table-cell>
        </table:table-row>
        <table:table-row table:style-name="ro1">
          <table:table-cell office:value-type="float" office:value="1.55595089500001" calcext:value-type="float">
            <text:p>1.555950895</text:p>
          </table:table-cell>
          <table:table-cell office:value-type="float" office:value="3002.39035307905" calcext:value-type="float">
            <text:p>3002.3903530791</text:p>
          </table:table-cell>
        </table:table-row>
        <table:table-row table:style-name="ro1">
          <table:table-cell office:value-type="float" office:value="1.575784243" calcext:value-type="float">
            <text:p>1.575784243</text:p>
          </table:table-cell>
          <table:table-cell office:value-type="float" office:value="3025.20784690639" calcext:value-type="float">
            <text:p>3025.2078469064</text:p>
          </table:table-cell>
        </table:table-row>
        <table:table-row table:style-name="ro1">
          <table:table-cell office:value-type="float" office:value="1.59549873500001" calcext:value-type="float">
            <text:p>1.595498735</text:p>
          </table:table-cell>
          <table:table-cell office:value-type="float" office:value="3043.44641495114" calcext:value-type="float">
            <text:p>3043.4464149511</text:p>
          </table:table-cell>
        </table:table-row>
        <table:table-row table:style-name="ro1">
          <table:table-cell office:value-type="float" office:value="1.61501885200001" calcext:value-type="float">
            <text:p>1.615018852</text:p>
          </table:table-cell>
          <table:table-cell office:value-type="float" office:value="3073.75206818704" calcext:value-type="float">
            <text:p>3073.7520681871</text:p>
          </table:table-cell>
        </table:table-row>
        <table:table-row table:style-name="ro1">
          <table:table-cell office:value-type="float" office:value="1.63444469700001" calcext:value-type="float">
            <text:p>1.634444697</text:p>
          </table:table-cell>
          <table:table-cell office:value-type="float" office:value="3088.66872972568" calcext:value-type="float">
            <text:p>3088.6687297257</text:p>
          </table:table-cell>
        </table:table-row>
        <table:table-row table:style-name="ro1">
          <table:table-cell office:value-type="float" office:value="1.65368028" calcext:value-type="float">
            <text:p>1.65368028</text:p>
          </table:table-cell>
          <table:table-cell office:value-type="float" office:value="3119.21920952486" calcext:value-type="float">
            <text:p>3119.2192095249</text:p>
          </table:table-cell>
        </table:table-row>
        <table:table-row table:style-name="ro1">
          <table:table-cell office:value-type="float" office:value="1.672841436" calcext:value-type="float">
            <text:p>1.672841436</text:p>
          </table:table-cell>
          <table:table-cell office:value-type="float" office:value="3131.33508228908" calcext:value-type="float">
            <text:p>3131.3350822891</text:p>
          </table:table-cell>
        </table:table-row>
        <table:table-row table:style-name="ro1">
          <table:table-cell office:value-type="float" office:value="1.691927956" calcext:value-type="float">
            <text:p>1.691927956</text:p>
          </table:table-cell>
          <table:table-cell office:value-type="float" office:value="3143.57986683765" calcext:value-type="float">
            <text:p>3143.5798668377</text:p>
          </table:table-cell>
        </table:table-row>
        <table:table-row table:style-name="ro1">
          <table:table-cell office:value-type="float" office:value="1.711037081" calcext:value-type="float">
            <text:p>1.711037081</text:p>
          </table:table-cell>
          <table:table-cell office:value-type="float" office:value="3139.86119196981" calcext:value-type="float">
            <text:p>3139.8611919698</text:p>
          </table:table-cell>
        </table:table-row>
        <table:table-row table:style-name="ro1">
          <table:table-cell office:value-type="float" office:value="1.729855578" calcext:value-type="float">
            <text:p>1.729855578</text:p>
          </table:table-cell>
          <table:table-cell office:value-type="float" office:value="3188.35239604981" calcext:value-type="float">
            <text:p>3188.3523960498</text:p>
          </table:table-cell>
        </table:table-row>
        <table:table-row table:style-name="ro1">
          <table:table-cell office:value-type="float" office:value="1.748693868" calcext:value-type="float">
            <text:p>1.748693868</text:p>
          </table:table-cell>
          <table:table-cell office:value-type="float" office:value="3185.00246041355" calcext:value-type="float">
            <text:p>3185.0024604136</text:p>
          </table:table-cell>
        </table:table-row>
        <table:table-row table:style-name="ro1">
          <table:table-cell office:value-type="float" office:value="1.76745252100001" calcext:value-type="float">
            <text:p>1.767452521</text:p>
          </table:table-cell>
          <table:table-cell office:value-type="float" office:value="3198.52390254143" calcext:value-type="float">
            <text:p>3198.5239025414</text:p>
          </table:table-cell>
        </table:table-row>
        <table:table-row table:style-name="ro1">
          <table:table-cell office:value-type="float" office:value="1.786247738" calcext:value-type="float">
            <text:p>1.786247738</text:p>
          </table:table-cell>
          <table:table-cell office:value-type="float" office:value="3192.30153075811" calcext:value-type="float">
            <text:p>3192.3015307581</text:p>
          </table:table-cell>
        </table:table-row>
        <table:table-row table:style-name="ro1">
          <table:table-cell office:value-type="float" office:value="1.80504045400001" calcext:value-type="float">
            <text:p>1.805040454</text:p>
          </table:table-cell>
          <table:table-cell office:value-type="float" office:value="3192.7263733447" calcext:value-type="float">
            <text:p>3192.7263733447</text:p>
          </table:table-cell>
        </table:table-row>
        <table:table-row table:style-name="ro1">
          <table:table-cell office:value-type="float" office:value="1.82380046200001" calcext:value-type="float">
            <text:p>1.823800462</text:p>
          </table:table-cell>
          <table:table-cell office:value-type="float" office:value="3198.29287919263" calcext:value-type="float">
            <text:p>3198.2928791926</text:p>
          </table:table-cell>
        </table:table-row>
        <table:table-row table:style-name="ro1">
          <table:table-cell office:value-type="float" office:value="1.842478958" calcext:value-type="float">
            <text:p>1.842478958</text:p>
          </table:table-cell>
          <table:table-cell office:value-type="float" office:value="3212.25006553117" calcext:value-type="float">
            <text:p>3212.2500655312</text:p>
          </table:table-cell>
        </table:table-row>
        <table:table-row table:style-name="ro1">
          <table:table-cell office:value-type="float" office:value="1.861238185" calcext:value-type="float">
            <text:p>1.861238185</text:p>
          </table:table-cell>
          <table:table-cell office:value-type="float" office:value="3198.42603322555" calcext:value-type="float">
            <text:p>3198.4260332256</text:p>
          </table:table-cell>
        </table:table-row>
        <table:table-row table:style-name="ro1">
          <table:table-cell office:value-type="float" office:value="1.87997241100001" calcext:value-type="float">
            <text:p>1.879972411</text:p>
          </table:table-cell>
          <table:table-cell office:value-type="float" office:value="3202.69436271235" calcext:value-type="float">
            <text:p>3202.6943627124</text:p>
          </table:table-cell>
        </table:table-row>
        <table:table-row table:style-name="ro1">
          <table:table-cell office:value-type="float" office:value="1.898658408" calcext:value-type="float">
            <text:p>1.898658408</text:p>
          </table:table-cell>
          <table:table-cell office:value-type="float" office:value="3210.96059257781" calcext:value-type="float">
            <text:p>3210.9605925778</text:p>
          </table:table-cell>
        </table:table-row>
        <table:table-row table:style-name="ro1">
          <table:table-cell office:value-type="float" office:value="1.91755451" calcext:value-type="float">
            <text:p>1.91755451</text:p>
          </table:table-cell>
          <table:table-cell office:value-type="float" office:value="3175.25805057583" calcext:value-type="float">
            <text:p>3175.2580505758</text:p>
          </table:table-cell>
        </table:table-row>
        <table:table-row table:style-name="ro1">
          <table:table-cell office:value-type="float" office:value="1.93647655000001" calcext:value-type="float">
            <text:p>1.93647655</text:p>
          </table:table-cell>
          <table:table-cell office:value-type="float" office:value="3170.90546262341" calcext:value-type="float">
            <text:p>3170.9054626234</text:p>
          </table:table-cell>
        </table:table-row>
        <table:table-row table:style-name="ro1">
          <table:table-cell office:value-type="float" office:value="1.95537645500001" calcext:value-type="float">
            <text:p>1.955376455</text:p>
          </table:table-cell>
          <table:table-cell office:value-type="float" office:value="3174.61913168383" calcext:value-type="float">
            <text:p>3174.6191316838</text:p>
          </table:table-cell>
        </table:table-row>
        <table:table-row table:style-name="ro1">
          <table:table-cell office:value-type="float" office:value="1.974441516" calcext:value-type="float">
            <text:p>1.974441516</text:p>
          </table:table-cell>
          <table:table-cell office:value-type="float" office:value="3147.11817601974" calcext:value-type="float">
            <text:p>3147.1181760197</text:p>
          </table:table-cell>
        </table:table-row>
        <table:table-row table:style-name="ro1">
          <table:table-cell office:value-type="float" office:value="1.99352147400001" calcext:value-type="float">
            <text:p>1.993521474</text:p>
          </table:table-cell>
          <table:table-cell office:value-type="float" office:value="3144.66101025909" calcext:value-type="float">
            <text:p>3144.6610102591</text:p>
          </table:table-cell>
        </table:table-row>
        <table:table-row table:style-name="ro1">
          <table:table-cell office:value-type="float" office:value="2.012683411" calcext:value-type="float">
            <text:p>2.012683411</text:p>
          </table:table-cell>
          <table:table-cell office:value-type="float" office:value="3131.20745569839" calcext:value-type="float">
            <text:p>3131.2074556984</text:p>
          </table:table-cell>
        </table:table-row>
        <table:table-row table:style-name="ro1">
          <table:table-cell office:value-type="float" office:value="2.031905245" calcext:value-type="float">
            <text:p>2.031905245</text:p>
          </table:table-cell>
          <table:table-cell office:value-type="float" office:value="3121.45032570664" calcext:value-type="float">
            <text:p>3121.4503257066</text:p>
          </table:table-cell>
        </table:table-row>
        <table:table-row table:style-name="ro1">
          <table:table-cell office:value-type="float" office:value="2.05125629700001" calcext:value-type="float">
            <text:p>2.051256297</text:p>
          </table:table-cell>
          <table:table-cell office:value-type="float" office:value="3100.60662334976" calcext:value-type="float">
            <text:p>3100.6066233498</text:p>
          </table:table-cell>
        </table:table-row>
        <table:table-row table:style-name="ro1">
          <table:table-cell office:value-type="float" office:value="2.070591361" calcext:value-type="float">
            <text:p>2.070591361</text:p>
          </table:table-cell>
          <table:table-cell office:value-type="float" office:value="3103.17048860213" calcext:value-type="float">
            <text:p>3103.1704886021</text:p>
          </table:table-cell>
        </table:table-row>
        <table:table-row table:style-name="ro1">
          <table:table-cell office:value-type="float" office:value="2.08988137200001" calcext:value-type="float">
            <text:p>2.089881372</text:p>
          </table:table-cell>
          <table:table-cell office:value-type="float" office:value="3110.41813298967" calcext:value-type="float">
            <text:p>3110.4181329897</text:p>
          </table:table-cell>
        </table:table-row>
        <table:table-row table:style-name="ro1">
          <table:table-cell office:value-type="float" office:value="2.10940768600001" calcext:value-type="float">
            <text:p>2.109407686</text:p>
          </table:table-cell>
          <table:table-cell office:value-type="float" office:value="3072.77656192503" calcext:value-type="float">
            <text:p>3072.776561925</text:p>
          </table:table-cell>
        </table:table-row>
        <table:table-row table:style-name="ro1">
          <table:table-cell office:value-type="float" office:value="2.128961969" calcext:value-type="float">
            <text:p>2.128961969</text:p>
          </table:table-cell>
          <table:table-cell office:value-type="float" office:value="3068.38148962189" calcext:value-type="float">
            <text:p>3068.3814896219</text:p>
          </table:table-cell>
        </table:table-row>
        <table:table-row table:style-name="ro1">
          <table:table-cell office:value-type="float" office:value="2.148470679" calcext:value-type="float">
            <text:p>2.148470679</text:p>
          </table:table-cell>
          <table:table-cell office:value-type="float" office:value="3075.54933155551" calcext:value-type="float">
            <text:p>3075.5493315555</text:p>
          </table:table-cell>
        </table:table-row>
        <table:table-row table:style-name="ro1">
          <table:table-cell office:value-type="float" office:value="2.168033713" calcext:value-type="float">
            <text:p>2.168033713</text:p>
          </table:table-cell>
          <table:table-cell office:value-type="float" office:value="3067.00893123211" calcext:value-type="float">
            <text:p>3067.0089312321</text:p>
          </table:table-cell>
        </table:table-row>
        <table:table-row table:style-name="ro1">
          <table:table-cell office:value-type="float" office:value="2.187547944" calcext:value-type="float">
            <text:p>2.187547944</text:p>
          </table:table-cell>
          <table:table-cell office:value-type="float" office:value="3074.67919181612" calcext:value-type="float">
            <text:p>3074.6791918161</text:p>
          </table:table-cell>
        </table:table-row>
        <table:table-row table:style-name="ro1">
          <table:table-cell office:value-type="float" office:value="2.20710576900001" calcext:value-type="float">
            <text:p>2.207105769</text:p>
          </table:table-cell>
          <table:table-cell office:value-type="float" office:value="3067.82579351125" calcext:value-type="float">
            <text:p>3067.8257935113</text:p>
          </table:table-cell>
        </table:table-row>
        <table:table-row table:style-name="ro1">
          <table:table-cell office:value-type="float" office:value="2.22673666700001" calcext:value-type="float">
            <text:p>2.226736667</text:p>
          </table:table-cell>
          <table:table-cell office:value-type="float" office:value="3056.40628360414" calcext:value-type="float">
            <text:p>3056.4062836042</text:p>
          </table:table-cell>
        </table:table-row>
        <table:table-row table:style-name="ro1">
          <table:table-cell office:value-type="float" office:value="2.24632074200001" calcext:value-type="float">
            <text:p>2.246320742</text:p>
          </table:table-cell>
          <table:table-cell office:value-type="float" office:value="3063.71375722407" calcext:value-type="float">
            <text:p>3063.7137572241</text:p>
          </table:table-cell>
        </table:table-row>
        <table:table-row table:style-name="ro1">
          <table:table-cell office:value-type="float" office:value="2.265898463" calcext:value-type="float">
            <text:p>2.265898463</text:p>
          </table:table-cell>
          <table:table-cell office:value-type="float" office:value="3064.70809345121" calcext:value-type="float">
            <text:p>3064.7080934512</text:p>
          </table:table-cell>
        </table:table-row>
        <table:table-row table:style-name="ro1">
          <table:table-cell office:value-type="float" office:value="2.28563681" calcext:value-type="float">
            <text:p>2.28563681</text:p>
          </table:table-cell>
          <table:table-cell office:value-type="float" office:value="3039.76822375239" calcext:value-type="float">
            <text:p>3039.7682237524</text:p>
          </table:table-cell>
        </table:table-row>
        <table:table-row table:style-name="ro1">
          <table:table-cell office:value-type="float" office:value="2.305368074" calcext:value-type="float">
            <text:p>2.305368074</text:p>
          </table:table-cell>
          <table:table-cell office:value-type="float" office:value="3040.85941985257" calcext:value-type="float">
            <text:p>3040.8594198526</text:p>
          </table:table-cell>
        </table:table-row>
        <table:table-row table:style-name="ro1">
          <table:table-cell office:value-type="float" office:value="2.32511631600001" calcext:value-type="float">
            <text:p>2.325116316</text:p>
          </table:table-cell>
          <table:table-cell office:value-type="float" office:value="3038.24512581843" calcext:value-type="float">
            <text:p>3038.2451258184</text:p>
          </table:table-cell>
        </table:table-row>
        <table:table-row table:style-name="ro1">
          <table:table-cell office:value-type="float" office:value="2.344677839" calcext:value-type="float">
            <text:p>2.344677839</text:p>
          </table:table-cell>
          <table:table-cell office:value-type="float" office:value="3067.24583765903" calcext:value-type="float">
            <text:p>3067.245837659</text:p>
          </table:table-cell>
        </table:table-row>
        <table:table-row table:style-name="ro1">
          <table:table-cell office:value-type="float" office:value="2.36441436300001" calcext:value-type="float">
            <text:p>2.364414363</text:p>
          </table:table-cell>
          <table:table-cell office:value-type="float" office:value="3040.04899748157" calcext:value-type="float">
            <text:p>3040.0489974816</text:p>
          </table:table-cell>
        </table:table-row>
        <table:table-row table:style-name="ro1">
          <table:table-cell office:value-type="float" office:value="2.38391927100001" calcext:value-type="float">
            <text:p>2.383919271</text:p>
          </table:table-cell>
          <table:table-cell office:value-type="float" office:value="3076.14883392397" calcext:value-type="float">
            <text:p>3076.148833924</text:p>
          </table:table-cell>
        </table:table-row>
        <table:table-row table:style-name="ro1">
          <table:table-cell office:value-type="float" office:value="2.403453763" calcext:value-type="float">
            <text:p>2.403453763</text:p>
          </table:table-cell>
          <table:table-cell office:value-type="float" office:value="3071.49016212079" calcext:value-type="float">
            <text:p>3071.4901621208</text:p>
          </table:table-cell>
        </table:table-row>
        <table:table-row table:style-name="ro1">
          <table:table-cell office:value-type="float" office:value="2.422994765" calcext:value-type="float">
            <text:p>2.422994765</text:p>
          </table:table-cell>
          <table:table-cell office:value-type="float" office:value="3070.46690850396" calcext:value-type="float">
            <text:p>3070.466908504</text:p>
          </table:table-cell>
        </table:table-row>
        <table:table-row table:style-name="ro1">
          <table:table-cell office:value-type="float" office:value="2.44260936100001" calcext:value-type="float">
            <text:p>2.442609361</text:p>
          </table:table-cell>
          <table:table-cell office:value-type="float" office:value="3058.94651105567" calcext:value-type="float">
            <text:p>3058.9465110557</text:p>
          </table:table-cell>
        </table:table-row>
        <table:table-row table:style-name="ro1">
          <table:table-cell office:value-type="float" office:value="2.46218578" calcext:value-type="float">
            <text:p>2.46218578</text:p>
          </table:table-cell>
          <table:table-cell office:value-type="float" office:value="3064.91192286154" calcext:value-type="float">
            <text:p>3064.9119228615</text:p>
          </table:table-cell>
        </table:table-row>
        <table:table-row table:style-name="ro1">
          <table:table-cell office:value-type="float" office:value="2.48182558400001" calcext:value-type="float">
            <text:p>2.481825584</text:p>
          </table:table-cell>
          <table:table-cell office:value-type="float" office:value="3055.0203046821" calcext:value-type="float">
            <text:p>3055.0203046821</text:p>
          </table:table-cell>
        </table:table-row>
        <table:table-row table:style-name="ro1">
          <table:table-cell office:value-type="float" office:value="2.501352576" calcext:value-type="float">
            <text:p>2.501352576</text:p>
          </table:table-cell>
          <table:table-cell office:value-type="float" office:value="3072.66987153028" calcext:value-type="float">
            <text:p>3072.6698715303</text:p>
          </table:table-cell>
        </table:table-row>
        <table:table-row table:style-name="ro1">
          <table:table-cell office:value-type="float" office:value="2.521010089" calcext:value-type="float">
            <text:p>2.521010089</text:p>
          </table:table-cell>
          <table:table-cell office:value-type="float" office:value="3052.26810736457" calcext:value-type="float">
            <text:p>3052.2681073646</text:p>
          </table:table-cell>
        </table:table-row>
        <table:table-row table:style-name="ro1">
          <table:table-cell office:value-type="float" office:value="2.54063734100001" calcext:value-type="float">
            <text:p>2.540637341</text:p>
          </table:table-cell>
          <table:table-cell office:value-type="float" office:value="3056.97404812351" calcext:value-type="float">
            <text:p>3056.9740481235</text:p>
          </table:table-cell>
        </table:table-row>
        <table:table-row table:style-name="ro1">
          <table:table-cell office:value-type="float" office:value="2.560155635" calcext:value-type="float">
            <text:p>2.560155635</text:p>
          </table:table-cell>
          <table:table-cell office:value-type="float" office:value="3074.03915526731" calcext:value-type="float">
            <text:p>3074.0391552673</text:p>
          </table:table-cell>
        </table:table-row>
        <table:table-row table:style-name="ro1">
          <table:table-cell office:value-type="float" office:value="2.579725752" calcext:value-type="float">
            <text:p>2.579725752</text:p>
          </table:table-cell>
          <table:table-cell office:value-type="float" office:value="3065.89889064015" calcext:value-type="float">
            <text:p>3065.8988906402</text:p>
          </table:table-cell>
        </table:table-row>
        <table:table-row table:style-name="ro1">
          <table:table-cell office:value-type="float" office:value="2.599386181" calcext:value-type="float">
            <text:p>2.599386181</text:p>
          </table:table-cell>
          <table:table-cell office:value-type="float" office:value="3051.81540036616" calcext:value-type="float">
            <text:p>3051.8154003662</text:p>
          </table:table-cell>
        </table:table-row>
        <table:table-row table:style-name="ro1">
          <table:table-cell office:value-type="float" office:value="2.61900359000001" calcext:value-type="float">
            <text:p>2.61900359</text:p>
          </table:table-cell>
          <table:table-cell office:value-type="float" office:value="3058.50787940358" calcext:value-type="float">
            <text:p>3058.5078794036</text:p>
          </table:table-cell>
        </table:table-row>
        <table:table-row table:style-name="ro1">
          <table:table-cell office:value-type="float" office:value="2.63851412300001" calcext:value-type="float">
            <text:p>2.638514123</text:p>
          </table:table-cell>
          <table:table-cell office:value-type="float" office:value="3075.2619623459" calcext:value-type="float">
            <text:p>3075.2619623459</text:p>
          </table:table-cell>
        </table:table-row>
        <table:table-row table:style-name="ro1">
          <table:table-cell office:value-type="float" office:value="2.65815028200001" calcext:value-type="float">
            <text:p>2.658150282</text:p>
          </table:table-cell>
          <table:table-cell office:value-type="float" office:value="3055.58739873705" calcext:value-type="float">
            <text:p>3055.5873987371</text:p>
          </table:table-cell>
        </table:table-row>
        <table:table-row table:style-name="ro1">
          <table:table-cell office:value-type="float" office:value="2.67764940900001" calcext:value-type="float">
            <text:p>2.677649409</text:p>
          </table:table-cell>
          <table:table-cell office:value-type="float" office:value="3077.06083456918" calcext:value-type="float">
            <text:p>3077.0608345692</text:p>
          </table:table-cell>
        </table:table-row>
        <table:table-row table:style-name="ro1">
          <table:table-cell office:value-type="float" office:value="2.697039108" calcext:value-type="float">
            <text:p>2.697039108</text:p>
          </table:table-cell>
          <table:table-cell office:value-type="float" office:value="3094.42658186906" calcext:value-type="float">
            <text:p>3094.4265818691</text:p>
          </table:table-cell>
        </table:table-row>
        <table:table-row table:style-name="ro1">
          <table:table-cell office:value-type="float" office:value="2.716593235" calcext:value-type="float">
            <text:p>2.716593235</text:p>
          </table:table-cell>
          <table:table-cell office:value-type="float" office:value="3068.40596872366" calcext:value-type="float">
            <text:p>3068.4059687237</text:p>
          </table:table-cell>
        </table:table-row>
        <table:table-row table:style-name="ro1">
          <table:table-cell office:value-type="float" office:value="2.73601590300001" calcext:value-type="float">
            <text:p>2.736015903</text:p>
          </table:table-cell>
          <table:table-cell office:value-type="float" office:value="3089.17394870709" calcext:value-type="float">
            <text:p>3089.1739487071</text:p>
          </table:table-cell>
        </table:table-row>
        <table:table-row table:style-name="ro1">
          <table:table-cell office:value-type="float" office:value="2.75561107200001" calcext:value-type="float">
            <text:p>2.755611072</text:p>
          </table:table-cell>
          <table:table-cell office:value-type="float" office:value="3061.97920518083" calcext:value-type="float">
            <text:p>3061.9792051808</text:p>
          </table:table-cell>
        </table:table-row>
        <table:table-row table:style-name="ro1">
          <table:table-cell office:value-type="float" office:value="2.77514665700001" calcext:value-type="float">
            <text:p>2.775146657</text:p>
          </table:table-cell>
          <table:table-cell office:value-type="float" office:value="3071.31831475743" calcext:value-type="float">
            <text:p>3071.3183147574</text:p>
          </table:table-cell>
        </table:table-row>
        <table:table-row table:style-name="ro1">
          <table:table-cell office:value-type="float" office:value="2.79456817900001" calcext:value-type="float">
            <text:p>2.794568179</text:p>
          </table:table-cell>
          <table:table-cell office:value-type="float" office:value="3089.3562306803" calcext:value-type="float">
            <text:p>3089.3562306803</text:p>
          </table:table-cell>
        </table:table-row>
        <table:table-row table:style-name="ro1">
          <table:table-cell office:value-type="float" office:value="2.814077462" calcext:value-type="float">
            <text:p>2.814077462</text:p>
          </table:table-cell>
          <table:table-cell office:value-type="float" office:value="3075.45900072434" calcext:value-type="float">
            <text:p>3075.4590007244</text:p>
          </table:table-cell>
        </table:table-row>
        <table:table-row table:style-name="ro1">
          <table:table-cell office:value-type="float" office:value="2.833565339" calcext:value-type="float">
            <text:p>2.833565339</text:p>
          </table:table-cell>
          <table:table-cell office:value-type="float" office:value="3078.83716630552" calcext:value-type="float">
            <text:p>3078.8371663055</text:p>
          </table:table-cell>
        </table:table-row>
        <table:table-row table:style-name="ro1">
          <table:table-cell office:value-type="float" office:value="2.85304462100001" calcext:value-type="float">
            <text:p>2.853044621</text:p>
          </table:table-cell>
          <table:table-cell office:value-type="float" office:value="3080.19566634855" calcext:value-type="float">
            <text:p>3080.1956663486</text:p>
          </table:table-cell>
        </table:table-row>
        <table:table-row table:style-name="ro1">
          <table:table-cell office:value-type="float" office:value="2.87253999800001" calcext:value-type="float">
            <text:p>2.872539998</text:p>
          </table:table-cell>
          <table:table-cell office:value-type="float" office:value="3077.65271735987" calcext:value-type="float">
            <text:p>3077.6527173599</text:p>
          </table:table-cell>
        </table:table-row>
        <table:table-row table:style-name="ro1">
          <table:table-cell office:value-type="float" office:value="2.89212443800001" calcext:value-type="float">
            <text:p>2.892124438</text:p>
          </table:table-cell>
          <table:table-cell office:value-type="float" office:value="3063.65665804035" calcext:value-type="float">
            <text:p>3063.6566580404</text:p>
          </table:table-cell>
        </table:table-row>
        <table:table-row table:style-name="ro1">
          <table:table-cell office:value-type="float" office:value="2.91157835600001" calcext:value-type="float">
            <text:p>2.911578356</text:p>
          </table:table-cell>
          <table:table-cell office:value-type="float" office:value="3084.21162256421" calcext:value-type="float">
            <text:p>3084.2116225642</text:p>
          </table:table-cell>
        </table:table-row>
        <table:table-row table:style-name="ro1">
          <table:table-cell office:value-type="float" office:value="2.93098592" calcext:value-type="float">
            <text:p>2.93098592</text:p>
          </table:table-cell>
          <table:table-cell office:value-type="float" office:value="3091.5781084132" calcext:value-type="float">
            <text:p>3091.5781084132</text:p>
          </table:table-cell>
        </table:table-row>
        <table:table-row table:style-name="ro1">
          <table:table-cell office:value-type="float" office:value="2.95035916" calcext:value-type="float">
            <text:p>2.95035916</text:p>
          </table:table-cell>
          <table:table-cell office:value-type="float" office:value="3097.05552607501" calcext:value-type="float">
            <text:p>3097.055526075</text:p>
          </table:table-cell>
        </table:table-row>
        <table:table-row table:style-name="ro1">
          <table:table-cell office:value-type="float" office:value="2.96964104600001" calcext:value-type="float">
            <text:p>2.969641046</text:p>
          </table:table-cell>
          <table:table-cell office:value-type="float" office:value="3111.72880080272" calcext:value-type="float">
            <text:p>3111.7288008027</text:p>
          </table:table-cell>
        </table:table-row>
        <table:table-row table:style-name="ro1">
          <table:table-cell office:value-type="float" office:value="2.98914163100001" calcext:value-type="float">
            <text:p>2.989141631</text:p>
          </table:table-cell>
          <table:table-cell office:value-type="float" office:value="3076.83077199945" calcext:value-type="float">
            <text:p>3076.8307719995</text:p>
          </table:table-cell>
        </table:table-row>
        <table:table-row table:style-name="ro1">
          <table:table-cell office:value-type="float" office:value="3.008418152" calcext:value-type="float">
            <text:p>3.008418152</text:p>
          </table:table-cell>
          <table:table-cell office:value-type="float" office:value="3112.5948504928" calcext:value-type="float">
            <text:p>3112.5948504928</text:p>
          </table:table-cell>
        </table:table-row>
        <table:table-row table:style-name="ro1">
          <table:table-cell office:value-type="float" office:value="3.02792707100001" calcext:value-type="float">
            <text:p>3.027927071</text:p>
          </table:table-cell>
          <table:table-cell office:value-type="float" office:value="3075.51638304459" calcext:value-type="float">
            <text:p>3075.5163830446</text:p>
          </table:table-cell>
        </table:table-row>
        <table:table-row table:style-name="ro1">
          <table:table-cell office:value-type="float" office:value="3.04730874900001" calcext:value-type="float">
            <text:p>3.047308749</text:p>
          </table:table-cell>
          <table:table-cell office:value-type="float" office:value="3095.70719315396" calcext:value-type="float">
            <text:p>3095.707193154</text:p>
          </table:table-cell>
        </table:table-row>
        <table:table-row table:style-name="ro1">
          <table:table-cell office:value-type="float" office:value="3.06686876100001" calcext:value-type="float">
            <text:p>3.066868761</text:p>
          </table:table-cell>
          <table:table-cell office:value-type="float" office:value="3067.48278068549" calcext:value-type="float">
            <text:p>3067.4827806855</text:p>
          </table:table-cell>
        </table:table-row>
        <table:table-row table:style-name="ro1">
          <table:table-cell office:value-type="float" office:value="3.08651794100001" calcext:value-type="float">
            <text:p>3.086517941</text:p>
          </table:table-cell>
          <table:table-cell office:value-type="float" office:value="3053.56254052304" calcext:value-type="float">
            <text:p>3053.562540523</text:p>
          </table:table-cell>
        </table:table-row>
        <table:table-row table:style-name="ro1">
          <table:table-cell office:value-type="float" office:value="3.10615472500001" calcext:value-type="float">
            <text:p>3.106154725</text:p>
          </table:table-cell>
          <table:table-cell office:value-type="float" office:value="3055.49014543328" calcext:value-type="float">
            <text:p>3055.4901454333</text:p>
          </table:table-cell>
        </table:table-row>
        <table:table-row table:style-name="ro1">
          <table:table-cell office:value-type="float" office:value="3.125721508" calcext:value-type="float">
            <text:p>3.125721508</text:p>
          </table:table-cell>
          <table:table-cell office:value-type="float" office:value="3066.42129163684" calcext:value-type="float">
            <text:p>3066.4212916368</text:p>
          </table:table-cell>
        </table:table-row>
        <table:table-row table:style-name="ro1">
          <table:table-cell office:value-type="float" office:value="3.145245114" calcext:value-type="float">
            <text:p>3.145245114</text:p>
          </table:table-cell>
          <table:table-cell office:value-type="float" office:value="3073.20276797116" calcext:value-type="float">
            <text:p>3073.2027679712</text:p>
          </table:table-cell>
        </table:table-row>
        <table:table-row table:style-name="ro1">
          <table:table-cell office:value-type="float" office:value="3.164737262" calcext:value-type="float">
            <text:p>3.164737262</text:p>
          </table:table-cell>
          <table:table-cell office:value-type="float" office:value="3078.16255037707" calcext:value-type="float">
            <text:p>3078.1625503771</text:p>
          </table:table-cell>
        </table:table-row>
        <table:table-row table:style-name="ro1">
          <table:table-cell office:value-type="float" office:value="3.18411930500001" calcext:value-type="float">
            <text:p>3.184119305</text:p>
          </table:table-cell>
          <table:table-cell office:value-type="float" office:value="3095.64889521591" calcext:value-type="float">
            <text:p>3095.6488952159</text:p>
          </table:table-cell>
        </table:table-row>
        <table:table-row table:style-name="ro1">
          <table:table-cell office:value-type="float" office:value="3.20367608800001" calcext:value-type="float">
            <text:p>3.203676088</text:p>
          </table:table-cell>
          <table:table-cell office:value-type="float" office:value="3067.98924956133" calcext:value-type="float">
            <text:p>3067.9892495613</text:p>
          </table:table-cell>
        </table:table-row>
        <table:table-row table:style-name="ro1">
          <table:table-cell office:value-type="float" office:value="3.223073391" calcext:value-type="float">
            <text:p>3.223073391</text:p>
          </table:table-cell>
          <table:table-cell office:value-type="float" office:value="3093.21352561374" calcext:value-type="float">
            <text:p>3093.2135256137</text:p>
          </table:table-cell>
        </table:table-row>
        <table:table-row table:style-name="ro1">
          <table:table-cell office:value-type="float" office:value="3.242385642" calcext:value-type="float">
            <text:p>3.242385642</text:p>
          </table:table-cell>
          <table:table-cell office:value-type="float" office:value="3106.8361735767" calcext:value-type="float">
            <text:p>3106.8361735767</text:p>
          </table:table-cell>
        </table:table-row>
        <table:table-row table:style-name="ro1">
          <table:table-cell office:value-type="float" office:value="3.26188232" calcext:value-type="float">
            <text:p>3.26188232</text:p>
          </table:table-cell>
          <table:table-cell office:value-type="float" office:value="3077.44734769752" calcext:value-type="float">
            <text:p>3077.4473476975</text:p>
          </table:table-cell>
        </table:table-row>
        <table:table-row table:style-name="ro1">
          <table:table-cell office:value-type="float" office:value="3.281282488" calcext:value-type="float">
            <text:p>3.281282488</text:p>
          </table:table-cell>
          <table:table-cell office:value-type="float" office:value="3092.75672251843" calcext:value-type="float">
            <text:p>3092.7567225184</text:p>
          </table:table-cell>
        </table:table-row>
        <table:table-row table:style-name="ro1">
          <table:table-cell office:value-type="float" office:value="3.30077135400001" calcext:value-type="float">
            <text:p>3.300771354</text:p>
          </table:table-cell>
          <table:table-cell office:value-type="float" office:value="3078.68092479009" calcext:value-type="float">
            <text:p>3078.6809247901</text:p>
          </table:table-cell>
        </table:table-row>
        <table:table-row table:style-name="ro1">
          <table:table-cell office:value-type="float" office:value="3.32028704400001" calcext:value-type="float">
            <text:p>3.320287044</text:p>
          </table:table-cell>
          <table:table-cell office:value-type="float" office:value="3074.44932769389" calcext:value-type="float">
            <text:p>3074.4493276939</text:p>
          </table:table-cell>
        </table:table-row>
        <table:table-row table:style-name="ro1">
          <table:table-cell office:value-type="float" office:value="3.339769139" calcext:value-type="float">
            <text:p>3.339769139</text:p>
          </table:table-cell>
          <table:table-cell office:value-type="float" office:value="3079.75092001355" calcext:value-type="float">
            <text:p>3079.7509200136</text:p>
          </table:table-cell>
        </table:table-row>
        <table:table-row table:style-name="ro1">
          <table:table-cell office:value-type="float" office:value="3.359410819" calcext:value-type="float">
            <text:p>3.359410819</text:p>
          </table:table-cell>
          <table:table-cell office:value-type="float" office:value="3054.72851609333" calcext:value-type="float">
            <text:p>3054.7285160933</text:p>
          </table:table-cell>
        </table:table-row>
        <table:table-row table:style-name="ro1">
          <table:table-cell office:value-type="float" office:value="3.37894369600001" calcext:value-type="float">
            <text:p>3.378943696</text:p>
          </table:table-cell>
          <table:table-cell office:value-type="float" office:value="3071.74411634242" calcext:value-type="float">
            <text:p>3071.7441163424</text:p>
          </table:table-cell>
        </table:table-row>
        <table:table-row table:style-name="ro1">
          <table:table-cell office:value-type="float" office:value="3.39858423000001" calcext:value-type="float">
            <text:p>3.39858423</text:p>
          </table:table-cell>
          <table:table-cell office:value-type="float" office:value="3054.90675558961" calcext:value-type="float">
            <text:p>3054.9067555896</text:p>
          </table:table-cell>
        </table:table-row>
        <table:table-row table:style-name="ro1">
          <table:table-cell office:value-type="float" office:value="3.41820742" calcext:value-type="float">
            <text:p>3.41820742</text:p>
          </table:table-cell>
          <table:table-cell office:value-type="float" office:value="3057.60684170261" calcext:value-type="float">
            <text:p>3057.6068417026</text:p>
          </table:table-cell>
        </table:table-row>
        <table:table-row table:style-name="ro1">
          <table:table-cell office:value-type="float" office:value="3.43768389" calcext:value-type="float">
            <text:p>3.43768389</text:p>
          </table:table-cell>
          <table:table-cell office:value-type="float" office:value="3080.64038298509" calcext:value-type="float">
            <text:p>3080.6403829851</text:p>
          </table:table-cell>
        </table:table-row>
        <table:table-row table:style-name="ro1">
          <table:table-cell office:value-type="float" office:value="3.45730291300001" calcext:value-type="float">
            <text:p>3.457302913</text:p>
          </table:table-cell>
          <table:table-cell office:value-type="float" office:value="3058.25626485005" calcext:value-type="float">
            <text:p>3058.2562648501</text:p>
          </table:table-cell>
        </table:table-row>
        <table:table-row table:style-name="ro1">
          <table:table-cell office:value-type="float" office:value="3.476800477" calcext:value-type="float">
            <text:p>3.476800477</text:p>
          </table:table-cell>
          <table:table-cell office:value-type="float" office:value="3077.30750364649" calcext:value-type="float">
            <text:p>3077.3075036465</text:p>
          </table:table-cell>
        </table:table-row>
        <table:table-row table:style-name="ro1">
          <table:table-cell office:value-type="float" office:value="3.49633934400001" calcext:value-type="float">
            <text:p>3.496339344</text:p>
          </table:table-cell>
          <table:table-cell office:value-type="float" office:value="3070.80241653592" calcext:value-type="float">
            <text:p>3070.8024165359</text:p>
          </table:table-cell>
        </table:table-row>
        <table:table-row table:style-name="ro1">
          <table:table-cell office:value-type="float" office:value="3.51602664900001" calcext:value-type="float">
            <text:p>3.516026649</text:p>
          </table:table-cell>
          <table:table-cell office:value-type="float" office:value="3047.6492338583" calcext:value-type="float">
            <text:p>3047.6492338583</text:p>
          </table:table-cell>
        </table:table-row>
        <table:table-row table:style-name="ro1">
          <table:table-cell office:value-type="float" office:value="3.53564525500001" calcext:value-type="float">
            <text:p>3.535645255</text:p>
          </table:table-cell>
          <table:table-cell office:value-type="float" office:value="3058.32126910631" calcext:value-type="float">
            <text:p>3058.3212691063</text:p>
          </table:table-cell>
        </table:table-row>
        <table:table-row table:style-name="ro1">
          <table:table-cell office:value-type="float" office:value="3.555236049" calcext:value-type="float">
            <text:p>3.555236049</text:p>
          </table:table-cell>
          <table:table-cell office:value-type="float" office:value="3062.66300385853" calcext:value-type="float">
            <text:p>3062.6630038585</text:p>
          </table:table-cell>
        </table:table-row>
        <table:table-row table:style-name="ro1">
          <table:table-cell office:value-type="float" office:value="3.57488434400001" calcext:value-type="float">
            <text:p>3.574884344</text:p>
          </table:table-cell>
          <table:table-cell office:value-type="float" office:value="3053.70007931826" calcext:value-type="float">
            <text:p>3053.7000793183</text:p>
          </table:table-cell>
        </table:table-row>
        <table:table-row table:style-name="ro1">
          <table:table-cell office:value-type="float" office:value="3.594468315" calcext:value-type="float">
            <text:p>3.594468315</text:p>
          </table:table-cell>
          <table:table-cell office:value-type="float" office:value="3063.73002697126" calcext:value-type="float">
            <text:p>3063.7300269713</text:p>
          </table:table-cell>
        </table:table-row>
        <table:table-row table:style-name="ro1">
          <table:table-cell office:value-type="float" office:value="3.614094213" calcext:value-type="float">
            <text:p>3.614094213</text:p>
          </table:table-cell>
          <table:table-cell office:value-type="float" office:value="3057.18495021205" calcext:value-type="float">
            <text:p>3057.1849502121</text:p>
          </table:table-cell>
        </table:table-row>
        <table:table-row table:style-name="ro1">
          <table:table-cell office:value-type="float" office:value="3.633569069" calcext:value-type="float">
            <text:p>3.633569069</text:p>
          </table:table-cell>
          <table:table-cell office:value-type="float" office:value="3080.89569442738" calcext:value-type="float">
            <text:p>3080.8956944274</text:p>
          </table:table-cell>
        </table:table-row>
        <table:table-row table:style-name="ro1">
          <table:table-cell office:value-type="float" office:value="3.653106425" calcext:value-type="float">
            <text:p>3.653106425</text:p>
          </table:table-cell>
          <table:table-cell office:value-type="float" office:value="3071.03990939192" calcext:value-type="float">
            <text:p>3071.0399093919</text:p>
          </table:table-cell>
        </table:table-row>
        <table:table-row table:style-name="ro1">
          <table:table-cell office:value-type="float" office:value="3.67261091600001" calcext:value-type="float">
            <text:p>3.672610916</text:p>
          </table:table-cell>
          <table:table-cell office:value-type="float" office:value="3076.21460103626" calcext:value-type="float">
            <text:p>3076.2146010363</text:p>
          </table:table-cell>
        </table:table-row>
        <table:table-row table:style-name="ro1">
          <table:table-cell office:value-type="float" office:value="3.692128533" calcext:value-type="float">
            <text:p>3.692128533</text:p>
          </table:table-cell>
          <table:table-cell office:value-type="float" office:value="3074.14578326992" calcext:value-type="float">
            <text:p>3074.1457832699</text:p>
          </table:table-cell>
        </table:table-row>
        <table:table-row table:style-name="ro1">
          <table:table-cell office:value-type="float" office:value="3.71172516" calcext:value-type="float">
            <text:p>3.71172516</text:p>
          </table:table-cell>
          <table:table-cell office:value-type="float" office:value="3061.75139221686" calcext:value-type="float">
            <text:p>3061.7513922169</text:p>
          </table:table-cell>
        </table:table-row>
        <table:table-row table:style-name="ro1">
          <table:table-cell office:value-type="float" office:value="3.731256266" calcext:value-type="float">
            <text:p>3.731256266</text:p>
          </table:table-cell>
          <table:table-cell office:value-type="float" office:value="3072.02264940823" calcext:value-type="float">
            <text:p>3072.0226494082</text:p>
          </table:table-cell>
        </table:table-row>
        <table:table-row table:style-name="ro1">
          <table:table-cell office:value-type="float" office:value="3.750971175" calcext:value-type="float">
            <text:p>3.750971175</text:p>
          </table:table-cell>
          <table:table-cell office:value-type="float" office:value="3043.38204147921" calcext:value-type="float">
            <text:p>3043.3820414792</text:p>
          </table:table-cell>
        </table:table-row>
        <table:table-row table:style-name="ro1">
          <table:table-cell office:value-type="float" office:value="3.770670928" calcext:value-type="float">
            <text:p>3.770670928</text:p>
          </table:table-cell>
          <table:table-cell office:value-type="float" office:value="3045.72346668546" calcext:value-type="float">
            <text:p>3045.7234666855</text:p>
          </table:table-cell>
        </table:table-row>
        <table:table-row table:style-name="ro1">
          <table:table-cell office:value-type="float" office:value="3.790366983" calcext:value-type="float">
            <text:p>3.790366983</text:p>
          </table:table-cell>
          <table:table-cell office:value-type="float" office:value="3046.29531142194" calcext:value-type="float">
            <text:p>3046.2953114219</text:p>
          </table:table-cell>
        </table:table-row>
        <table:table-row table:style-name="ro1">
          <table:table-cell office:value-type="float" office:value="3.810093455" calcext:value-type="float">
            <text:p>3.810093455</text:p>
          </table:table-cell>
          <table:table-cell office:value-type="float" office:value="3041.59811242444" calcext:value-type="float">
            <text:p>3041.5981124245</text:p>
          </table:table-cell>
        </table:table-row>
        <table:table-row table:style-name="ro1">
          <table:table-cell office:value-type="float" office:value="3.829622269" calcext:value-type="float">
            <text:p>3.829622269</text:p>
          </table:table-cell>
          <table:table-cell office:value-type="float" office:value="3072.38319746442" calcext:value-type="float">
            <text:p>3072.3831974644</text:p>
          </table:table-cell>
        </table:table-row>
        <table:table-row table:style-name="ro1">
          <table:table-cell office:value-type="float" office:value="3.84921946900001" calcext:value-type="float">
            <text:p>3.849219469</text:p>
          </table:table-cell>
          <table:table-cell office:value-type="float" office:value="3061.661870062" calcext:value-type="float">
            <text:p>3061.661870062</text:p>
          </table:table-cell>
        </table:table-row>
        <table:table-row table:style-name="ro1">
          <table:table-cell office:value-type="float" office:value="3.86871229400001" calcext:value-type="float">
            <text:p>3.868712294</text:p>
          </table:table-cell>
          <table:table-cell office:value-type="float" office:value="3078.05564355084" calcext:value-type="float">
            <text:p>3078.0556435508</text:p>
          </table:table-cell>
        </table:table-row>
        <table:table-row table:style-name="ro1">
          <table:table-cell office:value-type="float" office:value="3.888184389" calcext:value-type="float">
            <text:p>3.888184389</text:p>
          </table:table-cell>
          <table:table-cell office:value-type="float" office:value="3081.33254280073" calcext:value-type="float">
            <text:p>3081.3325428007</text:p>
          </table:table-cell>
        </table:table-row>
        <table:table-row table:style-name="ro1">
          <table:table-cell office:value-type="float" office:value="3.90765877600001" calcext:value-type="float">
            <text:p>3.907658776</text:p>
          </table:table-cell>
          <table:table-cell office:value-type="float" office:value="3080.96989137539" calcext:value-type="float">
            <text:p>3080.9698913754</text:p>
          </table:table-cell>
        </table:table-row>
        <table:table-row table:style-name="ro1">
          <table:table-cell office:value-type="float" office:value="3.92703639200001" calcext:value-type="float">
            <text:p>3.927036392</text:p>
          </table:table-cell>
          <table:table-cell office:value-type="float" office:value="3096.35612554199" calcext:value-type="float">
            <text:p>3096.356125542</text:p>
          </table:table-cell>
        </table:table-row>
        <table:table-row table:style-name="ro1">
          <table:table-cell office:value-type="float" office:value="3.946523435" calcext:value-type="float">
            <text:p>3.946523435</text:p>
          </table:table-cell>
          <table:table-cell office:value-type="float" office:value="3078.96893335772" calcext:value-type="float">
            <text:p>3078.9689333577</text:p>
          </table:table-cell>
        </table:table-row>
        <table:table-row table:style-name="ro1">
          <table:table-cell office:value-type="float" office:value="3.9661035" calcext:value-type="float">
            <text:p>3.9661035</text:p>
          </table:table-cell>
          <table:table-cell office:value-type="float" office:value="3064.34120622181" calcext:value-type="float">
            <text:p>3064.3412062218</text:p>
          </table:table-cell>
        </table:table-row>
        <table:table-row table:style-name="ro1">
          <table:table-cell office:value-type="float" office:value="3.985605491" calcext:value-type="float">
            <text:p>3.985605491</text:p>
          </table:table-cell>
          <table:table-cell office:value-type="float" office:value="3076.60894726106" calcext:value-type="float">
            <text:p>3076.6089472611</text:p>
          </table:table-cell>
        </table:table-row>
        <table:table-row table:style-name="ro1">
          <table:table-cell office:value-type="float" office:value="4.005279254" calcext:value-type="float">
            <text:p>4.005279254</text:p>
          </table:table-cell>
          <table:table-cell office:value-type="float" office:value="3049.74701586065" calcext:value-type="float">
            <text:p>3049.7470158607</text:p>
          </table:table-cell>
        </table:table-row>
        <table:table-row table:style-name="ro1">
          <table:table-cell office:value-type="float" office:value="4.024870257" calcext:value-type="float">
            <text:p>4.024870257</text:p>
          </table:table-cell>
          <table:table-cell office:value-type="float" office:value="3062.63033087144" calcext:value-type="float">
            <text:p>3062.6303308714</text:p>
          </table:table-cell>
        </table:table-row>
        <table:table-row table:style-name="ro1">
          <table:table-cell office:value-type="float" office:value="4.04434381" calcext:value-type="float">
            <text:p>4.04434381</text:p>
          </table:table-cell>
          <table:table-cell office:value-type="float" office:value="3081.10184104606" calcext:value-type="float">
            <text:p>3081.1018410461</text:p>
          </table:table-cell>
        </table:table-row>
        <table:table-row table:style-name="ro1">
          <table:table-cell office:value-type="float" office:value="4.063893354" calcext:value-type="float">
            <text:p>4.063893354</text:p>
          </table:table-cell>
          <table:table-cell office:value-type="float" office:value="3069.12529519867" calcext:value-type="float">
            <text:p>3069.1252951987</text:p>
          </table:table-cell>
        </table:table-row>
        <table:table-row table:style-name="ro1">
          <table:table-cell office:value-type="float" office:value="4.083324772" calcext:value-type="float">
            <text:p>4.083324772</text:p>
          </table:table-cell>
          <table:table-cell office:value-type="float" office:value="3087.78288851648" calcext:value-type="float">
            <text:p>3087.7828885165</text:p>
          </table:table-cell>
        </table:table-row>
        <table:table-row table:style-name="ro1">
          <table:table-cell office:value-type="float" office:value="4.102865045" calcext:value-type="float">
            <text:p>4.102865045</text:p>
          </table:table-cell>
          <table:table-cell office:value-type="float" office:value="3070.5814601458" calcext:value-type="float">
            <text:p>3070.5814601458</text:p>
          </table:table-cell>
        </table:table-row>
        <table:table-row table:style-name="ro1">
          <table:table-cell office:value-type="float" office:value="4.122369901" calcext:value-type="float">
            <text:p>4.122369901</text:p>
          </table:table-cell>
          <table:table-cell office:value-type="float" office:value="3076.15703494595" calcext:value-type="float">
            <text:p>3076.157034946</text:p>
          </table:table-cell>
        </table:table-row>
        <table:table-row table:style-name="ro1">
          <table:table-cell office:value-type="float" office:value="4.14197147600001" calcext:value-type="float">
            <text:p>4.141971476</text:p>
          </table:table-cell>
          <table:table-cell office:value-type="float" office:value="3060.97851830627" calcext:value-type="float">
            <text:p>3060.9785183063</text:p>
          </table:table-cell>
        </table:table-row>
        <table:table-row table:style-name="ro1">
          <table:table-cell office:value-type="float" office:value="4.161505499" calcext:value-type="float">
            <text:p>4.161505499</text:p>
          </table:table-cell>
          <table:table-cell office:value-type="float" office:value="3071.56390672963" calcext:value-type="float">
            <text:p>3071.5639067296</text:p>
          </table:table-cell>
        </table:table-row>
        <table:table-row table:style-name="ro1">
          <table:table-cell office:value-type="float" office:value="4.18117551200001" calcext:value-type="float">
            <text:p>4.181175512</text:p>
          </table:table-cell>
          <table:table-cell office:value-type="float" office:value="3050.32843648709" calcext:value-type="float">
            <text:p>3050.3284364871</text:p>
          </table:table-cell>
        </table:table-row>
        <table:table-row table:style-name="ro1">
          <table:table-cell office:value-type="float" office:value="4.200794379" calcext:value-type="float">
            <text:p>4.200794379</text:p>
          </table:table-cell>
          <table:table-cell office:value-type="float" office:value="3058.28058266702" calcext:value-type="float">
            <text:p>3058.280582667</text:p>
          </table:table-cell>
        </table:table-row>
        <table:table-row table:style-name="ro1">
          <table:table-cell office:value-type="float" office:value="4.220316631" calcext:value-type="float">
            <text:p>4.220316631</text:p>
          </table:table-cell>
          <table:table-cell office:value-type="float" office:value="3073.41591533575" calcext:value-type="float">
            <text:p>3073.4159153358</text:p>
          </table:table-cell>
        </table:table-row>
        <table:table-row table:style-name="ro1">
          <table:table-cell office:value-type="float" office:value="4.23980706" calcext:value-type="float">
            <text:p>4.23980706</text:p>
          </table:table-cell>
          <table:table-cell office:value-type="float" office:value="3078.43403549489" calcext:value-type="float">
            <text:p>3078.4340354949</text:p>
          </table:table-cell>
        </table:table-row>
        <table:table-row table:style-name="ro1">
          <table:table-cell office:value-type="float" office:value="4.259183373" calcext:value-type="float">
            <text:p>4.259183373</text:p>
          </table:table-cell>
          <table:table-cell office:value-type="float" office:value="3096.56434637566" calcext:value-type="float">
            <text:p>3096.5643463757</text:p>
          </table:table-cell>
        </table:table-row>
        <table:table-row table:style-name="ro1">
          <table:table-cell office:value-type="float" office:value="4.27865494800001" calcext:value-type="float">
            <text:p>4.278654948</text:p>
          </table:table-cell>
          <table:table-cell office:value-type="float" office:value="3081.41483161813" calcext:value-type="float">
            <text:p>3081.4148316181</text:p>
          </table:table-cell>
        </table:table-row>
        <table:table-row table:style-name="ro1">
          <table:table-cell office:value-type="float" office:value="4.29803209400001" calcext:value-type="float">
            <text:p>4.298032094</text:p>
          </table:table-cell>
          <table:table-cell office:value-type="float" office:value="3096.43122883064" calcext:value-type="float">
            <text:p>3096.4312288307</text:p>
          </table:table-cell>
        </table:table-row>
        <table:table-row table:style-name="ro1">
          <table:table-cell office:value-type="float" office:value="4.31729611600001" calcext:value-type="float">
            <text:p>4.317296116</text:p>
          </table:table-cell>
          <table:table-cell office:value-type="float" office:value="3114.61438322668" calcext:value-type="float">
            <text:p>3114.6143832267</text:p>
          </table:table-cell>
        </table:table-row>
        <table:table-row table:style-name="ro1">
          <table:table-cell office:value-type="float" office:value="4.336807378" calcext:value-type="float">
            <text:p>4.336807378</text:p>
          </table:table-cell>
          <table:table-cell office:value-type="float" office:value="3075.14706122118" calcext:value-type="float">
            <text:p>3075.1470612212</text:p>
          </table:table-cell>
        </table:table-row>
        <table:table-row table:style-name="ro1">
          <table:table-cell office:value-type="float" office:value="4.356301817" calcext:value-type="float">
            <text:p>4.356301817</text:p>
          </table:table-cell>
          <table:table-cell office:value-type="float" office:value="3077.80080257777" calcext:value-type="float">
            <text:p>3077.8008025778</text:p>
          </table:table-cell>
        </table:table-row>
        <table:table-row table:style-name="ro1">
          <table:table-cell office:value-type="float" office:value="4.375886986" calcext:value-type="float">
            <text:p>4.375886986</text:p>
          </table:table-cell>
          <table:table-cell office:value-type="float" office:value="3063.54262248203" calcext:value-type="float">
            <text:p>3063.542622482</text:p>
          </table:table-cell>
        </table:table-row>
        <table:table-row table:style-name="ro1">
          <table:table-cell office:value-type="float" office:value="4.395363977" calcext:value-type="float">
            <text:p>4.395363977</text:p>
          </table:table-cell>
          <table:table-cell office:value-type="float" office:value="3080.55797735827" calcext:value-type="float">
            <text:p>3080.5579773583</text:p>
          </table:table-cell>
        </table:table-row>
        <table:table-row table:style-name="ro1">
          <table:table-cell office:value-type="float" office:value="4.415002375" calcext:value-type="float">
            <text:p>4.415002375</text:p>
          </table:table-cell>
          <table:table-cell office:value-type="float" office:value="3055.23902713482" calcext:value-type="float">
            <text:p>3055.2390271348</text:p>
          </table:table-cell>
        </table:table-row>
        <table:table-row table:style-name="ro1">
          <table:table-cell office:value-type="float" office:value="4.434590513" calcext:value-type="float">
            <text:p>4.434590513</text:p>
          </table:table-cell>
          <table:table-cell office:value-type="float" office:value="3063.07827727119" calcext:value-type="float">
            <text:p>3063.0782772712</text:p>
          </table:table-cell>
        </table:table-row>
        <table:table-row table:style-name="ro1">
          <table:table-cell office:value-type="float" office:value="4.454073077" calcext:value-type="float">
            <text:p>4.454073077</text:p>
          </table:table-cell>
          <table:table-cell office:value-type="float" office:value="3079.67678176232" calcext:value-type="float">
            <text:p>3079.6767817623</text:p>
          </table:table-cell>
        </table:table-row>
        <table:table-row table:style-name="ro1">
          <table:table-cell office:value-type="float" office:value="4.473585746" calcext:value-type="float">
            <text:p>4.473585746</text:p>
          </table:table-cell>
          <table:table-cell office:value-type="float" office:value="3074.92532159588" calcext:value-type="float">
            <text:p>3074.9253215959</text:p>
          </table:table-cell>
        </table:table-row>
        <table:table-row table:style-name="ro1">
          <table:table-cell office:value-type="float" office:value="4.49307482" calcext:value-type="float">
            <text:p>4.49307482</text:p>
          </table:table-cell>
          <table:table-cell office:value-type="float" office:value="3078.64806711601" calcext:value-type="float">
            <text:p>3078.648067116</text:p>
          </table:table-cell>
        </table:table-row>
        <table:table-row table:style-name="ro1">
          <table:table-cell office:value-type="float" office:value="4.51250097800001" calcext:value-type="float">
            <text:p>4.512500978</text:p>
          </table:table-cell>
          <table:table-cell office:value-type="float" office:value="3088.61896418194" calcext:value-type="float">
            <text:p>3088.618964182</text:p>
          </table:table-cell>
        </table:table-row>
        <table:table-row table:style-name="ro1">
          <table:table-cell office:value-type="float" office:value="4.53204640700001" calcext:value-type="float">
            <text:p>4.532046407</text:p>
          </table:table-cell>
          <table:table-cell office:value-type="float" office:value="3069.77145397968" calcext:value-type="float">
            <text:p>3069.7714539797</text:p>
          </table:table-cell>
        </table:table-row>
        <table:table-row table:style-name="ro1">
          <table:table-cell office:value-type="float" office:value="4.5515697" calcext:value-type="float">
            <text:p>4.5515697</text:p>
          </table:table-cell>
          <table:table-cell office:value-type="float" office:value="3073.25203796436" calcext:value-type="float">
            <text:p>3073.2520379644</text:p>
          </table:table-cell>
        </table:table-row>
        <table:table-row table:style-name="ro1">
          <table:table-cell office:value-type="float" office:value="4.57104861900001" calcext:value-type="float">
            <text:p>4.571048619</text:p>
          </table:table-cell>
          <table:table-cell office:value-type="float" office:value="3080.25306743025" calcext:value-type="float">
            <text:p>3080.2530674303</text:p>
          </table:table-cell>
        </table:table-row>
        <table:table-row table:style-name="ro1">
          <table:table-cell office:value-type="float" office:value="4.59055779800001" calcext:value-type="float">
            <text:p>4.590557798</text:p>
          </table:table-cell>
          <table:table-cell office:value-type="float" office:value="3075.47539545417" calcext:value-type="float">
            <text:p>3075.4753954542</text:p>
          </table:table-cell>
        </table:table-row>
        <table:table-row table:style-name="ro1">
          <table:table-cell office:value-type="float" office:value="4.610014893" calcext:value-type="float">
            <text:p>4.610014893</text:p>
          </table:table-cell>
          <table:table-cell office:value-type="float" office:value="3083.70802527418" calcext:value-type="float">
            <text:p>3083.7080252742</text:p>
          </table:table-cell>
        </table:table-row>
        <table:table-row table:style-name="ro1">
          <table:table-cell office:value-type="float" office:value="4.62948553000001" calcext:value-type="float">
            <text:p>4.62948553</text:p>
          </table:table-cell>
          <table:table-cell office:value-type="float" office:value="3081.56327910397" calcext:value-type="float">
            <text:p>3081.563279104</text:p>
          </table:table-cell>
        </table:table-row>
        <table:table-row table:style-name="ro1">
          <table:table-cell office:value-type="float" office:value="4.648864343" calcext:value-type="float">
            <text:p>4.648864343</text:p>
          </table:table-cell>
          <table:table-cell office:value-type="float" office:value="3096.1648683041" calcext:value-type="float">
            <text:p>3096.1648683041</text:p>
          </table:table-cell>
        </table:table-row>
        <table:table-row table:style-name="ro1">
          <table:table-cell office:value-type="float" office:value="4.66821201100001" calcext:value-type="float">
            <text:p>4.668212011</text:p>
          </table:table-cell>
          <table:table-cell office:value-type="float" office:value="3101.1489343301" calcext:value-type="float">
            <text:p>3101.1489343301</text:p>
          </table:table-cell>
        </table:table-row>
        <table:table-row table:style-name="ro1">
          <table:table-cell office:value-type="float" office:value="4.68755525100001" calcext:value-type="float">
            <text:p>4.687555251</text:p>
          </table:table-cell>
          <table:table-cell office:value-type="float" office:value="3101.85884060824" calcext:value-type="float">
            <text:p>3101.8588406082</text:p>
          </table:table-cell>
        </table:table-row>
        <table:table-row table:style-name="ro1">
          <table:table-cell office:value-type="float" office:value="4.70684005400001" calcext:value-type="float">
            <text:p>4.706840054</text:p>
          </table:table-cell>
          <table:table-cell office:value-type="float" office:value="3111.25812381824" calcext:value-type="float">
            <text:p>3111.2581238183</text:p>
          </table:table-cell>
        </table:table-row>
        <table:table-row table:style-name="ro1">
          <table:table-cell office:value-type="float" office:value="4.726106887" calcext:value-type="float">
            <text:p>4.726106887</text:p>
          </table:table-cell>
          <table:table-cell office:value-type="float" office:value="3114.159965991" calcext:value-type="float">
            <text:p>3114.159965991</text:p>
          </table:table-cell>
        </table:table-row>
        <table:table-row table:style-name="ro1">
          <table:table-cell office:value-type="float" office:value="4.745554035" calcext:value-type="float">
            <text:p>4.745554035</text:p>
          </table:table-cell>
          <table:table-cell office:value-type="float" office:value="3085.28530764549" calcext:value-type="float">
            <text:p>3085.2853076455</text:p>
          </table:table-cell>
        </table:table-row>
        <table:table-row table:style-name="ro1">
          <table:table-cell office:value-type="float" office:value="4.76505738" calcext:value-type="float">
            <text:p>4.76505738</text:p>
          </table:table-cell>
          <table:table-cell office:value-type="float" office:value="3076.39535679587" calcext:value-type="float">
            <text:p>3076.3953567959</text:p>
          </table:table-cell>
        </table:table-row>
        <table:table-row table:style-name="ro1">
          <table:table-cell office:value-type="float" office:value="4.78456109000001" calcext:value-type="float">
            <text:p>4.78456109</text:p>
          </table:table-cell>
          <table:table-cell office:value-type="float" office:value="3076.33778393811" calcext:value-type="float">
            <text:p>3076.3377839381</text:p>
          </table:table-cell>
        </table:table-row>
        <table:table-row table:style-name="ro1">
          <table:table-cell office:value-type="float" office:value="4.804157301" calcext:value-type="float">
            <text:p>4.804157301</text:p>
          </table:table-cell>
          <table:table-cell office:value-type="float" office:value="3061.8163888939" calcext:value-type="float">
            <text:p>3061.8163888939</text:p>
          </table:table-cell>
        </table:table-row>
        <table:table-row table:style-name="ro1">
          <table:table-cell office:value-type="float" office:value="4.823636636" calcext:value-type="float">
            <text:p>4.823636636</text:p>
          </table:table-cell>
          <table:table-cell office:value-type="float" office:value="3080.1872856543" calcext:value-type="float">
            <text:p>3080.1872856543</text:p>
          </table:table-cell>
        </table:table-row>
        <table:table-row table:style-name="ro1">
          <table:table-cell office:value-type="float" office:value="4.843125762" calcext:value-type="float">
            <text:p>4.843125762</text:p>
          </table:table-cell>
          <table:table-cell office:value-type="float" office:value="3078.63985280876" calcext:value-type="float">
            <text:p>3078.6398528088</text:p>
          </table:table-cell>
        </table:table-row>
        <table:table-row table:style-name="ro1">
          <table:table-cell office:value-type="float" office:value="4.86260306600001" calcext:value-type="float">
            <text:p>4.862603066</text:p>
          </table:table-cell>
          <table:table-cell office:value-type="float" office:value="3080.50847283495" calcext:value-type="float">
            <text:p>3080.508472835</text:p>
          </table:table-cell>
        </table:table-row>
        <table:table-row table:style-name="ro1">
          <table:table-cell office:value-type="float" office:value="4.88214688000001" calcext:value-type="float">
            <text:p>4.88214688</text:p>
          </table:table-cell>
          <table:table-cell office:value-type="float" office:value="3070.02512406193" calcext:value-type="float">
            <text:p>3070.0251240619</text:p>
          </table:table-cell>
        </table:table-row>
        <table:table-row table:style-name="ro1">
          <table:table-cell office:value-type="float" office:value="4.901573715" calcext:value-type="float">
            <text:p>4.901573715</text:p>
          </table:table-cell>
          <table:table-cell office:value-type="float" office:value="3088.51132981931" calcext:value-type="float">
            <text:p>3088.5113298193</text:p>
          </table:table-cell>
        </table:table-row>
        <table:table-row table:style-name="ro1">
          <table:table-cell office:value-type="float" office:value="4.921014508" calcext:value-type="float">
            <text:p>4.921014508</text:p>
          </table:table-cell>
          <table:table-cell office:value-type="float" office:value="3086.29385642841" calcext:value-type="float">
            <text:p>3086.2938564284</text:p>
          </table:table-cell>
        </table:table-row>
        <table:table-row table:style-name="ro1">
          <table:table-cell office:value-type="float" office:value="4.94053123900001" calcext:value-type="float">
            <text:p>4.940531239</text:p>
          </table:table-cell>
          <table:table-cell office:value-type="float" office:value="3074.28534009967" calcext:value-type="float">
            <text:p>3074.2853400997</text:p>
          </table:table-cell>
        </table:table-row>
        <table:table-row table:style-name="ro1">
          <table:table-cell office:value-type="float" office:value="4.960004168" calcext:value-type="float">
            <text:p>4.960004168</text:p>
          </table:table-cell>
          <table:table-cell office:value-type="float" office:value="3081.20057337218" calcext:value-type="float">
            <text:p>3081.2005733722</text:p>
          </table:table-cell>
        </table:table-row>
        <table:table-row table:style-name="ro1">
          <table:table-cell office:value-type="float" office:value="4.979387825" calcext:value-type="float">
            <text:p>4.979387825</text:p>
          </table:table-cell>
          <table:table-cell office:value-type="float" office:value="3095.39113284876" calcext:value-type="float">
            <text:p>3095.3911328488</text:p>
          </table:table-cell>
        </table:table-row>
        <table:table-row table:style-name="ro1">
          <table:table-cell office:value-type="float" office:value="4.99883617" calcext:value-type="float">
            <text:p>4.99883617</text:p>
          </table:table-cell>
          <table:table-cell office:value-type="float" office:value="3085.09541557381" calcext:value-type="float">
            <text:p>3085.0954155738</text:p>
          </table:table-cell>
        </table:table-row>
        <table:table-row table:style-name="ro1">
          <table:table-cell office:value-type="float" office:value="5.018110608" calcext:value-type="float">
            <text:p>5.018110608</text:p>
          </table:table-cell>
          <table:table-cell office:value-type="float" office:value="3112.93123047276" calcext:value-type="float">
            <text:p>3112.9312304728</text:p>
          </table:table-cell>
        </table:table-row>
        <table:table-row table:style-name="ro1">
          <table:table-cell office:value-type="float" office:value="5.037447078" calcext:value-type="float">
            <text:p>5.037447078</text:p>
          </table:table-cell>
          <table:table-cell office:value-type="float" office:value="3102.94484980988" calcext:value-type="float">
            <text:p>3102.9448498099</text:p>
          </table:table-cell>
        </table:table-row>
        <table:table-row table:style-name="ro1">
          <table:table-cell office:value-type="float" office:value="5.056718911" calcext:value-type="float">
            <text:p>5.056718911</text:p>
          </table:table-cell>
          <table:table-cell office:value-type="float" office:value="3113.35200963941" calcext:value-type="float">
            <text:p>3113.3520096394</text:p>
          </table:table-cell>
        </table:table-row>
        <table:table-row table:style-name="ro1">
          <table:table-cell office:value-type="float" office:value="5.076206215" calcext:value-type="float">
            <text:p>5.076206215</text:p>
          </table:table-cell>
          <table:table-cell office:value-type="float" office:value="3078.92769569439" calcext:value-type="float">
            <text:p>3078.9276956944</text:p>
          </table:table-cell>
        </table:table-row>
        <table:table-row table:style-name="ro1">
          <table:table-cell office:value-type="float" office:value="5.09572695600001" calcext:value-type="float">
            <text:p>5.095726956</text:p>
          </table:table-cell>
          <table:table-cell office:value-type="float" office:value="3073.65381262809" calcext:value-type="float">
            <text:p>3073.6538126281</text:p>
          </table:table-cell>
        </table:table-row>
        <table:table-row table:style-name="ro1">
          <table:table-cell office:value-type="float" office:value="5.115352386" calcext:value-type="float">
            <text:p>5.115352386</text:p>
          </table:table-cell>
          <table:table-cell office:value-type="float" office:value="3057.25785371471" calcext:value-type="float">
            <text:p>3057.2578537147</text:p>
          </table:table-cell>
        </table:table-row>
        <table:table-row table:style-name="ro1">
          <table:table-cell office:value-type="float" office:value="5.134983284" calcext:value-type="float">
            <text:p>5.134983284</text:p>
          </table:table-cell>
          <table:table-cell office:value-type="float" office:value="3056.40628360414" calcext:value-type="float">
            <text:p>3056.4062836042</text:p>
          </table:table-cell>
        </table:table-row>
        <table:table-row table:style-name="ro1">
          <table:table-cell office:value-type="float" office:value="5.154482203" calcext:value-type="float">
            <text:p>5.154482203</text:p>
          </table:table-cell>
          <table:table-cell office:value-type="float" office:value="3077.09365837151" calcext:value-type="float">
            <text:p>3077.0936583715</text:p>
          </table:table-cell>
        </table:table-row>
        <table:table-row table:style-name="ro1">
          <table:table-cell office:value-type="float" office:value="5.173981954" calcext:value-type="float">
            <text:p>5.173981954</text:p>
          </table:table-cell>
          <table:table-cell office:value-type="float" office:value="3076.96236736595" calcext:value-type="float">
            <text:p>3076.962367366</text:p>
          </table:table-cell>
        </table:table-row>
        <table:table-row table:style-name="ro1">
          <table:table-cell office:value-type="float" office:value="5.193442487" calcext:value-type="float">
            <text:p>5.193442487</text:p>
          </table:table-cell>
          <table:table-cell office:value-type="float" office:value="3083.16324121233" calcext:value-type="float">
            <text:p>3083.1632412123</text:p>
          </table:table-cell>
        </table:table-row>
        <table:table-row table:style-name="ro1">
          <table:table-cell office:value-type="float" office:value="5.21273635200001" calcext:value-type="float">
            <text:p>5.212736352</text:p>
          </table:table-cell>
          <table:table-cell office:value-type="float" office:value="3109.79681883194" calcext:value-type="float">
            <text:p>3109.7968188319</text:p>
          </table:table-cell>
        </table:table-row>
        <table:table-row table:style-name="ro1">
          <table:table-cell office:value-type="float" office:value="5.23225422900001" calcext:value-type="float">
            <text:p>5.232254229</text:p>
          </table:table-cell>
          <table:table-cell office:value-type="float" office:value="3074.10483220101" calcext:value-type="float">
            <text:p>3074.104832201</text:p>
          </table:table-cell>
        </table:table-row>
        <table:table-row table:style-name="ro1">
          <table:table-cell office:value-type="float" office:value="5.251639657" calcext:value-type="float">
            <text:p>5.251639657</text:p>
          </table:table-cell>
          <table:table-cell office:value-type="float" office:value="3095.10834633226" calcext:value-type="float">
            <text:p>3095.1083463323</text:p>
          </table:table-cell>
        </table:table-row>
        <table:table-row table:style-name="ro1">
          <table:table-cell office:value-type="float" office:value="5.27101836700001" calcext:value-type="float">
            <text:p>5.271018367</text:p>
          </table:table-cell>
          <table:table-cell office:value-type="float" office:value="3096.18132476115" calcext:value-type="float">
            <text:p>3096.1813247612</text:p>
          </table:table-cell>
        </table:table-row>
        <table:table-row table:style-name="ro1">
          <table:table-cell office:value-type="float" office:value="5.290412128" calcext:value-type="float">
            <text:p>5.290412128</text:p>
          </table:table-cell>
          <table:table-cell office:value-type="float" office:value="3093.7784579295" calcext:value-type="float">
            <text:p>3093.7784579295</text:p>
          </table:table-cell>
        </table:table-row>
        <table:table-row table:style-name="ro1">
          <table:table-cell office:value-type="float" office:value="5.30989339" calcext:value-type="float">
            <text:p>5.30989339</text:p>
          </table:table-cell>
          <table:table-cell office:value-type="float" office:value="3079.88260719465" calcext:value-type="float">
            <text:p>3079.8826071947</text:p>
          </table:table-cell>
        </table:table-row>
        <table:table-row table:style-name="ro1">
          <table:table-cell office:value-type="float" office:value="5.32928387" calcext:value-type="float">
            <text:p>5.32928387</text:p>
          </table:table-cell>
          <table:table-cell office:value-type="float" office:value="3094.30194610989" calcext:value-type="float">
            <text:p>3094.3019461099</text:p>
          </table:table-cell>
        </table:table-row>
        <table:table-row table:style-name="ro1">
          <table:table-cell office:value-type="float" office:value="5.34865711100001" calcext:value-type="float">
            <text:p>5.348657111</text:p>
          </table:table-cell>
          <table:table-cell office:value-type="float" office:value="3097.05536621189" calcext:value-type="float">
            <text:p>3097.0553662119</text:p>
          </table:table-cell>
        </table:table-row>
        <table:table-row table:style-name="ro1">
          <table:table-cell office:value-type="float" office:value="5.3681328" calcext:value-type="float">
            <text:p>5.3681328</text:p>
          </table:table-cell>
          <table:table-cell office:value-type="float" office:value="3080.76392060032" calcext:value-type="float">
            <text:p>3080.7639206003</text:p>
          </table:table-cell>
        </table:table-row>
        <table:table-row table:style-name="ro1">
          <table:table-cell office:value-type="float" office:value="5.387507134" calcext:value-type="float">
            <text:p>5.387507134</text:p>
          </table:table-cell>
          <table:table-cell office:value-type="float" office:value="3096.88064632225" calcext:value-type="float">
            <text:p>3096.8806463223</text:p>
          </table:table-cell>
        </table:table-row>
        <table:table-row table:style-name="ro1">
          <table:table-cell office:value-type="float" office:value="5.40691438500001" calcext:value-type="float">
            <text:p>5.406914385</text:p>
          </table:table-cell>
          <table:table-cell office:value-type="float" office:value="3091.62796935988" calcext:value-type="float">
            <text:p>3091.6279693599</text:p>
          </table:table-cell>
        </table:table-row>
        <table:table-row table:style-name="ro1">
          <table:table-cell office:value-type="float" office:value="5.42643788700001" calcext:value-type="float">
            <text:p>5.426437887</text:p>
          </table:table-cell>
          <table:table-cell office:value-type="float" office:value="3073.21913865683" calcext:value-type="float">
            <text:p>3073.2191386568</text:p>
          </table:table-cell>
        </table:table-row>
        <table:table-row table:style-name="ro1">
          <table:table-cell office:value-type="float" office:value="5.44595899300001" calcext:value-type="float">
            <text:p>5.445958993</text:p>
          </table:table-cell>
          <table:table-cell office:value-type="float" office:value="3073.59634233853" calcext:value-type="float">
            <text:p>3073.5963423385</text:p>
          </table:table-cell>
        </table:table-row>
        <table:table-row table:style-name="ro1">
          <table:table-cell office:value-type="float" office:value="5.46545619300001" calcext:value-type="float">
            <text:p>5.465456193</text:p>
          </table:table-cell>
          <table:table-cell office:value-type="float" office:value="3077.36495496733" calcext:value-type="float">
            <text:p>3077.3649549673</text:p>
          </table:table-cell>
        </table:table-row>
        <table:table-row table:style-name="ro1">
          <table:table-cell office:value-type="float" office:value="5.48489073600001" calcext:value-type="float">
            <text:p>5.484890736</text:p>
          </table:table-cell>
          <table:table-cell office:value-type="float" office:value="3087.28638486594" calcext:value-type="float">
            <text:p>3087.286384866</text:p>
          </table:table-cell>
        </table:table-row>
        <table:table-row table:style-name="ro1">
          <table:table-cell office:value-type="float" office:value="5.50439179" calcext:value-type="float">
            <text:p>5.50439179</text:p>
          </table:table-cell>
          <table:table-cell office:value-type="float" office:value="3076.75677427669" calcext:value-type="float">
            <text:p>3076.7567742767</text:p>
          </table:table-cell>
        </table:table-row>
        <table:table-row table:style-name="ro1">
          <table:table-cell office:value-type="float" office:value="5.52381513500001" calcext:value-type="float">
            <text:p>5.523815135</text:p>
          </table:table-cell>
          <table:table-cell office:value-type="float" office:value="3089.06627565841" calcext:value-type="float">
            <text:p>3089.0662756584</text:p>
          </table:table-cell>
        </table:table-row>
        <table:table-row table:style-name="ro1">
          <table:table-cell office:value-type="float" office:value="5.54307905200001" calcext:value-type="float">
            <text:p>5.543079052</text:p>
          </table:table-cell>
          <table:table-cell office:value-type="float" office:value="3114.63135975872" calcext:value-type="float">
            <text:p>3114.6313597587</text:p>
          </table:table-cell>
        </table:table-row>
        <table:table-row table:style-name="ro1">
          <table:table-cell office:value-type="float" office:value="5.56245427200001" calcext:value-type="float">
            <text:p>5.562454272</text:p>
          </table:table-cell>
          <table:table-cell office:value-type="float" office:value="3096.73903057608" calcext:value-type="float">
            <text:p>3096.7390305761</text:p>
          </table:table-cell>
        </table:table-row>
        <table:table-row table:style-name="ro1">
          <table:table-cell office:value-type="float" office:value="5.58182173100001" calcext:value-type="float">
            <text:p>5.581821731</text:p>
          </table:table-cell>
          <table:table-cell office:value-type="float" office:value="3097.97996732651" calcext:value-type="float">
            <text:p>3097.9799673265</text:p>
          </table:table-cell>
        </table:table-row>
        <table:table-row table:style-name="ro1">
          <table:table-cell office:value-type="float" office:value="5.60133403500001" calcext:value-type="float">
            <text:p>5.601334035</text:p>
          </table:table-cell>
          <table:table-cell office:value-type="float" office:value="3074.98284159532" calcext:value-type="float">
            <text:p>3074.9828415953</text:p>
          </table:table-cell>
        </table:table-row>
        <table:table-row table:style-name="ro1">
          <table:table-cell office:value-type="float" office:value="5.620744567" calcext:value-type="float">
            <text:p>5.620744567</text:p>
          </table:table-cell>
          <table:table-cell office:value-type="float" office:value="3091.10538546887" calcext:value-type="float">
            <text:p>3091.1053854689</text:p>
          </table:table-cell>
        </table:table-row>
        <table:table-row table:style-name="ro1">
          <table:table-cell office:value-type="float" office:value="5.640244267" calcext:value-type="float">
            <text:p>5.640244267</text:p>
          </table:table-cell>
          <table:table-cell office:value-type="float" office:value="3076.9704149299" calcext:value-type="float">
            <text:p>3076.9704149299</text:p>
          </table:table-cell>
        </table:table-row>
        <table:table-row table:style-name="ro1">
          <table:table-cell office:value-type="float" office:value="5.659729852" calcext:value-type="float">
            <text:p>5.659729852</text:p>
          </table:table-cell>
          <table:table-cell office:value-type="float" office:value="3079.1993158022" calcext:value-type="float">
            <text:p>3079.1993158022</text:p>
          </table:table-cell>
        </table:table-row>
        <table:table-row table:style-name="ro1">
          <table:table-cell office:value-type="float" office:value="5.679100749" calcext:value-type="float">
            <text:p>5.679100749</text:p>
          </table:table-cell>
          <table:table-cell office:value-type="float" office:value="3097.4301293324" calcext:value-type="float">
            <text:p>3097.4301293324</text:p>
          </table:table-cell>
        </table:table-row>
        <table:table-row table:style-name="ro1">
          <table:table-cell office:value-type="float" office:value="5.698434406" calcext:value-type="float">
            <text:p>5.698434406</text:p>
          </table:table-cell>
          <table:table-cell office:value-type="float" office:value="3103.39632072644" calcext:value-type="float">
            <text:p>3103.3963207264</text:p>
          </table:table-cell>
        </table:table-row>
        <table:table-row table:style-name="ro1">
          <table:table-cell office:value-type="float" office:value="5.71781420900001" calcext:value-type="float">
            <text:p>5.717814209</text:p>
          </table:table-cell>
          <table:table-cell office:value-type="float" office:value="3096.00670347264" calcext:value-type="float">
            <text:p>3096.0067034726</text:p>
          </table:table-cell>
        </table:table-row>
        <table:table-row table:style-name="ro1">
          <table:table-cell office:value-type="float" office:value="5.73719104300001" calcext:value-type="float">
            <text:p>5.737191043</text:p>
          </table:table-cell>
          <table:table-cell office:value-type="float" office:value="3096.48108664206" calcext:value-type="float">
            <text:p>3096.4810866421</text:p>
          </table:table-cell>
        </table:table-row>
        <table:table-row table:style-name="ro1">
          <table:table-cell office:value-type="float" office:value="5.756584804" calcext:value-type="float">
            <text:p>5.756584804</text:p>
          </table:table-cell>
          <table:table-cell office:value-type="float" office:value="3093.7784579295" calcext:value-type="float">
            <text:p>3093.7784579295</text:p>
          </table:table-cell>
        </table:table-row>
        <table:table-row table:style-name="ro1">
          <table:table-cell office:value-type="float" office:value="5.77595622200001" calcext:value-type="float">
            <text:p>5.775956222</text:p>
          </table:table-cell>
          <table:table-cell office:value-type="float" office:value="3097.34682303496" calcext:value-type="float">
            <text:p>3097.346823035</text:p>
          </table:table-cell>
        </table:table-row>
        <table:table-row table:style-name="ro1">
          <table:table-cell office:value-type="float" office:value="5.79543258800001" calcext:value-type="float">
            <text:p>5.795432588</text:p>
          </table:table-cell>
          <table:table-cell office:value-type="float" office:value="3080.65683300367" calcext:value-type="float">
            <text:p>3080.6568330037</text:p>
          </table:table-cell>
        </table:table-row>
        <table:table-row table:style-name="ro1">
          <table:table-cell office:value-type="float" office:value="5.814924788" calcext:value-type="float">
            <text:p>5.814924788</text:p>
          </table:table-cell>
          <table:table-cell office:value-type="float" office:value="3078.15433866048" calcext:value-type="float">
            <text:p>3078.1543386605</text:p>
          </table:table-cell>
        </table:table-row>
        <table:table-row table:style-name="ro1">
          <table:table-cell office:value-type="float" office:value="5.83430177800001" calcext:value-type="float">
            <text:p>5.834301778</text:p>
          </table:table-cell>
          <table:table-cell office:value-type="float" office:value="3096.45615753338" calcext:value-type="float">
            <text:p>3096.4561575334</text:p>
          </table:table-cell>
        </table:table-row>
        <table:table-row table:style-name="ro1">
          <table:table-cell office:value-type="float" office:value="5.85367356100001" calcext:value-type="float">
            <text:p>5.853673561</text:p>
          </table:table-cell>
          <table:table-cell office:value-type="float" office:value="3097.28846332884" calcext:value-type="float">
            <text:p>3097.2884633288</text:p>
          </table:table-cell>
        </table:table-row>
        <table:table-row table:style-name="ro1">
          <table:table-cell office:value-type="float" office:value="5.87309039500001" calcext:value-type="float">
            <text:p>5.873090395</text:p>
          </table:table-cell>
          <table:table-cell office:value-type="float" office:value="3090.1021247855" calcext:value-type="float">
            <text:p>3090.1021247855</text:p>
          </table:table-cell>
        </table:table-row>
        <table:table-row table:style-name="ro1">
          <table:table-cell office:value-type="float" office:value="5.89235275" calcext:value-type="float">
            <text:p>5.89235275</text:p>
          </table:table-cell>
          <table:table-cell office:value-type="float" office:value="3114.88392774483" calcext:value-type="float">
            <text:p>3114.8839277448</text:p>
          </table:table-cell>
        </table:table-row>
        <table:table-row table:style-name="ro1">
          <table:table-cell office:value-type="float" office:value="5.91173791700001" calcext:value-type="float">
            <text:p>5.911737917</text:p>
          </table:table-cell>
          <table:table-cell office:value-type="float" office:value="3095.15001856672" calcext:value-type="float">
            <text:p>3095.1500185667</text:p>
          </table:table-cell>
        </table:table-row>
        <table:table-row table:style-name="ro1">
          <table:table-cell office:value-type="float" office:value="5.931040741" calcext:value-type="float">
            <text:p>5.931040741</text:p>
          </table:table-cell>
          <table:table-cell office:value-type="float" office:value="3108.35347201119" calcext:value-type="float">
            <text:p>3108.3534720112</text:p>
          </table:table-cell>
        </table:table-row>
        <table:table-row table:style-name="ro1">
          <table:table-cell office:value-type="float" office:value="5.950428773" calcext:value-type="float">
            <text:p>5.950428773</text:p>
          </table:table-cell>
          <table:table-cell office:value-type="float" office:value="3094.69264338" calcext:value-type="float">
            <text:p>3094.69264338</text:p>
          </table:table-cell>
        </table:table-row>
        <table:table-row table:style-name="ro1">
          <table:table-cell office:value-type="float" office:value="5.969824253" calcext:value-type="float">
            <text:p>5.969824253</text:p>
          </table:table-cell>
          <table:table-cell office:value-type="float" office:value="3093.50425975536" calcext:value-type="float">
            <text:p>3093.5042597554</text:p>
          </table:table-cell>
        </table:table-row>
        <table:table-row table:style-name="ro1">
          <table:table-cell office:value-type="float" office:value="5.98920916100001" calcext:value-type="float">
            <text:p>5.989209161</text:p>
          </table:table-cell>
          <table:table-cell office:value-type="float" office:value="3095.19137258636" calcext:value-type="float">
            <text:p>3095.1913725864</text:p>
          </table:table-cell>
        </table:table-row>
        <table:table-row table:style-name="ro1">
          <table:table-cell office:value-type="float" office:value="6.00872307900001" calcext:value-type="float">
            <text:p>6.008723079</text:p>
          </table:table-cell>
          <table:table-cell office:value-type="float" office:value="3074.72850915927" calcext:value-type="float">
            <text:p>3074.7285091593</text:p>
          </table:table-cell>
        </table:table-row>
        <table:table-row table:style-name="ro1">
          <table:table-cell office:value-type="float" office:value="6.028023663" calcext:value-type="float">
            <text:p>6.028023663</text:p>
          </table:table-cell>
          <table:table-cell office:value-type="float" office:value="3108.71422336354" calcext:value-type="float">
            <text:p>3108.7142233635</text:p>
          </table:table-cell>
        </table:table-row>
        <table:table-row table:style-name="ro1">
          <table:table-cell office:value-type="float" office:value="6.04743799800001" calcext:value-type="float">
            <text:p>6.047437998</text:p>
          </table:table-cell>
          <table:table-cell office:value-type="float" office:value="3090.49988062824" calcext:value-type="float">
            <text:p>3090.4998806282</text:p>
          </table:table-cell>
        </table:table-row>
        <table:table-row table:style-name="ro1">
          <table:table-cell office:value-type="float" office:value="6.06673629000001" calcext:value-type="float">
            <text:p>6.06673629</text:p>
          </table:table-cell>
          <table:table-cell office:value-type="float" office:value="3109.08343598458" calcext:value-type="float">
            <text:p>3109.0834359846</text:p>
          </table:table-cell>
        </table:table-row>
        <table:table-row table:style-name="ro1">
          <table:table-cell office:value-type="float" office:value="6.085997342" calcext:value-type="float">
            <text:p>6.085997342</text:p>
          </table:table-cell>
          <table:table-cell office:value-type="float" office:value="3115.09464799899" calcext:value-type="float">
            <text:p>3115.094647999</text:p>
          </table:table-cell>
        </table:table-row>
        <table:table-row table:style-name="ro1">
          <table:table-cell office:value-type="float" office:value="6.105348343" calcext:value-type="float">
            <text:p>6.105348343</text:p>
          </table:table-cell>
          <table:table-cell office:value-type="float" office:value="3100.61479506862" calcext:value-type="float">
            <text:p>3100.6147950686</text:p>
          </table:table-cell>
        </table:table-row>
        <table:table-row table:style-name="ro1">
          <table:table-cell office:value-type="float" office:value="6.12477986500001" calcext:value-type="float">
            <text:p>6.124779865</text:p>
          </table:table-cell>
          <table:table-cell office:value-type="float" office:value="3087.76636230475" calcext:value-type="float">
            <text:p>3087.7663623048</text:p>
          </table:table-cell>
        </table:table-row>
        <table:table-row table:style-name="ro1">
          <table:table-cell office:value-type="float" office:value="6.14421045" calcext:value-type="float">
            <text:p>6.14421045</text:p>
          </table:table-cell>
          <table:table-cell office:value-type="float" office:value="3087.91526348875" calcext:value-type="float">
            <text:p>3087.9152634888</text:p>
          </table:table-cell>
        </table:table-row>
        <table:table-row table:style-name="ro1">
          <table:table-cell office:value-type="float" office:value="6.163629316" calcext:value-type="float">
            <text:p>6.163629316</text:p>
          </table:table-cell>
          <table:table-cell office:value-type="float" office:value="3089.77877493026" calcext:value-type="float">
            <text:p>3089.7787749303</text:p>
          </table:table-cell>
        </table:table-row>
        <table:table-row table:style-name="ro1">
          <table:table-cell office:value-type="float" office:value="6.182861305" calcext:value-type="float">
            <text:p>6.182861305</text:p>
          </table:table-cell>
          <table:table-cell office:value-type="float" office:value="3119.8021171905" calcext:value-type="float">
            <text:p>3119.8021171905</text:p>
          </table:table-cell>
        </table:table-row>
        <table:table-row table:style-name="ro1">
          <table:table-cell office:value-type="float" office:value="6.20217402500001" calcext:value-type="float">
            <text:p>6.202174025</text:p>
          </table:table-cell>
          <table:table-cell office:value-type="float" office:value="3106.76072557328" calcext:value-type="float">
            <text:p>3106.7607255733</text:p>
          </table:table-cell>
        </table:table-row>
        <table:table-row table:style-name="ro1">
          <table:table-cell office:value-type="float" office:value="6.22150283800001" calcext:value-type="float">
            <text:p>6.221502838</text:p>
          </table:table-cell>
          <table:table-cell office:value-type="float" office:value="3104.17406387013" calcext:value-type="float">
            <text:p>3104.1740638701</text:p>
          </table:table-cell>
        </table:table-row>
        <table:table-row table:style-name="ro1">
          <table:table-cell office:value-type="float" office:value="6.240823995" calcext:value-type="float">
            <text:p>6.240823995</text:p>
          </table:table-cell>
          <table:table-cell office:value-type="float" office:value="3105.40409148486" calcext:value-type="float">
            <text:p>3105.4040914849</text:p>
          </table:table-cell>
        </table:table-row>
        <table:table-row table:style-name="ro1">
          <table:table-cell office:value-type="float" office:value="6.26019286" calcext:value-type="float">
            <text:p>6.26019286</text:p>
          </table:table-cell>
          <table:table-cell office:value-type="float" office:value="3097.75508270553" calcext:value-type="float">
            <text:p>3097.7550827055</text:p>
          </table:table-cell>
        </table:table-row>
        <table:table-row table:style-name="ro1">
          <table:table-cell office:value-type="float" office:value="6.279589747" calcext:value-type="float">
            <text:p>6.279589747</text:p>
          </table:table-cell>
          <table:table-cell office:value-type="float" office:value="3093.2798649599" calcext:value-type="float">
            <text:p>3093.2798649599</text:p>
          </table:table-cell>
        </table:table-row>
        <table:table-row table:style-name="ro1">
          <table:table-cell office:value-type="float" office:value="6.29898798800001" calcext:value-type="float">
            <text:p>6.298987988</text:p>
          </table:table-cell>
          <table:table-cell office:value-type="float" office:value="3093.06395358144" calcext:value-type="float">
            <text:p>3093.0639535815</text:p>
          </table:table-cell>
        </table:table-row>
        <table:table-row table:style-name="ro1">
          <table:table-cell office:value-type="float" office:value="6.318396905" calcext:value-type="float">
            <text:p>6.318396905</text:p>
          </table:table-cell>
          <table:table-cell office:value-type="float" office:value="3091.36259380276" calcext:value-type="float">
            <text:p>3091.3625938028</text:p>
          </table:table-cell>
        </table:table-row>
        <table:table-row table:style-name="ro1">
          <table:table-cell office:value-type="float" office:value="6.337692281" calcext:value-type="float">
            <text:p>6.337692281</text:p>
          </table:table-cell>
          <table:table-cell office:value-type="float" office:value="3109.55329401162" calcext:value-type="float">
            <text:p>3109.5532940116</text:p>
          </table:table-cell>
        </table:table-row>
        <table:table-row table:style-name="ro1">
          <table:table-cell office:value-type="float" office:value="6.35708093800001" calcext:value-type="float">
            <text:p>6.357080938</text:p>
          </table:table-cell>
          <table:table-cell office:value-type="float" office:value="3094.59288490053" calcext:value-type="float">
            <text:p>3094.5928849005</text:p>
          </table:table-cell>
        </table:table-row>
        <table:table-row table:style-name="ro1">
          <table:table-cell office:value-type="float" office:value="6.376323293" calcext:value-type="float">
            <text:p>6.376323293</text:p>
          </table:table-cell>
          <table:table-cell office:value-type="float" office:value="3118.12145654912" calcext:value-type="float">
            <text:p>3118.1214565491</text:p>
          </table:table-cell>
        </table:table-row>
        <table:table-row table:style-name="ro1">
          <table:table-cell office:value-type="float" office:value="6.395523772" calcext:value-type="float">
            <text:p>6.395523772</text:p>
          </table:table-cell>
          <table:table-cell office:value-type="float" office:value="3124.92203970446" calcext:value-type="float">
            <text:p>3124.9220397045</text:p>
          </table:table-cell>
        </table:table-row>
        <table:table-row table:style-name="ro1">
          <table:table-cell office:value-type="float" office:value="6.414907533" calcext:value-type="float">
            <text:p>6.414907533</text:p>
          </table:table-cell>
          <table:table-cell office:value-type="float" office:value="3095.37452509857" calcext:value-type="float">
            <text:p>3095.3745250986</text:p>
          </table:table-cell>
        </table:table-row>
        <table:table-row table:style-name="ro1">
          <table:table-cell office:value-type="float" office:value="6.43423025300001" calcext:value-type="float">
            <text:p>6.434230253</text:p>
          </table:table-cell>
          <table:table-cell office:value-type="float" office:value="3105.15289772784" calcext:value-type="float">
            <text:p>3105.1528977279</text:p>
          </table:table-cell>
        </table:table-row>
        <table:table-row table:style-name="ro1">
          <table:table-cell office:value-type="float" office:value="6.45372682700001" calcext:value-type="float">
            <text:p>6.453726827</text:p>
          </table:table-cell>
          <table:table-cell office:value-type="float" office:value="3077.46376363331" calcext:value-type="float">
            <text:p>3077.4637636333</text:p>
          </table:table-cell>
        </table:table-row>
        <table:table-row table:style-name="ro1">
          <table:table-cell office:value-type="float" office:value="6.473033661" calcext:value-type="float">
            <text:p>6.473033661</text:p>
          </table:table-cell>
          <table:table-cell office:value-type="float" office:value="3107.70787173224" calcext:value-type="float">
            <text:p>3107.7078717322</text:p>
          </table:table-cell>
        </table:table-row>
        <table:table-row table:style-name="ro1">
          <table:table-cell office:value-type="float" office:value="6.49242211000001" calcext:value-type="float">
            <text:p>6.49242211</text:p>
          </table:table-cell>
          <table:table-cell office:value-type="float" office:value="3094.62608380826" calcext:value-type="float">
            <text:p>3094.6260838083</text:p>
          </table:table-cell>
        </table:table-row>
        <table:table-row table:style-name="ro1">
          <table:table-cell office:value-type="float" office:value="6.51163910000001" calcext:value-type="float">
            <text:p>6.5116391</text:p>
          </table:table-cell>
          <table:table-cell office:value-type="float" office:value="3122.23714535876" calcext:value-type="float">
            <text:p>3122.2371453588</text:p>
          </table:table-cell>
        </table:table-row>
        <table:table-row table:style-name="ro1">
          <table:table-cell office:value-type="float" office:value="6.53091457900001" calcext:value-type="float">
            <text:p>6.530914579</text:p>
          </table:table-cell>
          <table:table-cell office:value-type="float" office:value="3112.76311213833" calcext:value-type="float">
            <text:p>3112.7631121383</text:p>
          </table:table-cell>
        </table:table-row>
        <table:table-row table:style-name="ro1">
          <table:table-cell office:value-type="float" office:value="6.550058183" calcext:value-type="float">
            <text:p>6.550058183</text:p>
          </table:table-cell>
          <table:table-cell office:value-type="float" office:value="3134.20607739392" calcext:value-type="float">
            <text:p>3134.2060773939</text:p>
          </table:table-cell>
        </table:table-row>
        <table:table-row table:style-name="ro1">
          <table:table-cell office:value-type="float" office:value="6.56917959900001" calcext:value-type="float">
            <text:p>6.569179599</text:p>
          </table:table-cell>
          <table:table-cell office:value-type="float" office:value="3137.84292962332" calcext:value-type="float">
            <text:p>3137.8429296233</text:p>
          </table:table-cell>
        </table:table-row>
        <table:table-row table:style-name="ro1">
          <table:table-cell office:value-type="float" office:value="6.588569663" calcext:value-type="float">
            <text:p>6.588569663</text:p>
          </table:table-cell>
          <table:table-cell office:value-type="float" office:value="3094.36833215318" calcext:value-type="float">
            <text:p>3094.3683321532</text:p>
          </table:table-cell>
        </table:table-row>
        <table:table-row table:style-name="ro1">
          <table:table-cell office:value-type="float" office:value="6.60795139300001" calcext:value-type="float">
            <text:p>6.607951393</text:p>
          </table:table-cell>
          <table:table-cell office:value-type="float" office:value="3095.6988875596" calcext:value-type="float">
            <text:p>3095.6988875596</text:p>
          </table:table-cell>
        </table:table-row>
        <table:table-row table:style-name="ro1">
          <table:table-cell office:value-type="float" office:value="6.62745807200001" calcext:value-type="float">
            <text:p>6.627458072</text:p>
          </table:table-cell>
          <table:table-cell office:value-type="float" office:value="3075.86955216681" calcext:value-type="float">
            <text:p>3075.8695521668</text:p>
          </table:table-cell>
        </table:table-row>
        <table:table-row table:style-name="ro1">
          <table:table-cell office:value-type="float" office:value="6.646826312" calcext:value-type="float">
            <text:p>6.646826312</text:p>
          </table:table-cell>
          <table:table-cell office:value-type="float" office:value="3097.85504516809" calcext:value-type="float">
            <text:p>3097.8550451681</text:p>
          </table:table-cell>
        </table:table-row>
        <table:table-row table:style-name="ro1">
          <table:table-cell office:value-type="float" office:value="6.66620444900001" calcext:value-type="float">
            <text:p>6.666204449</text:p>
          </table:table-cell>
          <table:table-cell office:value-type="float" office:value="3096.27287700505" calcext:value-type="float">
            <text:p>3096.2728770051</text:p>
          </table:table-cell>
        </table:table-row>
        <table:table-row table:style-name="ro1">
          <table:table-cell office:value-type="float" office:value="6.685461907" calcext:value-type="float">
            <text:p>6.685461907</text:p>
          </table:table-cell>
          <table:table-cell office:value-type="float" office:value="3115.67601497585" calcext:value-type="float">
            <text:p>3115.6760149759</text:p>
          </table:table-cell>
        </table:table-row>
        <table:table-row table:style-name="ro1">
          <table:table-cell office:value-type="float" office:value="6.70463983400001" calcext:value-type="float">
            <text:p>6.704639834</text:p>
          </table:table-cell>
          <table:table-cell office:value-type="float" office:value="3128.59674562304" calcext:value-type="float">
            <text:p>3128.596745623</text:p>
          </table:table-cell>
        </table:table-row>
        <table:table-row table:style-name="ro1">
          <table:table-cell office:value-type="float" office:value="6.72367828100001" calcext:value-type="float">
            <text:p>6.723678281</text:p>
          </table:table-cell>
          <table:table-cell office:value-type="float" office:value="3151.51755812859" calcext:value-type="float">
            <text:p>3151.5175581286</text:p>
          </table:table-cell>
        </table:table-row>
        <table:table-row table:style-name="ro1">
          <table:table-cell office:value-type="float" office:value="6.74297162500001" calcext:value-type="float">
            <text:p>6.742971625</text:p>
          </table:table-cell>
          <table:table-cell office:value-type="float" office:value="3109.88079619507" calcext:value-type="float">
            <text:p>3109.8807961951</text:p>
          </table:table-cell>
        </table:table-row>
        <table:table-row table:style-name="ro1">
          <table:table-cell office:value-type="float" office:value="6.762130281" calcext:value-type="float">
            <text:p>6.762130281</text:p>
          </table:table-cell>
          <table:table-cell office:value-type="float" office:value="3131.743688077" calcext:value-type="float">
            <text:p>3131.743688077</text:p>
          </table:table-cell>
        </table:table-row>
        <table:table-row table:style-name="ro1">
          <table:table-cell office:value-type="float" office:value="6.78151925100001" calcext:value-type="float">
            <text:p>6.781519251</text:p>
          </table:table-cell>
          <table:table-cell office:value-type="float" office:value="3094.54292827178" calcext:value-type="float">
            <text:p>3094.5429282718</text:p>
          </table:table-cell>
        </table:table-row>
        <table:table-row table:style-name="ro1">
          <table:table-cell office:value-type="float" office:value="6.800893742" calcext:value-type="float">
            <text:p>6.800893742</text:p>
          </table:table-cell>
          <table:table-cell office:value-type="float" office:value="3096.8555509417" calcext:value-type="float">
            <text:p>3096.8555509417</text:p>
          </table:table-cell>
        </table:table-row>
        <table:table-row table:style-name="ro1">
          <table:table-cell office:value-type="float" office:value="6.82026917" calcext:value-type="float">
            <text:p>6.82026917</text:p>
          </table:table-cell>
          <table:table-cell office:value-type="float" office:value="3096.70578631806" calcext:value-type="float">
            <text:p>3096.7057863181</text:p>
          </table:table-cell>
        </table:table-row>
        <table:table-row table:style-name="ro1">
          <table:table-cell office:value-type="float" office:value="6.83965230600001" calcext:value-type="float">
            <text:p>6.839652306</text:p>
          </table:table-cell>
          <table:table-cell office:value-type="float" office:value="3095.47433397745" calcext:value-type="float">
            <text:p>3095.4743339775</text:p>
          </table:table-cell>
        </table:table-row>
        <table:table-row table:style-name="ro1">
          <table:table-cell office:value-type="float" office:value="6.859064766" calcext:value-type="float">
            <text:p>6.859064766</text:p>
          </table:table-cell>
          <table:table-cell office:value-type="float" office:value="3090.79838413091" calcext:value-type="float">
            <text:p>3090.7983841309</text:p>
          </table:table-cell>
        </table:table-row>
        <table:table-row table:style-name="ro1">
          <table:table-cell office:value-type="float" office:value="6.878339256" calcext:value-type="float">
            <text:p>6.878339256</text:p>
          </table:table-cell>
          <table:table-cell office:value-type="float" office:value="3112.92283219932" calcext:value-type="float">
            <text:p>3112.9228321993</text:p>
          </table:table-cell>
        </table:table-row>
        <table:table-row table:style-name="ro1">
          <table:table-cell office:value-type="float" office:value="6.897730673" calcext:value-type="float">
            <text:p>6.897730673</text:p>
          </table:table-cell>
          <table:table-cell office:value-type="float" office:value="3094.15242836652" calcext:value-type="float">
            <text:p>3094.1524283665</text:p>
          </table:table-cell>
        </table:table-row>
        <table:table-row table:style-name="ro1">
          <table:table-cell office:value-type="float" office:value="6.917101622" calcext:value-type="float">
            <text:p>6.917101622</text:p>
          </table:table-cell>
          <table:table-cell office:value-type="float" office:value="3097.42181449042" calcext:value-type="float">
            <text:p>3097.4218144904</text:p>
          </table:table-cell>
        </table:table-row>
        <table:table-row table:style-name="ro1">
          <table:table-cell office:value-type="float" office:value="6.9363658" calcext:value-type="float">
            <text:p>6.9363658</text:p>
          </table:table-cell>
          <table:table-cell office:value-type="float" office:value="3114.58916129197" calcext:value-type="float">
            <text:p>3114.589161292</text:p>
          </table:table-cell>
        </table:table-row>
        <table:table-row table:style-name="ro1">
          <table:table-cell office:value-type="float" office:value="6.9556293" calcext:value-type="float">
            <text:p>6.9556293</text:p>
          </table:table-cell>
          <table:table-cell office:value-type="float" office:value="3114.69878267288" calcext:value-type="float">
            <text:p>3114.6987826729</text:p>
          </table:table-cell>
        </table:table-row>
        <table:table-row table:style-name="ro1">
          <table:table-cell office:value-type="float" office:value="6.97502295700001" calcext:value-type="float">
            <text:p>6.975022957</text:p>
          </table:table-cell>
          <table:table-cell office:value-type="float" office:value="3093.79504855489" calcext:value-type="float">
            <text:p>3093.7950485549</text:p>
          </table:table-cell>
        </table:table-row>
        <table:table-row table:style-name="ro1">
          <table:table-cell office:value-type="float" office:value="6.994296926" calcext:value-type="float">
            <text:p>6.994296926</text:p>
          </table:table-cell>
          <table:table-cell office:value-type="float" office:value="3113.00697848015" calcext:value-type="float">
            <text:p>3113.0069784802</text:p>
          </table:table-cell>
        </table:table-row>
        <table:table-row table:style-name="ro1">
          <table:table-cell office:value-type="float" office:value="7.01356376000001" calcext:value-type="float">
            <text:p>7.01356376</text:p>
          </table:table-cell>
          <table:table-cell office:value-type="float" office:value="3114.15980435492" calcext:value-type="float">
            <text:p>3114.1598043549</text:p>
          </table:table-cell>
        </table:table-row>
        <table:table-row table:style-name="ro1">
          <table:table-cell office:value-type="float" office:value="7.032765958" calcext:value-type="float">
            <text:p>7.032765958</text:p>
          </table:table-cell>
          <table:table-cell office:value-type="float" office:value="3124.64229355607" calcext:value-type="float">
            <text:p>3124.6422935561</text:p>
          </table:table-cell>
        </table:table-row>
        <table:table-row table:style-name="ro1">
          <table:table-cell office:value-type="float" office:value="7.052043833" calcext:value-type="float">
            <text:p>7.052043833</text:p>
          </table:table-cell>
          <table:table-cell office:value-type="float" office:value="3112.37623441377" calcext:value-type="float">
            <text:p>3112.3762344138</text:p>
          </table:table-cell>
        </table:table-row>
        <table:table-row table:style-name="ro1">
          <table:table-cell office:value-type="float" office:value="7.071326344" calcext:value-type="float">
            <text:p>7.071326344</text:p>
          </table:table-cell>
          <table:table-cell office:value-type="float" office:value="3111.62794098754" calcext:value-type="float">
            <text:p>3111.6279409876</text:p>
          </table:table-cell>
        </table:table-row>
        <table:table-row table:style-name="ro1">
          <table:table-cell office:value-type="float" office:value="7.09074666800001" calcext:value-type="float">
            <text:p>7.090746668</text:p>
          </table:table-cell>
          <table:table-cell office:value-type="float" office:value="3089.54680673563" calcext:value-type="float">
            <text:p>3089.5468067356</text:p>
          </table:table-cell>
        </table:table-row>
        <table:table-row table:style-name="ro1">
          <table:table-cell office:value-type="float" office:value="7.109927043" calcext:value-type="float">
            <text:p>7.109927043</text:p>
          </table:table-cell>
          <table:table-cell office:value-type="float" office:value="3128.19744139671" calcext:value-type="float">
            <text:p>3128.1974413967</text:p>
          </table:table-cell>
        </table:table-row>
        <table:table-row table:style-name="ro1">
          <table:table-cell office:value-type="float" office:value="7.129193669" calcext:value-type="float">
            <text:p>7.129193669</text:p>
          </table:table-cell>
          <table:table-cell office:value-type="float" office:value="3114.19342442149" calcext:value-type="float">
            <text:p>3114.1934244215</text:p>
          </table:table-cell>
        </table:table-row>
        <table:table-row table:style-name="ro1">
          <table:table-cell office:value-type="float" office:value="7.14842534600001" calcext:value-type="float">
            <text:p>7.148425346</text:p>
          </table:table-cell>
          <table:table-cell office:value-type="float" office:value="3119.85273047048" calcext:value-type="float">
            <text:p>3119.8527304705</text:p>
          </table:table-cell>
        </table:table-row>
        <table:table-row table:style-name="ro1">
          <table:table-cell office:value-type="float" office:value="7.167591762" calcext:value-type="float">
            <text:p>7.167591762</text:p>
          </table:table-cell>
          <table:table-cell office:value-type="float" office:value="3130.47572378845" calcext:value-type="float">
            <text:p>3130.4757237885</text:p>
          </table:table-cell>
        </table:table-row>
        <table:table-row table:style-name="ro1">
          <table:table-cell office:value-type="float" office:value="7.186874742" calcext:value-type="float">
            <text:p>7.186874742</text:p>
          </table:table-cell>
          <table:table-cell office:value-type="float" office:value="3111.55226007601" calcext:value-type="float">
            <text:p>3111.552260076</text:p>
          </table:table-cell>
        </table:table-row>
        <table:table-row table:style-name="ro1">
          <table:table-cell office:value-type="float" office:value="7.20620126300001" calcext:value-type="float">
            <text:p>7.206201263</text:p>
          </table:table-cell>
          <table:table-cell office:value-type="float" office:value="3104.54219877271" calcext:value-type="float">
            <text:p>3104.5421987727</text:p>
          </table:table-cell>
        </table:table-row>
        <table:table-row table:style-name="ro1">
          <table:table-cell office:value-type="float" office:value="7.22558341" calcext:value-type="float">
            <text:p>7.22558341</text:p>
          </table:table-cell>
          <table:table-cell office:value-type="float" office:value="3095.63228470193" calcext:value-type="float">
            <text:p>3095.6322847019</text:p>
          </table:table-cell>
        </table:table-row>
        <table:table-row table:style-name="ro1">
          <table:table-cell office:value-type="float" office:value="7.24493321300001" calcext:value-type="float">
            <text:p>7.244933213</text:p>
          </table:table-cell>
          <table:table-cell office:value-type="float" office:value="3100.80676273368" calcext:value-type="float">
            <text:p>3100.8067627337</text:p>
          </table:table-cell>
        </table:table-row>
        <table:table-row table:style-name="ro1">
          <table:table-cell office:value-type="float" office:value="7.26422051600001" calcext:value-type="float">
            <text:p>7.264220516</text:p>
          </table:table-cell>
          <table:table-cell office:value-type="float" office:value="3110.85484580213" calcext:value-type="float">
            <text:p>3110.8548458021</text:p>
          </table:table-cell>
        </table:table-row>
        <table:table-row table:style-name="ro1">
          <table:table-cell office:value-type="float" office:value="7.283404276" calcext:value-type="float">
            <text:p>7.283404276</text:p>
          </table:table-cell>
          <table:table-cell office:value-type="float" office:value="3127.64546679229" calcext:value-type="float">
            <text:p>3127.6454667923</text:p>
          </table:table-cell>
        </table:table-row>
        <table:table-row table:style-name="ro1">
          <table:table-cell office:value-type="float" office:value="7.30257006700001" calcext:value-type="float">
            <text:p>7.302570067</text:p>
          </table:table-cell>
          <table:table-cell office:value-type="float" office:value="3130.57780917997" calcext:value-type="float">
            <text:p>3130.57780918</text:p>
          </table:table-cell>
        </table:table-row>
        <table:table-row table:style-name="ro1">
          <table:table-cell office:value-type="float" office:value="7.32172726500001" calcext:value-type="float">
            <text:p>7.321727265</text:p>
          </table:table-cell>
          <table:table-cell office:value-type="float" office:value="3131.9820362035" calcext:value-type="float">
            <text:p>3131.9820362035</text:p>
          </table:table-cell>
        </table:table-row>
        <table:table-row table:style-name="ro1">
          <table:table-cell office:value-type="float" office:value="7.34079868100001" calcext:value-type="float">
            <text:p>7.340798681</text:p>
          </table:table-cell>
          <table:table-cell office:value-type="float" office:value="3146.06948954348" calcext:value-type="float">
            <text:p>3146.0694895435</text:p>
          </table:table-cell>
        </table:table-row>
        <table:table-row table:style-name="ro1">
          <table:table-cell office:value-type="float" office:value="7.359870513" calcext:value-type="float">
            <text:p>7.359870513</text:p>
          </table:table-cell>
          <table:table-cell office:value-type="float" office:value="3146.00086661928" calcext:value-type="float">
            <text:p>3146.0008666193</text:p>
          </table:table-cell>
        </table:table-row>
        <table:table-row table:style-name="ro1">
          <table:table-cell office:value-type="float" office:value="7.37916864900001" calcext:value-type="float">
            <text:p>7.379168649</text:p>
          </table:table-cell>
          <table:table-cell office:value-type="float" office:value="3109.10856882705" calcext:value-type="float">
            <text:p>3109.1085688271</text:p>
          </table:table-cell>
        </table:table-row>
        <table:table-row table:style-name="ro1">
          <table:table-cell office:value-type="float" office:value="7.39848798300001" calcext:value-type="float">
            <text:p>7.398487983</text:p>
          </table:table-cell>
          <table:table-cell office:value-type="float" office:value="3105.69712185695" calcext:value-type="float">
            <text:p>3105.697121857</text:p>
          </table:table-cell>
        </table:table-row>
        <table:table-row table:style-name="ro1">
          <table:table-cell office:value-type="float" office:value="7.41771466" calcext:value-type="float">
            <text:p>7.41771466</text:p>
          </table:table-cell>
          <table:table-cell office:value-type="float" office:value="3120.66406483167" calcext:value-type="float">
            <text:p>3120.6640648317</text:p>
          </table:table-cell>
        </table:table-row>
        <table:table-row table:style-name="ro1">
          <table:table-cell office:value-type="float" office:value="7.437003577" calcext:value-type="float">
            <text:p>7.437003577</text:p>
          </table:table-cell>
          <table:table-cell office:value-type="float" office:value="3110.59454504411" calcext:value-type="float">
            <text:p>3110.5945450441</text:p>
          </table:table-cell>
        </table:table-row>
        <table:table-row table:style-name="ro1">
          <table:table-cell office:value-type="float" office:value="7.45609978500001" calcext:value-type="float">
            <text:p>7.456099785</text:p>
          </table:table-cell>
          <table:table-cell office:value-type="float" office:value="3141.98504750136" calcext:value-type="float">
            <text:p>3141.9850475014</text:p>
          </table:table-cell>
        </table:table-row>
        <table:table-row table:style-name="ro1">
          <table:table-cell office:value-type="float" office:value="7.475279431" calcext:value-type="float">
            <text:p>7.475279431</text:p>
          </table:table-cell>
          <table:table-cell office:value-type="float" office:value="3128.31634118831" calcext:value-type="float">
            <text:p>3128.3163411883</text:p>
          </table:table-cell>
        </table:table-row>
        <table:table-row table:style-name="ro1">
          <table:table-cell office:value-type="float" office:value="7.49446449300001" calcext:value-type="float">
            <text:p>7.494464493</text:p>
          </table:table-cell>
          <table:table-cell office:value-type="float" office:value="3127.43320818996" calcext:value-type="float">
            <text:p>3127.43320819</text:p>
          </table:table-cell>
        </table:table-row>
        <table:table-row table:style-name="ro1">
          <table:table-cell office:value-type="float" office:value="7.513719608" calcext:value-type="float">
            <text:p>7.513719608</text:p>
          </table:table-cell>
          <table:table-cell office:value-type="float" office:value="3116.05513651942" calcext:value-type="float">
            <text:p>3116.0551365194</text:p>
          </table:table-cell>
        </table:table-row>
        <table:table-row table:style-name="ro1">
          <table:table-cell office:value-type="float" office:value="7.532910399" calcext:value-type="float">
            <text:p>7.532910399</text:p>
          </table:table-cell>
          <table:table-cell office:value-type="float" office:value="3126.49957992877" calcext:value-type="float">
            <text:p>3126.4995799288</text:p>
          </table:table-cell>
        </table:table-row>
        <table:table-row table:style-name="ro1">
          <table:table-cell office:value-type="float" office:value="7.55233916100001" calcext:value-type="float">
            <text:p>7.552339161</text:p>
          </table:table-cell>
          <table:table-cell office:value-type="float" office:value="3088.20500245912" calcext:value-type="float">
            <text:p>3088.2050024591</text:p>
          </table:table-cell>
        </table:table-row>
        <table:table-row table:style-name="ro1">
          <table:table-cell office:value-type="float" office:value="7.57138609800001" calcext:value-type="float">
            <text:p>7.571386098</text:p>
          </table:table-cell>
          <table:table-cell office:value-type="float" office:value="3150.1127976642" calcext:value-type="float">
            <text:p>3150.1127976642</text:p>
          </table:table-cell>
        </table:table-row>
        <table:table-row table:style-name="ro1">
          <table:table-cell office:value-type="float" office:value="7.59068553600001" calcext:value-type="float">
            <text:p>7.590685536</text:p>
          </table:table-cell>
          <table:table-cell office:value-type="float" office:value="3108.898818711" calcext:value-type="float">
            <text:p>3108.898818711</text:p>
          </table:table-cell>
        </table:table-row>
        <table:table-row table:style-name="ro1">
          <table:table-cell office:value-type="float" office:value="7.60980867100001" calcext:value-type="float">
            <text:p>7.609808671</text:p>
          </table:table-cell>
          <table:table-cell office:value-type="float" office:value="3137.56086541234" calcext:value-type="float">
            <text:p>3137.5608654123</text:p>
          </table:table-cell>
        </table:table-row>
        <table:table-row table:style-name="ro1">
          <table:table-cell office:value-type="float" office:value="7.628847013" calcext:value-type="float">
            <text:p>7.628847013</text:p>
          </table:table-cell>
          <table:table-cell office:value-type="float" office:value="3151.53493933659" calcext:value-type="float">
            <text:p>3151.5349393366</text:p>
          </table:table-cell>
        </table:table-row>
        <table:table-row table:style-name="ro1">
          <table:table-cell office:value-type="float" office:value="7.64788374200001" calcext:value-type="float">
            <text:p>7.647883742</text:p>
          </table:table-cell>
          <table:table-cell office:value-type="float" office:value="3151.80197186073" calcext:value-type="float">
            <text:p>3151.8019718607</text:p>
          </table:table-cell>
        </table:table-row>
        <table:table-row table:style-name="ro1">
          <table:table-cell office:value-type="float" office:value="7.66699843900001" calcext:value-type="float">
            <text:p>7.666998439</text:p>
          </table:table-cell>
          <table:table-cell office:value-type="float" office:value="3138.94591161871" calcext:value-type="float">
            <text:p>3138.9459116187</text:p>
          </table:table-cell>
        </table:table-row>
        <table:table-row table:style-name="ro1">
          <table:table-cell office:value-type="float" office:value="7.686214022" calcext:value-type="float">
            <text:p>7.686214022</text:p>
          </table:table-cell>
          <table:table-cell office:value-type="float" office:value="3122.46576125375" calcext:value-type="float">
            <text:p>3122.4657612538</text:p>
          </table:table-cell>
        </table:table-row>
        <table:table-row table:style-name="ro1">
          <table:table-cell office:value-type="float" office:value="7.70549450200001" calcext:value-type="float">
            <text:p>7.705494502</text:p>
          </table:table-cell>
          <table:table-cell office:value-type="float" office:value="3111.95571894376" calcext:value-type="float">
            <text:p>3111.9557189438</text:p>
          </table:table-cell>
        </table:table-row>
        <table:table-row table:style-name="ro1">
          <table:table-cell office:value-type="float" office:value="7.724566959" calcext:value-type="float">
            <text:p>7.724566959</text:p>
          </table:table-cell>
          <table:table-cell office:value-type="float" office:value="3145.89777289954" calcext:value-type="float">
            <text:p>3145.8977728995</text:p>
          </table:table-cell>
        </table:table-row>
        <table:table-row table:style-name="ro1">
          <table:table-cell office:value-type="float" office:value="7.74378077200001" calcext:value-type="float">
            <text:p>7.743780772</text:p>
          </table:table-cell>
          <table:table-cell office:value-type="float" office:value="3122.75340662349" calcext:value-type="float">
            <text:p>3122.7534066235</text:p>
          </table:table-cell>
        </table:table-row>
        <table:table-row table:style-name="ro1">
          <table:table-cell office:value-type="float" office:value="7.762867813" calcext:value-type="float">
            <text:p>7.762867813</text:p>
          </table:table-cell>
          <table:table-cell office:value-type="float" office:value="3143.49405966205" calcext:value-type="float">
            <text:p>3143.4940596621</text:p>
          </table:table-cell>
        </table:table-row>
        <table:table-row table:style-name="ro1">
          <table:table-cell office:value-type="float" office:value="7.78203553100001" calcext:value-type="float">
            <text:p>7.782035531</text:p>
          </table:table-cell>
          <table:table-cell office:value-type="float" office:value="3130.26308087287" calcext:value-type="float">
            <text:p>3130.2630808729</text:p>
          </table:table-cell>
        </table:table-row>
        <table:table-row table:style-name="ro1">
          <table:table-cell office:value-type="float" office:value="7.801137572" calcext:value-type="float">
            <text:p>7.801137572</text:p>
          </table:table-cell>
          <table:table-cell office:value-type="float" office:value="3141.02561082405" calcext:value-type="float">
            <text:p>3141.0256108241</text:p>
          </table:table-cell>
        </table:table-row>
        <table:table-row table:style-name="ro1">
          <table:table-cell office:value-type="float" office:value="7.82037180200001" calcext:value-type="float">
            <text:p>7.820371802</text:p>
          </table:table-cell>
          <table:table-cell office:value-type="float" office:value="3119.4386258234" calcext:value-type="float">
            <text:p>3119.4386258234</text:p>
          </table:table-cell>
        </table:table-row>
        <table:table-row table:style-name="ro1">
          <table:table-cell office:value-type="float" office:value="7.83954426000001" calcext:value-type="float">
            <text:p>7.83954426</text:p>
          </table:table-cell>
          <table:table-cell office:value-type="float" office:value="3129.48918704114" calcext:value-type="float">
            <text:p>3129.4891870411</text:p>
          </table:table-cell>
        </table:table-row>
        <table:table-row table:style-name="ro1">
          <table:table-cell office:value-type="float" office:value="7.85886375" calcext:value-type="float">
            <text:p>7.85886375</text:p>
          </table:table-cell>
          <table:table-cell office:value-type="float" office:value="3105.67204413995" calcext:value-type="float">
            <text:p>3105.67204414</text:p>
          </table:table-cell>
        </table:table-row>
        <table:table-row table:style-name="ro1">
          <table:table-cell office:value-type="float" office:value="7.87805980200001" calcext:value-type="float">
            <text:p>7.878059802</text:p>
          </table:table-cell>
          <table:table-cell office:value-type="float" office:value="3125.6427102803" calcext:value-type="float">
            <text:p>3125.6427102803</text:p>
          </table:table-cell>
        </table:table-row>
        <table:table-row table:style-name="ro1">
          <table:table-cell office:value-type="float" office:value="7.89717007200001" calcext:value-type="float">
            <text:p>7.897170072</text:p>
          </table:table-cell>
          <table:table-cell office:value-type="float" office:value="3139.67306584386" calcext:value-type="float">
            <text:p>3139.6730658439</text:p>
          </table:table-cell>
        </table:table-row>
        <table:table-row table:style-name="ro1">
          <table:table-cell office:value-type="float" office:value="7.916308415" calcext:value-type="float">
            <text:p>7.916308415</text:p>
          </table:table-cell>
          <table:table-cell office:value-type="float" office:value="3135.0676492744" calcext:value-type="float">
            <text:p>3135.0676492744</text:p>
          </table:table-cell>
        </table:table-row>
        <table:table-row table:style-name="ro1">
          <table:table-cell office:value-type="float" office:value="7.935468478" calcext:value-type="float">
            <text:p>7.935468478</text:p>
          </table:table-cell>
          <table:table-cell office:value-type="float" office:value="3131.51371161967" calcext:value-type="float">
            <text:p>3131.5137116197</text:p>
          </table:table-cell>
        </table:table-row>
        <table:table-row table:style-name="ro1">
          <table:table-cell office:value-type="float" office:value="7.95452640400001" calcext:value-type="float">
            <text:p>7.954526404</text:p>
          </table:table-cell>
          <table:table-cell office:value-type="float" office:value="3148.29640958798" calcext:value-type="float">
            <text:p>3148.296409588</text:p>
          </table:table-cell>
        </table:table-row>
        <table:table-row table:style-name="ro1">
          <table:table-cell office:value-type="float" office:value="7.973656362" calcext:value-type="float">
            <text:p>7.973656362</text:p>
          </table:table-cell>
          <table:table-cell office:value-type="float" office:value="3136.44180504841" calcext:value-type="float">
            <text:p>3136.4418050484</text:p>
          </table:table-cell>
        </table:table-row>
        <table:table-row table:style-name="ro1">
          <table:table-cell office:value-type="float" office:value="7.992869133" calcext:value-type="float">
            <text:p>7.992869133</text:p>
          </table:table-cell>
          <table:table-cell office:value-type="float" office:value="3122.92276840243" calcext:value-type="float">
            <text:p>3122.9227684024</text:p>
          </table:table-cell>
        </table:table-row>
        <table:table-row table:style-name="ro1">
          <table:table-cell office:value-type="float" office:value="8.012077476" calcext:value-type="float">
            <text:p>8.012077476</text:p>
          </table:table-cell>
          <table:table-cell office:value-type="float" office:value="3123.64267964145" calcext:value-type="float">
            <text:p>3123.6426796415</text:p>
          </table:table-cell>
        </table:table-row>
        <table:table-row table:style-name="ro1">
          <table:table-cell office:value-type="float" office:value="8.031187851" calcext:value-type="float">
            <text:p>8.031187851</text:p>
          </table:table-cell>
          <table:table-cell office:value-type="float" office:value="3139.65581523178" calcext:value-type="float">
            <text:p>3139.6558152318</text:p>
          </table:table-cell>
        </table:table-row>
        <table:table-row table:style-name="ro1">
          <table:table-cell office:value-type="float" office:value="8.050236818" calcext:value-type="float">
            <text:p>8.050236818</text:p>
          </table:table-cell>
          <table:table-cell office:value-type="float" office:value="3149.77709814865" calcext:value-type="float">
            <text:p>3149.7770981487</text:p>
          </table:table-cell>
        </table:table-row>
        <table:table-row table:style-name="ro1">
          <table:table-cell office:value-type="float" office:value="8.06943370400001" calcext:value-type="float">
            <text:p>8.069433704</text:p>
          </table:table-cell>
          <table:table-cell office:value-type="float" office:value="3125.50691815278" calcext:value-type="float">
            <text:p>3125.5069181528</text:p>
          </table:table-cell>
        </table:table-row>
        <table:table-row table:style-name="ro1">
          <table:table-cell office:value-type="float" office:value="8.088668298" calcext:value-type="float">
            <text:p>8.088668298</text:p>
          </table:table-cell>
          <table:table-cell office:value-type="float" office:value="3119.37959283207" calcext:value-type="float">
            <text:p>3119.3795928321</text:p>
          </table:table-cell>
        </table:table-row>
        <table:table-row table:style-name="ro1">
          <table:table-cell office:value-type="float" office:value="8.10783148500001" calcext:value-type="float">
            <text:p>8.107831485</text:p>
          </table:table-cell>
          <table:table-cell office:value-type="float" office:value="3131.00320943423" calcext:value-type="float">
            <text:p>3131.0032094342</text:p>
          </table:table-cell>
        </table:table-row>
        <table:table-row table:style-name="ro1">
          <table:table-cell office:value-type="float" office:value="8.126965974" calcext:value-type="float">
            <text:p>8.126965974</text:p>
          </table:table-cell>
          <table:table-cell office:value-type="float" office:value="3135.69910333192" calcext:value-type="float">
            <text:p>3135.6991033319</text:p>
          </table:table-cell>
        </table:table-row>
        <table:table-row table:style-name="ro1">
          <table:table-cell office:value-type="float" office:value="8.146113328" calcext:value-type="float">
            <text:p>8.146113328</text:p>
          </table:table-cell>
          <table:table-cell office:value-type="float" office:value="3133.59224465206" calcext:value-type="float">
            <text:p>3133.5922446521</text:p>
          </table:table-cell>
        </table:table-row>
        <table:table-row table:style-name="ro1">
          <table:table-cell office:value-type="float" office:value="8.165428703" calcext:value-type="float">
            <text:p>8.165428703</text:p>
          </table:table-cell>
          <table:table-cell office:value-type="float" office:value="3106.33368495224" calcext:value-type="float">
            <text:p>3106.3336849523</text:p>
          </table:table-cell>
        </table:table-row>
        <table:table-row table:style-name="ro1">
          <table:table-cell office:value-type="float" office:value="8.18455288" calcext:value-type="float">
            <text:p>8.18455288</text:p>
          </table:table-cell>
          <table:table-cell office:value-type="float" office:value="3137.38991225695" calcext:value-type="float">
            <text:p>3137.389912257</text:p>
          </table:table-cell>
        </table:table-row>
        <table:table-row table:style-name="ro1">
          <table:table-cell office:value-type="float" office:value="8.20361861900001" calcext:value-type="float">
            <text:p>8.203618619</text:p>
          </table:table-cell>
          <table:table-cell office:value-type="float" office:value="3147.00626080952" calcext:value-type="float">
            <text:p>3147.0062608095</text:p>
          </table:table-cell>
        </table:table-row>
        <table:table-row table:style-name="ro1">
          <table:table-cell office:value-type="float" office:value="8.222883682" calcext:value-type="float">
            <text:p>8.222883682</text:p>
          </table:table-cell>
          <table:table-cell office:value-type="float" office:value="3114.44608304814" calcext:value-type="float">
            <text:p>3114.4460830482</text:p>
          </table:table-cell>
        </table:table-row>
        <table:table-row table:style-name="ro1">
          <table:table-cell office:value-type="float" office:value="8.24203801500001" calcext:value-type="float">
            <text:p>8.242038015</text:p>
          </table:table-cell>
          <table:table-cell office:value-type="float" office:value="3132.45050088617" calcext:value-type="float">
            <text:p>3132.4505008862</text:p>
          </table:table-cell>
        </table:table-row>
        <table:table-row table:style-name="ro1">
          <table:table-cell office:value-type="float" office:value="8.261337036" calcext:value-type="float">
            <text:p>8.261337036</text:p>
          </table:table-cell>
          <table:table-cell office:value-type="float" office:value="3108.96599366445" calcext:value-type="float">
            <text:p>3108.9659936645</text:p>
          </table:table-cell>
        </table:table-row>
        <table:table-row table:style-name="ro1">
          <table:table-cell office:value-type="float" office:value="8.28069439100001" calcext:value-type="float">
            <text:p>8.280694391</text:p>
          </table:table-cell>
          <table:table-cell office:value-type="float" office:value="3099.59702655481" calcext:value-type="float">
            <text:p>3099.5970265548</text:p>
          </table:table-cell>
        </table:table-row>
        <table:table-row table:style-name="ro1">
          <table:table-cell office:value-type="float" office:value="8.29985424500001" calcext:value-type="float">
            <text:p>8.299854245</text:p>
          </table:table-cell>
          <table:table-cell office:value-type="float" office:value="3131.54787087717" calcext:value-type="float">
            <text:p>3131.5478708772</text:p>
          </table:table-cell>
        </table:table-row>
        <table:table-row table:style-name="ro1">
          <table:table-cell office:value-type="float" office:value="8.31899316100001" calcext:value-type="float">
            <text:p>8.318993161</text:p>
          </table:table-cell>
          <table:table-cell office:value-type="float" office:value="3134.97378848369" calcext:value-type="float">
            <text:p>3134.9737884837</text:p>
          </table:table-cell>
        </table:table-row>
        <table:table-row table:style-name="ro1">
          <table:table-cell office:value-type="float" office:value="8.33804410800001" calcext:value-type="float">
            <text:p>8.338044108</text:p>
          </table:table-cell>
          <table:table-cell office:value-type="float" office:value="3149.4497360163" calcext:value-type="float">
            <text:p>3149.4497360163</text:p>
          </table:table-cell>
        </table:table-row>
        <table:table-row table:style-name="ro1">
          <table:table-cell office:value-type="float" office:value="8.357113232" calcext:value-type="float">
            <text:p>8.357113232</text:p>
          </table:table-cell>
          <table:table-cell office:value-type="float" office:value="3146.44762916256" calcext:value-type="float">
            <text:p>3146.4476291626</text:p>
          </table:table-cell>
        </table:table-row>
        <table:table-row table:style-name="ro1">
          <table:table-cell office:value-type="float" office:value="8.37603657400001" calcext:value-type="float">
            <text:p>8.376036574</text:p>
          </table:table-cell>
          <table:table-cell office:value-type="float" office:value="3170.68729191572" calcext:value-type="float">
            <text:p>3170.6872919157</text:p>
          </table:table-cell>
        </table:table-row>
        <table:table-row table:style-name="ro1">
          <table:table-cell office:value-type="float" office:value="8.395198772" calcext:value-type="float">
            <text:p>8.395198772</text:p>
          </table:table-cell>
          <table:table-cell office:value-type="float" office:value="3131.16480687827" calcext:value-type="float">
            <text:p>3131.1648068783</text:p>
          </table:table-cell>
        </table:table-row>
        <table:table-row table:style-name="ro1">
          <table:table-cell office:value-type="float" office:value="8.41426425" calcext:value-type="float">
            <text:p>8.41426425</text:p>
          </table:table-cell>
          <table:table-cell office:value-type="float" office:value="3147.04934227165" calcext:value-type="float">
            <text:p>3147.0493422717</text:p>
          </table:table-cell>
        </table:table-row>
        <table:table-row table:style-name="ro1">
          <table:table-cell office:value-type="float" office:value="8.43357686500001" calcext:value-type="float">
            <text:p>8.433576865</text:p>
          </table:table-cell>
          <table:table-cell office:value-type="float" office:value="3106.77761659866" calcext:value-type="float">
            <text:p>3106.7776165987</text:p>
          </table:table-cell>
        </table:table-row>
        <table:table-row table:style-name="ro1">
          <table:table-cell office:value-type="float" office:value="8.45266822900001" calcext:value-type="float">
            <text:p>8.452668229</text:p>
          </table:table-cell>
          <table:table-cell office:value-type="float" office:value="3142.78225484491" calcext:value-type="float">
            <text:p>3142.7822548449</text:p>
          </table:table-cell>
        </table:table-row>
        <table:table-row table:style-name="ro1">
          <table:table-cell office:value-type="float" office:value="8.47186501" calcext:value-type="float">
            <text:p>8.47186501</text:p>
          </table:table-cell>
          <table:table-cell office:value-type="float" office:value="3125.52401363689" calcext:value-type="float">
            <text:p>3125.5240136369</text:p>
          </table:table-cell>
        </table:table-row>
        <table:table-row table:style-name="ro1">
          <table:table-cell office:value-type="float" office:value="8.490987781" calcext:value-type="float">
            <text:p>8.490987781</text:p>
          </table:table-cell>
          <table:table-cell office:value-type="float" office:value="3137.6205885644" calcext:value-type="float">
            <text:p>3137.6205885644</text:p>
          </table:table-cell>
        </table:table-row>
        <table:table-row table:style-name="ro1">
          <table:table-cell office:value-type="float" office:value="8.510045394" calcext:value-type="float">
            <text:p>8.510045394</text:p>
          </table:table-cell>
          <table:table-cell office:value-type="float" office:value="3148.34811683901" calcext:value-type="float">
            <text:p>3148.348116839</text:p>
          </table:table-cell>
        </table:table-row>
        <table:table-row table:style-name="ro1">
          <table:table-cell office:value-type="float" office:value="8.529130248" calcext:value-type="float">
            <text:p>8.529130248</text:p>
          </table:table-cell>
          <table:table-cell office:value-type="float" office:value="3143.85428361165" calcext:value-type="float">
            <text:p>3143.8542836117</text:p>
          </table:table-cell>
        </table:table-row>
        <table:table-row table:style-name="ro1">
          <table:table-cell office:value-type="float" office:value="8.54821781000001" calcext:value-type="float">
            <text:p>8.54821781</text:p>
          </table:table-cell>
          <table:table-cell office:value-type="float" office:value="3143.40825716604" calcext:value-type="float">
            <text:p>3143.4082571661</text:p>
          </table:table-cell>
        </table:table-row>
        <table:table-row table:style-name="ro1">
          <table:table-cell office:value-type="float" office:value="8.567406101" calcext:value-type="float">
            <text:p>8.567406101</text:p>
          </table:table-cell>
          <table:table-cell office:value-type="float" office:value="3126.90692464615" calcext:value-type="float">
            <text:p>3126.9069246462</text:p>
          </table:table-cell>
        </table:table-row>
        <table:table-row table:style-name="ro1">
          <table:table-cell office:value-type="float" office:value="8.58659277800001" calcext:value-type="float">
            <text:p>8.586592778</text:p>
          </table:table-cell>
          <table:table-cell office:value-type="float" office:value="3127.16996278076" calcext:value-type="float">
            <text:p>3127.1699627808</text:p>
          </table:table-cell>
        </table:table-row>
        <table:table-row table:style-name="ro1">
          <table:table-cell office:value-type="float" office:value="8.60576278800001" calcext:value-type="float">
            <text:p>8.605762788</text:p>
          </table:table-cell>
          <table:table-cell office:value-type="float" office:value="3129.8888211332" calcext:value-type="float">
            <text:p>3129.8888211332</text:p>
          </table:table-cell>
        </table:table-row>
        <table:table-row table:style-name="ro1">
          <table:table-cell office:value-type="float" office:value="8.62480107900001" calcext:value-type="float">
            <text:p>8.624801079</text:p>
          </table:table-cell>
          <table:table-cell office:value-type="float" office:value="3151.54338170356" calcext:value-type="float">
            <text:p>3151.5433817036</text:p>
          </table:table-cell>
        </table:table-row>
        <table:table-row table:style-name="ro1">
          <table:table-cell office:value-type="float" office:value="8.64394239100001" calcext:value-type="float">
            <text:p>8.643942391</text:p>
          </table:table-cell>
          <table:table-cell office:value-type="float" office:value="3134.58137038847" calcext:value-type="float">
            <text:p>3134.5813703885</text:p>
          </table:table-cell>
        </table:table-row>
        <table:table-row table:style-name="ro1">
          <table:table-cell office:value-type="float" office:value="8.663130839" calcext:value-type="float">
            <text:p>8.663130839</text:p>
          </table:table-cell>
          <table:table-cell office:value-type="float" office:value="3126.88134027401" calcext:value-type="float">
            <text:p>3126.881340274</text:p>
          </table:table-cell>
        </table:table-row>
        <table:table-row table:style-name="ro1">
          <table:table-cell office:value-type="float" office:value="8.68217314" calcext:value-type="float">
            <text:p>8.68217314</text:p>
          </table:table-cell>
          <table:table-cell office:value-type="float" office:value="3150.87971774017" calcext:value-type="float">
            <text:p>3150.8797177402</text:p>
          </table:table-cell>
        </table:table-row>
        <table:table-row table:style-name="ro1">
          <table:table-cell office:value-type="float" office:value="8.70127190000001" calcext:value-type="float">
            <text:p>8.7012719</text:p>
          </table:table-cell>
          <table:table-cell office:value-type="float" office:value="3141.56521156254" calcext:value-type="float">
            <text:p>3141.5652115626</text:p>
          </table:table-cell>
        </table:table-row>
        <table:table-row table:style-name="ro1">
          <table:table-cell office:value-type="float" office:value="8.72042248300001" calcext:value-type="float">
            <text:p>8.720422483</text:p>
          </table:table-cell>
          <table:table-cell office:value-type="float" office:value="3133.06388635821" calcext:value-type="float">
            <text:p>3133.0638863582</text:p>
          </table:table-cell>
        </table:table-row>
        <table:table-row table:style-name="ro1">
          <table:table-cell office:value-type="float" office:value="8.73958665900001" calcext:value-type="float">
            <text:p>8.739586659</text:p>
          </table:table-cell>
          <table:table-cell office:value-type="float" office:value="3130.84162867153" calcext:value-type="float">
            <text:p>3130.8416286715</text:p>
          </table:table-cell>
        </table:table-row>
        <table:table-row table:style-name="ro1">
          <table:table-cell office:value-type="float" office:value="8.758603127" calcext:value-type="float">
            <text:p>8.758603127</text:p>
          </table:table-cell>
          <table:table-cell office:value-type="float" office:value="3155.16004339149" calcext:value-type="float">
            <text:p>3155.1600433915</text:p>
          </table:table-cell>
        </table:table-row>
        <table:table-row table:style-name="ro1">
          <table:table-cell office:value-type="float" office:value="8.777768866" calcext:value-type="float">
            <text:p>8.777768866</text:p>
          </table:table-cell>
          <table:table-cell office:value-type="float" office:value="3130.58630298548" calcext:value-type="float">
            <text:p>3130.5863029855</text:p>
          </table:table-cell>
        </table:table-row>
        <table:table-row table:style-name="ro1">
          <table:table-cell office:value-type="float" office:value="8.79679898000001" calcext:value-type="float">
            <text:p>8.79679898</text:p>
          </table:table-cell>
          <table:table-cell office:value-type="float" office:value="3152.89756015073" calcext:value-type="float">
            <text:p>3152.8975601507</text:p>
          </table:table-cell>
        </table:table-row>
        <table:table-row table:style-name="ro1">
          <table:table-cell office:value-type="float" office:value="8.81596888600001" calcext:value-type="float">
            <text:p>8.815968886</text:p>
          </table:table-cell>
          <table:table-cell office:value-type="float" office:value="3129.90580131139" calcext:value-type="float">
            <text:p>3129.9058013114</text:p>
          </table:table-cell>
        </table:table-row>
        <table:table-row table:style-name="ro1">
          <table:table-cell office:value-type="float" office:value="8.83499327" calcext:value-type="float">
            <text:p>8.83499327</text:p>
          </table:table-cell>
          <table:table-cell office:value-type="float" office:value="3153.84718895649" calcext:value-type="float">
            <text:p>3153.8471889565</text:p>
          </table:table-cell>
        </table:table-row>
        <table:table-row table:style-name="ro1">
          <table:table-cell office:value-type="float" office:value="8.854188385" calcext:value-type="float">
            <text:p>8.854188385</text:p>
          </table:table-cell>
          <table:table-cell office:value-type="float" office:value="3125.79528697759" calcext:value-type="float">
            <text:p>3125.7952869776</text:p>
          </table:table-cell>
        </table:table-row>
        <table:table-row table:style-name="ro1">
          <table:table-cell office:value-type="float" office:value="8.87331053" calcext:value-type="float">
            <text:p>8.87331053</text:p>
          </table:table-cell>
          <table:table-cell office:value-type="float" office:value="3137.72330457743" calcext:value-type="float">
            <text:p>3137.7233045774</text:p>
          </table:table-cell>
        </table:table-row>
        <table:table-row table:style-name="ro1">
          <table:table-cell office:value-type="float" office:value="8.892442675" calcext:value-type="float">
            <text:p>8.892442675</text:p>
          </table:table-cell>
          <table:table-cell office:value-type="float" office:value="3136.08327764601" calcext:value-type="float">
            <text:p>3136.083277646</text:p>
          </table:table-cell>
        </table:table-row>
        <table:table-row table:style-name="ro1">
          <table:table-cell office:value-type="float" office:value="8.911483778" calcext:value-type="float">
            <text:p>8.911483778</text:p>
          </table:table-cell>
          <table:table-cell office:value-type="float" office:value="3151.07796013602" calcext:value-type="float">
            <text:p>3151.077960136</text:p>
          </table:table-cell>
        </table:table-row>
        <table:table-row table:style-name="ro1">
          <table:table-cell office:value-type="float" office:value="8.93069050700001" calcext:value-type="float">
            <text:p>8.930690507</text:p>
          </table:table-cell>
          <table:table-cell office:value-type="float" office:value="3123.9051688597" calcext:value-type="float">
            <text:p>3123.9051688597</text:p>
          </table:table-cell>
        </table:table-row>
        <table:table-row table:style-name="ro1">
          <table:table-cell office:value-type="float" office:value="8.94972603800001" calcext:value-type="float">
            <text:p>8.949726038</text:p>
          </table:table-cell>
          <table:table-cell office:value-type="float" office:value="3152.00033032962" calcext:value-type="float">
            <text:p>3152.0003303296</text:p>
          </table:table-cell>
        </table:table-row>
        <table:table-row table:style-name="ro1">
          <table:table-cell office:value-type="float" office:value="8.96892547500001" calcext:value-type="float">
            <text:p>8.968925475</text:p>
          </table:table-cell>
          <table:table-cell office:value-type="float" office:value="3125.09163680205" calcext:value-type="float">
            <text:p>3125.0916368021</text:p>
          </table:table-cell>
        </table:table-row>
        <table:table-row table:style-name="ro1">
          <table:table-cell office:value-type="float" office:value="8.988119392" calcext:value-type="float">
            <text:p>8.988119392</text:p>
          </table:table-cell>
          <table:table-cell office:value-type="float" office:value="3125.9903853921" calcext:value-type="float">
            <text:p>3125.9903853921</text:p>
          </table:table-cell>
        </table:table-row>
        <table:table-row table:style-name="ro1">
          <table:table-cell office:value-type="float" office:value="9.00717476600001" calcext:value-type="float">
            <text:p>9.007174766</text:p>
          </table:table-cell>
          <table:table-cell office:value-type="float" office:value="3148.71804667738" calcext:value-type="float">
            <text:p>3148.7180466774</text:p>
          </table:table-cell>
        </table:table-row>
        <table:table-row table:style-name="ro1">
          <table:table-cell office:value-type="float" office:value="9.026332849" calcext:value-type="float">
            <text:p>9.026332849</text:p>
          </table:table-cell>
          <table:table-cell office:value-type="float" office:value="3131.8373555444" calcext:value-type="float">
            <text:p>3131.8373555444</text:p>
          </table:table-cell>
        </table:table-row>
        <table:table-row table:style-name="ro1">
          <table:table-cell office:value-type="float" office:value="9.04536744100001" calcext:value-type="float">
            <text:p>9.045367441</text:p>
          </table:table-cell>
          <table:table-cell office:value-type="float" office:value="3152.1558224082" calcext:value-type="float">
            <text:p>3152.1558224082</text:p>
          </table:table-cell>
        </table:table-row>
        <table:table-row table:style-name="ro1">
          <table:table-cell office:value-type="float" office:value="9.06430416900001" calcext:value-type="float">
            <text:p>9.064304169</text:p>
          </table:table-cell>
          <table:table-cell office:value-type="float" office:value="3168.44599552786" calcext:value-type="float">
            <text:p>3168.4459955279</text:p>
          </table:table-cell>
        </table:table-row>
        <table:table-row table:style-name="ro1">
          <table:table-cell office:value-type="float" office:value="9.08327959500001" calcext:value-type="float">
            <text:p>9.083279595</text:p>
          </table:table-cell>
          <table:table-cell office:value-type="float" office:value="3161.98434754554" calcext:value-type="float">
            <text:p>3161.9843475456</text:p>
          </table:table-cell>
        </table:table-row>
        <table:table-row table:style-name="ro1">
          <table:table-cell office:value-type="float" office:value="9.102156686" calcext:value-type="float">
            <text:p>9.102156686</text:p>
          </table:table-cell>
          <table:table-cell office:value-type="float" office:value="3178.45583305298" calcext:value-type="float">
            <text:p>3178.455833053</text:p>
          </table:table-cell>
        </table:table-row>
        <table:table-row table:style-name="ro1">
          <table:table-cell office:value-type="float" office:value="9.121154977" calcext:value-type="float">
            <text:p>9.121154977</text:p>
          </table:table-cell>
          <table:table-cell office:value-type="float" office:value="3158.17880671434" calcext:value-type="float">
            <text:p>3158.1788067143</text:p>
          </table:table-cell>
        </table:table-row>
        <table:table-row table:style-name="ro1">
          <table:table-cell office:value-type="float" office:value="9.14013738200001" calcext:value-type="float">
            <text:p>9.140137382</text:p>
          </table:table-cell>
          <table:table-cell office:value-type="float" office:value="3160.82182420992" calcext:value-type="float">
            <text:p>3160.8218242099</text:p>
          </table:table-cell>
        </table:table-row>
        <table:table-row table:style-name="ro1">
          <table:table-cell office:value-type="float" office:value="9.15920786000001" calcext:value-type="float">
            <text:p>9.15920786</text:p>
          </table:table-cell>
          <table:table-cell office:value-type="float" office:value="3146.22423202972" calcext:value-type="float">
            <text:p>3146.2242320297</text:p>
          </table:table-cell>
        </table:table-row>
        <table:table-row table:style-name="ro1">
          <table:table-cell office:value-type="float" office:value="9.178196255" calcext:value-type="float">
            <text:p>9.178196255</text:p>
          </table:table-cell>
          <table:table-cell office:value-type="float" office:value="3159.82472452356" calcext:value-type="float">
            <text:p>3159.8247245236</text:p>
          </table:table-cell>
        </table:table-row>
        <table:table-row table:style-name="ro1">
          <table:table-cell office:value-type="float" office:value="9.19702527300001" calcext:value-type="float">
            <text:p>9.197025273</text:p>
          </table:table-cell>
          <table:table-cell office:value-type="float" office:value="3186.5708556858" calcext:value-type="float">
            <text:p>3186.5708556858</text:p>
          </table:table-cell>
        </table:table-row>
        <table:table-row table:style-name="ro1">
          <table:table-cell office:value-type="float" office:value="9.21608075100001" calcext:value-type="float">
            <text:p>9.216080751</text:p>
          </table:table-cell>
          <table:table-cell office:value-type="float" office:value="3148.70086176818" calcext:value-type="float">
            <text:p>3148.7008617682</text:p>
          </table:table-cell>
        </table:table-row>
        <table:table-row table:style-name="ro1">
          <table:table-cell office:value-type="float" office:value="9.23507774000001" calcext:value-type="float">
            <text:p>9.23507774</text:p>
          </table:table-cell>
          <table:table-cell office:value-type="float" office:value="3158.39525937481" calcext:value-type="float">
            <text:p>3158.3952593748</text:p>
          </table:table-cell>
        </table:table-row>
        <table:table-row table:style-name="ro1">
          <table:table-cell office:value-type="float" office:value="9.254145874" calcext:value-type="float">
            <text:p>9.254145874</text:p>
          </table:table-cell>
          <table:table-cell office:value-type="float" office:value="3146.61098983354" calcext:value-type="float">
            <text:p>3146.6109898336</text:p>
          </table:table-cell>
        </table:table-row>
        <table:table-row table:style-name="ro1">
          <table:table-cell office:value-type="float" office:value="9.27327369700001" calcext:value-type="float">
            <text:p>9.273273697</text:p>
          </table:table-cell>
          <table:table-cell office:value-type="float" office:value="3136.79188687515" calcext:value-type="float">
            <text:p>3136.7918868752</text:p>
          </table:table-cell>
        </table:table-row>
        <table:table-row table:style-name="ro1">
          <table:table-cell office:value-type="float" office:value="9.292425061" calcext:value-type="float">
            <text:p>9.292425061</text:p>
          </table:table-cell>
          <table:table-cell office:value-type="float" office:value="3132.9361188067" calcext:value-type="float">
            <text:p>3132.9361188067</text:p>
          </table:table-cell>
        </table:table-row>
        <table:table-row table:style-name="ro1">
          <table:table-cell office:value-type="float" office:value="9.31145382000001" calcext:value-type="float">
            <text:p>9.31145382</text:p>
          </table:table-cell>
          <table:table-cell office:value-type="float" office:value="3153.12207170074" calcext:value-type="float">
            <text:p>3153.1220717007</text:p>
          </table:table-cell>
        </table:table-row>
        <table:table-row table:style-name="ro1">
          <table:table-cell office:value-type="float" office:value="9.33051586100001" calcext:value-type="float">
            <text:p>9.330515861</text:p>
          </table:table-cell>
          <table:table-cell office:value-type="float" office:value="3147.61677409079" calcext:value-type="float">
            <text:p>3147.6167740908</text:p>
          </table:table-cell>
        </table:table-row>
        <table:table-row table:style-name="ro1">
          <table:table-cell office:value-type="float" office:value="9.349642902" calcext:value-type="float">
            <text:p>9.349642902</text:p>
          </table:table-cell>
          <table:table-cell office:value-type="float" office:value="3136.92013312623" calcext:value-type="float">
            <text:p>3136.9201331262</text:p>
          </table:table-cell>
        </table:table-row>
        <table:table-row table:style-name="ro1">
          <table:table-cell office:value-type="float" office:value="9.368708224" calcext:value-type="float">
            <text:p>9.368708224</text:p>
          </table:table-cell>
          <table:table-cell office:value-type="float" office:value="3147.075092673" calcext:value-type="float">
            <text:p>3147.075092673</text:p>
          </table:table-cell>
        </table:table-row>
        <table:table-row table:style-name="ro1">
          <table:table-cell office:value-type="float" office:value="9.38784297400001" calcext:value-type="float">
            <text:p>9.387842974</text:p>
          </table:table-cell>
          <table:table-cell office:value-type="float" office:value="3135.65633206497" calcext:value-type="float">
            <text:p>3135.656332065</text:p>
          </table:table-cell>
        </table:table-row>
        <table:table-row table:style-name="ro1">
          <table:table-cell office:value-type="float" office:value="9.40691324400001" calcext:value-type="float">
            <text:p>9.406913244</text:p>
          </table:table-cell>
          <table:table-cell office:value-type="float" office:value="3146.25854799115" calcext:value-type="float">
            <text:p>3146.2585479912</text:p>
          </table:table-cell>
        </table:table-row>
        <table:table-row table:style-name="ro1">
          <table:table-cell office:value-type="float" office:value="9.42604580600001" calcext:value-type="float">
            <text:p>9.426045806</text:p>
          </table:table-cell>
          <table:table-cell office:value-type="float" office:value="3136.01492575919" calcext:value-type="float">
            <text:p>3136.0149257592</text:p>
          </table:table-cell>
        </table:table-row>
        <table:table-row table:style-name="ro1">
          <table:table-cell office:value-type="float" office:value="9.44506597100001" calcext:value-type="float">
            <text:p>9.445065971</text:p>
          </table:table-cell>
          <table:table-cell office:value-type="float" office:value="3154.54676655003" calcext:value-type="float">
            <text:p>3154.54676655</text:p>
          </table:table-cell>
        </table:table-row>
        <table:table-row table:style-name="ro1">
          <table:table-cell office:value-type="float" office:value="9.464016605" calcext:value-type="float">
            <text:p>9.464016605</text:p>
          </table:table-cell>
          <table:table-cell office:value-type="float" office:value="3166.12098571606" calcext:value-type="float">
            <text:p>3166.1209857161</text:p>
          </table:table-cell>
        </table:table-row>
        <table:table-row table:style-name="ro1">
          <table:table-cell office:value-type="float" office:value="9.48298817700001" calcext:value-type="float">
            <text:p>9.482988177</text:p>
          </table:table-cell>
          <table:table-cell office:value-type="float" office:value="3162.62669218771" calcext:value-type="float">
            <text:p>3162.6266921877</text:p>
          </table:table-cell>
        </table:table-row>
        <table:table-row table:style-name="ro1">
          <table:table-cell office:value-type="float" office:value="9.50199719600001" calcext:value-type="float">
            <text:p>9.501997196</text:p>
          </table:table-cell>
          <table:table-cell office:value-type="float" office:value="3156.3964452882" calcext:value-type="float">
            <text:p>3156.3964452882</text:p>
          </table:table-cell>
        </table:table-row>
        <table:table-row table:style-name="ro1">
          <table:table-cell office:value-type="float" office:value="9.52094715300001" calcext:value-type="float">
            <text:p>9.520947153</text:p>
          </table:table-cell>
          <table:table-cell office:value-type="float" office:value="3166.23409752265" calcext:value-type="float">
            <text:p>3166.2340975227</text:p>
          </table:table-cell>
        </table:table-row>
        <table:table-row table:style-name="ro1">
          <table:table-cell office:value-type="float" office:value="9.53998174600001" calcext:value-type="float">
            <text:p>9.539981746</text:p>
          </table:table-cell>
          <table:table-cell office:value-type="float" office:value="3152.15565680852" calcext:value-type="float">
            <text:p>3152.1556568085</text:p>
          </table:table-cell>
        </table:table-row>
        <table:table-row table:style-name="ro1">
          <table:table-cell office:value-type="float" office:value="9.559001443" calcext:value-type="float">
            <text:p>9.559001443</text:p>
          </table:table-cell>
          <table:table-cell office:value-type="float" office:value="3154.624387551" calcext:value-type="float">
            <text:p>3154.624387551</text:p>
          </table:table-cell>
        </table:table-row>
        <table:table-row table:style-name="ro1">
          <table:table-cell office:value-type="float" office:value="9.57802296200001" calcext:value-type="float">
            <text:p>9.578022962</text:p>
          </table:table-cell>
          <table:table-cell office:value-type="float" office:value="3154.32221790389" calcext:value-type="float">
            <text:p>3154.3222179039</text:p>
          </table:table-cell>
        </table:table-row>
        <table:table-row table:style-name="ro1">
          <table:table-cell office:value-type="float" office:value="9.59703635700001" calcext:value-type="float">
            <text:p>9.597036357</text:p>
          </table:table-cell>
          <table:table-cell office:value-type="float" office:value="3155.66998949921" calcext:value-type="float">
            <text:p>3155.6699894992</text:p>
          </table:table-cell>
        </table:table-row>
        <table:table-row table:style-name="ro1">
          <table:table-cell office:value-type="float" office:value="9.61619308600001" calcext:value-type="float">
            <text:p>9.616193086</text:p>
          </table:table-cell>
          <table:table-cell office:value-type="float" office:value="3132.05871419869" calcext:value-type="float">
            <text:p>3132.0587141987</text:p>
          </table:table-cell>
        </table:table-row>
        <table:table-row table:style-name="ro1">
          <table:table-cell office:value-type="float" office:value="9.635206012" calcext:value-type="float">
            <text:p>9.635206012</text:p>
          </table:table-cell>
          <table:table-cell office:value-type="float" office:value="3155.74783176658" calcext:value-type="float">
            <text:p>3155.7478317666</text:p>
          </table:table-cell>
        </table:table-row>
        <table:table-row table:style-name="ro1">
          <table:table-cell office:value-type="float" office:value="9.654358261" calcext:value-type="float">
            <text:p>9.654358261</text:p>
          </table:table-cell>
          <table:table-cell office:value-type="float" office:value="3132.79134998696" calcext:value-type="float">
            <text:p>3132.791349987</text:p>
          </table:table-cell>
        </table:table-row>
        <table:table-row table:style-name="ro1">
          <table:table-cell office:value-type="float" office:value="9.673410667" calcext:value-type="float">
            <text:p>9.673410667</text:p>
          </table:table-cell>
          <table:table-cell office:value-type="float" office:value="3149.20855665156" calcext:value-type="float">
            <text:p>3149.2085566516</text:p>
          </table:table-cell>
        </table:table-row>
        <table:table-row table:style-name="ro1">
          <table:table-cell office:value-type="float" office:value="9.692580885" calcext:value-type="float">
            <text:p>9.692580885</text:p>
          </table:table-cell>
          <table:table-cell office:value-type="float" office:value="3129.8548613272" calcext:value-type="float">
            <text:p>3129.8548613272</text:p>
          </table:table-cell>
        </table:table-row>
        <table:table-row table:style-name="ro1">
          <table:table-cell office:value-type="float" office:value="9.71159516500001" calcext:value-type="float">
            <text:p>9.711595165</text:p>
          </table:table-cell>
          <table:table-cell office:value-type="float" office:value="3155.52311210187" calcext:value-type="float">
            <text:p>3155.5231121019</text:p>
          </table:table-cell>
        </table:table-row>
        <table:table-row table:style-name="ro1">
          <table:table-cell office:value-type="float" office:value="9.73051715300001" calcext:value-type="float">
            <text:p>9.730517153</text:p>
          </table:table-cell>
          <table:table-cell office:value-type="float" office:value="3170.91417667067" calcext:value-type="float">
            <text:p>3170.9141766707</text:p>
          </table:table-cell>
        </table:table-row>
        <table:table-row table:style-name="ro1">
          <table:table-cell office:value-type="float" office:value="9.74953054800001" calcext:value-type="float">
            <text:p>9.749530548</text:p>
          </table:table-cell>
          <table:table-cell office:value-type="float" office:value="3155.66998949921" calcext:value-type="float">
            <text:p>3155.6699894992</text:p>
          </table:table-cell>
        </table:table-row>
        <table:table-row table:style-name="ro1">
          <table:table-cell office:value-type="float" office:value="9.768412692" calcext:value-type="float">
            <text:p>9.768412692</text:p>
          </table:table-cell>
          <table:table-cell office:value-type="float" office:value="3177.60525499841" calcext:value-type="float">
            <text:p>3177.6052549984</text:p>
          </table:table-cell>
        </table:table-row>
        <table:table-row table:style-name="ro1">
          <table:table-cell office:value-type="float" office:value="9.787442545" calcext:value-type="float">
            <text:p>9.787442545</text:p>
          </table:table-cell>
          <table:table-cell office:value-type="float" office:value="3152.94080306243" calcext:value-type="float">
            <text:p>3152.9408030624</text:p>
          </table:table-cell>
        </table:table-row>
        <table:table-row table:style-name="ro1">
          <table:table-cell office:value-type="float" office:value="9.806454794" calcext:value-type="float">
            <text:p>9.806454794</text:p>
          </table:table-cell>
          <table:table-cell office:value-type="float" office:value="3155.86020359833" calcext:value-type="float">
            <text:p>3155.8602035983</text:p>
          </table:table-cell>
        </table:table-row>
        <table:table-row table:style-name="ro1">
          <table:table-cell office:value-type="float" office:value="9.82537297900001" calcext:value-type="float">
            <text:p>9.825372979</text:p>
          </table:table-cell>
          <table:table-cell office:value-type="float" office:value="3171.55160497624" calcext:value-type="float">
            <text:p>3171.5516049762</text:p>
          </table:table-cell>
        </table:table-row>
        <table:table-row table:style-name="ro1">
          <table:table-cell office:value-type="float" office:value="9.84453960400001" calcext:value-type="float">
            <text:p>9.844539604</text:p>
          </table:table-cell>
          <table:table-cell office:value-type="float" office:value="3130.441587917" calcext:value-type="float">
            <text:p>3130.441587917</text:p>
          </table:table-cell>
        </table:table-row>
        <table:table-row table:style-name="ro1">
          <table:table-cell office:value-type="float" office:value="9.86356857200001" calcext:value-type="float">
            <text:p>9.863568572</text:p>
          </table:table-cell>
          <table:table-cell office:value-type="float" office:value="3153.08744015955" calcext:value-type="float">
            <text:p>3153.0874401596</text:p>
          </table:table-cell>
        </table:table-row>
        <table:table-row table:style-name="ro1">
          <table:table-cell office:value-type="float" office:value="9.882545299" calcext:value-type="float">
            <text:p>9.882545299</text:p>
          </table:table-cell>
          <table:table-cell office:value-type="float" office:value="3161.76756929773" calcext:value-type="float">
            <text:p>3161.7675692977</text:p>
          </table:table-cell>
        </table:table-row>
        <table:table-row table:style-name="ro1">
          <table:table-cell office:value-type="float" office:value="9.901586455" calcext:value-type="float">
            <text:p>9.901586455</text:p>
          </table:table-cell>
          <table:table-cell office:value-type="float" office:value="3151.0691892866" calcext:value-type="float">
            <text:p>3151.0691892866</text:p>
          </table:table-cell>
        </table:table-row>
        <table:table-row table:style-name="ro1">
          <table:table-cell office:value-type="float" office:value="9.920696725" calcext:value-type="float">
            <text:p>9.920696725</text:p>
          </table:table-cell>
          <table:table-cell office:value-type="float" office:value="3139.67306584386" calcext:value-type="float">
            <text:p>3139.6730658439</text:p>
          </table:table-cell>
        </table:table-row>
        <table:table-row table:style-name="ro1">
          <table:table-cell office:value-type="float" office:value="9.93992585000001" calcext:value-type="float">
            <text:p>9.93992585</text:p>
          </table:table-cell>
          <table:table-cell office:value-type="float" office:value="3120.26678280837" calcext:value-type="float">
            <text:p>3120.2667828084</text:p>
          </table:table-cell>
        </table:table-row>
        <table:table-row table:style-name="ro1">
          <table:table-cell office:value-type="float" office:value="9.958994922" calcext:value-type="float">
            <text:p>9.958994922</text:p>
          </table:table-cell>
          <table:table-cell office:value-type="float" office:value="3146.45620930166" calcext:value-type="float">
            <text:p>3146.4562093017</text:p>
          </table:table-cell>
        </table:table-row>
        <table:table-row table:style-name="ro1">
          <table:table-cell office:value-type="float" office:value="9.978059723" calcext:value-type="float">
            <text:p>9.978059723</text:p>
          </table:table-cell>
          <table:table-cell office:value-type="float" office:value="3147.1610954661" calcext:value-type="float">
            <text:p>3147.1610954661</text:p>
          </table:table-cell>
        </table:table-row>
        <table:table-row table:style-name="ro1">
          <table:table-cell office:value-type="float" office:value="9.99723879600001" calcext:value-type="float">
            <text:p>9.997238796</text:p>
          </table:table-cell>
          <table:table-cell office:value-type="float" office:value="3128.40980374748" calcext:value-type="float">
            <text:p>3128.4098037475</text:p>
          </table:table-cell>
        </table:table-row>
        <table:table-row table:style-name="ro1">
          <table:table-cell office:value-type="float" office:value="10.016314795" calcext:value-type="float">
            <text:p>10.016314795</text:p>
          </table:table-cell>
          <table:table-cell office:value-type="float" office:value="3145.31364779463" calcext:value-type="float">
            <text:p>3145.3136477946</text:p>
          </table:table-cell>
        </table:table-row>
        <table:table-row table:style-name="ro1">
          <table:table-cell office:value-type="float" office:value="10.035268085" calcext:value-type="float">
            <text:p>10.035268085</text:p>
          </table:table-cell>
          <table:table-cell office:value-type="float" office:value="3165.67730457369" calcext:value-type="float">
            <text:p>3165.6773045737</text:p>
          </table:table-cell>
        </table:table-row>
        <table:table-row table:style-name="ro1">
          <table:table-cell office:value-type="float" office:value="10.054464554" calcext:value-type="float">
            <text:p>10.054464554</text:p>
          </table:table-cell>
          <table:table-cell office:value-type="float" office:value="3125.57481274165" calcext:value-type="float">
            <text:p>3125.5748127417</text:p>
          </table:table-cell>
        </table:table-row>
        <table:table-row table:style-name="ro1">
          <table:table-cell office:value-type="float" office:value="10.073484615" calcext:value-type="float">
            <text:p>10.073484615</text:p>
          </table:table-cell>
          <table:table-cell office:value-type="float" office:value="3154.5640153323" calcext:value-type="float">
            <text:p>3154.5640153323</text:p>
          </table:table-cell>
        </table:table-row>
        <table:table-row table:style-name="ro1">
          <table:table-cell office:value-type="float" office:value="10.092580615" calcext:value-type="float">
            <text:p>10.092580615</text:p>
          </table:table-cell>
          <table:table-cell office:value-type="float" office:value="3142.01927105076" calcext:value-type="float">
            <text:p>3142.0192710508</text:p>
          </table:table-cell>
        </table:table-row>
        <table:table-row table:style-name="ro1">
          <table:table-cell office:value-type="float" office:value="10.111708698" calcext:value-type="float">
            <text:p>10.111708698</text:p>
          </table:table-cell>
          <table:table-cell office:value-type="float" office:value="3136.74924978136" calcext:value-type="float">
            <text:p>3136.7492497814</text:p>
          </table:table-cell>
        </table:table-row>
        <table:table-row table:style-name="ro1">
          <table:table-cell office:value-type="float" office:value="10.130705998" calcext:value-type="float">
            <text:p>10.130705998</text:p>
          </table:table-cell>
          <table:table-cell office:value-type="float" office:value="3158.34355408243" calcext:value-type="float">
            <text:p>3158.3435540824</text:p>
          </table:table-cell>
        </table:table-row>
        <table:table-row table:style-name="ro1">
          <table:table-cell office:value-type="float" office:value="10.149703351" calcext:value-type="float">
            <text:p>10.149703351</text:p>
          </table:table-cell>
          <table:table-cell office:value-type="float" office:value="3158.33474274205" calcext:value-type="float">
            <text:p>3158.3347427421</text:p>
          </table:table-cell>
        </table:table-row>
        <table:table-row table:style-name="ro1">
          <table:table-cell office:value-type="float" office:value="10.16868534" calcext:value-type="float">
            <text:p>10.16868534</text:p>
          </table:table-cell>
          <table:table-cell office:value-type="float" office:value="3160.89109523588" calcext:value-type="float">
            <text:p>3160.8910952359</text:p>
          </table:table-cell>
        </table:table-row>
        <table:table-row table:style-name="ro1">
          <table:table-cell office:value-type="float" office:value="10.187706859" calcext:value-type="float">
            <text:p>10.187706859</text:p>
          </table:table-cell>
          <table:table-cell office:value-type="float" office:value="3154.32221790625" calcext:value-type="float">
            <text:p>3154.3222179063</text:p>
          </table:table-cell>
        </table:table-row>
        <table:table-row table:style-name="ro1">
          <table:table-cell office:value-type="float" office:value="10.206680462" calcext:value-type="float">
            <text:p>10.206680462</text:p>
          </table:table-cell>
          <table:table-cell office:value-type="float" office:value="3162.28815370387" calcext:value-type="float">
            <text:p>3162.2881537039</text:p>
          </table:table-cell>
        </table:table-row>
        <table:table-row table:style-name="ro1">
          <table:table-cell office:value-type="float" office:value="10.225778076" calcext:value-type="float">
            <text:p>10.225778076</text:p>
          </table:table-cell>
          <table:table-cell office:value-type="float" office:value="3141.75372902786" calcext:value-type="float">
            <text:p>3141.7537290279</text:p>
          </table:table-cell>
        </table:table-row>
        <table:table-row table:style-name="ro1">
          <table:table-cell office:value-type="float" office:value="10.244836679" calcext:value-type="float">
            <text:p>10.244836679</text:p>
          </table:table-cell>
          <table:table-cell office:value-type="float" office:value="3148.18457575221" calcext:value-type="float">
            <text:p>3148.1845757522</text:p>
          </table:table-cell>
        </table:table-row>
        <table:table-row table:style-name="ro1">
          <table:table-cell office:value-type="float" office:value="10.263843928" calcext:value-type="float">
            <text:p>10.263843928</text:p>
          </table:table-cell>
          <table:table-cell office:value-type="float" office:value="3156.69037639309" calcext:value-type="float">
            <text:p>3156.6903763931</text:p>
          </table:table-cell>
        </table:table-row>
        <table:table-row table:style-name="ro1">
          <table:table-cell office:value-type="float" office:value="10.282777374" calcext:value-type="float">
            <text:p>10.282777374</text:p>
          </table:table-cell>
          <table:table-cell office:value-type="float" office:value="3168.99522675284" calcext:value-type="float">
            <text:p>3168.9952267529</text:p>
          </table:table-cell>
        </table:table-row>
        <table:table-row table:style-name="ro1">
          <table:table-cell office:value-type="float" office:value="10.301810352" calcext:value-type="float">
            <text:p>10.301810352</text:p>
          </table:table-cell>
          <table:table-cell office:value-type="float" office:value="3152.42312579801" calcext:value-type="float">
            <text:p>3152.423125798</text:p>
          </table:table-cell>
        </table:table-row>
        <table:table-row table:style-name="ro1">
          <table:table-cell office:value-type="float" office:value="10.320745101" calcext:value-type="float">
            <text:p>10.320745101</text:p>
          </table:table-cell>
          <table:table-cell office:value-type="float" office:value="3168.77715146964" calcext:value-type="float">
            <text:p>3168.7771514696</text:p>
          </table:table-cell>
        </table:table-row>
        <table:table-row table:style-name="ro1">
          <table:table-cell office:value-type="float" office:value="10.339789902" calcext:value-type="float">
            <text:p>10.339789902</text:p>
          </table:table-cell>
          <table:table-cell office:value-type="float" office:value="3150.46610358273" calcext:value-type="float">
            <text:p>3150.4661035827</text:p>
          </table:table-cell>
        </table:table-row>
        <table:table-row table:style-name="ro1">
          <table:table-cell office:value-type="float" office:value="10.358890693" calcext:value-type="float">
            <text:p>10.358890693</text:p>
          </table:table-cell>
          <table:table-cell office:value-type="float" office:value="3141.23116681404" calcext:value-type="float">
            <text:p>3141.2311668141</text:p>
          </table:table-cell>
        </table:table-row>
        <table:table-row table:style-name="ro1">
          <table:table-cell office:value-type="float" office:value="10.378038047" calcext:value-type="float">
            <text:p>10.378038047</text:p>
          </table:table-cell>
          <table:table-cell office:value-type="float" office:value="3133.59224465206" calcext:value-type="float">
            <text:p>3133.5922446521</text:p>
          </table:table-cell>
        </table:table-row>
        <table:table-row table:style-name="ro1">
          <table:table-cell office:value-type="float" office:value="10.397057118" calcext:value-type="float">
            <text:p>10.397057118</text:p>
          </table:table-cell>
          <table:table-cell office:value-type="float" office:value="3154.72821990056" calcext:value-type="float">
            <text:p>3154.7282199006</text:p>
          </table:table-cell>
        </table:table-row>
        <table:table-row table:style-name="ro1">
          <table:table-cell office:value-type="float" office:value="10.416195878" calcext:value-type="float">
            <text:p>10.416195878</text:p>
          </table:table-cell>
          <table:table-cell office:value-type="float" office:value="3134.99934164946" calcext:value-type="float">
            <text:p>3134.9993416495</text:p>
          </table:table-cell>
        </table:table-row>
        <table:table-row table:style-name="ro1">
          <table:table-cell office:value-type="float" office:value="10.435225106" calcext:value-type="float">
            <text:p>10.435225106</text:p>
          </table:table-cell>
          <table:table-cell office:value-type="float" office:value="3153.04435892091" calcext:value-type="float">
            <text:p>3153.0443589209</text:p>
          </table:table-cell>
        </table:table-row>
        <table:table-row table:style-name="ro1">
          <table:table-cell office:value-type="float" office:value="10.454328866" calcext:value-type="float">
            <text:p>10.454328866</text:p>
          </table:table-cell>
          <table:table-cell office:value-type="float" office:value="3140.74297415678" calcext:value-type="float">
            <text:p>3140.7429741568</text:p>
          </table:table-cell>
        </table:table-row>
        <table:table-row table:style-name="ro1">
          <table:table-cell office:value-type="float" office:value="10.473398459" calcext:value-type="float">
            <text:p>10.473398459</text:p>
          </table:table-cell>
          <table:table-cell office:value-type="float" office:value="3146.37024502871" calcext:value-type="float">
            <text:p>3146.3702450287</text:p>
          </table:table-cell>
        </table:table-row>
        <table:table-row table:style-name="ro1">
          <table:table-cell office:value-type="float" office:value="10.492482792" calcext:value-type="float">
            <text:p>10.492482792</text:p>
          </table:table-cell>
          <table:table-cell office:value-type="float" office:value="3143.94011045687" calcext:value-type="float">
            <text:p>3143.9401104569</text:p>
          </table:table-cell>
        </table:table-row>
        <table:table-row table:style-name="ro1">
          <table:table-cell office:value-type="float" office:value="10.511529937" calcext:value-type="float">
            <text:p>10.511529937</text:p>
          </table:table-cell>
          <table:table-cell office:value-type="float" office:value="3150.07839757582" calcext:value-type="float">
            <text:p>3150.0783975758</text:p>
          </table:table-cell>
        </table:table-row>
        <table:table-row table:style-name="ro1">
          <table:table-cell office:value-type="float" office:value="10.53069052" calcext:value-type="float">
            <text:p>10.53069052</text:p>
          </table:table-cell>
          <table:table-cell office:value-type="float" office:value="3131.42872531569" calcext:value-type="float">
            <text:p>3131.4287253157</text:p>
          </table:table-cell>
        </table:table-row>
        <table:table-row table:style-name="ro1">
          <table:table-cell office:value-type="float" office:value="10.549606882" calcext:value-type="float">
            <text:p>10.549606882</text:p>
          </table:table-cell>
          <table:table-cell office:value-type="float" office:value="3171.85725246767" calcext:value-type="float">
            <text:p>3171.8572524677</text:p>
          </table:table-cell>
        </table:table-row>
        <table:table-row table:style-name="ro1">
          <table:table-cell office:value-type="float" office:value="10.568717361" calcext:value-type="float">
            <text:p>10.568717361</text:p>
          </table:table-cell>
          <table:table-cell office:value-type="float" office:value="3139.63872909638" calcext:value-type="float">
            <text:p>3139.6387290964</text:p>
          </table:table-cell>
        </table:table-row>
        <table:table-row table:style-name="ro1">
          <table:table-cell office:value-type="float" office:value="10.58764638" calcext:value-type="float">
            <text:p>10.58764638</text:p>
          </table:table-cell>
          <table:table-cell office:value-type="float" office:value="3169.73637144146" calcext:value-type="float">
            <text:p>3169.7363714415</text:p>
          </table:table-cell>
        </table:table-row>
        <table:table-row table:style-name="ro1">
          <table:table-cell office:value-type="float" office:value="10.606804515" calcext:value-type="float">
            <text:p>10.606804515</text:p>
          </table:table-cell>
          <table:table-cell office:value-type="float" office:value="3131.82885494891" calcext:value-type="float">
            <text:p>3131.8288549489</text:p>
          </table:table-cell>
        </table:table-row>
        <table:table-row table:style-name="ro1">
          <table:table-cell office:value-type="float" office:value="10.625863587" calcext:value-type="float">
            <text:p>10.625863587</text:p>
          </table:table-cell>
          <table:table-cell office:value-type="float" office:value="3148.1071061608" calcext:value-type="float">
            <text:p>3148.1071061608</text:p>
          </table:table-cell>
        </table:table-row>
        <table:table-row table:style-name="ro1">
          <table:table-cell office:value-type="float" office:value="10.644865107" calcext:value-type="float">
            <text:p>10.644865107</text:p>
          </table:table-cell>
          <table:table-cell office:value-type="float" office:value="3157.64212547151" calcext:value-type="float">
            <text:p>3157.6421254715</text:p>
          </table:table-cell>
        </table:table-row>
        <table:table-row table:style-name="ro1">
          <table:table-cell office:value-type="float" office:value="10.663991731" calcext:value-type="float">
            <text:p>10.663991731</text:p>
          </table:table-cell>
          <table:table-cell office:value-type="float" office:value="3136.98852447624" calcext:value-type="float">
            <text:p>3136.9885244762</text:p>
          </table:table-cell>
        </table:table-row>
        <table:table-row table:style-name="ro1">
          <table:table-cell office:value-type="float" office:value="10.683007574" calcext:value-type="float">
            <text:p>10.683007574</text:p>
          </table:table-cell>
          <table:table-cell office:value-type="float" office:value="3155.26374507972" calcext:value-type="float">
            <text:p>3155.2637450797</text:p>
          </table:table-cell>
        </table:table-row>
        <table:table-row table:style-name="ro1">
          <table:table-cell office:value-type="float" office:value="10.701978156" calcext:value-type="float">
            <text:p>10.701978156</text:p>
          </table:table-cell>
          <table:table-cell office:value-type="float" office:value="3162.79173722624" calcext:value-type="float">
            <text:p>3162.7917372263</text:p>
          </table:table-cell>
        </table:table-row>
        <table:table-row table:style-name="ro1">
          <table:table-cell office:value-type="float" office:value="10.721157593" calcext:value-type="float">
            <text:p>10.721157593</text:p>
          </table:table-cell>
          <table:table-cell office:value-type="float" office:value="3128.35043072577" calcext:value-type="float">
            <text:p>3128.3504307258</text:p>
          </table:table-cell>
        </table:table-row>
        <table:table-row table:style-name="ro1">
          <table:table-cell office:value-type="float" office:value="10.740112394" calcext:value-type="float">
            <text:p>10.740112394</text:p>
          </table:table-cell>
          <table:table-cell office:value-type="float" office:value="3165.42494959345" calcext:value-type="float">
            <text:p>3165.4249495935</text:p>
          </table:table-cell>
        </table:table-row>
        <table:table-row table:style-name="ro1">
          <table:table-cell office:value-type="float" office:value="10.759289643" calcext:value-type="float">
            <text:p>10.759289643</text:p>
          </table:table-cell>
          <table:table-cell office:value-type="float" office:value="3128.70735526332" calcext:value-type="float">
            <text:p>3128.7073552633</text:p>
          </table:table-cell>
        </table:table-row>
        <table:table-row table:style-name="ro1">
          <table:table-cell office:value-type="float" office:value="10.778308455" calcext:value-type="float">
            <text:p>10.778308455</text:p>
          </table:table-cell>
          <table:table-cell office:value-type="float" office:value="3154.77118129165" calcext:value-type="float">
            <text:p>3154.7711812917</text:p>
          </table:table-cell>
        </table:table-row>
        <table:table-row table:style-name="ro1">
          <table:table-cell office:value-type="float" office:value="10.79732487" calcext:value-type="float">
            <text:p>10.79732487</text:p>
          </table:table-cell>
          <table:table-cell office:value-type="float" office:value="3155.16883702676" calcext:value-type="float">
            <text:p>3155.1688370268</text:p>
          </table:table-cell>
        </table:table-row>
        <table:table-row table:style-name="ro1">
          <table:table-cell office:value-type="float" office:value="10.8162654" calcext:value-type="float">
            <text:p>10.8162654</text:p>
          </table:table-cell>
          <table:table-cell office:value-type="float" office:value="3167.80998208691" calcext:value-type="float">
            <text:p>3167.8099820869</text:p>
          </table:table-cell>
        </table:table-row>
        <table:table-row table:style-name="ro1">
          <table:table-cell office:value-type="float" office:value="10.835334628" calcext:value-type="float">
            <text:p>10.835334628</text:p>
          </table:table-cell>
          <table:table-cell office:value-type="float" office:value="3146.43046902709" calcext:value-type="float">
            <text:p>3146.4304690271</text:p>
          </table:table-cell>
        </table:table-row>
        <table:table-row table:style-name="ro1">
          <table:table-cell office:value-type="float" office:value="10.854101042" calcext:value-type="float">
            <text:p>10.854101042</text:p>
          </table:table-cell>
          <table:table-cell office:value-type="float" office:value="3197.20112750153" calcext:value-type="float">
            <text:p>3197.2011275015</text:p>
          </table:table-cell>
        </table:table-row>
        <table:table-row table:style-name="ro1">
          <table:table-cell office:value-type="float" office:value="10.873074853" calcext:value-type="float">
            <text:p>10.873074853</text:p>
          </table:table-cell>
          <table:table-cell office:value-type="float" office:value="3162.25348718903" calcext:value-type="float">
            <text:p>3162.253487189</text:p>
          </table:table-cell>
        </table:table-row>
        <table:table-row table:style-name="ro1">
          <table:table-cell office:value-type="float" office:value="10.892042571" calcext:value-type="float">
            <text:p>10.892042571</text:p>
          </table:table-cell>
          <table:table-cell office:value-type="float" office:value="3163.26929786721" calcext:value-type="float">
            <text:p>3163.2692978672</text:p>
          </table:table-cell>
        </table:table-row>
        <table:table-row table:style-name="ro1">
          <table:table-cell office:value-type="float" office:value="10.911124403" calcext:value-type="float">
            <text:p>10.911124403</text:p>
          </table:table-cell>
          <table:table-cell office:value-type="float" office:value="3144.35217750619" calcext:value-type="float">
            <text:p>3144.3521775062</text:p>
          </table:table-cell>
        </table:table-row>
        <table:table-row table:style-name="ro1">
          <table:table-cell office:value-type="float" office:value="10.930032954" calcext:value-type="float">
            <text:p>10.930032954</text:p>
          </table:table-cell>
          <table:table-cell office:value-type="float" office:value="3173.16752616391" calcext:value-type="float">
            <text:p>3173.1675261639</text:p>
          </table:table-cell>
        </table:table-row>
        <table:table-row table:style-name="ro1">
          <table:table-cell office:value-type="float" office:value="10.949052859" calcext:value-type="float">
            <text:p>10.949052859</text:p>
          </table:table-cell>
          <table:table-cell office:value-type="float" office:value="3154.58988885467" calcext:value-type="float">
            <text:p>3154.5898888547</text:p>
          </table:table-cell>
        </table:table-row>
        <table:table-row table:style-name="ro1">
          <table:table-cell office:value-type="float" office:value="10.968054899" calcext:value-type="float">
            <text:p>10.968054899</text:p>
          </table:table-cell>
          <table:table-cell office:value-type="float" office:value="3157.55571506997" calcext:value-type="float">
            <text:p>3157.55571507</text:p>
          </table:table-cell>
        </table:table-row>
        <table:table-row table:style-name="ro1">
          <table:table-cell office:value-type="float" office:value="10.987198503" calcext:value-type="float">
            <text:p>10.987198503</text:p>
          </table:table-cell>
          <table:table-cell office:value-type="float" office:value="3134.20607739392" calcext:value-type="float">
            <text:p>3134.2060773939</text:p>
          </table:table-cell>
        </table:table-row>
        <table:table-row table:style-name="ro1">
          <table:table-cell office:value-type="float" office:value="11.006262367" calcext:value-type="float">
            <text:p>11.006262367</text:p>
          </table:table-cell>
          <table:table-cell office:value-type="float" office:value="3147.31578026312" calcext:value-type="float">
            <text:p>3147.3157802631</text:p>
          </table:table-cell>
        </table:table-row>
        <table:table-row table:style-name="ro1">
          <table:table-cell office:value-type="float" office:value="11.025341335" calcext:value-type="float">
            <text:p>11.025341335</text:p>
          </table:table-cell>
          <table:table-cell office:value-type="float" office:value="3144.82418545871" calcext:value-type="float">
            <text:p>3144.8241854587</text:p>
          </table:table-cell>
        </table:table-row>
        <table:table-row table:style-name="ro1">
          <table:table-cell office:value-type="float" office:value="11.044428271" calcext:value-type="float">
            <text:p>11.044428271</text:p>
          </table:table-cell>
          <table:table-cell office:value-type="float" office:value="3143.51135247794" calcext:value-type="float">
            <text:p>3143.5113524779</text:p>
          </table:table-cell>
        </table:table-row>
        <table:table-row table:style-name="ro1">
          <table:table-cell office:value-type="float" office:value="11.063350259" calcext:value-type="float">
            <text:p>11.063350259</text:p>
          </table:table-cell>
          <table:table-cell office:value-type="float" office:value="3170.91417667067" calcext:value-type="float">
            <text:p>3170.9141766707</text:p>
          </table:table-cell>
        </table:table-row>
        <table:table-row table:style-name="ro1">
          <table:table-cell office:value-type="float" office:value="11.082386623" calcext:value-type="float">
            <text:p>11.082386623</text:p>
          </table:table-cell>
          <table:table-cell office:value-type="float" office:value="3151.86240397563" calcext:value-type="float">
            <text:p>3151.8624039756</text:p>
          </table:table-cell>
        </table:table-row>
        <table:table-row table:style-name="ro1">
          <table:table-cell office:value-type="float" office:value="11.101405017" calcext:value-type="float">
            <text:p>11.101405017</text:p>
          </table:table-cell>
          <table:table-cell office:value-type="float" office:value="3154.84051913116" calcext:value-type="float">
            <text:p>3154.8405191312</text:p>
          </table:table-cell>
        </table:table-row>
        <table:table-row table:style-name="ro1">
          <table:table-cell office:value-type="float" office:value="11.120302318" calcext:value-type="float">
            <text:p>11.120302318</text:p>
          </table:table-cell>
          <table:table-cell office:value-type="float" office:value="3175.05658612382" calcext:value-type="float">
            <text:p>3175.0565861238</text:p>
          </table:table-cell>
        </table:table-row>
        <table:table-row table:style-name="ro1">
          <table:table-cell office:value-type="float" office:value="11.139415609" calcext:value-type="float">
            <text:p>11.139415609</text:p>
          </table:table-cell>
          <table:table-cell office:value-type="float" office:value="3139.17681680075" calcext:value-type="float">
            <text:p>3139.1768168008</text:p>
          </table:table-cell>
        </table:table-row>
        <table:table-row table:style-name="ro1">
          <table:table-cell office:value-type="float" office:value="11.15837718" calcext:value-type="float">
            <text:p>11.15837718</text:p>
          </table:table-cell>
          <table:table-cell office:value-type="float" office:value="3164.29477283436" calcext:value-type="float">
            <text:p>3164.2947728344</text:p>
          </table:table-cell>
        </table:table-row>
        <table:table-row table:style-name="ro1">
          <table:table-cell office:value-type="float" office:value="11.177453023" calcext:value-type="float">
            <text:p>11.177453023</text:p>
          </table:table-cell>
          <table:table-cell office:value-type="float" office:value="3145.33936979942" calcext:value-type="float">
            <text:p>3145.3393697994</text:p>
          </table:table-cell>
        </table:table-row>
        <table:table-row table:style-name="ro1">
          <table:table-cell office:value-type="float" office:value="11.196399386" calcext:value-type="float">
            <text:p>11.196399386</text:p>
          </table:table-cell>
          <table:table-cell office:value-type="float" office:value="3166.83471122991" calcext:value-type="float">
            <text:p>3166.8347112299</text:p>
          </table:table-cell>
        </table:table-row>
        <table:table-row table:style-name="ro1">
          <table:table-cell office:value-type="float" office:value="11.215547417" calcext:value-type="float">
            <text:p>11.215547417</text:p>
          </table:table-cell>
          <table:table-cell office:value-type="float" office:value="3133.48145300157" calcext:value-type="float">
            <text:p>3133.4814530016</text:p>
          </table:table-cell>
        </table:table-row>
        <table:table-row table:style-name="ro1">
          <table:table-cell office:value-type="float" office:value="11.234558312" calcext:value-type="float">
            <text:p>11.234558312</text:p>
          </table:table-cell>
          <table:table-cell office:value-type="float" office:value="3156.0849712767" calcext:value-type="float">
            <text:p>3156.0849712767</text:p>
          </table:table-cell>
        </table:table-row>
        <table:table-row table:style-name="ro1">
          <table:table-cell office:value-type="float" office:value="11.253618842" calcext:value-type="float">
            <text:p>11.253618842</text:p>
          </table:table-cell>
          <table:table-cell office:value-type="float" office:value="3147.86629752615" calcext:value-type="float">
            <text:p>3147.8662975262</text:p>
          </table:table-cell>
        </table:table-row>
        <table:table-row table:style-name="ro1">
          <table:table-cell office:value-type="float" office:value="11.272673956" calcext:value-type="float">
            <text:p>11.272673956</text:p>
          </table:table-cell>
          <table:table-cell office:value-type="float" office:value="3148.76100977459" calcext:value-type="float">
            <text:p>3148.7610097746</text:p>
          </table:table-cell>
        </table:table-row>
        <table:table-row table:style-name="ro1">
          <table:table-cell office:value-type="float" office:value="11.291643444" calcext:value-type="float">
            <text:p>11.291643444</text:p>
          </table:table-cell>
          <table:table-cell office:value-type="float" office:value="3162.97414036752" calcext:value-type="float">
            <text:p>3162.9741403675</text:p>
          </table:table-cell>
        </table:table-row>
        <table:table-row table:style-name="ro1">
          <table:table-cell office:value-type="float" office:value="11.310657463" calcext:value-type="float">
            <text:p>11.310657463</text:p>
          </table:table-cell>
          <table:table-cell office:value-type="float" office:value="3155.56642706683" calcext:value-type="float">
            <text:p>3155.5664270668</text:p>
          </table:table-cell>
        </table:table-row>
        <table:table-row table:style-name="ro1">
          <table:table-cell office:value-type="float" office:value="11.329586483" calcext:value-type="float">
            <text:p>11.329586483</text:p>
          </table:table-cell>
          <table:table-cell office:value-type="float" office:value="3169.73620398704" calcext:value-type="float">
            <text:p>3169.7362039871</text:p>
          </table:table-cell>
        </table:table-row>
        <table:table-row table:style-name="ro1">
          <table:table-cell office:value-type="float" office:value="11.348590033" calcext:value-type="float">
            <text:p>11.348590033</text:p>
          </table:table-cell>
          <table:table-cell office:value-type="float" office:value="3157.30481936139" calcext:value-type="float">
            <text:p>3157.3048193614</text:p>
          </table:table-cell>
        </table:table-row>
        <table:table-row table:style-name="ro1">
          <table:table-cell office:value-type="float" office:value="11.367637282" calcext:value-type="float">
            <text:p>11.367637282</text:p>
          </table:table-cell>
          <table:table-cell office:value-type="float" office:value="3150.06119781455" calcext:value-type="float">
            <text:p>3150.0611978146</text:p>
          </table:table-cell>
        </table:table-row>
        <table:table-row table:style-name="ro1">
          <table:table-cell office:value-type="float" office:value="11.386605573" calcext:value-type="float">
            <text:p>11.386605573</text:p>
          </table:table-cell>
          <table:table-cell office:value-type="float" office:value="3163.17374084871" calcext:value-type="float">
            <text:p>3163.1737408487</text:p>
          </table:table-cell>
        </table:table-row>
        <table:table-row table:style-name="ro1">
          <table:table-cell office:value-type="float" office:value="11.405757249" calcext:value-type="float">
            <text:p>11.405757249</text:p>
          </table:table-cell>
          <table:table-cell office:value-type="float" office:value="3132.88508013725" calcext:value-type="float">
            <text:p>3132.8850801373</text:p>
          </table:table-cell>
        </table:table-row>
        <table:table-row table:style-name="ro1">
          <table:table-cell office:value-type="float" office:value="11.424831113" calcext:value-type="float">
            <text:p>11.424831113</text:p>
          </table:table-cell>
          <table:table-cell office:value-type="float" office:value="3145.66571303959" calcext:value-type="float">
            <text:p>3145.6657130396</text:p>
          </table:table-cell>
        </table:table-row>
        <table:table-row table:style-name="ro1">
          <table:table-cell office:value-type="float" office:value="11.443967477" calcext:value-type="float">
            <text:p>11.443967477</text:p>
          </table:table-cell>
          <table:table-cell office:value-type="float" office:value="3135.39186441214" calcext:value-type="float">
            <text:p>3135.3918644121</text:p>
          </table:table-cell>
        </table:table-row>
        <table:table-row table:style-name="ro1">
          <table:table-cell office:value-type="float" office:value="11.463096029" calcext:value-type="float">
            <text:p>11.463096029</text:p>
          </table:table-cell>
          <table:table-cell office:value-type="float" office:value="3136.67234195282" calcext:value-type="float">
            <text:p>3136.6723419528</text:p>
          </table:table-cell>
        </table:table-row>
        <table:table-row table:style-name="ro1">
          <table:table-cell office:value-type="float" office:value="11.482046975" calcext:value-type="float">
            <text:p>11.482046975</text:p>
          </table:table-cell>
          <table:table-cell office:value-type="float" office:value="3166.06886009741" calcext:value-type="float">
            <text:p>3166.0688600974</text:p>
          </table:table-cell>
        </table:table-row>
        <table:table-row table:style-name="ro1">
          <table:table-cell office:value-type="float" office:value="11.501098078" calcext:value-type="float">
            <text:p>11.501098078</text:p>
          </table:table-cell>
          <table:table-cell office:value-type="float" office:value="3149.42394674023" calcext:value-type="float">
            <text:p>3149.4239467402</text:p>
          </table:table-cell>
        </table:table-row>
        <table:table-row table:style-name="ro1">
          <table:table-cell office:value-type="float" office:value="11.520174338" calcext:value-type="float">
            <text:p>11.520174338</text:p>
          </table:table-cell>
          <table:table-cell office:value-type="float" office:value="3145.27061384057" calcext:value-type="float">
            <text:p>3145.2706138406</text:p>
          </table:table-cell>
        </table:table-row>
        <table:table-row table:style-name="ro1">
          <table:table-cell office:value-type="float" office:value="11.539190545" calcext:value-type="float">
            <text:p>11.539190545</text:p>
          </table:table-cell>
          <table:table-cell office:value-type="float" office:value="3155.20334838476" calcext:value-type="float">
            <text:p>3155.2033483848</text:p>
          </table:table-cell>
        </table:table-row>
        <table:table-row table:style-name="ro1">
          <table:table-cell office:value-type="float" office:value="11.558389618" calcext:value-type="float">
            <text:p>11.558389618</text:p>
          </table:table-cell>
          <table:table-cell office:value-type="float" office:value="3125.15088619191" calcext:value-type="float">
            <text:p>3125.1508861919</text:p>
          </table:table-cell>
        </table:table-row>
        <table:table-row table:style-name="ro1">
          <table:table-cell office:value-type="float" office:value="11.577345877" calcext:value-type="float">
            <text:p>11.577345877</text:p>
          </table:table-cell>
          <table:table-cell office:value-type="float" office:value="3165.18148438594" calcext:value-type="float">
            <text:p>3165.1814843859</text:p>
          </table:table-cell>
        </table:table-row>
        <table:table-row table:style-name="ro1">
          <table:table-cell office:value-type="float" office:value="11.5965062" calcext:value-type="float">
            <text:p>11.5965062</text:p>
          </table:table-cell>
          <table:table-cell office:value-type="float" office:value="3131.4712178899" calcext:value-type="float">
            <text:p>3131.4712178899</text:p>
          </table:table-cell>
        </table:table-row>
        <table:table-row table:style-name="ro1">
          <table:table-cell office:value-type="float" office:value="11.615439542" calcext:value-type="float">
            <text:p>11.615439542</text:p>
          </table:table-cell>
          <table:table-cell office:value-type="float" office:value="3169.01263390319" calcext:value-type="float">
            <text:p>3169.0126339032</text:p>
          </table:table-cell>
        </table:table-row>
        <table:table-row table:style-name="ro1">
          <table:table-cell office:value-type="float" office:value="11.634480593" calcext:value-type="float">
            <text:p>11.634480593</text:p>
          </table:table-cell>
          <table:table-cell office:value-type="float" office:value="3151.0865655469" calcext:value-type="float">
            <text:p>3151.0865655469</text:p>
          </table:table-cell>
        </table:table-row>
        <table:table-row table:style-name="ro1">
          <table:table-cell office:value-type="float" office:value="11.653516852" calcext:value-type="float">
            <text:p>11.653516852</text:p>
          </table:table-cell>
          <table:table-cell office:value-type="float" office:value="3151.87978898527" calcext:value-type="float">
            <text:p>3151.8797889853</text:p>
          </table:table-cell>
        </table:table-row>
        <table:table-row table:style-name="ro1">
          <table:table-cell office:value-type="float" office:value="11.672549882" calcext:value-type="float">
            <text:p>11.672549882</text:p>
          </table:table-cell>
          <table:table-cell office:value-type="float" office:value="3152.41451308783" calcext:value-type="float">
            <text:p>3152.4145130878</text:p>
          </table:table-cell>
        </table:table-row>
        <table:table-row table:style-name="ro1">
          <table:table-cell office:value-type="float" office:value="11.691607861" calcext:value-type="float">
            <text:p>11.691607861</text:p>
          </table:table-cell>
          <table:table-cell office:value-type="float" office:value="3148.28765421393" calcext:value-type="float">
            <text:p>3148.2876542139</text:p>
          </table:table-cell>
        </table:table-row>
        <table:table-row table:style-name="ro1">
          <table:table-cell office:value-type="float" office:value="11.710652818" calcext:value-type="float">
            <text:p>11.710652818</text:p>
          </table:table-cell>
          <table:table-cell office:value-type="float" office:value="3150.44029766134" calcext:value-type="float">
            <text:p>3150.4402976613</text:p>
          </table:table-cell>
        </table:table-row>
        <table:table-row table:style-name="ro1">
          <table:table-cell office:value-type="float" office:value="11.729568556" calcext:value-type="float">
            <text:p>11.729568556</text:p>
          </table:table-cell>
          <table:table-cell office:value-type="float" office:value="3171.96188697408" calcext:value-type="float">
            <text:p>3171.9618869741</text:p>
          </table:table-cell>
        </table:table-row>
        <table:table-row table:style-name="ro1">
          <table:table-cell office:value-type="float" office:value="11.748467731" calcext:value-type="float">
            <text:p>11.748467731</text:p>
          </table:table-cell>
          <table:table-cell office:value-type="float" office:value="3174.74175460017" calcext:value-type="float">
            <text:p>3174.7417546002</text:p>
          </table:table-cell>
        </table:table-row>
        <table:table-row table:style-name="ro1">
          <table:table-cell office:value-type="float" office:value="11.767376021" calcext:value-type="float">
            <text:p>11.767376021</text:p>
          </table:table-cell>
          <table:table-cell office:value-type="float" office:value="3173.2113268838" calcext:value-type="float">
            <text:p>3173.2113268838</text:p>
          </table:table-cell>
        </table:table-row>
        <table:table-row table:style-name="ro1">
          <table:table-cell office:value-type="float" office:value="11.786524208" calcext:value-type="float">
            <text:p>11.786524208</text:p>
          </table:table-cell>
          <table:table-cell office:value-type="float" office:value="3133.45592457412" calcext:value-type="float">
            <text:p>3133.4559245741</text:p>
          </table:table-cell>
        </table:table-row>
        <table:table-row table:style-name="ro1">
          <table:table-cell office:value-type="float" office:value="11.80581974" calcext:value-type="float">
            <text:p>11.80581974</text:p>
          </table:table-cell>
          <table:table-cell office:value-type="float" office:value="3109.5281539787" calcext:value-type="float">
            <text:p>3109.5281539787</text:p>
          </table:table-cell>
        </table:table-row>
        <table:table-row table:style-name="ro1">
          <table:table-cell office:value-type="float" office:value="11.825528191" calcext:value-type="float">
            <text:p>11.825528191</text:p>
          </table:table-cell>
          <table:table-cell office:value-type="float" office:value="3044.37928683493" calcext:value-type="float">
            <text:p>3044.3792868349</text:p>
          </table:table-cell>
        </table:table-row>
        <table:table-row table:style-name="ro1">
          <table:table-cell office:value-type="float" office:value="11.845506383" calcext:value-type="float">
            <text:p>11.845506383</text:p>
          </table:table-cell>
          <table:table-cell office:value-type="float" office:value="3003.27477081063" calcext:value-type="float">
            <text:p>3003.2747708106</text:p>
          </table:table-cell>
        </table:table-row>
        <table:table-row table:style-name="ro1">
          <table:table-cell office:value-type="float" office:value="11.865769837" calcext:value-type="float">
            <text:p>11.865769837</text:p>
          </table:table-cell>
          <table:table-cell office:value-type="float" office:value="2960.99569204708" calcext:value-type="float">
            <text:p>2960.9956920471</text:p>
          </table:table-cell>
        </table:table-row>
        <table:table-row table:style-name="ro1">
          <table:table-cell office:value-type="float" office:value="11.886143292" calcext:value-type="float">
            <text:p>11.886143292</text:p>
          </table:table-cell>
          <table:table-cell office:value-type="float" office:value="2945.00859083578" calcext:value-type="float">
            <text:p>2945.0085908358</text:p>
          </table:table-cell>
        </table:table-row>
        <table:table-row table:style-name="ro1">
          <table:table-cell office:value-type="float" office:value="11.906847634" calcext:value-type="float">
            <text:p>11.906847634</text:p>
          </table:table-cell>
          <table:table-cell office:value-type="float" office:value="2897.94285662372" calcext:value-type="float">
            <text:p>2897.9428566237</text:p>
          </table:table-cell>
        </table:table-row>
        <table:table-row table:style-name="ro1">
          <table:table-cell office:value-type="float" office:value="11.927562289" calcext:value-type="float">
            <text:p>11.927562289</text:p>
          </table:table-cell>
          <table:table-cell office:value-type="float" office:value="2896.50008653208" calcext:value-type="float">
            <text:p>2896.5000865321</text:p>
          </table:table-cell>
        </table:table-row>
        <table:table-row table:style-name="ro1">
          <table:table-cell office:value-type="float" office:value="11.948505747" calcext:value-type="float">
            <text:p>11.948505747</text:p>
          </table:table-cell>
          <table:table-cell office:value-type="float" office:value="2864.85641483018" calcext:value-type="float">
            <text:p>2864.8564148302</text:p>
          </table:table-cell>
        </table:table-row>
        <table:table-row table:style-name="ro1">
          <table:table-cell office:value-type="float" office:value="11.969351184" calcext:value-type="float">
            <text:p>11.969351184</text:p>
          </table:table-cell>
          <table:table-cell office:value-type="float" office:value="2878.32776065017" calcext:value-type="float">
            <text:p>2878.3277606502</text:p>
          </table:table-cell>
        </table:table-row>
        <table:table-row table:style-name="ro1">
          <table:table-cell office:value-type="float" office:value="11.990356465" calcext:value-type="float">
            <text:p>11.990356465</text:p>
          </table:table-cell>
          <table:table-cell office:value-type="float" office:value="2856.42453438246" calcext:value-type="float">
            <text:p>2856.4245343825</text:p>
          </table:table-cell>
        </table:table-row>
        <table:table-row table:style-name="ro1">
          <table:table-cell office:value-type="float" office:value="12.011267736" calcext:value-type="float">
            <text:p>12.011267736</text:p>
          </table:table-cell>
          <table:table-cell office:value-type="float" office:value="2869.26605274218" calcext:value-type="float">
            <text:p>2869.2660527422</text:p>
          </table:table-cell>
        </table:table-row>
        <table:table-row table:style-name="ro1">
          <table:table-cell office:value-type="float" office:value="12.032311299" calcext:value-type="float">
            <text:p>12.032311299</text:p>
          </table:table-cell>
          <table:table-cell office:value-type="float" office:value="2851.22818792723" calcext:value-type="float">
            <text:p>2851.2281879272</text:p>
          </table:table-cell>
        </table:table-row>
        <table:table-row table:style-name="ro1">
          <table:table-cell office:value-type="float" office:value="12.053321581" calcext:value-type="float">
            <text:p>12.053321581</text:p>
          </table:table-cell>
          <table:table-cell office:value-type="float" office:value="2855.74463017597" calcext:value-type="float">
            <text:p>2855.744630176</text:p>
          </table:table-cell>
        </table:table-row>
        <table:table-row table:style-name="ro1">
          <table:table-cell office:value-type="float" office:value="12.074487592" calcext:value-type="float">
            <text:p>12.074487592</text:p>
          </table:table-cell>
          <table:table-cell office:value-type="float" office:value="2834.73347906626" calcext:value-type="float">
            <text:p>2834.7334790663</text:p>
          </table:table-cell>
        </table:table-row>
        <table:table-row table:style-name="ro1">
          <table:table-cell office:value-type="float" office:value="12.095624854" calcext:value-type="float">
            <text:p>12.095624854</text:p>
          </table:table-cell>
          <table:table-cell office:value-type="float" office:value="2838.58902822941" calcext:value-type="float">
            <text:p>2838.5890282294</text:p>
          </table:table-cell>
        </table:table-row>
        <table:table-row table:style-name="ro1">
          <table:table-cell office:value-type="float" office:value="12.116891647" calcext:value-type="float">
            <text:p>12.116891647</text:p>
          </table:table-cell>
          <table:table-cell office:value-type="float" office:value="2821.29985466137" calcext:value-type="float">
            <text:p>2821.2998546614</text:p>
          </table:table-cell>
        </table:table-row>
        <table:table-row table:style-name="ro1">
          <table:table-cell office:value-type="float" office:value="12.138158805" calcext:value-type="float">
            <text:p>12.138158805</text:p>
          </table:table-cell>
          <table:table-cell office:value-type="float" office:value="2821.25143378341" calcext:value-type="float">
            <text:p>2821.2514337834</text:p>
          </table:table-cell>
        </table:table-row>
        <table:table-row table:style-name="ro1">
          <table:table-cell office:value-type="float" office:value="12.159577735" calcext:value-type="float">
            <text:p>12.159577735</text:p>
          </table:table-cell>
          <table:table-cell office:value-type="float" office:value="2801.26038042104" calcext:value-type="float">
            <text:p>2801.2603804211</text:p>
          </table:table-cell>
        </table:table-row>
        <table:table-row table:style-name="ro1">
          <table:table-cell office:value-type="float" office:value="12.180904529" calcext:value-type="float">
            <text:p>12.180904529</text:p>
          </table:table-cell>
          <table:table-cell office:value-type="float" office:value="2813.36238348763" calcext:value-type="float">
            <text:p>2813.3623834876</text:p>
          </table:table-cell>
        </table:table-row>
        <table:table-row table:style-name="ro1">
          <table:table-cell office:value-type="float" office:value="12.202405595" calcext:value-type="float">
            <text:p>12.202405595</text:p>
          </table:table-cell>
          <table:table-cell office:value-type="float" office:value="2790.55931459411" calcext:value-type="float">
            <text:p>2790.5593145941</text:p>
          </table:table-cell>
        </table:table-row>
        <table:table-row table:style-name="ro1">
          <table:table-cell office:value-type="float" office:value="12.223841921" calcext:value-type="float">
            <text:p>12.223841921</text:p>
          </table:table-cell>
          <table:table-cell office:value-type="float" office:value="2798.98710254734" calcext:value-type="float">
            <text:p>2798.9871025474</text:p>
          </table:table-cell>
        </table:table-row>
        <table:table-row table:style-name="ro1">
          <table:table-cell office:value-type="float" office:value="12.245424653" calcext:value-type="float">
            <text:p>12.245424653</text:p>
          </table:table-cell>
          <table:table-cell office:value-type="float" office:value="2780.00023352017" calcext:value-type="float">
            <text:p>2780.0002335202</text:p>
          </table:table-cell>
        </table:table-row>
        <table:table-row table:style-name="ro1">
          <table:table-cell office:value-type="float" office:value="12.267152804" calcext:value-type="float">
            <text:p>12.267152804</text:p>
          </table:table-cell>
          <table:table-cell office:value-type="float" office:value="2761.39465341466" calcext:value-type="float">
            <text:p>2761.3946534147</text:p>
          </table:table-cell>
        </table:table-row>
        <table:table-row table:style-name="ro1">
          <table:table-cell office:value-type="float" office:value="12.289011268" calcext:value-type="float">
            <text:p>12.289011268</text:p>
          </table:table-cell>
          <table:table-cell office:value-type="float" office:value="2744.93212331788" calcext:value-type="float">
            <text:p>2744.9321233179</text:p>
          </table:table-cell>
        </table:table-row>
        <table:table-row table:style-name="ro1">
          <table:table-cell office:value-type="float" office:value="12.310774731" calcext:value-type="float">
            <text:p>12.310774731</text:p>
          </table:table-cell>
          <table:table-cell office:value-type="float" office:value="2756.91419145943" calcext:value-type="float">
            <text:p>2756.9141914594</text:p>
          </table:table-cell>
        </table:table-row>
        <table:table-row table:style-name="ro1">
          <table:table-cell office:value-type="float" office:value="12.332578038" calcext:value-type="float">
            <text:p>12.332578038</text:p>
          </table:table-cell>
          <table:table-cell office:value-type="float" office:value="2751.87612594744" calcext:value-type="float">
            <text:p>2751.8761259475</text:p>
          </table:table-cell>
        </table:table-row>
        <table:table-row table:style-name="ro1">
          <table:table-cell office:value-type="float" office:value="12.354361553" calcext:value-type="float">
            <text:p>12.354361553</text:p>
          </table:table-cell>
          <table:table-cell office:value-type="float" office:value="2754.37641721329" calcext:value-type="float">
            <text:p>2754.3764172133</text:p>
          </table:table-cell>
        </table:table-row>
        <table:table-row table:style-name="ro1">
          <table:table-cell office:value-type="float" office:value="12.376267882" calcext:value-type="float">
            <text:p>12.376267882</text:p>
          </table:table-cell>
          <table:table-cell office:value-type="float" office:value="2738.93448783637" calcext:value-type="float">
            <text:p>2738.9344878364</text:p>
          </table:table-cell>
        </table:table-row>
        <table:table-row table:style-name="ro1">
          <table:table-cell office:value-type="float" office:value="12.398269419" calcext:value-type="float">
            <text:p>12.398269419</text:p>
          </table:table-cell>
          <table:table-cell office:value-type="float" office:value="2727.08220339406" calcext:value-type="float">
            <text:p>2727.0822033941</text:p>
          </table:table-cell>
        </table:table-row>
        <table:table-row table:style-name="ro1">
          <table:table-cell office:value-type="float" office:value="12.420506739" calcext:value-type="float">
            <text:p>12.420506739</text:p>
          </table:table-cell>
          <table:table-cell office:value-type="float" office:value="2698.16686543137" calcext:value-type="float">
            <text:p>2698.1668654314</text:p>
          </table:table-cell>
        </table:table-row>
        <table:table-row table:style-name="ro1">
          <table:table-cell office:value-type="float" office:value="12.442837498" calcext:value-type="float">
            <text:p>12.442837498</text:p>
          </table:table-cell>
          <table:table-cell office:value-type="float" office:value="2686.87687686758" calcext:value-type="float">
            <text:p>2686.8768768676</text:p>
          </table:table-cell>
        </table:table-row>
        <table:table-row table:style-name="ro1">
          <table:table-cell office:value-type="float" office:value="12.465176954" calcext:value-type="float">
            <text:p>12.465176954</text:p>
          </table:table-cell>
          <table:table-cell office:value-type="float" office:value="2685.83084565743" calcext:value-type="float">
            <text:p>2685.8308456574</text:p>
          </table:table-cell>
        </table:table-row>
        <table:table-row table:style-name="ro1">
          <table:table-cell office:value-type="float" office:value="12.487563494" calcext:value-type="float">
            <text:p>12.487563494</text:p>
          </table:table-cell>
          <table:table-cell office:value-type="float" office:value="2680.18193074953" calcext:value-type="float">
            <text:p>2680.1819307495</text:p>
          </table:table-cell>
        </table:table-row>
        <table:table-row table:style-name="ro1">
          <table:table-cell office:value-type="float" office:value="12.51013868" calcext:value-type="float">
            <text:p>12.51013868</text:p>
          </table:table-cell>
          <table:table-cell office:value-type="float" office:value="2657.78541093611" calcext:value-type="float">
            <text:p>2657.7854109361</text:p>
          </table:table-cell>
        </table:table-row>
        <table:table-row table:style-name="ro1">
          <table:table-cell office:value-type="float" office:value="12.532771836" calcext:value-type="float">
            <text:p>12.532771836</text:p>
          </table:table-cell>
          <table:table-cell office:value-type="float" office:value="2650.97806068257" calcext:value-type="float">
            <text:p>2650.9780606826</text:p>
          </table:table-cell>
        </table:table-row>
        <table:table-row table:style-name="ro1">
          <table:table-cell office:value-type="float" office:value="12.555617285" calcext:value-type="float">
            <text:p>12.555617285</text:p>
          </table:table-cell>
          <table:table-cell office:value-type="float" office:value="2626.34365382773" calcext:value-type="float">
            <text:p>2626.3436538277</text:p>
          </table:table-cell>
        </table:table-row>
        <table:table-row table:style-name="ro1">
          <table:table-cell office:value-type="float" office:value="12.578565182" calcext:value-type="float">
            <text:p>12.578565182</text:p>
          </table:table-cell>
          <table:table-cell office:value-type="float" office:value="2614.61867290124" calcext:value-type="float">
            <text:p>2614.6186729012</text:p>
          </table:table-cell>
        </table:table-row>
        <table:table-row table:style-name="ro1">
          <table:table-cell office:value-type="float" office:value="12.601627872" calcext:value-type="float">
            <text:p>12.601627872</text:p>
          </table:table-cell>
          <table:table-cell office:value-type="float" office:value="2601.60458298626" calcext:value-type="float">
            <text:p>2601.6045829863</text:p>
          </table:table-cell>
        </table:table-row>
        <table:table-row table:style-name="ro1">
          <table:table-cell office:value-type="float" office:value="12.624687228" calcext:value-type="float">
            <text:p>12.624687228</text:p>
          </table:table-cell>
          <table:table-cell office:value-type="float" office:value="2601.98073181338" calcext:value-type="float">
            <text:p>2601.9807318134</text:p>
          </table:table-cell>
        </table:table-row>
        <table:table-row table:style-name="ro1">
          <table:table-cell office:value-type="float" office:value="12.647993044" calcext:value-type="float">
            <text:p>12.647993044</text:p>
          </table:table-cell>
          <table:table-cell office:value-type="float" office:value="2574.4646743967" calcext:value-type="float">
            <text:p>2574.4646743967</text:p>
          </table:table-cell>
        </table:table-row>
        <table:table-row table:style-name="ro1">
          <table:table-cell office:value-type="float" office:value="12.671264225" calcext:value-type="float">
            <text:p>12.671264225</text:p>
          </table:table-cell>
          <table:table-cell office:value-type="float" office:value="2578.29630563246" calcext:value-type="float">
            <text:p>2578.2963056325</text:p>
          </table:table-cell>
        </table:table-row>
        <table:table-row table:style-name="ro1">
          <table:table-cell office:value-type="float" office:value="12.694702125" calcext:value-type="float">
            <text:p>12.694702125</text:p>
          </table:table-cell>
          <table:table-cell office:value-type="float" office:value="2559.95631007846" calcext:value-type="float">
            <text:p>2559.9563100785</text:p>
          </table:table-cell>
        </table:table-row>
        <table:table-row table:style-name="ro1">
          <table:table-cell office:value-type="float" office:value="12.718136848" calcext:value-type="float">
            <text:p>12.718136848</text:p>
          </table:table-cell>
          <table:table-cell office:value-type="float" office:value="2560.3033583975" calcext:value-type="float">
            <text:p>2560.3033583975</text:p>
          </table:table-cell>
        </table:table-row>
        <table:table-row table:style-name="ro1">
          <table:table-cell office:value-type="float" office:value="12.741909177" calcext:value-type="float">
            <text:p>12.741909177</text:p>
          </table:table-cell>
          <table:table-cell office:value-type="float" office:value="2523.94285810084" calcext:value-type="float">
            <text:p>2523.9428581009</text:p>
          </table:table-cell>
        </table:table-row>
        <table:table-row table:style-name="ro1">
          <table:table-cell office:value-type="float" office:value="12.765531974" calcext:value-type="float">
            <text:p>12.765531974</text:p>
          </table:table-cell>
          <table:table-cell office:value-type="float" office:value="2539.91938380676" calcext:value-type="float">
            <text:p>2539.9193838068</text:p>
          </table:table-cell>
        </table:table-row>
        <table:table-row table:style-name="ro1">
          <table:table-cell office:value-type="float" office:value="12.789404513" calcext:value-type="float">
            <text:p>12.789404513</text:p>
          </table:table-cell>
          <table:table-cell office:value-type="float" office:value="2513.3480774699" calcext:value-type="float">
            <text:p>2513.3480774699</text:p>
          </table:table-cell>
        </table:table-row>
        <table:table-row table:style-name="ro1">
          <table:table-cell office:value-type="float" office:value="12.813145956" calcext:value-type="float">
            <text:p>12.813145956</text:p>
          </table:table-cell>
          <table:table-cell office:value-type="float" office:value="2527.22633582218" calcext:value-type="float">
            <text:p>2527.2263358222</text:p>
          </table:table-cell>
        </table:table-row>
        <table:table-row table:style-name="ro1">
          <table:table-cell office:value-type="float" office:value="12.837149641" calcext:value-type="float">
            <text:p>12.837149641</text:p>
          </table:table-cell>
          <table:table-cell office:value-type="float" office:value="2499.61620476076" calcext:value-type="float">
            <text:p>2499.6162047608</text:p>
          </table:table-cell>
        </table:table-row>
        <table:table-row table:style-name="ro1">
          <table:table-cell office:value-type="float" office:value="12.861076711" calcext:value-type="float">
            <text:p>12.861076711</text:p>
          </table:table-cell>
          <table:table-cell office:value-type="float" office:value="2507.62003036737" calcext:value-type="float">
            <text:p>2507.6200303674</text:p>
          </table:table-cell>
        </table:table-row>
        <table:table-row table:style-name="ro1">
          <table:table-cell office:value-type="float" office:value="12.885230918" calcext:value-type="float">
            <text:p>12.885230918</text:p>
          </table:table-cell>
          <table:table-cell office:value-type="float" office:value="2484.03932283979" calcext:value-type="float">
            <text:p>2484.0393228398</text:p>
          </table:table-cell>
        </table:table-row>
        <table:table-row table:style-name="ro1">
          <table:table-cell office:value-type="float" office:value="12.909371687" calcext:value-type="float">
            <text:p>12.909371687</text:p>
          </table:table-cell>
          <table:table-cell office:value-type="float" office:value="2485.42206754072" calcext:value-type="float">
            <text:p>2485.4220675407</text:p>
          </table:table-cell>
        </table:table-row>
        <table:table-row table:style-name="ro1">
          <table:table-cell office:value-type="float" office:value="12.933429278" calcext:value-type="float">
            <text:p>12.933429278</text:p>
          </table:table-cell>
          <table:table-cell office:value-type="float" office:value="2494.01529853905" calcext:value-type="float">
            <text:p>2494.0152985391</text:p>
          </table:table-cell>
        </table:table-row>
        <table:table-row table:style-name="ro1">
          <table:table-cell office:value-type="float" office:value="12.957505515" calcext:value-type="float">
            <text:p>12.957505515</text:p>
          </table:table-cell>
          <table:table-cell office:value-type="float" office:value="2492.08379199761" calcext:value-type="float">
            <text:p>2492.0837919976</text:p>
          </table:table-cell>
        </table:table-row>
        <table:table-row table:style-name="ro1">
          <table:table-cell office:value-type="float" office:value="12.981537898" calcext:value-type="float">
            <text:p>12.981537898</text:p>
          </table:table-cell>
          <table:table-cell office:value-type="float" office:value="2496.6313161713" calcext:value-type="float">
            <text:p>2496.6313161713</text:p>
          </table:table-cell>
        </table:table-row>
        <table:table-row table:style-name="ro1">
          <table:table-cell office:value-type="float" office:value="13.005805335" calcext:value-type="float">
            <text:p>13.005805335</text:p>
          </table:table-cell>
          <table:table-cell office:value-type="float" office:value="2472.44898585644" calcext:value-type="float">
            <text:p>2472.4489858565</text:p>
          </table:table-cell>
        </table:table-row>
        <table:table-row table:style-name="ro1">
          <table:table-cell office:value-type="float" office:value="13.030153605" calcext:value-type="float">
            <text:p>13.030153605</text:p>
          </table:table-cell>
          <table:table-cell office:value-type="float" office:value="2464.24078589523" calcext:value-type="float">
            <text:p>2464.2407858952</text:p>
          </table:table-cell>
        </table:table-row>
        <table:table-row table:style-name="ro1">
          <table:table-cell office:value-type="float" office:value="13.054698335" calcext:value-type="float">
            <text:p>13.054698335</text:p>
          </table:table-cell>
          <table:table-cell office:value-type="float" office:value="2444.51660295424" calcext:value-type="float">
            <text:p>2444.5166029542</text:p>
          </table:table-cell>
        </table:table-row>
        <table:table-row table:style-name="ro1">
          <table:table-cell office:value-type="float" office:value="13.079234054" calcext:value-type="float">
            <text:p>13.079234054</text:p>
          </table:table-cell>
          <table:table-cell office:value-type="float" office:value="2445.41437729895" calcext:value-type="float">
            <text:p>2445.414377299</text:p>
          </table:table-cell>
        </table:table-row>
        <table:table-row table:style-name="ro1">
          <table:table-cell office:value-type="float" office:value="13.104004306" calcext:value-type="float">
            <text:p>13.104004306</text:p>
          </table:table-cell>
          <table:table-cell office:value-type="float" office:value="2422.2603791035" calcext:value-type="float">
            <text:p>2422.2603791035</text:p>
          </table:table-cell>
        </table:table-row>
        <table:table-row table:style-name="ro1">
          <table:table-cell office:value-type="float" office:value="13.128652265" calcext:value-type="float">
            <text:p>13.128652265</text:p>
          </table:table-cell>
          <table:table-cell office:value-type="float" office:value="2434.27863540422" calcext:value-type="float">
            <text:p>2434.2786354042</text:p>
          </table:table-cell>
        </table:table-row>
        <table:table-row table:style-name="ro1">
          <table:table-cell office:value-type="float" office:value="13.153436059" calcext:value-type="float">
            <text:p>13.153436059</text:p>
          </table:table-cell>
          <table:table-cell office:value-type="float" office:value="2420.93684284163" calcext:value-type="float">
            <text:p>2420.9368428416</text:p>
          </table:table-cell>
        </table:table-row>
        <table:table-row table:style-name="ro1">
          <table:table-cell office:value-type="float" office:value="13.178330947" calcext:value-type="float">
            <text:p>13.178330947</text:p>
          </table:table-cell>
          <table:table-cell office:value-type="float" office:value="2410.13335749838" calcext:value-type="float">
            <text:p>2410.1333574984</text:p>
          </table:table-cell>
        </table:table-row>
        <table:table-row table:style-name="ro1">
          <table:table-cell office:value-type="float" office:value="13.20327094" calcext:value-type="float">
            <text:p>13.20327094</text:p>
          </table:table-cell>
          <table:table-cell office:value-type="float" office:value="2405.77453249449" calcext:value-type="float">
            <text:p>2405.7745324945</text:p>
          </table:table-cell>
        </table:table-row>
        <table:table-row table:style-name="ro1">
          <table:table-cell office:value-type="float" office:value="13.22841661" calcext:value-type="float">
            <text:p>13.22841661</text:p>
          </table:table-cell>
          <table:table-cell office:value-type="float" office:value="2386.09669179619" calcext:value-type="float">
            <text:p>2386.0966917962</text:p>
          </table:table-cell>
        </table:table-row>
        <table:table-row table:style-name="ro1">
          <table:table-cell office:value-type="float" office:value="13.2535965" calcext:value-type="float">
            <text:p>13.2535965</text:p>
          </table:table-cell>
          <table:table-cell office:value-type="float" office:value="2382.85393621753" calcext:value-type="float">
            <text:p>2382.8539362175</text:p>
          </table:table-cell>
        </table:table-row>
        <table:table-row table:style-name="ro1">
          <table:table-cell office:value-type="float" office:value="13.27895936" calcext:value-type="float">
            <text:p>13.27895936</text:p>
          </table:table-cell>
          <table:table-cell office:value-type="float" office:value="2365.66380920751" calcext:value-type="float">
            <text:p>2365.6638092075</text:p>
          </table:table-cell>
        </table:table-row>
        <table:table-row table:style-name="ro1">
          <table:table-cell office:value-type="float" office:value="13.304425657" calcext:value-type="float">
            <text:p>13.304425657</text:p>
          </table:table-cell>
          <table:table-cell office:value-type="float" office:value="2356.05514221327" calcext:value-type="float">
            <text:p>2356.0551422133</text:p>
          </table:table-cell>
        </table:table-row>
        <table:table-row table:style-name="ro1">
          <table:table-cell office:value-type="float" office:value="13.329861903" calcext:value-type="float">
            <text:p>13.329861903</text:p>
          </table:table-cell>
          <table:table-cell office:value-type="float" office:value="2358.83864309239" calcext:value-type="float">
            <text:p>2358.8386430924</text:p>
          </table:table-cell>
        </table:table-row>
        <table:table-row table:style-name="ro1">
          <table:table-cell office:value-type="float" office:value="13.355338878" calcext:value-type="float">
            <text:p>13.355338878</text:p>
          </table:table-cell>
          <table:table-cell office:value-type="float" office:value="2355.0676640388" calcext:value-type="float">
            <text:p>2355.0676640388</text:p>
          </table:table-cell>
        </table:table-row>
        <table:table-row table:style-name="ro1">
          <table:table-cell office:value-type="float" office:value="13.380946687" calcext:value-type="float">
            <text:p>13.380946687</text:p>
          </table:table-cell>
          <table:table-cell office:value-type="float" office:value="2343.03528271328" calcext:value-type="float">
            <text:p>2343.0352827133</text:p>
          </table:table-cell>
        </table:table-row>
        <table:table-row table:style-name="ro1">
          <table:table-cell office:value-type="float" office:value="13.406669601" calcext:value-type="float">
            <text:p>13.406669601</text:p>
          </table:table-cell>
          <table:table-cell office:value-type="float" office:value="2332.55065891841" calcext:value-type="float">
            <text:p>2332.5506589184</text:p>
          </table:table-cell>
        </table:table-row>
        <table:table-row table:style-name="ro1">
          <table:table-cell office:value-type="float" office:value="13.43248038" calcext:value-type="float">
            <text:p>13.43248038</text:p>
          </table:table-cell>
          <table:table-cell office:value-type="float" office:value="2324.610194834" calcext:value-type="float">
            <text:p>2324.610194834</text:p>
          </table:table-cell>
        </table:table-row>
        <table:table-row table:style-name="ro1">
          <table:table-cell office:value-type="float" office:value="13.4585934" calcext:value-type="float">
            <text:p>13.4585934</text:p>
          </table:table-cell>
          <table:table-cell office:value-type="float" office:value="2297.70436357064" calcext:value-type="float">
            <text:p>2297.7043635706</text:p>
          </table:table-cell>
        </table:table-row>
        <table:table-row table:style-name="ro1">
          <table:table-cell office:value-type="float" office:value="13.48480866" calcext:value-type="float">
            <text:p>13.48480866</text:p>
          </table:table-cell>
          <table:table-cell office:value-type="float" office:value="2288.74327395564" calcext:value-type="float">
            <text:p>2288.7432739556</text:p>
          </table:table-cell>
        </table:table-row>
        <table:table-row table:style-name="ro1">
          <table:table-cell office:value-type="float" office:value="13.511099286" calcext:value-type="float">
            <text:p>13.511099286</text:p>
          </table:table-cell>
          <table:table-cell office:value-type="float" office:value="2282.18225005325" calcext:value-type="float">
            <text:p>2282.1822500533</text:p>
          </table:table-cell>
        </table:table-row>
        <table:table-row table:style-name="ro1">
          <table:table-cell office:value-type="float" office:value="13.537599288" calcext:value-type="float">
            <text:p>13.537599288</text:p>
          </table:table-cell>
          <table:table-cell office:value-type="float" office:value="2264.15077251642" calcext:value-type="float">
            <text:p>2264.1507725164</text:p>
          </table:table-cell>
        </table:table-row>
        <table:table-row table:style-name="ro1">
          <table:table-cell office:value-type="float" office:value="13.56394033" calcext:value-type="float">
            <text:p>13.56394033</text:p>
          </table:table-cell>
          <table:table-cell office:value-type="float" office:value="2277.81421858723" calcext:value-type="float">
            <text:p>2277.8142185872</text:p>
          </table:table-cell>
        </table:table-row>
        <table:table-row table:style-name="ro1">
          <table:table-cell office:value-type="float" office:value="13.590505697" calcext:value-type="float">
            <text:p>13.590505697</text:p>
          </table:table-cell>
          <table:table-cell office:value-type="float" office:value="2258.57975160006" calcext:value-type="float">
            <text:p>2258.5797516001</text:p>
          </table:table-cell>
        </table:table-row>
        <table:table-row table:style-name="ro1">
          <table:table-cell office:value-type="float" office:value="13.617196586" calcext:value-type="float">
            <text:p>13.617196586</text:p>
          </table:table-cell>
          <table:table-cell office:value-type="float" office:value="2247.95809536287" calcext:value-type="float">
            <text:p>2247.9580953629</text:p>
          </table:table-cell>
        </table:table-row>
        <table:table-row table:style-name="ro1">
          <table:table-cell office:value-type="float" office:value="13.644132684" calcext:value-type="float">
            <text:p>13.644132684</text:p>
          </table:table-cell>
          <table:table-cell office:value-type="float" office:value="2227.4941233142" calcext:value-type="float">
            <text:p>2227.4941233142</text:p>
          </table:table-cell>
        </table:table-row>
        <table:table-row table:style-name="ro1">
          <table:table-cell office:value-type="float" office:value="13.671261856" calcext:value-type="float">
            <text:p>13.671261856</text:p>
          </table:table-cell>
          <table:table-cell office:value-type="float" office:value="2211.6414021038" calcext:value-type="float">
            <text:p>2211.6414021038</text:p>
          </table:table-cell>
        </table:table-row>
        <table:table-row table:style-name="ro1">
          <table:table-cell office:value-type="float" office:value="13.698603946" calcext:value-type="float">
            <text:p>13.698603946</text:p>
          </table:table-cell>
          <table:table-cell office:value-type="float" office:value="2194.41893432395" calcext:value-type="float">
            <text:p>2194.418934324</text:p>
          </table:table-cell>
        </table:table-row>
        <table:table-row table:style-name="ro1">
          <table:table-cell office:value-type="float" office:value="13.726068068" calcext:value-type="float">
            <text:p>13.726068068</text:p>
          </table:table-cell>
          <table:table-cell office:value-type="float" office:value="2184.66841940204" calcext:value-type="float">
            <text:p>2184.668419402</text:p>
          </table:table-cell>
        </table:table-row>
        <table:table-row table:style-name="ro1">
          <table:table-cell office:value-type="float" office:value="13.753808963" calcext:value-type="float">
            <text:p>13.753808963</text:p>
          </table:table-cell>
          <table:table-cell office:value-type="float" office:value="2162.8718179418" calcext:value-type="float">
            <text:p>2162.8718179418</text:p>
          </table:table-cell>
        </table:table-row>
        <table:table-row table:style-name="ro1">
          <table:table-cell office:value-type="float" office:value="13.78163866" calcext:value-type="float">
            <text:p>13.78163866</text:p>
          </table:table-cell>
          <table:table-cell office:value-type="float" office:value="2155.97029317379" calcext:value-type="float">
            <text:p>2155.9702931738</text:p>
          </table:table-cell>
        </table:table-row>
        <table:table-row table:style-name="ro1">
          <table:table-cell office:value-type="float" office:value="13.809706119" calcext:value-type="float">
            <text:p>13.809706119</text:p>
          </table:table-cell>
          <table:table-cell office:value-type="float" office:value="2137.70687257447" calcext:value-type="float">
            <text:p>2137.7068725745</text:p>
          </table:table-cell>
        </table:table-row>
        <table:table-row table:style-name="ro1">
          <table:table-cell office:value-type="float" office:value="13.837942381" calcext:value-type="float">
            <text:p>13.837942381</text:p>
          </table:table-cell>
          <table:table-cell office:value-type="float" office:value="2124.92715926721" calcext:value-type="float">
            <text:p>2124.9271592672</text:p>
          </table:table-cell>
        </table:table-row>
        <table:table-row table:style-name="ro1">
          <table:table-cell office:value-type="float" office:value="13.866556875" calcext:value-type="float">
            <text:p>13.866556875</text:p>
          </table:table-cell>
          <table:table-cell office:value-type="float" office:value="2096.8394548584" calcext:value-type="float">
            <text:p>2096.8394548584</text:p>
          </table:table-cell>
        </table:table-row>
        <table:table-row table:style-name="ro1">
          <table:table-cell office:value-type="float" office:value="13.895248504" calcext:value-type="float">
            <text:p>13.895248504</text:p>
          </table:table-cell>
          <table:table-cell office:value-type="float" office:value="2091.20228063675" calcext:value-type="float">
            <text:p>2091.2022806368</text:p>
          </table:table-cell>
        </table:table-row>
        <table:table-row table:style-name="ro1">
          <table:table-cell office:value-type="float" office:value="13.924408939" calcext:value-type="float">
            <text:p>13.924408939</text:p>
          </table:table-cell>
          <table:table-cell office:value-type="float" office:value="2057.58247433592" calcext:value-type="float">
            <text:p>2057.5824743359</text:p>
          </table:table-cell>
        </table:table-row>
        <table:table-row table:style-name="ro1">
          <table:table-cell office:value-type="float" office:value="13.953612238" calcext:value-type="float">
            <text:p>13.953612238</text:p>
          </table:table-cell>
          <table:table-cell office:value-type="float" office:value="2054.56239721393" calcext:value-type="float">
            <text:p>2054.5623972139</text:p>
          </table:table-cell>
        </table:table-row>
        <table:table-row table:style-name="ro1">
          <table:table-cell office:value-type="float" office:value="13.983176216" calcext:value-type="float">
            <text:p>13.983176216</text:p>
          </table:table-cell>
          <table:table-cell office:value-type="float" office:value="2029.49684240742" calcext:value-type="float">
            <text:p>2029.4968424074</text:p>
          </table:table-cell>
        </table:table-row>
        <table:table-row table:style-name="ro1">
          <table:table-cell office:value-type="float" office:value="14.012756966" calcext:value-type="float">
            <text:p>14.012756966</text:p>
          </table:table-cell>
          <table:table-cell office:value-type="float" office:value="2028.34613726875" calcext:value-type="float">
            <text:p>2028.3461372688</text:p>
          </table:table-cell>
        </table:table-row>
        <table:table-row table:style-name="ro1">
          <table:table-cell office:value-type="float" office:value="14.042646206" calcext:value-type="float">
            <text:p>14.042646206</text:p>
          </table:table-cell>
          <table:table-cell office:value-type="float" office:value="2007.41136275109" calcext:value-type="float">
            <text:p>2007.4113627511</text:p>
          </table:table-cell>
        </table:table-row>
        <table:table-row table:style-name="ro1">
          <table:table-cell office:value-type="float" office:value="14.072416228" calcext:value-type="float">
            <text:p>14.072416228</text:p>
          </table:table-cell>
          <table:table-cell office:value-type="float" office:value="2015.45030769489" calcext:value-type="float">
            <text:p>2015.4503076949</text:p>
          </table:table-cell>
        </table:table-row>
        <table:table-row table:style-name="ro1">
          <table:table-cell office:value-type="float" office:value="14.102218801" calcext:value-type="float">
            <text:p>14.102218801</text:p>
          </table:table-cell>
          <table:table-cell office:value-type="float" office:value="2013.24899028028" calcext:value-type="float">
            <text:p>2013.2489902803</text:p>
          </table:table-cell>
        </table:table-row>
        <table:table-row table:style-name="ro1">
          <table:table-cell office:value-type="float" office:value="14.132225491" calcext:value-type="float">
            <text:p>14.132225491</text:p>
          </table:table-cell>
          <table:table-cell office:value-type="float" office:value="1999.55409943627" calcext:value-type="float">
            <text:p>1999.5540994363</text:p>
          </table:table-cell>
        </table:table-row>
        <table:table-row table:style-name="ro1">
          <table:table-cell office:value-type="float" office:value="14.1623764" calcext:value-type="float">
            <text:p>14.1623764</text:p>
          </table:table-cell>
          <table:table-cell office:value-type="float" office:value="1989.98975453777" calcext:value-type="float">
            <text:p>1989.9897545378</text:p>
          </table:table-cell>
        </table:table-row>
        <table:table-row table:style-name="ro1">
          <table:table-cell office:value-type="float" office:value="14.192620486" calcext:value-type="float">
            <text:p>14.192620486</text:p>
          </table:table-cell>
          <table:table-cell office:value-type="float" office:value="1983.85892699748" calcext:value-type="float">
            <text:p>1983.8589269975</text:p>
          </table:table-cell>
        </table:table-row>
        <table:table-row table:style-name="ro1">
          <table:table-cell office:value-type="float" office:value="14.222690353" calcext:value-type="float">
            <text:p>14.222690353</text:p>
          </table:table-cell>
          <table:table-cell office:value-type="float" office:value="1995.35302234662" calcext:value-type="float">
            <text:p>1995.3530223466</text:p>
          </table:table-cell>
        </table:table-row>
        <table:table-row table:style-name="ro1">
          <table:table-cell office:value-type="float" office:value="14.252785949" calcext:value-type="float">
            <text:p>14.252785949</text:p>
          </table:table-cell>
          <table:table-cell office:value-type="float" office:value="1993.64717681648" calcext:value-type="float">
            <text:p>1993.6471768165</text:p>
          </table:table-cell>
        </table:table-row>
        <table:table-row table:style-name="ro1">
          <table:table-cell office:value-type="float" office:value="14.282986078" calcext:value-type="float">
            <text:p>14.282986078</text:p>
          </table:table-cell>
          <table:table-cell office:value-type="float" office:value="1986.74648045326" calcext:value-type="float">
            <text:p>1986.7464804533</text:p>
          </table:table-cell>
        </table:table-row>
        <table:table-row table:style-name="ro1">
          <table:table-cell office:value-type="float" office:value="14.313345998" calcext:value-type="float">
            <text:p>14.313345998</text:p>
          </table:table-cell>
          <table:table-cell office:value-type="float" office:value="1976.28979259529" calcext:value-type="float">
            <text:p>1976.2897925953</text:p>
          </table:table-cell>
        </table:table-row>
        <table:table-row table:style-name="ro1">
          <table:table-cell office:value-type="float" office:value="14.343959202" calcext:value-type="float">
            <text:p>14.343959202</text:p>
          </table:table-cell>
          <table:table-cell office:value-type="float" office:value="1959.9385938169" calcext:value-type="float">
            <text:p>1959.9385938169</text:p>
          </table:table-cell>
        </table:table-row>
        <table:table-row table:style-name="ro1">
          <table:table-cell office:value-type="float" office:value="14.374731364" calcext:value-type="float">
            <text:p>14.374731364</text:p>
          </table:table-cell>
          <table:table-cell office:value-type="float" office:value="1949.81425094595" calcext:value-type="float">
            <text:p>1949.814250946</text:p>
          </table:table-cell>
        </table:table-row>
        <table:table-row table:style-name="ro1">
          <table:table-cell office:value-type="float" office:value="14.405556496" calcext:value-type="float">
            <text:p>14.405556496</text:p>
          </table:table-cell>
          <table:table-cell office:value-type="float" office:value="1946.46368424286" calcext:value-type="float">
            <text:p>1946.4636842429</text:p>
          </table:table-cell>
        </table:table-row>
        <table:table-row table:style-name="ro1">
          <table:table-cell office:value-type="float" office:value="14.436796526" calcext:value-type="float">
            <text:p>14.436796526</text:p>
          </table:table-cell>
          <table:table-cell office:value-type="float" office:value="1920.6127522921" calcext:value-type="float">
            <text:p>1920.6127522921</text:p>
          </table:table-cell>
        </table:table-row>
        <table:table-row table:style-name="ro1">
          <table:table-cell office:value-type="float" office:value="14.468229057" calcext:value-type="float">
            <text:p>14.468229057</text:p>
          </table:table-cell>
          <table:table-cell office:value-type="float" office:value="1908.8504199682" calcext:value-type="float">
            <text:p>1908.8504199682</text:p>
          </table:table-cell>
        </table:table-row>
        <table:table-row table:style-name="ro1">
          <table:table-cell office:value-type="float" office:value="14.49962138" calcext:value-type="float">
            <text:p>14.49962138</text:p>
          </table:table-cell>
          <table:table-cell office:value-type="float" office:value="1911.29531892205" calcext:value-type="float">
            <text:p>1911.2953189221</text:p>
          </table:table-cell>
        </table:table-row>
        <table:table-row table:style-name="ro1">
          <table:table-cell office:value-type="float" office:value="14.530872556" calcext:value-type="float">
            <text:p>14.530872556</text:p>
          </table:table-cell>
          <table:table-cell office:value-type="float" office:value="1919.92774927907" calcext:value-type="float">
            <text:p>1919.9277492791</text:p>
          </table:table-cell>
        </table:table-row>
        <table:table-row table:style-name="ro1">
          <table:table-cell office:value-type="float" office:value="14.562063836" calcext:value-type="float">
            <text:p>14.562063836</text:p>
          </table:table-cell>
          <table:table-cell office:value-type="float" office:value="1923.61454868146" calcext:value-type="float">
            <text:p>1923.6145486815</text:p>
          </table:table-cell>
        </table:table-row>
        <table:table-row table:style-name="ro1">
          <table:table-cell office:value-type="float" office:value="14.593122459" calcext:value-type="float">
            <text:p>14.593122459</text:p>
          </table:table-cell>
          <table:table-cell office:value-type="float" office:value="1931.83065456617" calcext:value-type="float">
            <text:p>1931.8306545662</text:p>
          </table:table-cell>
        </table:table-row>
        <table:table-row table:style-name="ro1">
          <table:table-cell office:value-type="float" office:value="14.624215092" calcext:value-type="float">
            <text:p>14.624215092</text:p>
          </table:table-cell>
          <table:table-cell office:value-type="float" office:value="1929.7175636428" calcext:value-type="float">
            <text:p>1929.7175636428</text:p>
          </table:table-cell>
        </table:table-row>
        <table:table-row table:style-name="ro1">
          <table:table-cell office:value-type="float" office:value="14.655243819" calcext:value-type="float">
            <text:p>14.655243819</text:p>
          </table:table-cell>
          <table:table-cell office:value-type="float" office:value="1933.69196228992" calcext:value-type="float">
            <text:p>1933.6919622899</text:p>
          </table:table-cell>
        </table:table-row>
        <table:table-row table:style-name="ro1">
          <table:table-cell office:value-type="float" office:value="14.686225358" calcext:value-type="float">
            <text:p>14.686225358</text:p>
          </table:table-cell>
          <table:table-cell office:value-type="float" office:value="1936.63716963863" calcext:value-type="float">
            <text:p>1936.6371696386</text:p>
          </table:table-cell>
        </table:table-row>
        <table:table-row table:style-name="ro1">
          <table:table-cell office:value-type="float" office:value="14.717332418" calcext:value-type="float">
            <text:p>14.717332418</text:p>
          </table:table-cell>
          <table:table-cell office:value-type="float" office:value="1928.82258882732" calcext:value-type="float">
            <text:p>1928.8225888273</text:p>
          </table:table-cell>
        </table:table-row>
        <table:table-row table:style-name="ro1">
          <table:table-cell office:value-type="float" office:value="14.748431718" calcext:value-type="float">
            <text:p>14.748431718</text:p>
          </table:table-cell>
          <table:table-cell office:value-type="float" office:value="1929.30387500633" calcext:value-type="float">
            <text:p>1929.3038750063</text:p>
          </table:table-cell>
        </table:table-row>
        <table:table-row table:style-name="ro1">
          <table:table-cell office:value-type="float" office:value="14.779682634" calcext:value-type="float">
            <text:p>14.779682634</text:p>
          </table:table-cell>
          <table:table-cell office:value-type="float" office:value="1919.94372260931" calcext:value-type="float">
            <text:p>1919.9437226093</text:p>
          </table:table-cell>
        </table:table-row>
        <table:table-row table:style-name="ro1">
          <table:table-cell office:value-type="float" office:value="14.810660839" calcext:value-type="float">
            <text:p>14.810660839</text:p>
          </table:table-cell>
          <table:table-cell office:value-type="float" office:value="1936.84559838139" calcext:value-type="float">
            <text:p>1936.8455983814</text:p>
          </table:table-cell>
        </table:table-row>
        <table:table-row table:style-name="ro1">
          <table:table-cell office:value-type="float" office:value="14.841347429" calcext:value-type="float">
            <text:p>14.841347429</text:p>
          </table:table-cell>
          <table:table-cell office:value-type="float" office:value="1955.25146326119" calcext:value-type="float">
            <text:p>1955.2514632612</text:p>
          </table:table-cell>
        </table:table-row>
        <table:table-row table:style-name="ro1">
          <table:table-cell office:value-type="float" office:value="14.872141467" calcext:value-type="float">
            <text:p>14.872141467</text:p>
          </table:table-cell>
          <table:table-cell office:value-type="float" office:value="1948.42910825814" calcext:value-type="float">
            <text:p>1948.4291082582</text:p>
          </table:table-cell>
        </table:table-row>
        <table:table-row table:style-name="ro1">
          <table:table-cell office:value-type="float" office:value="14.902982432" calcext:value-type="float">
            <text:p>14.902982432</text:p>
          </table:table-cell>
          <table:table-cell office:value-type="float" office:value="1945.46441721289" calcext:value-type="float">
            <text:p>1945.4644172129</text:p>
          </table:table-cell>
        </table:table-row>
        <table:table-row table:style-name="ro1">
          <table:table-cell office:value-type="float" office:value="14.933989127" calcext:value-type="float">
            <text:p>14.933989127</text:p>
          </table:table-cell>
          <table:table-cell office:value-type="float" office:value="1935.06595914192" calcext:value-type="float">
            <text:p>1935.0659591419</text:p>
          </table:table-cell>
        </table:table-row>
        <table:table-row table:style-name="ro1">
          <table:table-cell office:value-type="float" office:value="14.965720098" calcext:value-type="float">
            <text:p>14.965720098</text:p>
          </table:table-cell>
          <table:table-cell office:value-type="float" office:value="1890.89706709564" calcext:value-type="float">
            <text:p>1890.8970670956</text:p>
          </table:table-cell>
        </table:table-row>
        <table:table-row table:style-name="ro1">
          <table:table-cell office:value-type="float" office:value="14.995974861" calcext:value-type="float">
            <text:p>14.995974861</text:p>
          </table:table-cell>
          <table:table-cell office:value-type="float" office:value="1983.15881700993" calcext:value-type="float">
            <text:p>1983.1588170099</text:p>
          </table:table-cell>
        </table:table-row>
        <table:table-row table:style-name="ro1">
          <table:table-cell office:value-type="float" office:value="15.024951857" calcext:value-type="float">
            <text:p>15.024951857</text:p>
          </table:table-cell>
          <table:table-cell office:value-type="float" office:value="2070.6080091948" calcext:value-type="float">
            <text:p>2070.6080091948</text:p>
          </table:table-cell>
        </table:table-row>
        <table:table-row table:style-name="ro1">
          <table:table-cell office:value-type="float" office:value="15.053833957" calcext:value-type="float">
            <text:p>15.053833957</text:p>
          </table:table-cell>
          <table:table-cell office:value-type="float" office:value="2077.41126857089" calcext:value-type="float">
            <text:p>2077.4112685709</text:p>
          </table:table-cell>
        </table:table-row>
        <table:table-row table:style-name="ro1">
          <table:table-cell office:value-type="float" office:value="15.082296887" calcext:value-type="float">
            <text:p>15.082296887</text:p>
          </table:table-cell>
          <table:table-cell office:value-type="float" office:value="2108.0050437542" calcext:value-type="float">
            <text:p>2108.0050437542</text:p>
          </table:table-cell>
        </table:table-row>
        <table:table-row table:style-name="ro1">
          <table:table-cell office:value-type="float" office:value="15.110406429" calcext:value-type="float">
            <text:p>15.110406429</text:p>
          </table:table-cell>
          <table:table-cell office:value-type="float" office:value="2134.50649604959" calcext:value-type="float">
            <text:p>2134.5064960496</text:p>
          </table:table-cell>
        </table:table-row>
        <table:table-row table:style-name="ro1">
          <table:table-cell office:value-type="float" office:value="15.138056698" calcext:value-type="float">
            <text:p>15.138056698</text:p>
          </table:table-cell>
          <table:table-cell office:value-type="float" office:value="2169.96080580693" calcext:value-type="float">
            <text:p>2169.9608058069</text:p>
          </table:table-cell>
        </table:table-row>
        <table:table-row table:style-name="ro1">
          <table:table-cell office:value-type="float" office:value="15.166241033" calcext:value-type="float">
            <text:p>15.166241033</text:p>
          </table:table-cell>
          <table:table-cell office:value-type="float" office:value="2128.84213872661" calcext:value-type="float">
            <text:p>2128.8421387266</text:p>
          </table:table-cell>
        </table:table-row>
        <table:table-row table:style-name="ro1">
          <table:table-cell office:value-type="float" office:value="15.19399198" calcext:value-type="float">
            <text:p>15.19399198</text:p>
          </table:table-cell>
          <table:table-cell office:value-type="float" office:value="2162.08837846137" calcext:value-type="float">
            <text:p>2162.0883784614</text:p>
          </table:table-cell>
        </table:table-row>
        <table:table-row table:style-name="ro1">
          <table:table-cell office:value-type="float" office:value="15.221328081" calcext:value-type="float">
            <text:p>15.221328081</text:p>
          </table:table-cell>
          <table:table-cell office:value-type="float" office:value="2194.89970424068" calcext:value-type="float">
            <text:p>2194.8997042407</text:p>
          </table:table-cell>
        </table:table-row>
        <table:table-row table:style-name="ro1">
          <table:table-cell office:value-type="float" office:value="15.248292356" calcext:value-type="float">
            <text:p>15.248292356</text:p>
          </table:table-cell>
          <table:table-cell office:value-type="float" office:value="2225.16644708622" calcext:value-type="float">
            <text:p>2225.1664470862</text:p>
          </table:table-cell>
        </table:table-row>
        <table:table-row table:style-name="ro1">
          <table:table-cell office:value-type="float" office:value="15.274520429" calcext:value-type="float">
            <text:p>15.274520429</text:p>
          </table:table-cell>
          <table:table-cell office:value-type="float" office:value="2287.62517170069" calcext:value-type="float">
            <text:p>2287.6251717007</text:p>
          </table:table-cell>
        </table:table-row>
        <table:table-row table:style-name="ro1">
          <table:table-cell office:value-type="float" office:value="15.299901778" calcext:value-type="float">
            <text:p>15.299901778</text:p>
          </table:table-cell>
          <table:table-cell office:value-type="float" office:value="2363.94054547693" calcext:value-type="float">
            <text:p>2363.9405454769</text:p>
          </table:table-cell>
        </table:table-row>
        <table:table-row table:style-name="ro1">
          <table:table-cell office:value-type="float" office:value="15.325482973" calcext:value-type="float">
            <text:p>15.325482973</text:p>
          </table:table-cell>
          <table:table-cell office:value-type="float" office:value="2345.47291477188" calcext:value-type="float">
            <text:p>2345.4729147719</text:p>
          </table:table-cell>
        </table:table-row>
        <table:table-row table:style-name="ro1">
          <table:table-cell office:value-type="float" office:value="15.350678488" calcext:value-type="float">
            <text:p>15.350678488</text:p>
          </table:table-cell>
          <table:table-cell office:value-type="float" office:value="2381.37620921885" calcext:value-type="float">
            <text:p>2381.3762092189</text:p>
          </table:table-cell>
        </table:table-row>
        <table:table-row table:style-name="ro1">
          <table:table-cell office:value-type="float" office:value="15.37588395" calcext:value-type="float">
            <text:p>15.37588395</text:p>
          </table:table-cell>
          <table:table-cell office:value-type="float" office:value="2380.43643080195" calcext:value-type="float">
            <text:p>2380.436430802</text:p>
          </table:table-cell>
        </table:table-row>
        <table:table-row table:style-name="ro1">
          <table:table-cell office:value-type="float" office:value="15.400632692" calcext:value-type="float">
            <text:p>15.400632692</text:p>
          </table:table-cell>
          <table:table-cell office:value-type="float" office:value="2424.3656505854" calcext:value-type="float">
            <text:p>2424.3656505854</text:p>
          </table:table-cell>
        </table:table-row>
        <table:table-row table:style-name="ro1">
          <table:table-cell office:value-type="float" office:value="15.425574716" calcext:value-type="float">
            <text:p>15.425574716</text:p>
          </table:table-cell>
          <table:table-cell office:value-type="float" office:value="2405.57863307346" calcext:value-type="float">
            <text:p>2405.5786330735</text:p>
          </table:table-cell>
        </table:table-row>
        <table:table-row table:style-name="ro1">
          <table:table-cell office:value-type="float" office:value="15.450271009" calcext:value-type="float">
            <text:p>15.450271009</text:p>
          </table:table-cell>
          <table:table-cell office:value-type="float" office:value="2429.51442145537" calcext:value-type="float">
            <text:p>2429.5144214554</text:p>
          </table:table-cell>
        </table:table-row>
        <table:table-row table:style-name="ro1">
          <table:table-cell office:value-type="float" office:value="15.474994594" calcext:value-type="float">
            <text:p>15.474994594</text:p>
          </table:table-cell>
          <table:table-cell office:value-type="float" office:value="2426.83251640046" calcext:value-type="float">
            <text:p>2426.8325164005</text:p>
          </table:table-cell>
        </table:table-row>
        <table:table-row table:style-name="ro1">
          <table:table-cell office:value-type="float" office:value="15.499397187" calcext:value-type="float">
            <text:p>15.499397187</text:p>
          </table:table-cell>
          <table:table-cell office:value-type="float" office:value="2458.75510032982" calcext:value-type="float">
            <text:p>2458.7551003298</text:p>
          </table:table-cell>
        </table:table-row>
        <table:table-row table:style-name="ro1">
          <table:table-cell office:value-type="float" office:value="15.523675457" calcext:value-type="float">
            <text:p>15.523675457</text:p>
          </table:table-cell>
          <table:table-cell office:value-type="float" office:value="2471.34577545986" calcext:value-type="float">
            <text:p>2471.3457754599</text:p>
          </table:table-cell>
        </table:table-row>
        <table:table-row table:style-name="ro1">
          <table:table-cell office:value-type="float" office:value="15.547474088" calcext:value-type="float">
            <text:p>15.547474088</text:p>
          </table:table-cell>
          <table:table-cell office:value-type="float" office:value="2521.15342264949" calcext:value-type="float">
            <text:p>2521.1534226495</text:p>
          </table:table-cell>
        </table:table-row>
        <table:table-row table:style-name="ro1">
          <table:table-cell office:value-type="float" office:value="15.571074802" calcext:value-type="float">
            <text:p>15.571074802</text:p>
          </table:table-cell>
          <table:table-cell office:value-type="float" office:value="2542.29596613084" calcext:value-type="float">
            <text:p>2542.2959661309</text:p>
          </table:table-cell>
        </table:table-row>
        <table:table-row table:style-name="ro1">
          <table:table-cell office:value-type="float" office:value="15.594383639" calcext:value-type="float">
            <text:p>15.594383639</text:p>
          </table:table-cell>
          <table:table-cell office:value-type="float" office:value="2574.13100447677" calcext:value-type="float">
            <text:p>2574.1310044768</text:p>
          </table:table-cell>
        </table:table-row>
        <table:table-row table:style-name="ro1">
          <table:table-cell office:value-type="float" office:value="15.617614923" calcext:value-type="float">
            <text:p>15.617614923</text:p>
          </table:table-cell>
          <table:table-cell office:value-type="float" office:value="2582.72422652091" calcext:value-type="float">
            <text:p>2582.7242265209</text:p>
          </table:table-cell>
        </table:table-row>
        <table:table-row table:style-name="ro1">
          <table:table-cell office:value-type="float" office:value="15.640686988" calcext:value-type="float">
            <text:p>15.640686988</text:p>
          </table:table-cell>
          <table:table-cell office:value-type="float" office:value="2600.54745858319" calcext:value-type="float">
            <text:p>2600.5474585832</text:p>
          </table:table-cell>
        </table:table-row>
        <table:table-row table:style-name="ro1">
          <table:table-cell office:value-type="float" office:value="15.663878429" calcext:value-type="float">
            <text:p>15.663878429</text:p>
          </table:table-cell>
          <table:table-cell office:value-type="float" office:value="2587.16135836395" calcext:value-type="float">
            <text:p>2587.161358364</text:p>
          </table:table-cell>
        </table:table-row>
        <table:table-row table:style-name="ro1">
          <table:table-cell office:value-type="float" office:value="15.686724398" calcext:value-type="float">
            <text:p>15.686724398</text:p>
          </table:table-cell>
          <table:table-cell office:value-type="float" office:value="2626.28387528645" calcext:value-type="float">
            <text:p>2626.2838752865</text:p>
          </table:table-cell>
        </table:table-row>
        <table:table-row table:style-name="ro1">
          <table:table-cell office:value-type="float" office:value="15.709556097" calcext:value-type="float">
            <text:p>15.709556097</text:p>
          </table:table-cell>
          <table:table-cell office:value-type="float" office:value="2627.9253243491" calcext:value-type="float">
            <text:p>2627.9253243491</text:p>
          </table:table-cell>
        </table:table-row>
        <table:table-row table:style-name="ro1">
          <table:table-cell office:value-type="float" office:value="15.732204461" calcext:value-type="float">
            <text:p>15.732204461</text:p>
          </table:table-cell>
          <table:table-cell office:value-type="float" office:value="2649.19797297436" calcext:value-type="float">
            <text:p>2649.1979729744</text:p>
          </table:table-cell>
        </table:table-row>
        <table:table-row table:style-name="ro1">
          <table:table-cell office:value-type="float" office:value="15.754585584" calcext:value-type="float">
            <text:p>15.754585584</text:p>
          </table:table-cell>
          <table:table-cell office:value-type="float" office:value="2680.83062677389" calcext:value-type="float">
            <text:p>2680.8306267739</text:p>
          </table:table-cell>
        </table:table-row>
        <table:table-row table:style-name="ro1">
          <table:table-cell office:value-type="float" office:value="15.776642903" calcext:value-type="float">
            <text:p>15.776642903</text:p>
          </table:table-cell>
          <table:table-cell office:value-type="float" office:value="2720.1855311611" calcext:value-type="float">
            <text:p>2720.1855311611</text:p>
          </table:table-cell>
        </table:table-row>
        <table:table-row table:style-name="ro1">
          <table:table-cell office:value-type="float" office:value="15.798361314" calcext:value-type="float">
            <text:p>15.798361314</text:p>
          </table:table-cell>
          <table:table-cell office:value-type="float" office:value="2762.63304898384" calcext:value-type="float">
            <text:p>2762.6330489839</text:p>
          </table:table-cell>
        </table:table-row>
        <table:table-row table:style-name="ro1">
          <table:table-cell office:value-type="float" office:value="15.820027329" calcext:value-type="float">
            <text:p>15.820027329</text:p>
          </table:table-cell>
          <table:table-cell office:value-type="float" office:value="2769.31406167756" calcext:value-type="float">
            <text:p>2769.3140616776</text:p>
          </table:table-cell>
        </table:table-row>
        <table:table-row table:style-name="ro1">
          <table:table-cell office:value-type="float" office:value="15.841742094" calcext:value-type="float">
            <text:p>15.841742094</text:p>
          </table:table-cell>
          <table:table-cell office:value-type="float" office:value="2763.09690664229" calcext:value-type="float">
            <text:p>2763.0969066423</text:p>
          </table:table-cell>
        </table:table-row>
        <table:table-row table:style-name="ro1">
          <table:table-cell office:value-type="float" office:value="15.863368681" calcext:value-type="float">
            <text:p>15.863368681</text:p>
          </table:table-cell>
          <table:table-cell office:value-type="float" office:value="2774.36287103461" calcext:value-type="float">
            <text:p>2774.3628710346</text:p>
          </table:table-cell>
        </table:table-row>
        <table:table-row table:style-name="ro1">
          <table:table-cell office:value-type="float" office:value="15.885196884" calcext:value-type="float">
            <text:p>15.885196884</text:p>
          </table:table-cell>
          <table:table-cell office:value-type="float" office:value="2748.73749341641" calcext:value-type="float">
            <text:p>2748.7374934164</text:p>
          </table:table-cell>
        </table:table-row>
        <table:table-row table:style-name="ro1">
          <table:table-cell office:value-type="float" office:value="15.907031337" calcext:value-type="float">
            <text:p>15.907031337</text:p>
          </table:table-cell>
          <table:table-cell office:value-type="float" office:value="2747.95068143035" calcext:value-type="float">
            <text:p>2747.9506814304</text:p>
          </table:table-cell>
        </table:table-row>
        <table:table-row table:style-name="ro1">
          <table:table-cell office:value-type="float" office:value="15.928980635" calcext:value-type="float">
            <text:p>15.928980635</text:p>
          </table:table-cell>
          <table:table-cell office:value-type="float" office:value="2733.57261813167" calcext:value-type="float">
            <text:p>2733.5726181317</text:p>
          </table:table-cell>
        </table:table-row>
        <table:table-row table:style-name="ro1">
          <table:table-cell office:value-type="float" office:value="15.950759202" calcext:value-type="float">
            <text:p>15.950759202</text:p>
          </table:table-cell>
          <table:table-cell office:value-type="float" office:value="2755.00220009905" calcext:value-type="float">
            <text:p>2755.0022000991</text:p>
          </table:table-cell>
        </table:table-row>
        <table:table-row table:style-name="ro1">
          <table:table-cell office:value-type="float" office:value="15.972304122" calcext:value-type="float">
            <text:p>15.972304122</text:p>
          </table:table-cell>
          <table:table-cell office:value-type="float" office:value="2784.87921978684" calcext:value-type="float">
            <text:p>2784.8792197868</text:p>
          </table:table-cell>
        </table:table-row>
        <table:table-row table:style-name="ro1">
          <table:table-cell office:value-type="float" office:value="15.993701906" calcext:value-type="float">
            <text:p>15.993701906</text:p>
          </table:table-cell>
          <table:table-cell office:value-type="float" office:value="2804.02867885928" calcext:value-type="float">
            <text:p>2804.0286788593</text:p>
          </table:table-cell>
        </table:table-row>
        <table:table-row table:style-name="ro1">
          <table:table-cell office:value-type="float" office:value="16.014954012" calcext:value-type="float">
            <text:p>16.014954012</text:p>
          </table:table-cell>
          <table:table-cell office:value-type="float" office:value="2823.24961112013" calcext:value-type="float">
            <text:p>2823.2496111201</text:p>
          </table:table-cell>
        </table:table-row>
        <table:table-row table:style-name="ro1">
          <table:table-cell office:value-type="float" office:value="16.036197368" calcext:value-type="float">
            <text:p>16.036197368</text:p>
          </table:table-cell>
          <table:table-cell office:value-type="float" office:value="2824.41248925084" calcext:value-type="float">
            <text:p>2824.4124892508</text:p>
          </table:table-cell>
        </table:table-row>
        <table:table-row table:style-name="ro1">
          <table:table-cell office:value-type="float" office:value="16.057288015" calcext:value-type="float">
            <text:p>16.057288015</text:p>
          </table:table-cell>
          <table:table-cell office:value-type="float" office:value="2844.86293853273" calcext:value-type="float">
            <text:p>2844.8629385327</text:p>
          </table:table-cell>
        </table:table-row>
        <table:table-row table:style-name="ro1">
          <table:table-cell office:value-type="float" office:value="16.078542256" calcext:value-type="float">
            <text:p>16.078542256</text:p>
          </table:table-cell>
          <table:table-cell office:value-type="float" office:value="2822.96601417179" calcext:value-type="float">
            <text:p>2822.9660141718</text:p>
          </table:table-cell>
        </table:table-row>
        <table:table-row table:style-name="ro1">
          <table:table-cell office:value-type="float" office:value="16.099899675" calcext:value-type="float">
            <text:p>16.099899675</text:p>
          </table:table-cell>
          <table:table-cell office:value-type="float" office:value="2809.32822453908" calcext:value-type="float">
            <text:p>2809.3282245391</text:p>
          </table:table-cell>
        </table:table-row>
        <table:table-row table:style-name="ro1">
          <table:table-cell office:value-type="float" office:value="16.121109749" calcext:value-type="float">
            <text:p>16.121109749</text:p>
          </table:table-cell>
          <table:table-cell office:value-type="float" office:value="2828.84444439057" calcext:value-type="float">
            <text:p>2828.8444443906</text:p>
          </table:table-cell>
        </table:table-row>
        <table:table-row table:style-name="ro1">
          <table:table-cell office:value-type="float" office:value="16.142258886" calcext:value-type="float">
            <text:p>16.142258886</text:p>
          </table:table-cell>
          <table:table-cell office:value-type="float" office:value="2836.99519275772" calcext:value-type="float">
            <text:p>2836.9951927577</text:p>
          </table:table-cell>
        </table:table-row>
        <table:table-row table:style-name="ro1">
          <table:table-cell office:value-type="float" office:value="16.163123125" calcext:value-type="float">
            <text:p>16.163123125</text:p>
          </table:table-cell>
          <table:table-cell office:value-type="float" office:value="2875.73392923778" calcext:value-type="float">
            <text:p>2875.7339292378</text:p>
          </table:table-cell>
        </table:table-row>
        <table:table-row table:style-name="ro1">
          <table:table-cell office:value-type="float" office:value="16.184125698" calcext:value-type="float">
            <text:p>16.184125698</text:p>
          </table:table-cell>
          <table:table-cell office:value-type="float" office:value="2856.79283200151" calcext:value-type="float">
            <text:p>2856.7928320015</text:p>
          </table:table-cell>
        </table:table-row>
        <table:table-row table:style-name="ro1">
          <table:table-cell office:value-type="float" office:value="16.204961187" calcext:value-type="float">
            <text:p>16.204961187</text:p>
          </table:table-cell>
          <table:table-cell office:value-type="float" office:value="2879.70203147048" calcext:value-type="float">
            <text:p>2879.7020314705</text:p>
          </table:table-cell>
        </table:table-row>
        <table:table-row table:style-name="ro1">
          <table:table-cell office:value-type="float" office:value="16.226016886" calcext:value-type="float">
            <text:p>16.226016886</text:p>
          </table:table-cell>
          <table:table-cell office:value-type="float" office:value="2849.58480836926" calcext:value-type="float">
            <text:p>2849.5848083693</text:p>
          </table:table-cell>
        </table:table-row>
        <table:table-row table:style-name="ro1">
          <table:table-cell office:value-type="float" office:value="16.247117636" calcext:value-type="float">
            <text:p>16.247117636</text:p>
          </table:table-cell>
          <table:table-cell office:value-type="float" office:value="2843.50082343206" calcext:value-type="float">
            <text:p>2843.5008234321</text:p>
          </table:table-cell>
        </table:table-row>
        <table:table-row table:style-name="ro1">
          <table:table-cell office:value-type="float" office:value="16.268343388" calcext:value-type="float">
            <text:p>16.268343388</text:p>
          </table:table-cell>
          <table:table-cell office:value-type="float" office:value="2826.75497197845" calcext:value-type="float">
            <text:p>2826.7549719785</text:p>
          </table:table-cell>
        </table:table-row>
        <table:table-row table:style-name="ro1">
          <table:table-cell office:value-type="float" office:value="16.289396066" calcext:value-type="float">
            <text:p>16.289396066</text:p>
          </table:table-cell>
          <table:table-cell office:value-type="float" office:value="2849.99371576335" calcext:value-type="float">
            <text:p>2849.9937157634</text:p>
          </table:table-cell>
        </table:table-row>
        <table:table-row table:style-name="ro1">
          <table:table-cell office:value-type="float" office:value="16.310401347" calcext:value-type="float">
            <text:p>16.310401347</text:p>
          </table:table-cell>
          <table:table-cell office:value-type="float" office:value="2856.42453438246" calcext:value-type="float">
            <text:p>2856.4245343825</text:p>
          </table:table-cell>
        </table:table-row>
        <table:table-row table:style-name="ro1">
          <table:table-cell office:value-type="float" office:value="16.331406316" calcext:value-type="float">
            <text:p>16.331406316</text:p>
          </table:table-cell>
          <table:table-cell office:value-type="float" office:value="2856.46696265207" calcext:value-type="float">
            <text:p>2856.4669626521</text:p>
          </table:table-cell>
        </table:table-row>
        <table:table-row table:style-name="ro1">
          <table:table-cell office:value-type="float" office:value="16.352437483" calcext:value-type="float">
            <text:p>16.352437483</text:p>
          </table:table-cell>
          <table:table-cell office:value-type="float" office:value="2852.90873302414" calcext:value-type="float">
            <text:p>2852.9087330241</text:p>
          </table:table-cell>
        </table:table-row>
        <table:table-row table:style-name="ro1">
          <table:table-cell office:value-type="float" office:value="16.373395942" calcext:value-type="float">
            <text:p>16.373395942</text:p>
          </table:table-cell>
          <table:table-cell office:value-type="float" office:value="2862.80589617788" calcext:value-type="float">
            <text:p>2862.8058961779</text:p>
          </table:table-cell>
        </table:table-row>
        <table:table-row table:style-name="ro1">
          <table:table-cell office:value-type="float" office:value="16.394342629" calcext:value-type="float">
            <text:p>16.394342629</text:p>
          </table:table-cell>
          <table:table-cell office:value-type="float" office:value="2864.4147878843" calcext:value-type="float">
            <text:p>2864.4147878843</text:p>
          </table:table-cell>
        </table:table-row>
        <table:table-row table:style-name="ro1">
          <table:table-cell office:value-type="float" office:value="16.415034211" calcext:value-type="float">
            <text:p>16.415034211</text:p>
          </table:table-cell>
          <table:table-cell office:value-type="float" office:value="2899.72994815024" calcext:value-type="float">
            <text:p>2899.7299481503</text:p>
          </table:table-cell>
        </table:table-row>
        <table:table-row table:style-name="ro1">
          <table:table-cell office:value-type="float" office:value="16.435621573" calcext:value-type="float">
            <text:p>16.435621573</text:p>
          </table:table-cell>
          <table:table-cell office:value-type="float" office:value="2914.40933520275" calcext:value-type="float">
            <text:p>2914.4093352028</text:p>
          </table:table-cell>
        </table:table-row>
        <table:table-row table:style-name="ro1">
          <table:table-cell office:value-type="float" office:value="16.45623253" calcext:value-type="float">
            <text:p>16.45623253</text:p>
          </table:table-cell>
          <table:table-cell office:value-type="float" office:value="2911.07297928927" calcext:value-type="float">
            <text:p>2911.0729792893</text:p>
          </table:table-cell>
        </table:table-row>
        <table:table-row table:style-name="ro1">
          <table:table-cell office:value-type="float" office:value="16.476966768" calcext:value-type="float">
            <text:p>16.476966768</text:p>
          </table:table-cell>
          <table:table-cell office:value-type="float" office:value="2893.7644103435" calcext:value-type="float">
            <text:p>2893.7644103435</text:p>
          </table:table-cell>
        </table:table-row>
        <table:table-row table:style-name="ro1">
          <table:table-cell office:value-type="float" office:value="16.497642256" calcext:value-type="float">
            <text:p>16.497642256</text:p>
          </table:table-cell>
          <table:table-cell office:value-type="float" office:value="2901.98712601197" calcext:value-type="float">
            <text:p>2901.987126012</text:p>
          </table:table-cell>
        </table:table-row>
        <table:table-row table:style-name="ro1">
          <table:table-cell office:value-type="float" office:value="16.518299514" calcext:value-type="float">
            <text:p>16.518299514</text:p>
          </table:table-cell>
          <table:table-cell office:value-type="float" office:value="2904.54812540949" calcext:value-type="float">
            <text:p>2904.5481254095</text:p>
          </table:table-cell>
        </table:table-row>
        <table:table-row table:style-name="ro1">
          <table:table-cell office:value-type="float" office:value="16.538955992" calcext:value-type="float">
            <text:p>16.538955992</text:p>
          </table:table-cell>
          <table:table-cell office:value-type="float" office:value="2904.65780274946" calcext:value-type="float">
            <text:p>2904.6578027495</text:p>
          </table:table-cell>
        </table:table-row>
        <table:table-row table:style-name="ro1">
          <table:table-cell office:value-type="float" office:value="16.559719084" calcext:value-type="float">
            <text:p>16.559719084</text:p>
          </table:table-cell>
          <table:table-cell office:value-type="float" office:value="2889.74301129963" calcext:value-type="float">
            <text:p>2889.7430112996</text:p>
          </table:table-cell>
        </table:table-row>
        <table:table-row table:style-name="ro1">
          <table:table-cell office:value-type="float" office:value="16.58043025" calcext:value-type="float">
            <text:p>16.58043025</text:p>
          </table:table-cell>
          <table:table-cell office:value-type="float" office:value="2896.98803051482" calcext:value-type="float">
            <text:p>2896.9880305148</text:p>
          </table:table-cell>
        </table:table-row>
        <table:table-row table:style-name="ro1">
          <table:table-cell office:value-type="float" office:value="16.601000529" calcext:value-type="float">
            <text:p>16.601000529</text:p>
          </table:table-cell>
          <table:table-cell office:value-type="float" office:value="2916.8296647803" calcext:value-type="float">
            <text:p>2916.8296647803</text:p>
          </table:table-cell>
        </table:table-row>
        <table:table-row table:style-name="ro1">
          <table:table-cell office:value-type="float" office:value="16.621490234" calcext:value-type="float">
            <text:p>16.621490234</text:p>
          </table:table-cell>
          <table:table-cell office:value-type="float" office:value="2928.29984619065" calcext:value-type="float">
            <text:p>2928.2998461907</text:p>
          </table:table-cell>
        </table:table-row>
        <table:table-row table:style-name="ro1">
          <table:table-cell office:value-type="float" office:value="16.642075148" calcext:value-type="float">
            <text:p>16.642075148</text:p>
          </table:table-cell>
          <table:table-cell office:value-type="float" office:value="2914.7559227116" calcext:value-type="float">
            <text:p>2914.7559227116</text:p>
          </table:table-cell>
        </table:table-row>
        <table:table-row table:style-name="ro1">
          <table:table-cell office:value-type="float" office:value="16.662782355" calcext:value-type="float">
            <text:p>16.662782355</text:p>
          </table:table-cell>
          <table:table-cell office:value-type="float" office:value="2897.54190413015" calcext:value-type="float">
            <text:p>2897.5419041302</text:p>
          </table:table-cell>
        </table:table-row>
        <table:table-row table:style-name="ro1">
          <table:table-cell office:value-type="float" office:value="16.683679355" calcext:value-type="float">
            <text:p>16.683679355</text:p>
          </table:table-cell>
          <table:table-cell office:value-type="float" office:value="2871.22553476506" calcext:value-type="float">
            <text:p>2871.2255347651</text:p>
          </table:table-cell>
        </table:table-row>
        <table:table-row table:style-name="ro1">
          <table:table-cell office:value-type="float" office:value="16.704577396" calcext:value-type="float">
            <text:p>16.704577396</text:p>
          </table:table-cell>
          <table:table-cell office:value-type="float" office:value="2871.08250960047" calcext:value-type="float">
            <text:p>2871.0825096005</text:p>
          </table:table-cell>
        </table:table-row>
        <table:table-row table:style-name="ro1">
          <table:table-cell office:value-type="float" office:value="16.7257732" calcext:value-type="float">
            <text:p>16.7257732</text:p>
          </table:table-cell>
          <table:table-cell office:value-type="float" office:value="2830.74895389655" calcext:value-type="float">
            <text:p>2830.7489538966</text:p>
          </table:table-cell>
        </table:table-row>
        <table:table-row table:style-name="ro1">
          <table:table-cell office:value-type="float" office:value="16.747033847" calcext:value-type="float">
            <text:p>16.747033847</text:p>
          </table:table-cell>
          <table:table-cell office:value-type="float" office:value="2822.11543232832" calcext:value-type="float">
            <text:p>2822.1154323283</text:p>
          </table:table-cell>
        </table:table-row>
        <table:table-row table:style-name="ro1">
          <table:table-cell office:value-type="float" office:value="16.768276057" calcext:value-type="float">
            <text:p>16.768276057</text:p>
          </table:table-cell>
          <table:table-cell office:value-type="float" office:value="2824.56486401409" calcext:value-type="float">
            <text:p>2824.5648640141</text:p>
          </table:table-cell>
        </table:table-row>
        <table:table-row table:style-name="ro1">
          <table:table-cell office:value-type="float" office:value="16.789457642" calcext:value-type="float">
            <text:p>16.789457642</text:p>
          </table:table-cell>
          <table:table-cell office:value-type="float" office:value="2832.64920920781" calcext:value-type="float">
            <text:p>2832.6492092078</text:p>
          </table:table-cell>
        </table:table-row>
        <table:table-row table:style-name="ro1">
          <table:table-cell office:value-type="float" office:value="16.810775946" calcext:value-type="float">
            <text:p>16.810775946</text:p>
          </table:table-cell>
          <table:table-cell office:value-type="float" office:value="2814.48280313419" calcext:value-type="float">
            <text:p>2814.4828031342</text:p>
          </table:table-cell>
        </table:table-row>
        <table:table-row table:style-name="ro1">
          <table:table-cell office:value-type="float" office:value="16.83187977" calcext:value-type="float">
            <text:p>16.83187977</text:p>
          </table:table-cell>
          <table:table-cell office:value-type="float" office:value="2843.08663681132" calcext:value-type="float">
            <text:p>2843.0866368113</text:p>
          </table:table-cell>
        </table:table-row>
        <table:table-row table:style-name="ro1">
          <table:table-cell office:value-type="float" office:value="16.852973698" calcext:value-type="float">
            <text:p>16.852973698</text:p>
          </table:table-cell>
          <table:table-cell office:value-type="float" office:value="2844.42044174999" calcext:value-type="float">
            <text:p>2844.42044175</text:p>
          </table:table-cell>
        </table:table-row>
        <table:table-row table:style-name="ro1">
          <table:table-cell office:value-type="float" office:value="16.873976688" calcext:value-type="float">
            <text:p>16.873976688</text:p>
          </table:table-cell>
          <table:table-cell office:value-type="float" office:value="2856.73611233455" calcext:value-type="float">
            <text:p>2856.7361123346</text:p>
          </table:table-cell>
        </table:table-row>
        <table:table-row table:style-name="ro1">
          <table:table-cell office:value-type="float" office:value="16.895050355" calcext:value-type="float">
            <text:p>16.895050355</text:p>
          </table:table-cell>
          <table:table-cell office:value-type="float" office:value="2847.15517237559" calcext:value-type="float">
            <text:p>2847.1551723756</text:p>
          </table:table-cell>
        </table:table-row>
        <table:table-row table:style-name="ro1">
          <table:table-cell office:value-type="float" office:value="16.915896417" calcext:value-type="float">
            <text:p>16.915896417</text:p>
          </table:table-cell>
          <table:table-cell office:value-type="float" office:value="2878.24146354499" calcext:value-type="float">
            <text:p>2878.241463545</text:p>
          </table:table-cell>
        </table:table-row>
        <table:table-row table:style-name="ro1">
          <table:table-cell office:value-type="float" office:value="16.936728625" calcext:value-type="float">
            <text:p>16.936728625</text:p>
          </table:table-cell>
          <table:table-cell office:value-type="float" office:value="2880.15557448329" calcext:value-type="float">
            <text:p>2880.1555744833</text:p>
          </table:table-cell>
        </table:table-row>
        <table:table-row table:style-name="ro1">
          <table:table-cell office:value-type="float" office:value="16.957295727" calcext:value-type="float">
            <text:p>16.957295727</text:p>
          </table:table-cell>
          <table:table-cell office:value-type="float" office:value="2917.28022742323" calcext:value-type="float">
            <text:p>2917.2802274232</text:p>
          </table:table-cell>
        </table:table-row>
        <table:table-row table:style-name="ro1">
          <table:table-cell office:value-type="float" office:value="16.977946214" calcext:value-type="float">
            <text:p>16.977946214</text:p>
          </table:table-cell>
          <table:table-cell office:value-type="float" office:value="2905.50048529157" calcext:value-type="float">
            <text:p>2905.5004852916</text:p>
          </table:table-cell>
        </table:table-row>
        <table:table-row table:style-name="ro1">
          <table:table-cell office:value-type="float" office:value="16.998565035" calcext:value-type="float">
            <text:p>16.998565035</text:p>
          </table:table-cell>
          <table:table-cell office:value-type="float" office:value="2909.96269864324" calcext:value-type="float">
            <text:p>2909.9626986432</text:p>
          </table:table-cell>
        </table:table-row>
        <table:table-row table:style-name="ro1">
          <table:table-cell office:value-type="float" office:value="17.019170366" calcext:value-type="float">
            <text:p>17.019170366</text:p>
          </table:table-cell>
          <table:table-cell office:value-type="float" office:value="2911.8678074117" calcext:value-type="float">
            <text:p>2911.8678074117</text:p>
          </table:table-cell>
        </table:table-row>
        <table:table-row table:style-name="ro1">
          <table:table-cell office:value-type="float" office:value="17.03975127" calcext:value-type="float">
            <text:p>17.03975127</text:p>
          </table:table-cell>
          <table:table-cell office:value-type="float" office:value="2915.32383611539" calcext:value-type="float">
            <text:p>2915.3238361154</text:p>
          </table:table-cell>
        </table:table-row>
        <table:table-row table:style-name="ro1">
          <table:table-cell office:value-type="float" office:value="17.06043306" calcext:value-type="float">
            <text:p>17.06043306</text:p>
          </table:table-cell>
          <table:table-cell office:value-type="float" office:value="2901.10285425038" calcext:value-type="float">
            <text:p>2901.1028542504</text:p>
          </table:table-cell>
        </table:table-row>
        <table:table-row table:style-name="ro1">
          <table:table-cell office:value-type="float" office:value="17.081146674" calcext:value-type="float">
            <text:p>17.081146674</text:p>
          </table:table-cell>
          <table:table-cell office:value-type="float" office:value="2896.64565536439" calcext:value-type="float">
            <text:p>2896.6456553644</text:p>
          </table:table-cell>
        </table:table-row>
        <table:table-row table:style-name="ro1">
          <table:table-cell office:value-type="float" office:value="17.10187086" calcext:value-type="float">
            <text:p>17.10187086</text:p>
          </table:table-cell>
          <table:table-cell office:value-type="float" office:value="2895.16799357106" calcext:value-type="float">
            <text:p>2895.1679935711</text:p>
          </table:table-cell>
        </table:table-row>
        <table:table-row table:style-name="ro1">
          <table:table-cell office:value-type="float" office:value="17.122478378" calcext:value-type="float">
            <text:p>17.122478378</text:p>
          </table:table-cell>
          <table:table-cell office:value-type="float" office:value="2911.55878160503" calcext:value-type="float">
            <text:p>2911.558781605</text:p>
          </table:table-cell>
        </table:table-row>
        <table:table-row table:style-name="ro1">
          <table:table-cell office:value-type="float" office:value="17.143292409" calcext:value-type="float">
            <text:p>17.143292409</text:p>
          </table:table-cell>
          <table:table-cell office:value-type="float" office:value="2882.67082911516" calcext:value-type="float">
            <text:p>2882.6708291152</text:p>
          </table:table-cell>
        </table:table-row>
        <table:table-row table:style-name="ro1">
          <table:table-cell office:value-type="float" office:value="17.164135398" calcext:value-type="float">
            <text:p>17.164135398</text:p>
          </table:table-cell>
          <table:table-cell office:value-type="float" office:value="2878.66581899724" calcext:value-type="float">
            <text:p>2878.6658189972</text:p>
          </table:table-cell>
        </table:table-row>
        <table:table-row table:style-name="ro1">
          <table:table-cell office:value-type="float" office:value="17.184819636" calcext:value-type="float">
            <text:p>17.184819636</text:p>
          </table:table-cell>
          <table:table-cell office:value-type="float" office:value="2900.75950586125" calcext:value-type="float">
            <text:p>2900.7595058613</text:p>
          </table:table-cell>
        </table:table-row>
        <table:table-row table:style-name="ro1">
          <table:table-cell office:value-type="float" office:value="17.205434238" calcext:value-type="float">
            <text:p>17.205434238</text:p>
          </table:table-cell>
          <table:table-cell office:value-type="float" office:value="2910.55825380347" calcext:value-type="float">
            <text:p>2910.5582538035</text:p>
          </table:table-cell>
        </table:table-row>
        <table:table-row table:style-name="ro1">
          <table:table-cell office:value-type="float" office:value="17.225905089" calcext:value-type="float">
            <text:p>17.225905089</text:p>
          </table:table-cell>
          <table:table-cell office:value-type="float" office:value="2930.99685987667" calcext:value-type="float">
            <text:p>2930.9968598767</text:p>
          </table:table-cell>
        </table:table-row>
        <table:table-row table:style-name="ro1">
          <table:table-cell office:value-type="float" office:value="17.246391774" calcext:value-type="float">
            <text:p>17.246391774</text:p>
          </table:table-cell>
          <table:table-cell office:value-type="float" office:value="2928.73151512878" calcext:value-type="float">
            <text:p>2928.7315151288</text:p>
          </table:table-cell>
        </table:table-row>
        <table:table-row table:style-name="ro1">
          <table:table-cell office:value-type="float" office:value="17.267082678" calcext:value-type="float">
            <text:p>17.267082678</text:p>
          </table:table-cell>
          <table:table-cell office:value-type="float" office:value="2899.82496656423" calcext:value-type="float">
            <text:p>2899.8249665642</text:p>
          </table:table-cell>
        </table:table-row>
        <table:table-row table:style-name="ro1">
          <table:table-cell office:value-type="float" office:value="17.287578322" calcext:value-type="float">
            <text:p>17.287578322</text:p>
          </table:table-cell>
          <table:table-cell office:value-type="float" office:value="2927.45131599767" calcext:value-type="float">
            <text:p>2927.4513159977</text:p>
          </table:table-cell>
        </table:table-row>
        <table:table-row table:style-name="ro1">
          <table:table-cell office:value-type="float" office:value="17.308161361" calcext:value-type="float">
            <text:p>17.308161361</text:p>
          </table:table-cell>
          <table:table-cell office:value-type="float" office:value="2915.02144071121" calcext:value-type="float">
            <text:p>2915.0214407112</text:p>
          </table:table-cell>
        </table:table-row>
        <table:table-row table:style-name="ro1">
          <table:table-cell office:value-type="float" office:value="17.328821276" calcext:value-type="float">
            <text:p>17.328821276</text:p>
          </table:table-cell>
          <table:table-cell office:value-type="float" office:value="2904.17458155136" calcext:value-type="float">
            <text:p>2904.1745815514</text:p>
          </table:table-cell>
        </table:table-row>
        <table:table-row table:style-name="ro1">
          <table:table-cell office:value-type="float" office:value="17.349403117" calcext:value-type="float">
            <text:p>17.349403117</text:p>
          </table:table-cell>
          <table:table-cell office:value-type="float" office:value="2915.19111434071" calcext:value-type="float">
            <text:p>2915.1911143407</text:p>
          </table:table-cell>
        </table:table-row>
        <table:table-row table:style-name="ro1">
          <table:table-cell office:value-type="float" office:value="17.369997928" calcext:value-type="float">
            <text:p>17.369997928</text:p>
          </table:table-cell>
          <table:table-cell office:value-type="float" office:value="2913.35521360279" calcext:value-type="float">
            <text:p>2913.3552136028</text:p>
          </table:table-cell>
        </table:table-row>
        <table:table-row table:style-name="ro1">
          <table:table-cell office:value-type="float" office:value="17.390468414" calcext:value-type="float">
            <text:p>17.390468414</text:p>
          </table:table-cell>
          <table:table-cell office:value-type="float" office:value="2931.049121158" calcext:value-type="float">
            <text:p>2931.049121158</text:p>
          </table:table-cell>
        </table:table-row>
        <table:table-row table:style-name="ro1">
          <table:table-cell office:value-type="float" office:value="17.410827963" calcext:value-type="float">
            <text:p>17.410827963</text:p>
          </table:table-cell>
          <table:table-cell office:value-type="float" office:value="2947.02009361925" calcext:value-type="float">
            <text:p>2947.0200936193</text:p>
          </table:table-cell>
        </table:table-row>
        <table:table-row table:style-name="ro1">
          <table:table-cell office:value-type="float" office:value="17.431134751" calcext:value-type="float">
            <text:p>17.431134751</text:p>
          </table:table-cell>
          <table:table-cell office:value-type="float" office:value="2954.67702720895" calcext:value-type="float">
            <text:p>2954.677027209</text:p>
          </table:table-cell>
        </table:table-row>
        <table:table-row table:style-name="ro1">
          <table:table-cell office:value-type="float" office:value="17.451372215" calcext:value-type="float">
            <text:p>17.451372215</text:p>
          </table:table-cell>
          <table:table-cell office:value-type="float" office:value="2964.79835615701" calcext:value-type="float">
            <text:p>2964.798356157</text:p>
          </table:table-cell>
        </table:table-row>
        <table:table-row table:style-name="ro1">
          <table:table-cell office:value-type="float" office:value="17.471572336" calcext:value-type="float">
            <text:p>17.471572336</text:p>
          </table:table-cell>
          <table:table-cell office:value-type="float" office:value="2970.27923743595" calcext:value-type="float">
            <text:p>2970.279237436</text:p>
          </table:table-cell>
        </table:table-row>
        <table:table-row table:style-name="ro1">
          <table:table-cell office:value-type="float" office:value="17.491983916" calcext:value-type="float">
            <text:p>17.491983916</text:p>
          </table:table-cell>
          <table:table-cell office:value-type="float" office:value="2939.50786759265" calcext:value-type="float">
            <text:p>2939.5078675927</text:p>
          </table:table-cell>
        </table:table-row>
        <table:table-row table:style-name="ro1">
          <table:table-cell office:value-type="float" office:value="17.512440861" calcext:value-type="float">
            <text:p>17.512440861</text:p>
          </table:table-cell>
          <table:table-cell office:value-type="float" office:value="2932.98926110534" calcext:value-type="float">
            <text:p>2932.9892611054</text:p>
          </table:table-cell>
        </table:table-row>
        <table:table-row table:style-name="ro1">
          <table:table-cell office:value-type="float" office:value="17.532771815" calcext:value-type="float">
            <text:p>17.532771815</text:p>
          </table:table-cell>
          <table:table-cell office:value-type="float" office:value="2951.1650068164" calcext:value-type="float">
            <text:p>2951.1650068164</text:p>
          </table:table-cell>
        </table:table-row>
        <table:table-row table:style-name="ro1">
          <table:table-cell office:value-type="float" office:value="17.553189593" calcext:value-type="float">
            <text:p>17.553189593</text:p>
          </table:table-cell>
          <table:table-cell office:value-type="float" office:value="2938.61555356386" calcext:value-type="float">
            <text:p>2938.6155535639</text:p>
          </table:table-cell>
        </table:table-row>
        <table:table-row table:style-name="ro1">
          <table:table-cell office:value-type="float" office:value="17.573426433" calcext:value-type="float">
            <text:p>17.573426433</text:p>
          </table:table-cell>
          <table:table-cell office:value-type="float" office:value="2964.8897752797" calcext:value-type="float">
            <text:p>2964.8897752797</text:p>
          </table:table-cell>
        </table:table-row>
        <table:table-row table:style-name="ro1">
          <table:table-cell office:value-type="float" office:value="17.593826919" calcext:value-type="float">
            <text:p>17.593826919</text:p>
          </table:table-cell>
          <table:table-cell office:value-type="float" office:value="2941.10640305337" calcext:value-type="float">
            <text:p>2941.1064030534</text:p>
          </table:table-cell>
        </table:table-row>
        <table:table-row table:style-name="ro1">
          <table:table-cell office:value-type="float" office:value="17.614297197" calcext:value-type="float">
            <text:p>17.614297197</text:p>
          </table:table-cell>
          <table:table-cell office:value-type="float" office:value="2931.07890376612" calcext:value-type="float">
            <text:p>2931.0789037661</text:p>
          </table:table-cell>
        </table:table-row>
        <table:table-row table:style-name="ro1">
          <table:table-cell office:value-type="float" office:value="17.634929039" calcext:value-type="float">
            <text:p>17.634929039</text:p>
          </table:table-cell>
          <table:table-cell office:value-type="float" office:value="2908.12618669721" calcext:value-type="float">
            <text:p>2908.1261866972</text:p>
          </table:table-cell>
        </table:table-row>
        <table:table-row table:style-name="ro1">
          <table:table-cell office:value-type="float" office:value="17.655380463" calcext:value-type="float">
            <text:p>17.655380463</text:p>
          </table:table-cell>
          <table:table-cell office:value-type="float" office:value="2933.78104135914" calcext:value-type="float">
            <text:p>2933.7810413592</text:p>
          </table:table-cell>
        </table:table-row>
        <table:table-row table:style-name="ro1">
          <table:table-cell office:value-type="float" office:value="17.675633292" calcext:value-type="float">
            <text:p>17.675633292</text:p>
          </table:table-cell>
          <table:table-cell office:value-type="float" office:value="2962.54908388349" calcext:value-type="float">
            <text:p>2962.5490838835</text:p>
          </table:table-cell>
        </table:table-row>
        <table:table-row table:style-name="ro1">
          <table:table-cell office:value-type="float" office:value="17.695680287" calcext:value-type="float">
            <text:p>17.695680287</text:p>
          </table:table-cell>
          <table:table-cell office:value-type="float" office:value="2992.96727514504" calcext:value-type="float">
            <text:p>2992.967275145</text:p>
          </table:table-cell>
        </table:table-row>
        <table:table-row table:style-name="ro1">
          <table:table-cell office:value-type="float" office:value="17.715610927" calcext:value-type="float">
            <text:p>17.715610927</text:p>
          </table:table-cell>
          <table:table-cell office:value-type="float" office:value="3010.44020663687" calcext:value-type="float">
            <text:p>3010.4402066369</text:p>
          </table:table-cell>
        </table:table-row>
        <table:table-row table:style-name="ro1">
          <table:table-cell office:value-type="float" office:value="17.735528389" calcext:value-type="float">
            <text:p>17.735528389</text:p>
          </table:table-cell>
          <table:table-cell office:value-type="float" office:value="3012.43200564268" calcext:value-type="float">
            <text:p>3012.4320056427</text:p>
          </table:table-cell>
        </table:table-row>
        <table:table-row table:style-name="ro1">
          <table:table-cell office:value-type="float" office:value="17.755435956" calcext:value-type="float">
            <text:p>17.755435956</text:p>
          </table:table-cell>
          <table:table-cell office:value-type="float" office:value="3013.92932647321" calcext:value-type="float">
            <text:p>3013.9293264732</text:p>
          </table:table-cell>
        </table:table-row>
        <table:table-row table:style-name="ro1">
          <table:table-cell office:value-type="float" office:value="17.775407325" calcext:value-type="float">
            <text:p>17.775407325</text:p>
          </table:table-cell>
          <table:table-cell office:value-type="float" office:value="3004.30080681942" calcext:value-type="float">
            <text:p>3004.3008068194</text:p>
          </table:table-cell>
        </table:table-row>
        <table:table-row table:style-name="ro1">
          <table:table-cell office:value-type="float" office:value="17.795349736" calcext:value-type="float">
            <text:p>17.795349736</text:p>
          </table:table-cell>
          <table:table-cell office:value-type="float" office:value="3008.66329552594" calcext:value-type="float">
            <text:p>3008.663295526</text:p>
          </table:table-cell>
        </table:table-row>
        <table:table-row table:style-name="ro1">
          <table:table-cell office:value-type="float" office:value="17.815254229" calcext:value-type="float">
            <text:p>17.815254229</text:p>
          </table:table-cell>
          <table:table-cell office:value-type="float" office:value="3014.39479016142" calcext:value-type="float">
            <text:p>3014.3947901614</text:p>
          </table:table-cell>
        </table:table-row>
        <table:table-row table:style-name="ro1">
          <table:table-cell office:value-type="float" office:value="17.835350912" calcext:value-type="float">
            <text:p>17.835350912</text:p>
          </table:table-cell>
          <table:table-cell office:value-type="float" office:value="2985.56731974045" calcext:value-type="float">
            <text:p>2985.5673197405</text:p>
          </table:table-cell>
        </table:table-row>
        <table:table-row table:style-name="ro1">
          <table:table-cell office:value-type="float" office:value="17.855521605" calcext:value-type="float">
            <text:p>17.855521605</text:p>
          </table:table-cell>
          <table:table-cell office:value-type="float" office:value="2974.61272153656" calcext:value-type="float">
            <text:p>2974.6127215366</text:p>
          </table:table-cell>
        </table:table-row>
        <table:table-row table:style-name="ro1">
          <table:table-cell office:value-type="float" office:value="17.875703965" calcext:value-type="float">
            <text:p>17.875703965</text:p>
          </table:table-cell>
          <table:table-cell office:value-type="float" office:value="2972.8931601667" calcext:value-type="float">
            <text:p>2972.8931601667</text:p>
          </table:table-cell>
        </table:table-row>
        <table:table-row table:style-name="ro1">
          <table:table-cell office:value-type="float" office:value="17.895801793" calcext:value-type="float">
            <text:p>17.895801793</text:p>
          </table:table-cell>
          <table:table-cell office:value-type="float" office:value="2985.39722799832" calcext:value-type="float">
            <text:p>2985.3972279983</text:p>
          </table:table-cell>
        </table:table-row>
        <table:table-row table:style-name="ro1">
          <table:table-cell office:value-type="float" office:value="17.915892538" calcext:value-type="float">
            <text:p>17.915892538</text:p>
          </table:table-cell>
          <table:table-cell office:value-type="float" office:value="2986.44973095754" calcext:value-type="float">
            <text:p>2986.4497309575</text:p>
          </table:table-cell>
        </table:table-row>
        <table:table-row table:style-name="ro1">
          <table:table-cell office:value-type="float" office:value="17.936240836" calcext:value-type="float">
            <text:p>17.936240836</text:p>
          </table:table-cell>
          <table:table-cell office:value-type="float" office:value="2948.64956272975" calcext:value-type="float">
            <text:p>2948.6495627298</text:p>
          </table:table-cell>
        </table:table-row>
        <table:table-row table:style-name="ro1">
          <table:table-cell office:value-type="float" office:value="17.956683979" calcext:value-type="float">
            <text:p>17.956683979</text:p>
          </table:table-cell>
          <table:table-cell office:value-type="float" office:value="2934.96944183274" calcext:value-type="float">
            <text:p>2934.9694418327</text:p>
          </table:table-cell>
        </table:table-row>
        <table:table-row table:style-name="ro1">
          <table:table-cell office:value-type="float" office:value="17.976906808" calcext:value-type="float">
            <text:p>17.976906808</text:p>
          </table:table-cell>
          <table:table-cell office:value-type="float" office:value="2966.94394241206" calcext:value-type="float">
            <text:p>2966.9439424121</text:p>
          </table:table-cell>
        </table:table-row>
        <table:table-row table:style-name="ro1">
          <table:table-cell office:value-type="float" office:value="17.997214794" calcext:value-type="float">
            <text:p>17.997214794</text:p>
          </table:table-cell>
          <table:table-cell office:value-type="float" office:value="2954.50272617011" calcext:value-type="float">
            <text:p>2954.5027261701</text:p>
          </table:table-cell>
        </table:table-row>
        <table:table-row table:style-name="ro1">
          <table:table-cell office:value-type="float" office:value="18.017261997" calcext:value-type="float">
            <text:p>18.017261997</text:p>
          </table:table-cell>
          <table:table-cell office:value-type="float" office:value="2992.93622157601" calcext:value-type="float">
            <text:p>2992.936221576</text:p>
          </table:table-cell>
        </table:table-row>
        <table:table-row table:style-name="ro1">
          <table:table-cell office:value-type="float" office:value="18.037321283" calcext:value-type="float">
            <text:p>18.037321283</text:p>
          </table:table-cell>
          <table:table-cell office:value-type="float" office:value="2991.13338331099" calcext:value-type="float">
            <text:p>2991.133383311</text:p>
          </table:table-cell>
        </table:table-row>
        <table:table-row table:style-name="ro1">
          <table:table-cell office:value-type="float" office:value="18.057558018" calcext:value-type="float">
            <text:p>18.057558018</text:p>
          </table:table-cell>
          <table:table-cell office:value-type="float" office:value="2964.90515886123" calcext:value-type="float">
            <text:p>2964.9051588612</text:p>
          </table:table-cell>
        </table:table-row>
        <table:table-row table:style-name="ro1">
          <table:table-cell office:value-type="float" office:value="18.077962411" calcext:value-type="float">
            <text:p>18.077962411</text:p>
          </table:table-cell>
          <table:table-cell office:value-type="float" office:value="2940.54324478173" calcext:value-type="float">
            <text:p>2940.5432447817</text:p>
          </table:table-cell>
        </table:table-row>
        <table:table-row table:style-name="ro1">
          <table:table-cell office:value-type="float" office:value="18.098032426" calcext:value-type="float">
            <text:p>18.098032426</text:p>
          </table:table-cell>
          <table:table-cell office:value-type="float" office:value="2989.53438749273" calcext:value-type="float">
            <text:p>2989.5343874927</text:p>
          </table:table-cell>
        </table:table-row>
        <table:table-row table:style-name="ro1">
          <table:table-cell office:value-type="float" office:value="18.118140567" calcext:value-type="float">
            <text:p>18.118140567</text:p>
          </table:table-cell>
          <table:table-cell office:value-type="float" office:value="2983.8660868758" calcext:value-type="float">
            <text:p>2983.8660868758</text:p>
          </table:table-cell>
        </table:table-row>
        <table:table-row table:style-name="ro1">
          <table:table-cell office:value-type="float" office:value="18.138006936" calcext:value-type="float">
            <text:p>18.138006936</text:p>
          </table:table-cell>
          <table:table-cell office:value-type="float" office:value="3020.17948020397" calcext:value-type="float">
            <text:p>3020.179480204</text:p>
          </table:table-cell>
        </table:table-row>
        <table:table-row table:style-name="ro1">
          <table:table-cell office:value-type="float" office:value="18.157733564" calcext:value-type="float">
            <text:p>18.157733564</text:p>
          </table:table-cell>
          <table:table-cell office:value-type="float" office:value="3041.57405918526" calcext:value-type="float">
            <text:p>3041.5740591853</text:p>
          </table:table-cell>
        </table:table-row>
        <table:table-row table:style-name="ro1">
          <table:table-cell office:value-type="float" office:value="18.177483942" calcext:value-type="float">
            <text:p>18.177483942</text:p>
          </table:table-cell>
          <table:table-cell office:value-type="float" office:value="3037.91654012936" calcext:value-type="float">
            <text:p>3037.9165401294</text:p>
          </table:table-cell>
        </table:table-row>
        <table:table-row table:style-name="ro1">
          <table:table-cell office:value-type="float" office:value="18.197205518" calcext:value-type="float">
            <text:p>18.197205518</text:p>
          </table:table-cell>
          <table:table-cell office:value-type="float" office:value="3042.35320747264" calcext:value-type="float">
            <text:p>3042.3532074727</text:p>
          </table:table-cell>
        </table:table-row>
        <table:table-row table:style-name="ro1">
          <table:table-cell office:value-type="float" office:value="18.216873969" calcext:value-type="float">
            <text:p>18.216873969</text:p>
          </table:table-cell>
          <table:table-cell office:value-type="float" office:value="3050.5706829682" calcext:value-type="float">
            <text:p>3050.5706829682</text:p>
          </table:table-cell>
        </table:table-row>
        <table:table-row table:style-name="ro1">
          <table:table-cell office:value-type="float" office:value="18.236368408" calcext:value-type="float">
            <text:p>18.236368408</text:p>
          </table:table-cell>
          <table:table-cell office:value-type="float" office:value="3077.80080257777" calcext:value-type="float">
            <text:p>3077.8008025778</text:p>
          </table:table-cell>
        </table:table-row>
        <table:table-row table:style-name="ro1">
          <table:table-cell office:value-type="float" office:value="18.255963889" calcext:value-type="float">
            <text:p>18.255963889</text:p>
          </table:table-cell>
          <table:table-cell office:value-type="float" office:value="3061.9304522309" calcext:value-type="float">
            <text:p>3061.9304522309</text:p>
          </table:table-cell>
        </table:table-row>
        <table:table-row table:style-name="ro1">
          <table:table-cell office:value-type="float" office:value="18.275523798" calcext:value-type="float">
            <text:p>18.275523798</text:p>
          </table:table-cell>
          <table:table-cell office:value-type="float" office:value="3067.49893365932" calcext:value-type="float">
            <text:p>3067.4989336593</text:p>
          </table:table-cell>
        </table:table-row>
        <table:table-row table:style-name="ro1">
          <table:table-cell office:value-type="float" office:value="18.29519454" calcext:value-type="float">
            <text:p>18.29519454</text:p>
          </table:table-cell>
          <table:table-cell office:value-type="float" office:value="3050.21539095946" calcext:value-type="float">
            <text:p>3050.2153909595</text:p>
          </table:table-cell>
        </table:table-row>
        <table:table-row table:style-name="ro1">
          <table:table-cell office:value-type="float" office:value="18.314773823" calcext:value-type="float">
            <text:p>18.314773823</text:p>
          </table:table-cell>
          <table:table-cell office:value-type="float" office:value="3064.46359654762" calcext:value-type="float">
            <text:p>3064.4635965476</text:p>
          </table:table-cell>
        </table:table-row>
        <table:table-row table:style-name="ro1">
          <table:table-cell office:value-type="float" office:value="18.334428993" calcext:value-type="float">
            <text:p>18.334428993</text:p>
          </table:table-cell>
          <table:table-cell office:value-type="float" office:value="3052.63195383309" calcext:value-type="float">
            <text:p>3052.6319538331</text:p>
          </table:table-cell>
        </table:table-row>
        <table:table-row table:style-name="ro1">
          <table:table-cell office:value-type="float" office:value="18.354044474" calcext:value-type="float">
            <text:p>18.354044474</text:p>
          </table:table-cell>
          <table:table-cell office:value-type="float" office:value="3058.80849926609" calcext:value-type="float">
            <text:p>3058.8084992661</text:p>
          </table:table-cell>
        </table:table-row>
        <table:table-row table:style-name="ro1">
          <table:table-cell office:value-type="float" office:value="18.373591414" calcext:value-type="float">
            <text:p>18.373591414</text:p>
          </table:table-cell>
          <table:table-cell office:value-type="float" office:value="3069.53415726484" calcext:value-type="float">
            <text:p>3069.5341572649</text:p>
          </table:table-cell>
        </table:table-row>
        <table:table-row table:style-name="ro1">
          <table:table-cell office:value-type="float" office:value="18.393117051" calcext:value-type="float">
            <text:p>18.393117051</text:p>
          </table:table-cell>
          <table:table-cell office:value-type="float" office:value="3072.88310235394" calcext:value-type="float">
            <text:p>3072.883102354</text:p>
          </table:table-cell>
        </table:table-row>
        <table:table-row table:style-name="ro1">
          <table:table-cell office:value-type="float" office:value="18.412556125" calcext:value-type="float">
            <text:p>18.412556125</text:p>
          </table:table-cell>
          <table:table-cell office:value-type="float" office:value="3086.56677782007" calcext:value-type="float">
            <text:p>3086.5667778201</text:p>
          </table:table-cell>
        </table:table-row>
        <table:table-row table:style-name="ro1">
          <table:table-cell office:value-type="float" office:value="18.432187753" calcext:value-type="float">
            <text:p>18.432187753</text:p>
          </table:table-cell>
          <table:table-cell office:value-type="float" office:value="3056.29263146199" calcext:value-type="float">
            <text:p>3056.292631462</text:p>
          </table:table-cell>
        </table:table-row>
        <table:table-row table:style-name="ro1">
          <table:table-cell office:value-type="float" office:value="18.451660577" calcext:value-type="float">
            <text:p>18.451660577</text:p>
          </table:table-cell>
          <table:table-cell office:value-type="float" office:value="3081.21718760615" calcext:value-type="float">
            <text:p>3081.2171876062</text:p>
          </table:table-cell>
        </table:table-row>
        <table:table-row table:style-name="ro1">
          <table:table-cell office:value-type="float" office:value="18.47120809" calcext:value-type="float">
            <text:p>18.47120809</text:p>
          </table:table-cell>
          <table:table-cell office:value-type="float" office:value="3069.4441794197" calcext:value-type="float">
            <text:p>3069.4441794197</text:p>
          </table:table-cell>
        </table:table-row>
        <table:table-row table:style-name="ro1">
          <table:table-cell office:value-type="float" office:value="18.490848155" calcext:value-type="float">
            <text:p>18.490848155</text:p>
          </table:table-cell>
          <table:table-cell office:value-type="float" office:value="3054.97970602371" calcext:value-type="float">
            <text:p>3054.9797060237</text:p>
          </table:table-cell>
        </table:table-row>
        <table:table-row table:style-name="ro1">
          <table:table-cell office:value-type="float" office:value="18.510686242" calcext:value-type="float">
            <text:p>18.510686242</text:p>
          </table:table-cell>
          <table:table-cell office:value-type="float" office:value="3024.48517339451" calcext:value-type="float">
            <text:p>3024.4851733945</text:p>
          </table:table-cell>
        </table:table-row>
        <table:table-row table:style-name="ro1">
          <table:table-cell office:value-type="float" office:value="18.530492454" calcext:value-type="float">
            <text:p>18.530492454</text:p>
          </table:table-cell>
          <table:table-cell office:value-type="float" office:value="3029.35260917039" calcext:value-type="float">
            <text:p>3029.3526091704</text:p>
          </table:table-cell>
        </table:table-row>
        <table:table-row table:style-name="ro1">
          <table:table-cell office:value-type="float" office:value="18.550393718" calcext:value-type="float">
            <text:p>18.550393718</text:p>
          </table:table-cell>
          <table:table-cell office:value-type="float" office:value="3014.88387873286" calcext:value-type="float">
            <text:p>3014.8838787329</text:p>
          </table:table-cell>
        </table:table-row>
        <table:table-row table:style-name="ro1">
          <table:table-cell office:value-type="float" office:value="18.570144253" calcext:value-type="float">
            <text:p>18.570144253</text:p>
          </table:table-cell>
          <table:table-cell office:value-type="float" office:value="3037.8923912694" calcext:value-type="float">
            <text:p>3037.8923912694</text:p>
          </table:table-cell>
        </table:table-row>
        <table:table-row table:style-name="ro1">
          <table:table-cell office:value-type="float" office:value="18.589954475" calcext:value-type="float">
            <text:p>18.589954475</text:p>
          </table:table-cell>
          <table:table-cell office:value-type="float" office:value="3028.73940534495" calcext:value-type="float">
            <text:p>3028.739405345</text:p>
          </table:table-cell>
        </table:table-row>
        <table:table-row table:style-name="ro1">
          <table:table-cell office:value-type="float" office:value="18.609692978" calcext:value-type="float">
            <text:p>18.609692978</text:p>
          </table:table-cell>
          <table:table-cell office:value-type="float" office:value="3039.74419944624" calcext:value-type="float">
            <text:p>3039.7441994463</text:p>
          </table:table-cell>
        </table:table-row>
        <table:table-row table:style-name="ro1">
          <table:table-cell office:value-type="float" office:value="18.629649347" calcext:value-type="float">
            <text:p>18.629649347</text:p>
          </table:table-cell>
          <table:table-cell office:value-type="float" office:value="3006.55895869434" calcext:value-type="float">
            <text:p>3006.5589586943</text:p>
          </table:table-cell>
        </table:table-row>
        <table:table-row table:style-name="ro1">
          <table:table-cell office:value-type="float" office:value="18.649371913" calcext:value-type="float">
            <text:p>18.649371913</text:p>
          </table:table-cell>
          <table:table-cell office:value-type="float" office:value="3042.20049257303" calcext:value-type="float">
            <text:p>3042.200492573</text:p>
          </table:table-cell>
        </table:table-row>
        <table:table-row table:style-name="ro1">
          <table:table-cell office:value-type="float" office:value="18.669174166" calcext:value-type="float">
            <text:p>18.669174166</text:p>
          </table:table-cell>
          <table:table-cell office:value-type="float" office:value="3029.95825778089" calcext:value-type="float">
            <text:p>3029.9582577809</text:p>
          </table:table-cell>
        </table:table-row>
        <table:table-row table:style-name="ro1">
          <table:table-cell office:value-type="float" office:value="18.688868294" calcext:value-type="float">
            <text:p>18.688868294</text:p>
          </table:table-cell>
          <table:table-cell office:value-type="float" office:value="3046.59338052476" calcext:value-type="float">
            <text:p>3046.5933805248</text:p>
          </table:table-cell>
        </table:table-row>
        <table:table-row table:style-name="ro1">
          <table:table-cell office:value-type="float" office:value="18.708476692" calcext:value-type="float">
            <text:p>18.708476692</text:p>
          </table:table-cell>
          <table:table-cell office:value-type="float" office:value="3059.9134105699" calcext:value-type="float">
            <text:p>3059.9134105699</text:p>
          </table:table-cell>
        </table:table-row>
        <table:table-row table:style-name="ro1">
          <table:table-cell office:value-type="float" office:value="18.728161185" calcext:value-type="float">
            <text:p>18.728161185</text:p>
          </table:table-cell>
          <table:table-cell office:value-type="float" office:value="3048.084601417" calcext:value-type="float">
            <text:p>3048.084601417</text:p>
          </table:table-cell>
        </table:table-row>
        <table:table-row table:style-name="ro1">
          <table:table-cell office:value-type="float" office:value="18.747650676" calcext:value-type="float">
            <text:p>18.747650676</text:p>
          </table:table-cell>
          <table:table-cell office:value-type="float" office:value="3078.5821959124" calcext:value-type="float">
            <text:p>3078.5821959124</text:p>
          </table:table-cell>
        </table:table-row>
        <table:table-row table:style-name="ro1">
          <table:table-cell office:value-type="float" office:value="18.76716449" calcext:value-type="float">
            <text:p>18.76716449</text:p>
          </table:table-cell>
          <table:table-cell office:value-type="float" office:value="3074.74489610399" calcext:value-type="float">
            <text:p>3074.744896104</text:p>
          </table:table-cell>
        </table:table-row>
        <table:table-row table:style-name="ro1">
          <table:table-cell office:value-type="float" office:value="18.78679466" calcext:value-type="float">
            <text:p>18.78679466</text:p>
          </table:table-cell>
          <table:table-cell office:value-type="float" office:value="3056.51963278985" calcext:value-type="float">
            <text:p>3056.5196327899</text:p>
          </table:table-cell>
        </table:table-row>
        <table:table-row table:style-name="ro1">
          <table:table-cell office:value-type="float" office:value="18.806380297" calcext:value-type="float">
            <text:p>18.806380297</text:p>
          </table:table-cell>
          <table:table-cell office:value-type="float" office:value="3063.46941894114" calcext:value-type="float">
            <text:p>3063.4694189412</text:p>
          </table:table-cell>
        </table:table-row>
        <table:table-row table:style-name="ro1">
          <table:table-cell office:value-type="float" office:value="18.82632625" calcext:value-type="float">
            <text:p>18.82632625</text:p>
          </table:table-cell>
          <table:table-cell office:value-type="float" office:value="3008.12901744968" calcext:value-type="float">
            <text:p>3008.1290174497</text:p>
          </table:table-cell>
        </table:table-row>
        <table:table-row table:style-name="ro1">
          <table:table-cell office:value-type="float" office:value="18.846081732" calcext:value-type="float">
            <text:p>18.846081732</text:p>
          </table:table-cell>
          <table:table-cell office:value-type="float" office:value="3037.13166806152" calcext:value-type="float">
            <text:p>3037.1316680615</text:p>
          </table:table-cell>
        </table:table-row>
        <table:table-row table:style-name="ro1">
          <table:table-cell office:value-type="float" office:value="18.86598633" calcext:value-type="float">
            <text:p>18.86598633</text:p>
          </table:table-cell>
          <table:table-cell office:value-type="float" office:value="3014.37888873769" calcext:value-type="float">
            <text:p>3014.3788887377</text:p>
          </table:table-cell>
        </table:table-row>
        <table:table-row table:style-name="ro1">
          <table:table-cell office:value-type="float" office:value="18.88566327" calcext:value-type="float">
            <text:p>18.88566327</text:p>
          </table:table-cell>
          <table:table-cell office:value-type="float" office:value="3049.25460970899" calcext:value-type="float">
            <text:p>3049.254609709</text:p>
          </table:table-cell>
        </table:table-row>
        <table:table-row table:style-name="ro1">
          <table:table-cell office:value-type="float" office:value="18.905412138" calcext:value-type="float">
            <text:p>18.905412138</text:p>
          </table:table-cell>
          <table:table-cell office:value-type="float" office:value="3038.14881946751" calcext:value-type="float">
            <text:p>3038.1488194675</text:p>
          </table:table-cell>
        </table:table-row>
        <table:table-row table:style-name="ro1">
          <table:table-cell office:value-type="float" office:value="18.924926369" calcext:value-type="float">
            <text:p>18.924926369</text:p>
          </table:table-cell>
          <table:table-cell office:value-type="float" office:value="3074.67919181612" calcext:value-type="float">
            <text:p>3074.6791918161</text:p>
          </table:table-cell>
        </table:table-row>
        <table:table-row table:style-name="ro1">
          <table:table-cell office:value-type="float" office:value="18.944412891" calcext:value-type="float">
            <text:p>18.944412891</text:p>
          </table:table-cell>
          <table:table-cell office:value-type="float" office:value="3079.05125399076" calcext:value-type="float">
            <text:p>3079.0512539908</text:p>
          </table:table-cell>
        </table:table-row>
        <table:table-row table:style-name="ro1">
          <table:table-cell office:value-type="float" office:value="18.963850976" calcext:value-type="float">
            <text:p>18.963850976</text:p>
          </table:table-cell>
          <table:table-cell office:value-type="float" office:value="3086.7238207872" calcext:value-type="float">
            <text:p>3086.7238207872</text:p>
          </table:table-cell>
        </table:table-row>
        <table:table-row table:style-name="ro1">
          <table:table-cell office:value-type="float" office:value="18.98322229" calcext:value-type="float">
            <text:p>18.98322229</text:p>
          </table:table-cell>
          <table:table-cell office:value-type="float" office:value="3097.36345195834" calcext:value-type="float">
            <text:p>3097.3634519583</text:p>
          </table:table-cell>
        </table:table-row>
        <table:table-row table:style-name="ro1">
          <table:table-cell office:value-type="float" office:value="19.00271527" calcext:value-type="float">
            <text:p>19.00271527</text:p>
          </table:table-cell>
          <table:table-cell office:value-type="float" office:value="3078.03116814208" calcext:value-type="float">
            <text:p>3078.0311681421</text:p>
          </table:table-cell>
        </table:table-row>
        <table:table-row table:style-name="ro1">
          <table:table-cell office:value-type="float" office:value="19.022354398" calcext:value-type="float">
            <text:p>19.022354398</text:p>
          </table:table-cell>
          <table:table-cell office:value-type="float" office:value="3055.12546178309" calcext:value-type="float">
            <text:p>3055.1254617831</text:p>
          </table:table-cell>
        </table:table-row>
        <table:table-row table:style-name="ro1">
          <table:table-cell office:value-type="float" office:value="19.041803889" calcext:value-type="float">
            <text:p>19.041803889</text:p>
          </table:table-cell>
          <table:table-cell office:value-type="float" office:value="3084.91363604273" calcext:value-type="float">
            <text:p>3084.9136360427</text:p>
          </table:table-cell>
        </table:table-row>
        <table:table-row table:style-name="ro1">
          <table:table-cell office:value-type="float" office:value="19.061402652" calcext:value-type="float">
            <text:p>19.061402652</text:p>
          </table:table-cell>
          <table:table-cell office:value-type="float" office:value="3061.41770274119" calcext:value-type="float">
            <text:p>3061.4177027412</text:p>
          </table:table-cell>
        </table:table-row>
        <table:table-row table:style-name="ro1">
          <table:table-cell office:value-type="float" office:value="19.080865841" calcext:value-type="float">
            <text:p>19.080865841</text:p>
          </table:table-cell>
          <table:table-cell office:value-type="float" office:value="3082.74250432337" calcext:value-type="float">
            <text:p>3082.7425043234</text:p>
          </table:table-cell>
        </table:table-row>
        <table:table-row table:style-name="ro1">
          <table:table-cell office:value-type="float" office:value="19.100368092" calcext:value-type="float">
            <text:p>19.100368092</text:p>
          </table:table-cell>
          <table:table-cell office:value-type="float" office:value="3076.56793054208" calcext:value-type="float">
            <text:p>3076.5679305421</text:p>
          </table:table-cell>
        </table:table-row>
        <table:table-row table:style-name="ro1">
          <table:table-cell office:value-type="float" office:value="19.119701854" calcext:value-type="float">
            <text:p>19.119701854</text:p>
          </table:table-cell>
          <table:table-cell office:value-type="float" office:value="3103.3794664503" calcext:value-type="float">
            <text:p>3103.3794664503</text:p>
          </table:table-cell>
        </table:table-row>
        <table:table-row table:style-name="ro1">
          <table:table-cell office:value-type="float" office:value="19.13912223" calcext:value-type="float">
            <text:p>19.13912223</text:p>
          </table:table-cell>
          <table:table-cell office:value-type="float" office:value="3089.53853416649" calcext:value-type="float">
            <text:p>3089.5385341665</text:p>
          </table:table-cell>
        </table:table-row>
        <table:table-row table:style-name="ro1">
          <table:table-cell office:value-type="float" office:value="19.158613909" calcext:value-type="float">
            <text:p>19.158613909</text:p>
          </table:table-cell>
          <table:table-cell office:value-type="float" office:value="3078.2366157355" calcext:value-type="float">
            <text:p>3078.2366157355</text:p>
          </table:table-cell>
        </table:table-row>
        <table:table-row table:style-name="ro1">
          <table:table-cell office:value-type="float" office:value="19.178062983" calcext:value-type="float">
            <text:p>19.178062983</text:p>
          </table:table-cell>
          <table:table-cell office:value-type="float" office:value="3084.97977847274" calcext:value-type="float">
            <text:p>3084.9797784728</text:p>
          </table:table-cell>
        </table:table-row>
        <table:table-row table:style-name="ro1">
          <table:table-cell office:value-type="float" office:value="19.197462317" calcext:value-type="float">
            <text:p>19.197462317</text:p>
          </table:table-cell>
          <table:table-cell office:value-type="float" office:value="3092.88968373876" calcext:value-type="float">
            <text:p>3092.8896837388</text:p>
          </table:table-cell>
        </table:table-row>
        <table:table-row table:style-name="ro1">
          <table:table-cell office:value-type="float" office:value="19.216937225" calcext:value-type="float">
            <text:p>19.216937225</text:p>
          </table:table-cell>
          <table:table-cell office:value-type="float" office:value="3080.88746811949" calcext:value-type="float">
            <text:p>3080.8874681195</text:p>
          </table:table-cell>
        </table:table-row>
        <table:table-row table:style-name="ro1">
          <table:table-cell office:value-type="float" office:value="19.236261663" calcext:value-type="float">
            <text:p>19.236261663</text:p>
          </table:table-cell>
          <table:table-cell office:value-type="float" office:value="3104.8768404031" calcext:value-type="float">
            <text:p>3104.8768404031</text:p>
          </table:table-cell>
        </table:table-row>
        <table:table-row table:style-name="ro1">
          <table:table-cell office:value-type="float" office:value="19.255638081" calcext:value-type="float">
            <text:p>19.255638081</text:p>
          </table:table-cell>
          <table:table-cell office:value-type="float" office:value="3096.54756622309" calcext:value-type="float">
            <text:p>3096.5475662231</text:p>
          </table:table-cell>
        </table:table-row>
        <table:table-row table:style-name="ro1">
          <table:table-cell office:value-type="float" office:value="19.274960905" calcext:value-type="float">
            <text:p>19.274960905</text:p>
          </table:table-cell>
          <table:table-cell office:value-type="float" office:value="3105.13618506286" calcext:value-type="float">
            <text:p>3105.1361850629</text:p>
          </table:table-cell>
        </table:table-row>
        <table:table-row table:style-name="ro1">
          <table:table-cell office:value-type="float" office:value="19.294292687" calcext:value-type="float">
            <text:p>19.294292687</text:p>
          </table:table-cell>
          <table:table-cell office:value-type="float" office:value="3103.69732081462" calcext:value-type="float">
            <text:p>3103.6973208146</text:p>
          </table:table-cell>
        </table:table-row>
        <table:table-row table:style-name="ro1">
          <table:table-cell office:value-type="float" office:value="19.313742073" calcext:value-type="float">
            <text:p>19.313742073</text:p>
          </table:table-cell>
          <table:table-cell office:value-type="float" office:value="3084.93029034583" calcext:value-type="float">
            <text:p>3084.9302903458</text:p>
          </table:table-cell>
        </table:table-row>
        <table:table-row table:style-name="ro1">
          <table:table-cell office:value-type="float" office:value="19.333343701" calcext:value-type="float">
            <text:p>19.333343701</text:p>
          </table:table-cell>
          <table:table-cell office:value-type="float" office:value="3060.97024185892" calcext:value-type="float">
            <text:p>3060.9702418589</text:p>
          </table:table-cell>
        </table:table-row>
        <table:table-row table:style-name="ro1">
          <table:table-cell office:value-type="float" office:value="19.352998818" calcext:value-type="float">
            <text:p>19.352998818</text:p>
          </table:table-cell>
          <table:table-cell office:value-type="float" office:value="3052.64018525061" calcext:value-type="float">
            <text:p>3052.6401852506</text:p>
          </table:table-cell>
        </table:table-row>
        <table:table-row table:style-name="ro1">
          <table:table-cell office:value-type="float" office:value="19.372598883" calcext:value-type="float">
            <text:p>19.372598883</text:p>
          </table:table-cell>
          <table:table-cell office:value-type="float" office:value="3061.21433780867" calcext:value-type="float">
            <text:p>3061.2143378087</text:p>
          </table:table-cell>
        </table:table-row>
        <table:table-row table:style-name="ro1">
          <table:table-cell office:value-type="float" office:value="19.392096499" calcext:value-type="float">
            <text:p>19.392096499</text:p>
          </table:table-cell>
          <table:table-cell office:value-type="float" office:value="3077.29929648909" calcext:value-type="float">
            <text:p>3077.2992964891</text:p>
          </table:table-cell>
        </table:table-row>
        <table:table-row table:style-name="ro1">
          <table:table-cell office:value-type="float" office:value="19.411461771" calcext:value-type="float">
            <text:p>19.411461771</text:p>
          </table:table-cell>
          <table:table-cell office:value-type="float" office:value="3098.32983497442" calcext:value-type="float">
            <text:p>3098.3298349744</text:p>
          </table:table-cell>
        </table:table-row>
        <table:table-row table:style-name="ro1">
          <table:table-cell office:value-type="float" office:value="19.430760063" calcext:value-type="float">
            <text:p>19.430760063</text:p>
          </table:table-cell>
          <table:table-cell office:value-type="float" office:value="3109.08343598458" calcext:value-type="float">
            <text:p>3109.0834359846</text:p>
          </table:table-cell>
        </table:table-row>
        <table:table-row table:style-name="ro1">
          <table:table-cell office:value-type="float" office:value="19.450227471" calcext:value-type="float">
            <text:p>19.450227471</text:p>
          </table:table-cell>
          <table:table-cell office:value-type="float" office:value="3082.07440867368" calcext:value-type="float">
            <text:p>3082.0744086737</text:p>
          </table:table-cell>
        </table:table-row>
        <table:table-row table:style-name="ro1">
          <table:table-cell office:value-type="float" office:value="19.469720452" calcext:value-type="float">
            <text:p>19.469720452</text:p>
          </table:table-cell>
          <table:table-cell office:value-type="float" office:value="3078.03101023916" calcext:value-type="float">
            <text:p>3078.0310102392</text:p>
          </table:table-cell>
        </table:table-row>
        <table:table-row table:style-name="ro1">
          <table:table-cell office:value-type="float" office:value="19.489093536" calcext:value-type="float">
            <text:p>19.489093536</text:p>
          </table:table-cell>
          <table:table-cell office:value-type="float" office:value="3097.08046483551" calcext:value-type="float">
            <text:p>3097.0804648355</text:p>
          </table:table-cell>
        </table:table-row>
        <table:table-row table:style-name="ro1">
          <table:table-cell office:value-type="float" office:value="19.508587298" calcext:value-type="float">
            <text:p>19.508587298</text:p>
          </table:table-cell>
          <table:table-cell office:value-type="float" office:value="3077.90769169994" calcext:value-type="float">
            <text:p>3077.9076916999</text:p>
          </table:table-cell>
        </table:table-row>
        <table:table-row table:style-name="ro1">
          <table:table-cell office:value-type="float" office:value="19.528178457" calcext:value-type="float">
            <text:p>19.528178457</text:p>
          </table:table-cell>
          <table:table-cell office:value-type="float" office:value="3062.60594383402" calcext:value-type="float">
            <text:p>3062.605943834</text:p>
          </table:table-cell>
        </table:table-row>
        <table:table-row table:style-name="ro1">
          <table:table-cell office:value-type="float" office:value="19.547710865" calcext:value-type="float">
            <text:p>19.547710865</text:p>
          </table:table-cell>
          <table:table-cell office:value-type="float" office:value="3071.81787314872" calcext:value-type="float">
            <text:p>3071.8178731487</text:p>
          </table:table-cell>
        </table:table-row>
        <table:table-row table:style-name="ro1">
          <table:table-cell office:value-type="float" office:value="19.567192231" calcext:value-type="float">
            <text:p>19.567192231</text:p>
          </table:table-cell>
          <table:table-cell office:value-type="float" office:value="3079.86616544115" calcext:value-type="float">
            <text:p>3079.8661654412</text:p>
          </table:table-cell>
        </table:table-row>
        <table:table-row table:style-name="ro1">
          <table:table-cell office:value-type="float" office:value="19.586382554" calcext:value-type="float">
            <text:p>19.586382554</text:p>
          </table:table-cell>
          <table:table-cell office:value-type="float" office:value="3126.5758267846" calcext:value-type="float">
            <text:p>3126.5758267846</text:p>
          </table:table-cell>
        </table:table-row>
        <table:table-row table:style-name="ro1">
          <table:table-cell office:value-type="float" office:value="19.605679023" calcext:value-type="float">
            <text:p>19.605679023</text:p>
          </table:table-cell>
          <table:table-cell office:value-type="float" office:value="3109.37716117959" calcext:value-type="float">
            <text:p>3109.3771611796</text:p>
          </table:table-cell>
        </table:table-row>
        <table:table-row table:style-name="ro1">
          <table:table-cell office:value-type="float" office:value="19.624937784" calcext:value-type="float">
            <text:p>19.624937784</text:p>
          </table:table-cell>
          <table:table-cell office:value-type="float" office:value="3115.465216064" calcext:value-type="float">
            <text:p>3115.465216064</text:p>
          </table:table-cell>
        </table:table-row>
        <table:table-row table:style-name="ro1">
          <table:table-cell office:value-type="float" office:value="19.644301441" calcext:value-type="float">
            <text:p>19.644301441</text:p>
          </table:table-cell>
          <table:table-cell office:value-type="float" office:value="3098.58824704452" calcext:value-type="float">
            <text:p>3098.5882470445</text:p>
          </table:table-cell>
        </table:table-row>
        <table:table-row table:style-name="ro1">
          <table:table-cell office:value-type="float" office:value="19.663879006" calcext:value-type="float">
            <text:p>19.663879006</text:p>
          </table:table-cell>
          <table:table-cell office:value-type="float" office:value="3064.7325139784" calcext:value-type="float">
            <text:p>3064.7325139784</text:p>
          </table:table-cell>
        </table:table-row>
        <table:table-row table:style-name="ro1">
          <table:table-cell office:value-type="float" office:value="19.683490998" calcext:value-type="float">
            <text:p>19.683490998</text:p>
          </table:table-cell>
          <table:table-cell office:value-type="float" office:value="3059.35266544947" calcext:value-type="float">
            <text:p>3059.3526654495</text:p>
          </table:table-cell>
        </table:table-row>
        <table:table-row table:style-name="ro1">
          <table:table-cell office:value-type="float" office:value="19.703017729" calcext:value-type="float">
            <text:p>19.703017729</text:p>
          </table:table-cell>
          <table:table-cell office:value-type="float" office:value="3072.71094173432" calcext:value-type="float">
            <text:p>3072.7109417343</text:p>
          </table:table-cell>
        </table:table-row>
        <table:table-row table:style-name="ro1">
          <table:table-cell office:value-type="float" office:value="19.722496803" calcext:value-type="float">
            <text:p>19.722496803</text:p>
          </table:table-cell>
          <table:table-cell office:value-type="float" office:value="3080.22855706767" calcext:value-type="float">
            <text:p>3080.2285570677</text:p>
          </table:table-cell>
        </table:table-row>
        <table:table-row table:style-name="ro1">
          <table:table-cell office:value-type="float" office:value="19.74196218" calcext:value-type="float">
            <text:p>19.74196218</text:p>
          </table:table-cell>
          <table:table-cell office:value-type="float" office:value="3082.39598955574" calcext:value-type="float">
            <text:p>3082.3959895558</text:p>
          </table:table-cell>
        </table:table-row>
        <table:table-row table:style-name="ro1">
          <table:table-cell office:value-type="float" office:value="19.761157867" calcext:value-type="float">
            <text:p>19.761157867</text:p>
          </table:table-cell>
          <table:table-cell office:value-type="float" office:value="3125.70214340223" calcext:value-type="float">
            <text:p>3125.7021434022</text:p>
          </table:table-cell>
        </table:table-row>
        <table:table-row table:style-name="ro1">
          <table:table-cell office:value-type="float" office:value="19.780442774" calcext:value-type="float">
            <text:p>19.780442774</text:p>
          </table:table-cell>
          <table:table-cell office:value-type="float" office:value="3111.2413453693" calcext:value-type="float">
            <text:p>3111.2413453693</text:p>
          </table:table-cell>
        </table:table-row>
        <table:table-row table:style-name="ro1">
          <table:table-cell office:value-type="float" office:value="19.79965867" calcext:value-type="float">
            <text:p>19.79965867</text:p>
          </table:table-cell>
          <table:table-cell office:value-type="float" office:value="3122.41490066487" calcext:value-type="float">
            <text:p>3122.4149006649</text:p>
          </table:table-cell>
        </table:table-row>
        <table:table-row table:style-name="ro1">
          <table:table-cell office:value-type="float" office:value="19.81905566" calcext:value-type="float">
            <text:p>19.81905566</text:p>
          </table:table-cell>
          <table:table-cell office:value-type="float" office:value="3093.26343932678" calcext:value-type="float">
            <text:p>3093.2634393268</text:p>
          </table:table-cell>
        </table:table-row>
        <table:table-row table:style-name="ro1">
          <table:table-cell office:value-type="float" office:value="19.838722132" calcext:value-type="float">
            <text:p>19.838722132</text:p>
          </table:table-cell>
          <table:table-cell office:value-type="float" office:value="3050.87765614536" calcext:value-type="float">
            <text:p>3050.8776561454</text:p>
          </table:table-cell>
        </table:table-row>
        <table:table-row table:style-name="ro1">
          <table:table-cell office:value-type="float" office:value="19.858355895" calcext:value-type="float">
            <text:p>19.858355895</text:p>
          </table:table-cell>
          <table:table-cell office:value-type="float" office:value="3055.96028636971" calcext:value-type="float">
            <text:p>3055.9602863697</text:p>
          </table:table-cell>
        </table:table-row>
        <table:table-row table:style-name="ro1">
          <table:table-cell office:value-type="float" office:value="19.878219086" calcext:value-type="float">
            <text:p>19.878219086</text:p>
          </table:table-cell>
          <table:table-cell office:value-type="float" office:value="3020.66269211243" calcext:value-type="float">
            <text:p>3020.6626921124</text:p>
          </table:table-cell>
        </table:table-row>
        <table:table-row table:style-name="ro1">
          <table:table-cell office:value-type="float" office:value="19.897845037" calcext:value-type="float">
            <text:p>19.897845037</text:p>
          </table:table-cell>
          <table:table-cell office:value-type="float" office:value="3057.17669426427" calcext:value-type="float">
            <text:p>3057.1766942643</text:p>
          </table:table-cell>
        </table:table-row>
        <table:table-row table:style-name="ro1">
          <table:table-cell office:value-type="float" office:value="19.917567915" calcext:value-type="float">
            <text:p>19.917567915</text:p>
          </table:table-cell>
          <table:table-cell office:value-type="float" office:value="3042.15236741879" calcext:value-type="float">
            <text:p>3042.1523674188</text:p>
          </table:table-cell>
        </table:table-row>
        <table:table-row table:style-name="ro1">
          <table:table-cell office:value-type="float" office:value="19.937074906" calcext:value-type="float">
            <text:p>19.937074906</text:p>
          </table:table-cell>
          <table:table-cell office:value-type="float" office:value="3075.82035589188" calcext:value-type="float">
            <text:p>3075.8203558919</text:p>
          </table:table-cell>
        </table:table-row>
        <table:table-row table:style-name="ro1">
          <table:table-cell office:value-type="float" office:value="19.956683617" calcext:value-type="float">
            <text:p>19.956683617</text:p>
          </table:table-cell>
          <table:table-cell office:value-type="float" office:value="3059.86456733382" calcext:value-type="float">
            <text:p>3059.8645673338</text:p>
          </table:table-cell>
        </table:table-row>
        <table:table-row table:style-name="ro1">
          <table:table-cell office:value-type="float" office:value="19.976404984" calcext:value-type="float">
            <text:p>19.976404984</text:p>
          </table:table-cell>
          <table:table-cell office:value-type="float" office:value="3042.38544924577" calcext:value-type="float">
            <text:p>3042.3854492458</text:p>
          </table:table-cell>
        </table:table-row>
        <table:table-row table:style-name="ro1">
          <table:table-cell office:value-type="float" office:value="19.996120154" calcext:value-type="float">
            <text:p>19.996120154</text:p>
          </table:table-cell>
          <table:table-cell office:value-type="float" office:value="3043.34175155292" calcext:value-type="float">
            <text:p>3043.3417515529</text:p>
          </table:table-cell>
        </table:table-row>
        <table:table-row table:style-name="ro1">
          <table:table-cell office:value-type="float" office:value="20.015819126" calcext:value-type="float">
            <text:p>20.015819126</text:p>
          </table:table-cell>
          <table:table-cell office:value-type="float" office:value="3045.84421968814" calcext:value-type="float">
            <text:p>3045.8442196882</text:p>
          </table:table-cell>
        </table:table-row>
        <table:table-row table:style-name="ro1">
          <table:table-cell office:value-type="float" office:value="20.035400753" calcext:value-type="float">
            <text:p>20.035400753</text:p>
          </table:table-cell>
          <table:table-cell office:value-type="float" office:value="3064.09676785382" calcext:value-type="float">
            <text:p>3064.0967678538</text:p>
          </table:table-cell>
        </table:table-row>
        <table:table-row table:style-name="ro1">
          <table:table-cell office:value-type="float" office:value="20.054967172" calcext:value-type="float">
            <text:p>20.054967172</text:p>
          </table:table-cell>
          <table:table-cell office:value-type="float" office:value="3066.47833719595" calcext:value-type="float">
            <text:p>3066.478337196</text:p>
          </table:table-cell>
        </table:table-row>
        <table:table-row table:style-name="ro1">
          <table:table-cell office:value-type="float" office:value="20.074540049" calcext:value-type="float">
            <text:p>20.074540049</text:p>
          </table:table-cell>
          <table:table-cell office:value-type="float" office:value="3065.46656375529" calcext:value-type="float">
            <text:p>3065.4665637553</text:p>
          </table:table-cell>
        </table:table-row>
        <table:table-row table:style-name="ro1">
          <table:table-cell office:value-type="float" office:value="20.094331573" calcext:value-type="float">
            <text:p>20.094331573</text:p>
          </table:table-cell>
          <table:table-cell office:value-type="float" office:value="3031.60080042367" calcext:value-type="float">
            <text:p>3031.6008004237</text:p>
          </table:table-cell>
        </table:table-row>
        <table:table-row table:style-name="ro1">
          <table:table-cell office:value-type="float" office:value="20.114193775" calcext:value-type="float">
            <text:p>20.114193775</text:p>
          </table:table-cell>
          <table:table-cell office:value-type="float" office:value="3020.81310017911" calcext:value-type="float">
            <text:p>3020.8131001791</text:p>
          </table:table-cell>
        </table:table-row>
        <table:table-row table:style-name="ro1">
          <table:table-cell office:value-type="float" office:value="20.134044727" calcext:value-type="float">
            <text:p>20.134044727</text:p>
          </table:table-cell>
          <table:table-cell office:value-type="float" office:value="3022.52506580056" calcext:value-type="float">
            <text:p>3022.5250658006</text:p>
          </table:table-cell>
        </table:table-row>
        <table:table-row table:style-name="ro1">
          <table:table-cell office:value-type="float" office:value="20.154201826" calcext:value-type="float">
            <text:p>20.154201826</text:p>
          </table:table-cell>
          <table:table-cell office:value-type="float" office:value="2976.61880809305" calcext:value-type="float">
            <text:p>2976.6188080931</text:p>
          </table:table-cell>
        </table:table-row>
        <table:table-row table:style-name="ro1">
          <table:table-cell office:value-type="float" office:value="20.174318144" calcext:value-type="float">
            <text:p>20.174318144</text:p>
          </table:table-cell>
          <table:table-cell office:value-type="float" office:value="2982.65318732685" calcext:value-type="float">
            <text:p>2982.6531873269</text:p>
          </table:table-cell>
        </table:table-row>
        <table:table-row table:style-name="ro1">
          <table:table-cell office:value-type="float" office:value="20.19427269" calcext:value-type="float">
            <text:p>20.19427269</text:p>
          </table:table-cell>
          <table:table-cell office:value-type="float" office:value="3006.83363079362" calcext:value-type="float">
            <text:p>3006.8336307936</text:p>
          </table:table-cell>
        </table:table-row>
        <table:table-row table:style-name="ro1">
          <table:table-cell office:value-type="float" office:value="20.213975985" calcext:value-type="float">
            <text:p>20.213975985</text:p>
          </table:table-cell>
          <table:table-cell office:value-type="float" office:value="3045.17594645982" calcext:value-type="float">
            <text:p>3045.1759464598</text:p>
          </table:table-cell>
        </table:table-row>
        <table:table-row table:style-name="ro1">
          <table:table-cell office:value-type="float" office:value="20.233736571" calcext:value-type="float">
            <text:p>20.233736571</text:p>
          </table:table-cell>
          <table:table-cell office:value-type="float" office:value="3036.34720144374" calcext:value-type="float">
            <text:p>3036.3472014437</text:p>
          </table:table-cell>
        </table:table-row>
        <table:table-row table:style-name="ro1">
          <table:table-cell office:value-type="float" office:value="20.253385699" calcext:value-type="float">
            <text:p>20.253385699</text:p>
          </table:table-cell>
          <table:table-cell office:value-type="float" office:value="3053.57062155672" calcext:value-type="float">
            <text:p>3053.5706215567</text:p>
          </table:table-cell>
        </table:table-row>
        <table:table-row table:style-name="ro1">
          <table:table-cell office:value-type="float" office:value="20.27330613" calcext:value-type="float">
            <text:p>20.27330613</text:p>
          </table:table-cell>
          <table:table-cell office:value-type="float" office:value="3011.98302386087" calcext:value-type="float">
            <text:p>3011.9830238609</text:p>
          </table:table-cell>
        </table:table-row>
        <table:table-row table:style-name="ro1">
          <table:table-cell office:value-type="float" office:value="20.293024477" calcext:value-type="float">
            <text:p>20.293024477</text:p>
          </table:table-cell>
          <table:table-cell office:value-type="float" office:value="3042.85141143006" calcext:value-type="float">
            <text:p>3042.8514114301</text:p>
          </table:table-cell>
        </table:table-row>
        <table:table-row table:style-name="ro1">
          <table:table-cell office:value-type="float" office:value="20.312732772" calcext:value-type="float">
            <text:p>20.312732772</text:p>
          </table:table-cell>
          <table:table-cell office:value-type="float" office:value="3044.4033844631" calcext:value-type="float">
            <text:p>3044.4033844631</text:p>
          </table:table-cell>
        </table:table-row>
        <table:table-row table:style-name="ro1">
          <table:table-cell office:value-type="float" office:value="20.332404295" calcext:value-type="float">
            <text:p>20.332404295</text:p>
          </table:table-cell>
          <table:table-cell office:value-type="float" office:value="3050.09429112334" calcext:value-type="float">
            <text:p>3050.0942911233</text:p>
          </table:table-cell>
        </table:table-row>
        <table:table-row table:style-name="ro1">
          <table:table-cell office:value-type="float" office:value="20.352382383" calcext:value-type="float">
            <text:p>20.352382383</text:p>
          </table:table-cell>
          <table:table-cell office:value-type="float" office:value="3003.29040496738" calcext:value-type="float">
            <text:p>3003.2904049674</text:p>
          </table:table-cell>
        </table:table-row>
        <table:table-row table:style-name="ro1">
          <table:table-cell office:value-type="float" office:value="20.372297502" calcext:value-type="float">
            <text:p>20.372297502</text:p>
          </table:table-cell>
          <table:table-cell office:value-type="float" office:value="3012.78641618906" calcext:value-type="float">
            <text:p>3012.7864161891</text:p>
          </table:table-cell>
        </table:table-row>
        <table:table-row table:style-name="ro1">
          <table:table-cell office:value-type="float" office:value="20.392019338" calcext:value-type="float">
            <text:p>20.392019338</text:p>
          </table:table-cell>
          <table:table-cell office:value-type="float" office:value="3042.31309904378" calcext:value-type="float">
            <text:p>3042.3130990438</text:p>
          </table:table-cell>
        </table:table-row>
        <table:table-row table:style-name="ro1">
          <table:table-cell office:value-type="float" office:value="20.411735445" calcext:value-type="float">
            <text:p>20.411735445</text:p>
          </table:table-cell>
          <table:table-cell office:value-type="float" office:value="3043.19711797159" calcext:value-type="float">
            <text:p>3043.1971179716</text:p>
          </table:table-cell>
        </table:table-row>
        <table:table-row table:style-name="ro1">
          <table:table-cell office:value-type="float" office:value="20.431633429" calcext:value-type="float">
            <text:p>20.431633429</text:p>
          </table:table-cell>
          <table:table-cell office:value-type="float" office:value="3015.38085466401" calcext:value-type="float">
            <text:p>3015.380854664</text:p>
          </table:table-cell>
        </table:table-row>
        <table:table-row table:style-name="ro1">
          <table:table-cell office:value-type="float" office:value="20.451459276" calcext:value-type="float">
            <text:p>20.451459276</text:p>
          </table:table-cell>
          <table:table-cell office:value-type="float" office:value="3026.3524176283" calcext:value-type="float">
            <text:p>3026.3524176283</text:p>
          </table:table-cell>
        </table:table-row>
        <table:table-row table:style-name="ro1">
          <table:table-cell office:value-type="float" office:value="20.471583146" calcext:value-type="float">
            <text:p>20.471583146</text:p>
          </table:table-cell>
          <table:table-cell office:value-type="float" office:value="2981.5338699775" calcext:value-type="float">
            <text:p>2981.5338699775</text:p>
          </table:table-cell>
        </table:table-row>
        <table:table-row table:style-name="ro1">
          <table:table-cell office:value-type="float" office:value="20.491714829" calcext:value-type="float">
            <text:p>20.491714829</text:p>
          </table:table-cell>
          <table:table-cell office:value-type="float" office:value="2980.37675240528" calcext:value-type="float">
            <text:p>2980.3767524053</text:p>
          </table:table-cell>
        </table:table-row>
        <table:table-row table:style-name="ro1">
          <table:table-cell office:value-type="float" office:value="20.511930366" calcext:value-type="float">
            <text:p>20.511930366</text:p>
          </table:table-cell>
          <table:table-cell office:value-type="float" office:value="2968.01415663627" calcext:value-type="float">
            <text:p>2968.0141566363</text:p>
          </table:table-cell>
        </table:table-row>
        <table:table-row table:style-name="ro1">
          <table:table-cell office:value-type="float" office:value="20.532194393" calcext:value-type="float">
            <text:p>20.532194393</text:p>
          </table:table-cell>
          <table:table-cell office:value-type="float" office:value="2960.91196483362" calcext:value-type="float">
            <text:p>2960.9119648336</text:p>
          </table:table-cell>
        </table:table-row>
        <table:table-row table:style-name="ro1">
          <table:table-cell office:value-type="float" office:value="20.552343003" calcext:value-type="float">
            <text:p>20.552343003</text:p>
          </table:table-cell>
          <table:table-cell office:value-type="float" office:value="2977.87291530184" calcext:value-type="float">
            <text:p>2977.8729153018</text:p>
          </table:table-cell>
        </table:table-row>
        <table:table-row table:style-name="ro1">
          <table:table-cell office:value-type="float" office:value="20.572557967" calcext:value-type="float">
            <text:p>20.572557967</text:p>
          </table:table-cell>
          <table:table-cell office:value-type="float" office:value="2968.09828600174" calcext:value-type="float">
            <text:p>2968.0982860017</text:p>
          </table:table-cell>
        </table:table-row>
        <table:table-row table:style-name="ro1">
          <table:table-cell office:value-type="float" office:value="20.592728608" calcext:value-type="float">
            <text:p>20.592728608</text:p>
          </table:table-cell>
          <table:table-cell office:value-type="float" office:value="2974.62039010169" calcext:value-type="float">
            <text:p>2974.6203901017</text:p>
          </table:table-cell>
        </table:table-row>
        <table:table-row table:style-name="ro1">
          <table:table-cell office:value-type="float" office:value="20.612906906" calcext:value-type="float">
            <text:p>20.612906906</text:p>
          </table:table-cell>
          <table:table-cell office:value-type="float" office:value="2973.49161956008" calcext:value-type="float">
            <text:p>2973.4916195601</text:p>
          </table:table-cell>
        </table:table-row>
        <table:table-row table:style-name="ro1">
          <table:table-cell office:value-type="float" office:value="20.633123537" calcext:value-type="float">
            <text:p>20.633123537</text:p>
          </table:table-cell>
          <table:table-cell office:value-type="float" office:value="2967.85354592512" calcext:value-type="float">
            <text:p>2967.8535459251</text:p>
          </table:table-cell>
        </table:table-row>
        <table:table-row table:style-name="ro1">
          <table:table-cell office:value-type="float" office:value="20.653461835" calcext:value-type="float">
            <text:p>20.653461835</text:p>
          </table:table-cell>
          <table:table-cell office:value-type="float" office:value="2950.09936426362" calcext:value-type="float">
            <text:p>2950.0993642636</text:p>
          </table:table-cell>
        </table:table-row>
        <table:table-row table:style-name="ro1">
          <table:table-cell office:value-type="float" office:value="20.673704873" calcext:value-type="float">
            <text:p>20.673704873</text:p>
          </table:table-cell>
          <table:table-cell office:value-type="float" office:value="2963.98198728811" calcext:value-type="float">
            <text:p>2963.9819872881</text:p>
          </table:table-cell>
        </table:table-row>
        <table:table-row table:style-name="ro1">
          <table:table-cell office:value-type="float" office:value="20.694021608" calcext:value-type="float">
            <text:p>20.694021608</text:p>
          </table:table-cell>
          <table:table-cell office:value-type="float" office:value="2953.23042801988" calcext:value-type="float">
            <text:p>2953.2304280199</text:p>
          </table:table-cell>
        </table:table-row>
        <table:table-row table:style-name="ro1">
          <table:table-cell office:value-type="float" office:value="20.714109593" calcext:value-type="float">
            <text:p>20.714109593</text:p>
          </table:table-cell>
          <table:table-cell office:value-type="float" office:value="2986.86005589856" calcext:value-type="float">
            <text:p>2986.8600558986</text:p>
          </table:table-cell>
        </table:table-row>
        <table:table-row table:style-name="ro1">
          <table:table-cell office:value-type="float" office:value="20.734011586" calcext:value-type="float">
            <text:p>20.734011586</text:p>
          </table:table-cell>
          <table:table-cell office:value-type="float" office:value="3014.77344505073" calcext:value-type="float">
            <text:p>3014.7734450507</text:p>
          </table:table-cell>
        </table:table-row>
        <table:table-row table:style-name="ro1">
          <table:table-cell office:value-type="float" office:value="20.754155561" calcext:value-type="float">
            <text:p>20.754155561</text:p>
          </table:table-cell>
          <table:table-cell office:value-type="float" office:value="2978.55810484331" calcext:value-type="float">
            <text:p>2978.5581048433</text:p>
          </table:table-cell>
        </table:table-row>
        <table:table-row table:style-name="ro1">
          <table:table-cell office:value-type="float" office:value="20.774311618" calcext:value-type="float">
            <text:p>20.774311618</text:p>
          </table:table-cell>
          <table:table-cell office:value-type="float" office:value="2976.77268922277" calcext:value-type="float">
            <text:p>2976.7726892228</text:p>
          </table:table-cell>
        </table:table-row>
        <table:table-row table:style-name="ro1">
          <table:table-cell office:value-type="float" office:value="20.794562937" calcext:value-type="float">
            <text:p>20.794562937</text:p>
          </table:table-cell>
          <table:table-cell office:value-type="float" office:value="2962.76998056122" calcext:value-type="float">
            <text:p>2962.7699805612</text:p>
          </table:table-cell>
        </table:table-row>
        <table:table-row table:style-name="ro1">
          <table:table-cell office:value-type="float" office:value="20.814996757" calcext:value-type="float">
            <text:p>20.814996757</text:p>
          </table:table-cell>
          <table:table-cell office:value-type="float" office:value="2936.30853164108" calcext:value-type="float">
            <text:p>2936.3085316411</text:p>
          </table:table-cell>
        </table:table-row>
        <table:table-row table:style-name="ro1">
          <table:table-cell office:value-type="float" office:value="20.835368337" calcext:value-type="float">
            <text:p>20.835368337</text:p>
          </table:table-cell>
          <table:table-cell office:value-type="float" office:value="2945.27964939353" calcext:value-type="float">
            <text:p>2945.2796493935</text:p>
          </table:table-cell>
        </table:table-row>
        <table:table-row table:style-name="ro1">
          <table:table-cell office:value-type="float" office:value="20.855672833" calcext:value-type="float">
            <text:p>20.855672833</text:p>
          </table:table-cell>
          <table:table-cell office:value-type="float" office:value="2955.01055529854" calcext:value-type="float">
            <text:p>2955.0105552985</text:p>
          </table:table-cell>
        </table:table-row>
        <table:table-row table:style-name="ro1">
          <table:table-cell office:value-type="float" office:value="20.875758213" calcext:value-type="float">
            <text:p>20.875758213</text:p>
          </table:table-cell>
          <table:table-cell office:value-type="float" office:value="2987.247440674" calcext:value-type="float">
            <text:p>2987.247440674</text:p>
          </table:table-cell>
        </table:table-row>
        <table:table-row table:style-name="ro1">
          <table:table-cell office:value-type="float" office:value="20.895798437" calcext:value-type="float">
            <text:p>20.895798437</text:p>
          </table:table-cell>
          <table:table-cell office:value-type="float" office:value="2993.97851042002" calcext:value-type="float">
            <text:p>2993.97851042</text:p>
          </table:table-cell>
        </table:table-row>
        <table:table-row table:style-name="ro1">
          <table:table-cell office:value-type="float" office:value="20.915624388" calcext:value-type="float">
            <text:p>20.915624388</text:p>
          </table:table-cell>
          <table:table-cell office:value-type="float" office:value="3026.33654244575" calcext:value-type="float">
            <text:p>3026.3365424458</text:p>
          </table:table-cell>
        </table:table-row>
        <table:table-row table:style-name="ro1">
          <table:table-cell office:value-type="float" office:value="20.935310443" calcext:value-type="float">
            <text:p>20.935310443</text:p>
          </table:table-cell>
          <table:table-cell office:value-type="float" office:value="3047.84274959991" calcext:value-type="float">
            <text:p>3047.8427495999</text:p>
          </table:table-cell>
        </table:table-row>
        <table:table-row table:style-name="ro1">
          <table:table-cell office:value-type="float" office:value="20.954948373" calcext:value-type="float">
            <text:p>20.954948373</text:p>
          </table:table-cell>
          <table:table-cell office:value-type="float" office:value="3055.31183785636" calcext:value-type="float">
            <text:p>3055.3118378564</text:p>
          </table:table-cell>
        </table:table-row>
        <table:table-row table:style-name="ro1">
          <table:table-cell office:value-type="float" office:value="20.974371405" calcext:value-type="float">
            <text:p>20.974371405</text:p>
          </table:table-cell>
          <table:table-cell office:value-type="float" office:value="3089.11605562023" calcext:value-type="float">
            <text:p>3089.1160556202</text:p>
          </table:table-cell>
        </table:table-row>
        <table:table-row table:style-name="ro1">
          <table:table-cell office:value-type="float" office:value="20.993832615" calcext:value-type="float">
            <text:p>20.993832615</text:p>
          </table:table-cell>
          <table:table-cell office:value-type="float" office:value="3083.05598675473" calcext:value-type="float">
            <text:p>3083.0559867547</text:p>
          </table:table-cell>
        </table:table-row>
        <table:table-row table:style-name="ro1">
          <table:table-cell office:value-type="float" office:value="21.013360909" calcext:value-type="float">
            <text:p>21.013360909</text:p>
          </table:table-cell>
          <table:table-cell office:value-type="float" office:value="3072.46500897668" calcext:value-type="float">
            <text:p>3072.4650089767</text:p>
          </table:table-cell>
        </table:table-row>
        <table:table-row table:style-name="ro1">
          <table:table-cell office:value-type="float" office:value="21.033030505" calcext:value-type="float">
            <text:p>21.033030505</text:p>
          </table:table-cell>
          <table:table-cell office:value-type="float" office:value="3050.39310415934" calcext:value-type="float">
            <text:p>3050.3931041593</text:p>
          </table:table-cell>
        </table:table-row>
        <table:table-row table:style-name="ro1">
          <table:table-cell office:value-type="float" office:value="21.052792602" calcext:value-type="float">
            <text:p>21.052792602</text:p>
          </table:table-cell>
          <table:table-cell office:value-type="float" office:value="3036.11504386223" calcext:value-type="float">
            <text:p>3036.1150438622</text:p>
          </table:table-cell>
        </table:table-row>
        <table:table-row table:style-name="ro1">
          <table:table-cell office:value-type="float" office:value="21.072630742" calcext:value-type="float">
            <text:p>21.072630742</text:p>
          </table:table-cell>
          <table:table-cell office:value-type="float" office:value="3024.47709311606" calcext:value-type="float">
            <text:p>3024.4770931161</text:p>
          </table:table-cell>
        </table:table-row>
        <table:table-row table:style-name="ro1">
          <table:table-cell office:value-type="float" office:value="21.092618621" calcext:value-type="float">
            <text:p>21.092618621</text:p>
          </table:table-cell>
          <table:table-cell office:value-type="float" office:value="3001.81925255823" calcext:value-type="float">
            <text:p>3001.8192525582</text:p>
          </table:table-cell>
        </table:table-row>
        <table:table-row table:style-name="ro1">
          <table:table-cell office:value-type="float" office:value="21.112646189" calcext:value-type="float">
            <text:p>21.112646189</text:p>
          </table:table-cell>
          <table:table-cell office:value-type="float" office:value="2995.87049211318" calcext:value-type="float">
            <text:p>2995.8704921132</text:p>
          </table:table-cell>
        </table:table-row>
        <table:table-row table:style-name="ro1">
          <table:table-cell office:value-type="float" office:value="21.132722558" calcext:value-type="float">
            <text:p>21.132722558</text:p>
          </table:table-cell>
          <table:table-cell office:value-type="float" office:value="2988.58822529195" calcext:value-type="float">
            <text:p>2988.588225292</text:p>
          </table:table-cell>
        </table:table-row>
        <table:table-row table:style-name="ro1">
          <table:table-cell office:value-type="float" office:value="21.152868043" calcext:value-type="float">
            <text:p>21.152868043</text:p>
          </table:table-cell>
          <table:table-cell office:value-type="float" office:value="2978.3348477338" calcext:value-type="float">
            <text:p>2978.3348477338</text:p>
          </table:table-cell>
        </table:table-row>
        <table:table-row table:style-name="ro1">
          <table:table-cell office:value-type="float" office:value="21.172847485" calcext:value-type="float">
            <text:p>21.172847485</text:p>
          </table:table-cell>
          <table:table-cell office:value-type="float" office:value="3003.08687299563" calcext:value-type="float">
            <text:p>3003.0868729956</text:p>
          </table:table-cell>
        </table:table-row>
        <table:table-row table:style-name="ro1">
          <table:table-cell office:value-type="float" office:value="21.192910209" calcext:value-type="float">
            <text:p>21.192910209</text:p>
          </table:table-cell>
          <table:table-cell office:value-type="float" office:value="2990.62081500017" calcext:value-type="float">
            <text:p>2990.6208150002</text:p>
          </table:table-cell>
        </table:table-row>
        <table:table-row table:style-name="ro1">
          <table:table-cell office:value-type="float" office:value="21.213000173" calcext:value-type="float">
            <text:p>21.213000173</text:p>
          </table:table-cell>
          <table:table-cell office:value-type="float" office:value="2986.56582958637" calcext:value-type="float">
            <text:p>2986.5658295864</text:p>
          </table:table-cell>
        </table:table-row>
        <table:table-row table:style-name="ro1">
          <table:table-cell office:value-type="float" office:value="21.233189251" calcext:value-type="float">
            <text:p>21.233189251</text:p>
          </table:table-cell>
          <table:table-cell office:value-type="float" office:value="2971.90391755364" calcext:value-type="float">
            <text:p>2971.9039175536</text:p>
          </table:table-cell>
        </table:table-row>
        <table:table-row table:style-name="ro1">
          <table:table-cell office:value-type="float" office:value="21.253341976" calcext:value-type="float">
            <text:p>21.253341976</text:p>
          </table:table-cell>
          <table:table-cell office:value-type="float" office:value="2977.26486120324" calcext:value-type="float">
            <text:p>2977.2648612033</text:p>
          </table:table-cell>
        </table:table-row>
        <table:table-row table:style-name="ro1">
          <table:table-cell office:value-type="float" office:value="21.273348189" calcext:value-type="float">
            <text:p>21.273348189</text:p>
          </table:table-cell>
          <table:table-cell office:value-type="float" office:value="2999.06833942005" calcext:value-type="float">
            <text:p>2999.0683394201</text:p>
          </table:table-cell>
        </table:table-row>
        <table:table-row table:style-name="ro1">
          <table:table-cell office:value-type="float" office:value="21.293213463" calcext:value-type="float">
            <text:p>21.293213463</text:p>
          </table:table-cell>
          <table:table-cell office:value-type="float" office:value="3020.34595646698" calcext:value-type="float">
            <text:p>3020.345956467</text:p>
          </table:table-cell>
        </table:table-row>
        <table:table-row table:style-name="ro1">
          <table:table-cell office:value-type="float" office:value="21.313030665" calcext:value-type="float">
            <text:p>21.313030665</text:p>
          </table:table-cell>
          <table:table-cell office:value-type="float" office:value="3027.67262502567" calcext:value-type="float">
            <text:p>3027.6726250257</text:p>
          </table:table-cell>
        </table:table-row>
        <table:table-row table:style-name="ro1">
          <table:table-cell office:value-type="float" office:value="21.332861617" calcext:value-type="float">
            <text:p>21.332861617</text:p>
          </table:table-cell>
          <table:table-cell office:value-type="float" office:value="3025.57335623524" calcext:value-type="float">
            <text:p>3025.5733562353</text:p>
          </table:table-cell>
        </table:table-row>
        <table:table-row table:style-name="ro1">
          <table:table-cell office:value-type="float" office:value="21.35278559" calcext:value-type="float">
            <text:p>21.35278559</text:p>
          </table:table-cell>
          <table:table-cell office:value-type="float" office:value="3011.44756620512" calcext:value-type="float">
            <text:p>3011.4475662051</text:p>
          </table:table-cell>
        </table:table-row>
        <table:table-row table:style-name="ro1">
          <table:table-cell office:value-type="float" office:value="21.372626073" calcext:value-type="float">
            <text:p>21.372626073</text:p>
          </table:table-cell>
          <table:table-cell office:value-type="float" office:value="3024.11992691975" calcext:value-type="float">
            <text:p>3024.1199269198</text:p>
          </table:table-cell>
        </table:table-row>
        <table:table-row table:style-name="ro1">
          <table:table-cell office:value-type="float" office:value="21.392254158" calcext:value-type="float">
            <text:p>21.392254158</text:p>
          </table:table-cell>
          <table:table-cell office:value-type="float" office:value="3056.84431262751" calcext:value-type="float">
            <text:p>3056.8443126275</text:p>
          </table:table-cell>
        </table:table-row>
        <table:table-row table:style-name="ro1">
          <table:table-cell office:value-type="float" office:value="21.411938963" calcext:value-type="float">
            <text:p>21.411938963</text:p>
          </table:table-cell>
          <table:table-cell office:value-type="float" office:value="3048.03628991831" calcext:value-type="float">
            <text:p>3048.0362899183</text:p>
          </table:table-cell>
        </table:table-row>
        <table:table-row table:style-name="ro1">
          <table:table-cell office:value-type="float" office:value="21.431726738" calcext:value-type="float">
            <text:p>21.431726738</text:p>
          </table:table-cell>
          <table:table-cell office:value-type="float" office:value="3032.17516875988" calcext:value-type="float">
            <text:p>3032.1751687599</text:p>
          </table:table-cell>
        </table:table-row>
        <table:table-row table:style-name="ro1">
          <table:table-cell office:value-type="float" office:value="21.451361751" calcext:value-type="float">
            <text:p>21.451361751</text:p>
          </table:table-cell>
          <table:table-cell office:value-type="float" office:value="3055.76573847976" calcext:value-type="float">
            <text:p>3055.7657384798</text:p>
          </table:table-cell>
        </table:table-row>
        <table:table-row table:style-name="ro1">
          <table:table-cell office:value-type="float" office:value="21.470798898" calcext:value-type="float">
            <text:p>21.470798898</text:p>
          </table:table-cell>
          <table:table-cell office:value-type="float" office:value="3086.87278025054" calcext:value-type="float">
            <text:p>3086.8727802506</text:p>
          </table:table-cell>
        </table:table-row>
        <table:table-row table:style-name="ro1">
          <table:table-cell office:value-type="float" office:value="21.490236149" calcext:value-type="float">
            <text:p>21.490236149</text:p>
          </table:table-cell>
          <table:table-cell office:value-type="float" office:value="3086.85626377937" calcext:value-type="float">
            <text:p>3086.8562637794</text:p>
          </table:table-cell>
        </table:table-row>
        <table:table-row table:style-name="ro1">
          <table:table-cell office:value-type="float" office:value="21.509749286" calcext:value-type="float">
            <text:p>21.509749286</text:p>
          </table:table-cell>
          <table:table-cell office:value-type="float" office:value="3074.85157307035" calcext:value-type="float">
            <text:p>3074.8515730704</text:p>
          </table:table-cell>
        </table:table-row>
        <table:table-row table:style-name="ro1">
          <table:table-cell office:value-type="float" office:value="21.529361018" calcext:value-type="float">
            <text:p>21.529361018</text:p>
          </table:table-cell>
          <table:table-cell office:value-type="float" office:value="3059.39322442281" calcext:value-type="float">
            <text:p>3059.3932244228</text:p>
          </table:table-cell>
        </table:table-row>
        <table:table-row table:style-name="ro1">
          <table:table-cell office:value-type="float" office:value="21.548893739" calcext:value-type="float">
            <text:p>21.548893739</text:p>
          </table:table-cell>
          <table:table-cell office:value-type="float" office:value="3071.76864912913" calcext:value-type="float">
            <text:p>3071.7686491291</text:p>
          </table:table-cell>
        </table:table-row>
        <table:table-row table:style-name="ro1">
          <table:table-cell office:value-type="float" office:value="21.568535418" calcext:value-type="float">
            <text:p>21.568535418</text:p>
          </table:table-cell>
          <table:table-cell office:value-type="float" office:value="3054.72867161667" calcext:value-type="float">
            <text:p>3054.7286716167</text:p>
          </table:table-cell>
        </table:table-row>
        <table:table-row table:style-name="ro1">
          <table:table-cell office:value-type="float" office:value="21.588050743" calcext:value-type="float">
            <text:p>21.588050743</text:p>
          </table:table-cell>
          <table:table-cell office:value-type="float" office:value="3074.50682988875" calcext:value-type="float">
            <text:p>3074.5068298888</text:p>
          </table:table-cell>
        </table:table-row>
        <table:table-row table:style-name="ro1">
          <table:table-cell office:value-type="float" office:value="21.607701329" calcext:value-type="float">
            <text:p>21.607701329</text:p>
          </table:table-cell>
          <table:table-cell office:value-type="float" office:value="3053.34405803512" calcext:value-type="float">
            <text:p>3053.3440580351</text:p>
          </table:table-cell>
        </table:table-row>
        <table:table-row table:style-name="ro1">
          <table:table-cell office:value-type="float" office:value="21.627518999" calcext:value-type="float">
            <text:p>21.627518999</text:p>
          </table:table-cell>
          <table:table-cell office:value-type="float" office:value="3027.60112566289" calcext:value-type="float">
            <text:p>3027.6011256629</text:p>
          </table:table-cell>
        </table:table-row>
        <table:table-row table:style-name="ro1">
          <table:table-cell office:value-type="float" office:value="21.647292138" calcext:value-type="float">
            <text:p>21.647292138</text:p>
          </table:table-cell>
          <table:table-cell office:value-type="float" office:value="3034.41957293547" calcext:value-type="float">
            <text:p>3034.4195729355</text:p>
          </table:table-cell>
        </table:table-row>
        <table:table-row table:style-name="ro1">
          <table:table-cell office:value-type="float" office:value="21.667014235" calcext:value-type="float">
            <text:p>21.667014235</text:p>
          </table:table-cell>
          <table:table-cell office:value-type="float" office:value="3042.272837417" calcext:value-type="float">
            <text:p>3042.272837417</text:p>
          </table:table-cell>
        </table:table-row>
        <table:table-row table:style-name="ro1">
          <table:table-cell office:value-type="float" office:value="21.686847791" calcext:value-type="float">
            <text:p>21.686847791</text:p>
          </table:table-cell>
          <table:table-cell office:value-type="float" office:value="3025.1761207126" calcext:value-type="float">
            <text:p>3025.1761207126</text:p>
          </table:table-cell>
        </table:table-row>
        <table:table-row table:style-name="ro1">
          <table:table-cell office:value-type="float" office:value="21.70660494" calcext:value-type="float">
            <text:p>21.70660494</text:p>
          </table:table-cell>
          <table:table-cell office:value-type="float" office:value="3036.87541152823" calcext:value-type="float">
            <text:p>3036.8754115282</text:p>
          </table:table-cell>
        </table:table-row>
        <table:table-row table:style-name="ro1">
          <table:table-cell office:value-type="float" office:value="21.726209744" calcext:value-type="float">
            <text:p>21.726209744</text:p>
          </table:table-cell>
          <table:table-cell office:value-type="float" office:value="3060.47436128464" calcext:value-type="float">
            <text:p>3060.4743612847</text:p>
          </table:table-cell>
        </table:table-row>
        <table:table-row table:style-name="ro1">
          <table:table-cell office:value-type="float" office:value="21.745764496" calcext:value-type="float">
            <text:p>21.745764496</text:p>
          </table:table-cell>
          <table:table-cell office:value-type="float" office:value="3068.30789774196" calcext:value-type="float">
            <text:p>3068.307897742</text:p>
          </table:table-cell>
        </table:table-row>
        <table:table-row table:style-name="ro1">
          <table:table-cell office:value-type="float" office:value="21.76513133" calcext:value-type="float">
            <text:p>21.76513133</text:p>
          </table:table-cell>
          <table:table-cell office:value-type="float" office:value="3098.0799443013" calcext:value-type="float">
            <text:p>3098.0799443013</text:p>
          </table:table-cell>
        </table:table-row>
        <table:table-row table:style-name="ro1">
          <table:table-cell office:value-type="float" office:value="21.784490977" calcext:value-type="float">
            <text:p>21.784490977</text:p>
          </table:table-cell>
          <table:table-cell office:value-type="float" office:value="3099.23006344045" calcext:value-type="float">
            <text:p>3099.2300634405</text:p>
          </table:table-cell>
        </table:table-row>
        <table:table-row table:style-name="ro1">
          <table:table-cell office:value-type="float" office:value="21.803737394" calcext:value-type="float">
            <text:p>21.803737394</text:p>
          </table:table-cell>
          <table:table-cell office:value-type="float" office:value="3117.46336993448" calcext:value-type="float">
            <text:p>3117.4633699345</text:p>
          </table:table-cell>
        </table:table-row>
        <table:table-row table:style-name="ro1">
          <table:table-cell office:value-type="float" office:value="21.823093134" calcext:value-type="float">
            <text:p>21.823093134</text:p>
          </table:table-cell>
          <table:table-cell office:value-type="float" office:value="3099.85565005609" calcext:value-type="float">
            <text:p>3099.8556500561</text:p>
          </table:table-cell>
        </table:table-row>
        <table:table-row table:style-name="ro1">
          <table:table-cell office:value-type="float" office:value="21.842409187" calcext:value-type="float">
            <text:p>21.842409187</text:p>
          </table:table-cell>
          <table:table-cell office:value-type="float" office:value="3106.22465158947" calcext:value-type="float">
            <text:p>3106.2246515895</text:p>
          </table:table-cell>
        </table:table-row>
        <table:table-row table:style-name="ro1">
          <table:table-cell office:value-type="float" office:value="21.861771282" calcext:value-type="float">
            <text:p>21.861771282</text:p>
          </table:table-cell>
          <table:table-cell office:value-type="float" office:value="3098.83821972692" calcext:value-type="float">
            <text:p>3098.8382197269</text:p>
          </table:table-cell>
        </table:table-row>
        <table:table-row table:style-name="ro1">
          <table:table-cell office:value-type="float" office:value="21.881438274" calcext:value-type="float">
            <text:p>21.881438274</text:p>
          </table:table-cell>
          <table:table-cell office:value-type="float" office:value="3050.79699020608" calcext:value-type="float">
            <text:p>3050.7969902061</text:p>
          </table:table-cell>
        </table:table-row>
        <table:table-row table:style-name="ro1">
          <table:table-cell office:value-type="float" office:value="21.900988859" calcext:value-type="float">
            <text:p>21.900988859</text:p>
          </table:table-cell>
          <table:table-cell office:value-type="float" office:value="3068.96187505314" calcext:value-type="float">
            <text:p>3068.9618750532</text:p>
          </table:table-cell>
        </table:table-row>
        <table:table-row table:style-name="ro1">
          <table:table-cell office:value-type="float" office:value="21.920530851" calcext:value-type="float">
            <text:p>21.920530851</text:p>
          </table:table-cell>
          <table:table-cell office:value-type="float" office:value="3070.31135822787" calcext:value-type="float">
            <text:p>3070.3113582279</text:p>
          </table:table-cell>
        </table:table-row>
        <table:table-row table:style-name="ro1">
          <table:table-cell office:value-type="float" office:value="21.940068676" calcext:value-type="float">
            <text:p>21.940068676</text:p>
          </table:table-cell>
          <table:table-cell office:value-type="float" office:value="3070.96618994175" calcext:value-type="float">
            <text:p>3070.9661899418</text:p>
          </table:table-cell>
        </table:table-row>
        <table:table-row table:style-name="ro1">
          <table:table-cell office:value-type="float" office:value="21.959653324" calcext:value-type="float">
            <text:p>21.959653324</text:p>
          </table:table-cell>
          <table:table-cell office:value-type="float" office:value="3063.62412028166" calcext:value-type="float">
            <text:p>3063.6241202817</text:p>
          </table:table-cell>
        </table:table-row>
        <table:table-row table:style-name="ro1">
          <table:table-cell office:value-type="float" office:value="21.97923917" calcext:value-type="float">
            <text:p>21.97923917</text:p>
          </table:table-cell>
          <table:table-cell office:value-type="float" office:value="3063.43672874817" calcext:value-type="float">
            <text:p>3063.4367287482</text:p>
          </table:table-cell>
        </table:table-row>
        <table:table-row table:style-name="ro1">
          <table:table-cell office:value-type="float" office:value="21.999001996" calcext:value-type="float">
            <text:p>21.999001996</text:p>
          </table:table-cell>
          <table:table-cell office:value-type="float" office:value="3036.00304936078" calcext:value-type="float">
            <text:p>3036.0030493608</text:p>
          </table:table-cell>
        </table:table-row>
        <table:table-row table:style-name="ro1">
          <table:table-cell office:value-type="float" office:value="22.018710551" calcext:value-type="float">
            <text:p>22.018710551</text:p>
          </table:table-cell>
          <table:table-cell office:value-type="float" office:value="3044.36322196215" calcext:value-type="float">
            <text:p>3044.3632219622</text:p>
          </table:table-cell>
        </table:table-row>
        <table:table-row table:style-name="ro1">
          <table:table-cell office:value-type="float" office:value="22.038565618" calcext:value-type="float">
            <text:p>22.038565618</text:p>
          </table:table-cell>
          <table:table-cell office:value-type="float" office:value="3021.8986417912" calcext:value-type="float">
            <text:p>3021.8986417912</text:p>
          </table:table-cell>
        </table:table-row>
        <table:table-row table:style-name="ro1">
          <table:table-cell office:value-type="float" office:value="22.058250162" calcext:value-type="float">
            <text:p>22.058250162</text:p>
          </table:table-cell>
          <table:table-cell office:value-type="float" office:value="3048.07670424058" calcext:value-type="float">
            <text:p>3048.0767042406</text:p>
          </table:table-cell>
        </table:table-row>
        <table:table-row table:style-name="ro1">
          <table:table-cell office:value-type="float" office:value="22.077820904" calcext:value-type="float">
            <text:p>22.077820904</text:p>
          </table:table-cell>
          <table:table-cell office:value-type="float" office:value="3065.80097985058" calcext:value-type="float">
            <text:p>3065.8009798506</text:p>
          </table:table-cell>
        </table:table-row>
        <table:table-row table:style-name="ro1">
          <table:table-cell office:value-type="float" office:value="22.097217894" calcext:value-type="float">
            <text:p>22.097217894</text:p>
          </table:table-cell>
          <table:table-cell office:value-type="float" office:value="3093.26343932678" calcext:value-type="float">
            <text:p>3093.2634393268</text:p>
          </table:table-cell>
        </table:table-row>
        <table:table-row table:style-name="ro1">
          <table:table-cell office:value-type="float" office:value="22.116795147" calcext:value-type="float">
            <text:p>22.116795147</text:p>
          </table:table-cell>
          <table:table-cell office:value-type="float" office:value="3064.78135620036" calcext:value-type="float">
            <text:p>3064.7813562004</text:p>
          </table:table-cell>
        </table:table-row>
        <table:table-row table:style-name="ro1">
          <table:table-cell office:value-type="float" office:value="22.136515004" calcext:value-type="float">
            <text:p>22.136515004</text:p>
          </table:table-cell>
          <table:table-cell office:value-type="float" office:value="3042.61841249686" calcext:value-type="float">
            <text:p>3042.6184124969</text:p>
          </table:table-cell>
        </table:table-row>
        <table:table-row table:style-name="ro1">
          <table:table-cell office:value-type="float" office:value="22.156147152" calcext:value-type="float">
            <text:p>22.156147152</text:p>
          </table:table-cell>
          <table:table-cell office:value-type="float" office:value="3056.21167892589" calcext:value-type="float">
            <text:p>3056.2116789259</text:p>
          </table:table-cell>
        </table:table-row>
        <table:table-row table:style-name="ro1">
          <table:table-cell office:value-type="float" office:value="22.175939458" calcext:value-type="float">
            <text:p>22.175939458</text:p>
          </table:table-cell>
          <table:table-cell office:value-type="float" office:value="3031.48102095844" calcext:value-type="float">
            <text:p>3031.4810209585</text:p>
          </table:table-cell>
        </table:table-row>
        <table:table-row table:style-name="ro1">
          <table:table-cell office:value-type="float" office:value="22.195667961" calcext:value-type="float">
            <text:p>22.195667961</text:p>
          </table:table-cell>
          <table:table-cell office:value-type="float" office:value="3041.28498751334" calcext:value-type="float">
            <text:p>3041.2849875134</text:p>
          </table:table-cell>
        </table:table-row>
        <table:table-row table:style-name="ro1">
          <table:table-cell office:value-type="float" office:value="22.215438756" calcext:value-type="float">
            <text:p>22.215438756</text:p>
          </table:table-cell>
          <table:table-cell office:value-type="float" office:value="3034.77932981459" calcext:value-type="float">
            <text:p>3034.7793298146</text:p>
          </table:table-cell>
        </table:table-row>
        <table:table-row table:style-name="ro1">
          <table:table-cell office:value-type="float" office:value="22.23512403" calcext:value-type="float">
            <text:p>22.23512403</text:p>
          </table:table-cell>
          <table:table-cell office:value-type="float" office:value="3047.9636707097" calcext:value-type="float">
            <text:p>3047.9636707097</text:p>
          </table:table-cell>
        </table:table-row>
        <table:table-row table:style-name="ro1">
          <table:table-cell office:value-type="float" office:value="22.254645917" calcext:value-type="float">
            <text:p>22.254645917</text:p>
          </table:table-cell>
          <table:table-cell office:value-type="float" office:value="3073.47337888041" calcext:value-type="float">
            <text:p>3073.4733788804</text:p>
          </table:table-cell>
        </table:table-row>
        <table:table-row table:style-name="ro1">
          <table:table-cell office:value-type="float" office:value="22.274403951" calcext:value-type="float">
            <text:p>22.274403951</text:p>
          </table:table-cell>
          <table:table-cell office:value-type="float" office:value="3036.73938408964" calcext:value-type="float">
            <text:p>3036.7393840897</text:p>
          </table:table-cell>
        </table:table-row>
        <table:table-row table:style-name="ro1">
          <table:table-cell office:value-type="float" office:value="22.294107038" calcext:value-type="float">
            <text:p>22.294107038</text:p>
          </table:table-cell>
          <table:table-cell office:value-type="float" office:value="3045.20809353433" calcext:value-type="float">
            <text:p>3045.2080935343</text:p>
          </table:table-cell>
        </table:table-row>
        <table:table-row table:style-name="ro1">
          <table:table-cell office:value-type="float" office:value="22.314127313" calcext:value-type="float">
            <text:p>22.314127313</text:p>
          </table:table-cell>
          <table:table-cell office:value-type="float" office:value="2996.96182994592" calcext:value-type="float">
            <text:p>2996.9618299459</text:p>
          </table:table-cell>
        </table:table-row>
        <table:table-row table:style-name="ro1">
          <table:table-cell office:value-type="float" office:value="22.334256131" calcext:value-type="float">
            <text:p>22.334256131</text:p>
          </table:table-cell>
          <table:table-cell office:value-type="float" office:value="2980.80095910201" calcext:value-type="float">
            <text:p>2980.800959102</text:p>
          </table:table-cell>
        </table:table-row>
        <table:table-row table:style-name="ro1">
          <table:table-cell office:value-type="float" office:value="22.354304063" calcext:value-type="float">
            <text:p>22.354304063</text:p>
          </table:table-cell>
          <table:table-cell office:value-type="float" office:value="2992.82738987785" calcext:value-type="float">
            <text:p>2992.8273898779</text:p>
          </table:table-cell>
        </table:table-row>
        <table:table-row table:style-name="ro1">
          <table:table-cell office:value-type="float" office:value="22.374515069" calcext:value-type="float">
            <text:p>22.374515069</text:p>
          </table:table-cell>
          <table:table-cell office:value-type="float" office:value="2968.67954024702" calcext:value-type="float">
            <text:p>2968.679540247</text:p>
          </table:table-cell>
        </table:table-row>
        <table:table-row table:style-name="ro1">
          <table:table-cell office:value-type="float" office:value="22.394713471" calcext:value-type="float">
            <text:p>22.394713471</text:p>
          </table:table-cell>
          <table:table-cell office:value-type="float" office:value="2970.53202525545" calcext:value-type="float">
            <text:p>2970.5320252555</text:p>
          </table:table-cell>
        </table:table-row>
        <table:table-row table:style-name="ro1">
          <table:table-cell office:value-type="float" office:value="22.414698226" calcext:value-type="float">
            <text:p>22.414698226</text:p>
          </table:table-cell>
          <table:table-cell office:value-type="float" office:value="3002.28849440548" calcext:value-type="float">
            <text:p>3002.2884944055</text:p>
          </table:table-cell>
        </table:table-row>
        <table:table-row table:style-name="ro1">
          <table:table-cell office:value-type="float" office:value="22.434722772" calcext:value-type="float">
            <text:p>22.434722772</text:p>
          </table:table-cell>
          <table:table-cell office:value-type="float" office:value="2996.32261325646" calcext:value-type="float">
            <text:p>2996.3226132565</text:p>
          </table:table-cell>
        </table:table-row>
        <table:table-row table:style-name="ro1">
          <table:table-cell office:value-type="float" office:value="22.454688204" calcext:value-type="float">
            <text:p>22.454688204</text:p>
          </table:table-cell>
          <table:table-cell office:value-type="float" office:value="3005.19417761562" calcext:value-type="float">
            <text:p>3005.1941776156</text:p>
          </table:table-cell>
        </table:table-row>
        <table:table-row table:style-name="ro1">
          <table:table-cell office:value-type="float" office:value="22.474603062" calcext:value-type="float">
            <text:p>22.474603062</text:p>
          </table:table-cell>
          <table:table-cell office:value-type="float" office:value="3012.82590114485" calcext:value-type="float">
            <text:p>3012.8259011449</text:p>
          </table:table-cell>
        </table:table-row>
        <table:table-row table:style-name="ro1">
          <table:table-cell office:value-type="float" office:value="22.494480056" calcext:value-type="float">
            <text:p>22.494480056</text:p>
          </table:table-cell>
          <table:table-cell office:value-type="float" office:value="3018.56508081646" calcext:value-type="float">
            <text:p>3018.5650808165</text:p>
          </table:table-cell>
        </table:table-row>
        <table:table-row table:style-name="ro1">
          <table:table-cell office:value-type="float" office:value="22.514459185" calcext:value-type="float">
            <text:p>22.514459185</text:p>
          </table:table-cell>
          <table:table-cell office:value-type="float" office:value="3003.13392040167" calcext:value-type="float">
            <text:p>3003.1339204017</text:p>
          </table:table-cell>
        </table:table-row>
        <table:table-row table:style-name="ro1">
          <table:table-cell office:value-type="float" office:value="22.534565451" calcext:value-type="float">
            <text:p>22.534565451</text:p>
          </table:table-cell>
          <table:table-cell office:value-type="float" office:value="2984.14434584734" calcext:value-type="float">
            <text:p>2984.1443458474</text:p>
          </table:table-cell>
        </table:table-row>
        <table:table-row table:style-name="ro1">
          <table:table-cell office:value-type="float" office:value="22.554531143" calcext:value-type="float">
            <text:p>22.554531143</text:p>
          </table:table-cell>
          <table:table-cell office:value-type="float" office:value="3005.15504296076" calcext:value-type="float">
            <text:p>3005.1550429608</text:p>
          </table:table-cell>
        </table:table-row>
        <table:table-row table:style-name="ro1">
          <table:table-cell office:value-type="float" office:value="22.574667826" calcext:value-type="float">
            <text:p>22.574667826</text:p>
          </table:table-cell>
          <table:table-cell office:value-type="float" office:value="2979.63671573853" calcext:value-type="float">
            <text:p>2979.6367157385</text:p>
          </table:table-cell>
        </table:table-row>
        <table:table-row table:style-name="ro1">
          <table:table-cell office:value-type="float" office:value="22.594625861" calcext:value-type="float">
            <text:p>22.594625861</text:p>
          </table:table-cell>
          <table:table-cell office:value-type="float" office:value="3006.30798573077" calcext:value-type="float">
            <text:p>3006.3079857308</text:p>
          </table:table-cell>
        </table:table-row>
        <table:table-row table:style-name="ro1">
          <table:table-cell office:value-type="float" office:value="22.614689002" calcext:value-type="float">
            <text:p>22.614689002</text:p>
          </table:table-cell>
          <table:table-cell office:value-type="float" office:value="2990.55865679342" calcext:value-type="float">
            <text:p>2990.5586567934</text:p>
          </table:table-cell>
        </table:table-row>
        <table:table-row table:style-name="ro1">
          <table:table-cell office:value-type="float" office:value="22.634530631" calcext:value-type="float">
            <text:p>22.634530631</text:p>
          </table:table-cell>
          <table:table-cell office:value-type="float" office:value="3023.94526175271" calcext:value-type="float">
            <text:p>3023.9452617527</text:p>
          </table:table-cell>
        </table:table-row>
        <table:table-row table:style-name="ro1">
          <table:table-cell office:value-type="float" office:value="22.654462781" calcext:value-type="float">
            <text:p>22.654462781</text:p>
          </table:table-cell>
          <table:table-cell office:value-type="float" office:value="3010.21214470052" calcext:value-type="float">
            <text:p>3010.2121447005</text:p>
          </table:table-cell>
        </table:table-row>
        <table:table-row table:style-name="ro1">
          <table:table-cell office:value-type="float" office:value="22.674357795" calcext:value-type="float">
            <text:p>22.674357795</text:p>
          </table:table-cell>
          <table:table-cell office:value-type="float" office:value="3015.8310016772" calcext:value-type="float">
            <text:p>3015.8310016772</text:p>
          </table:table-cell>
        </table:table-row>
        <table:table-row table:style-name="ro1">
          <table:table-cell office:value-type="float" office:value="22.69416057" calcext:value-type="float">
            <text:p>22.69416057</text:p>
          </table:table-cell>
          <table:table-cell office:value-type="float" office:value="3029.87838825584" calcext:value-type="float">
            <text:p>3029.8783882559</text:p>
          </table:table-cell>
        </table:table-row>
        <table:table-row table:style-name="ro1">
          <table:table-cell office:value-type="float" office:value="22.714139595" calcext:value-type="float">
            <text:p>22.714139595</text:p>
          </table:table-cell>
          <table:table-cell office:value-type="float" office:value="3003.14955309413" calcext:value-type="float">
            <text:p>3003.1495530941</text:p>
          </table:table-cell>
        </table:table-row>
        <table:table-row table:style-name="ro1">
          <table:table-cell office:value-type="float" office:value="22.733945078" calcext:value-type="float">
            <text:p>22.733945078</text:p>
          </table:table-cell>
          <table:table-cell office:value-type="float" office:value="3029.46411354892" calcext:value-type="float">
            <text:p>3029.4641135489</text:p>
          </table:table-cell>
        </table:table-row>
        <table:table-row table:style-name="ro1">
          <table:table-cell office:value-type="float" office:value="22.753855769" calcext:value-type="float">
            <text:p>22.753855769</text:p>
          </table:table-cell>
          <table:table-cell office:value-type="float" office:value="3013.45643905689" calcext:value-type="float">
            <text:p>3013.4564390569</text:p>
          </table:table-cell>
        </table:table-row>
        <table:table-row table:style-name="ro1">
          <table:table-cell office:value-type="float" office:value="22.773653283" calcext:value-type="float">
            <text:p>22.773653283</text:p>
          </table:table-cell>
          <table:table-cell office:value-type="float" office:value="3030.68354945919" calcext:value-type="float">
            <text:p>3030.6835494592</text:p>
          </table:table-cell>
        </table:table-row>
        <table:table-row table:style-name="ro1">
          <table:table-cell office:value-type="float" office:value="22.79341413" calcext:value-type="float">
            <text:p>22.79341413</text:p>
          </table:table-cell>
          <table:table-cell office:value-type="float" office:value="3036.30709756511" calcext:value-type="float">
            <text:p>3036.3070975651</text:p>
          </table:table-cell>
        </table:table-row>
        <table:table-row table:style-name="ro1">
          <table:table-cell office:value-type="float" office:value="22.813032008" calcext:value-type="float">
            <text:p>22.813032008</text:p>
          </table:table-cell>
          <table:table-cell office:value-type="float" office:value="3058.43476037437" calcext:value-type="float">
            <text:p>3058.4347603744</text:p>
          </table:table-cell>
        </table:table-row>
        <table:table-row table:style-name="ro1">
          <table:table-cell office:value-type="float" office:value="22.832742177" calcext:value-type="float">
            <text:p>22.832742177</text:p>
          </table:table-cell>
          <table:table-cell office:value-type="float" office:value="3044.113929212" calcext:value-type="float">
            <text:p>3044.113929212</text:p>
          </table:table-cell>
        </table:table-row>
        <table:table-row table:style-name="ro1">
          <table:table-cell office:value-type="float" office:value="22.852367399" calcext:value-type="float">
            <text:p>22.852367399</text:p>
          </table:table-cell>
          <table:table-cell office:value-type="float" office:value="3057.29025638508" calcext:value-type="float">
            <text:p>3057.2902563851</text:p>
          </table:table-cell>
        </table:table-row>
        <table:table-row table:style-name="ro1">
          <table:table-cell office:value-type="float" office:value="22.872089912" calcext:value-type="float">
            <text:p>22.872089912</text:p>
          </table:table-cell>
          <table:table-cell office:value-type="float" office:value="3042.20866782975" calcext:value-type="float">
            <text:p>3042.2086678298</text:p>
          </table:table-cell>
        </table:table-row>
        <table:table-row table:style-name="ro1">
          <table:table-cell office:value-type="float" office:value="22.891910395" calcext:value-type="float">
            <text:p>22.891910395</text:p>
          </table:table-cell>
          <table:table-cell office:value-type="float" office:value="3027.1714367399" calcext:value-type="float">
            <text:p>3027.1714367399</text:p>
          </table:table-cell>
        </table:table-row>
        <table:table-row table:style-name="ro1">
          <table:table-cell office:value-type="float" office:value="22.911701398" calcext:value-type="float">
            <text:p>22.911701398</text:p>
          </table:table-cell>
          <table:table-cell office:value-type="float" office:value="3031.68060759813" calcext:value-type="float">
            <text:p>3031.6806075981</text:p>
          </table:table-cell>
        </table:table-row>
        <table:table-row table:style-name="ro1">
          <table:table-cell office:value-type="float" office:value="22.931386724" calcext:value-type="float">
            <text:p>22.931386724</text:p>
          </table:table-cell>
          <table:table-cell office:value-type="float" office:value="3047.95561932764" calcext:value-type="float">
            <text:p>3047.9556193276</text:p>
          </table:table-cell>
        </table:table-row>
        <table:table-row table:style-name="ro1">
          <table:table-cell office:value-type="float" office:value="22.951141634" calcext:value-type="float">
            <text:p>22.951141634</text:p>
          </table:table-cell>
          <table:table-cell office:value-type="float" office:value="3037.21960768185" calcext:value-type="float">
            <text:p>3037.2196076819</text:p>
          </table:table-cell>
        </table:table-row>
        <table:table-row table:style-name="ro1">
          <table:table-cell office:value-type="float" office:value="22.970883887" calcext:value-type="float">
            <text:p>22.970883887</text:p>
          </table:table-cell>
          <table:table-cell office:value-type="float" office:value="3039.16680634328" calcext:value-type="float">
            <text:p>3039.1668063433</text:p>
          </table:table-cell>
        </table:table-row>
        <table:table-row table:style-name="ro1">
          <table:table-cell office:value-type="float" office:value="22.990425097" calcext:value-type="float">
            <text:p>22.990425097</text:p>
          </table:table-cell>
          <table:table-cell office:value-type="float" office:value="3070.43422592564" calcext:value-type="float">
            <text:p>3070.4342259257</text:p>
          </table:table-cell>
        </table:table-row>
        <table:table-row table:style-name="ro1">
          <table:table-cell office:value-type="float" office:value="23.010156256" calcext:value-type="float">
            <text:p>23.010156256</text:p>
          </table:table-cell>
          <table:table-cell office:value-type="float" office:value="3040.8756018839" calcext:value-type="float">
            <text:p>3040.8756018839</text:p>
          </table:table-cell>
        </table:table-row>
        <table:table-row table:style-name="ro1">
          <table:table-cell office:value-type="float" office:value="23.02987002" calcext:value-type="float">
            <text:p>23.02987002</text:p>
          </table:table-cell>
          <table:table-cell office:value-type="float" office:value="3043.55880490368" calcext:value-type="float">
            <text:p>3043.5588049037</text:p>
          </table:table-cell>
        </table:table-row>
        <table:table-row table:style-name="ro1">
          <table:table-cell office:value-type="float" office:value="23.049518314" calcext:value-type="float">
            <text:p>23.049518314</text:p>
          </table:table-cell>
          <table:table-cell office:value-type="float" office:value="3053.7002347369" calcext:value-type="float">
            <text:p>3053.7002347369</text:p>
          </table:table-cell>
        </table:table-row>
        <table:table-row table:style-name="ro1">
          <table:table-cell office:value-type="float" office:value="23.069193744" calcext:value-type="float">
            <text:p>23.069193744</text:p>
          </table:table-cell>
          <table:table-cell office:value-type="float" office:value="3049.48862617098" calcext:value-type="float">
            <text:p>3049.488626171</text:p>
          </table:table-cell>
        </table:table-row>
        <table:table-row table:style-name="ro1">
          <table:table-cell office:value-type="float" office:value="23.088878445" calcext:value-type="float">
            <text:p>23.088878445</text:p>
          </table:table-cell>
          <table:table-cell office:value-type="float" office:value="3048.05239358178" calcext:value-type="float">
            <text:p>3048.0523935818</text:p>
          </table:table-cell>
        </table:table-row>
        <table:table-row table:style-name="ro1">
          <table:table-cell office:value-type="float" office:value="23.108459291" calcext:value-type="float">
            <text:p>23.108459291</text:p>
          </table:table-cell>
          <table:table-cell office:value-type="float" office:value="3064.21898216299" calcext:value-type="float">
            <text:p>3064.218982163</text:p>
          </table:table-cell>
        </table:table-row>
        <table:table-row table:style-name="ro1">
          <table:table-cell office:value-type="float" office:value="23.127945553" calcext:value-type="float">
            <text:p>23.127945553</text:p>
          </table:table-cell>
          <table:table-cell office:value-type="float" office:value="3079.09233694986" calcext:value-type="float">
            <text:p>3079.0923369499</text:p>
          </table:table-cell>
        </table:table-row>
        <table:table-row table:style-name="ro1">
          <table:table-cell office:value-type="float" office:value="23.147470409" calcext:value-type="float">
            <text:p>23.147470409</text:p>
          </table:table-cell>
          <table:table-cell office:value-type="float" office:value="3073.00601858411" calcext:value-type="float">
            <text:p>3073.0060185841</text:p>
          </table:table-cell>
        </table:table-row>
        <table:table-row table:style-name="ro1">
          <table:table-cell office:value-type="float" office:value="23.166957556" calcext:value-type="float">
            <text:p>23.166957556</text:p>
          </table:table-cell>
          <table:table-cell office:value-type="float" office:value="3078.95250136017" calcext:value-type="float">
            <text:p>3078.9525013602</text:p>
          </table:table-cell>
        </table:table-row>
        <table:table-row table:style-name="ro1">
          <table:table-cell office:value-type="float" office:value="23.1865296" calcext:value-type="float">
            <text:p>23.1865296</text:p>
          </table:table-cell>
          <table:table-cell office:value-type="float" office:value="3065.59703217504" calcext:value-type="float">
            <text:p>3065.597032175</text:p>
          </table:table-cell>
        </table:table-row>
        <table:table-row table:style-name="ro1">
          <table:table-cell office:value-type="float" office:value="23.206057946" calcext:value-type="float">
            <text:p>23.206057946</text:p>
          </table:table-cell>
          <table:table-cell office:value-type="float" office:value="3072.45682762872" calcext:value-type="float">
            <text:p>3072.4568276287</text:p>
          </table:table-cell>
        </table:table-row>
        <table:table-row table:style-name="ro1">
          <table:table-cell office:value-type="float" office:value="23.225694157" calcext:value-type="float">
            <text:p>23.225694157</text:p>
          </table:table-cell>
          <table:table-cell office:value-type="float" office:value="3055.57930702537" calcext:value-type="float">
            <text:p>3055.5793070254</text:p>
          </table:table-cell>
        </table:table-row>
        <table:table-row table:style-name="ro1">
          <table:table-cell office:value-type="float" office:value="23.245181929" calcext:value-type="float">
            <text:p>23.245181929</text:p>
          </table:table-cell>
          <table:table-cell office:value-type="float" office:value="3078.85375506385" calcext:value-type="float">
            <text:p>3078.8537550639</text:p>
          </table:table-cell>
        </table:table-row>
        <table:table-row table:style-name="ro1">
          <table:table-cell office:value-type="float" office:value="23.264614493" calcext:value-type="float">
            <text:p>23.264614493</text:p>
          </table:table-cell>
          <table:table-cell office:value-type="float" office:value="3087.60079215279" calcext:value-type="float">
            <text:p>3087.6007921528</text:p>
          </table:table-cell>
        </table:table-row>
        <table:table-row table:style-name="ro1">
          <table:table-cell office:value-type="float" office:value="23.284077526" calcext:value-type="float">
            <text:p>23.284077526</text:p>
          </table:table-cell>
          <table:table-cell office:value-type="float" office:value="3082.76721310697" calcext:value-type="float">
            <text:p>3082.767213107</text:p>
          </table:table-cell>
        </table:table-row>
        <table:table-row table:style-name="ro1">
          <table:table-cell office:value-type="float" office:value="23.303486027" calcext:value-type="float">
            <text:p>23.303486027</text:p>
          </table:table-cell>
          <table:table-cell office:value-type="float" office:value="3091.42885377893" calcext:value-type="float">
            <text:p>3091.4288537789</text:p>
          </table:table-cell>
        </table:table-row>
        <table:table-row table:style-name="ro1">
          <table:table-cell office:value-type="float" office:value="23.322754111" calcext:value-type="float">
            <text:p>23.322754111</text:p>
          </table:table-cell>
          <table:table-cell office:value-type="float" office:value="3113.95777597755" calcext:value-type="float">
            <text:p>3113.9577759776</text:p>
          </table:table-cell>
        </table:table-row>
        <table:table-row table:style-name="ro1">
          <table:table-cell office:value-type="float" office:value="23.342169903" calcext:value-type="float">
            <text:p>23.342169903</text:p>
          </table:table-cell>
          <table:table-cell office:value-type="float" office:value="3090.2679633173" calcext:value-type="float">
            <text:p>3090.2679633173</text:p>
          </table:table-cell>
        </table:table-row>
        <table:table-row table:style-name="ro1">
          <table:table-cell office:value-type="float" office:value="23.361493144" calcext:value-type="float">
            <text:p>23.361493144</text:p>
          </table:table-cell>
          <table:table-cell office:value-type="float" office:value="3105.06917550587" calcext:value-type="float">
            <text:p>3105.0691755059</text:p>
          </table:table-cell>
        </table:table-row>
        <table:table-row table:style-name="ro1">
          <table:table-cell office:value-type="float" office:value="23.380860238" calcext:value-type="float">
            <text:p>23.380860238</text:p>
          </table:table-cell>
          <table:table-cell office:value-type="float" office:value="3098.03835309468" calcext:value-type="float">
            <text:p>3098.0383530947</text:p>
          </table:table-cell>
        </table:table-row>
        <table:table-row table:style-name="ro1">
          <table:table-cell office:value-type="float" office:value="23.400355511" calcext:value-type="float">
            <text:p>23.400355511</text:p>
          </table:table-cell>
          <table:table-cell office:value-type="float" office:value="3077.66913548897" calcext:value-type="float">
            <text:p>3077.669135489</text:p>
          </table:table-cell>
        </table:table-row>
        <table:table-row table:style-name="ro1">
          <table:table-cell office:value-type="float" office:value="23.419940471" calcext:value-type="float">
            <text:p>23.419940471</text:p>
          </table:table-cell>
          <table:table-cell office:value-type="float" office:value="3063.57531493506" calcext:value-type="float">
            <text:p>3063.5753149351</text:p>
          </table:table-cell>
        </table:table-row>
        <table:table-row table:style-name="ro1">
          <table:table-cell office:value-type="float" office:value="23.439297149" calcext:value-type="float">
            <text:p>23.439297149</text:p>
          </table:table-cell>
          <table:table-cell office:value-type="float" office:value="3099.70543499346" calcext:value-type="float">
            <text:p>3099.7054349935</text:p>
          </table:table-cell>
        </table:table-row>
        <table:table-row table:style-name="ro1">
          <table:table-cell office:value-type="float" office:value="23.458732161" calcext:value-type="float">
            <text:p>23.458732161</text:p>
          </table:table-cell>
          <table:table-cell office:value-type="float" office:value="3087.21188337792" calcext:value-type="float">
            <text:p>3087.2118833779</text:p>
          </table:table-cell>
        </table:table-row>
        <table:table-row table:style-name="ro1">
          <table:table-cell office:value-type="float" office:value="23.478183163" calcext:value-type="float">
            <text:p>23.478183163</text:p>
          </table:table-cell>
          <table:table-cell office:value-type="float" office:value="3084.67399262857" calcext:value-type="float">
            <text:p>3084.6739926286</text:p>
          </table:table-cell>
        </table:table-row>
        <table:table-row table:style-name="ro1">
          <table:table-cell office:value-type="float" office:value="23.497582289" calcext:value-type="float">
            <text:p>23.497582289</text:p>
          </table:table-cell>
          <table:table-cell office:value-type="float" office:value="3092.92284611234" calcext:value-type="float">
            <text:p>3092.9228461123</text:p>
          </table:table-cell>
        </table:table-row>
        <table:table-row table:style-name="ro1">
          <table:table-cell office:value-type="float" office:value="23.516940008" calcext:value-type="float">
            <text:p>23.516940008</text:p>
          </table:table-cell>
          <table:table-cell office:value-type="float" office:value="3099.53874214233" calcext:value-type="float">
            <text:p>3099.5387421423</text:p>
          </table:table-cell>
        </table:table-row>
        <table:table-row table:style-name="ro1">
          <table:table-cell office:value-type="float" office:value="23.536386895" calcext:value-type="float">
            <text:p>23.536386895</text:p>
          </table:table-cell>
          <table:table-cell office:value-type="float" office:value="3085.32671578733" calcext:value-type="float">
            <text:p>3085.3267157873</text:p>
          </table:table-cell>
        </table:table-row>
        <table:table-row table:style-name="ro1">
          <table:table-cell office:value-type="float" office:value="23.555647948" calcext:value-type="float">
            <text:p>23.555647948</text:p>
          </table:table-cell>
          <table:table-cell office:value-type="float" office:value="3115.09448626817" calcext:value-type="float">
            <text:p>3115.0944862682</text:p>
          </table:table-cell>
        </table:table-row>
        <table:table-row table:style-name="ro1">
          <table:table-cell office:value-type="float" office:value="23.574967907" calcext:value-type="float">
            <text:p>23.574967907</text:p>
          </table:table-cell>
          <table:table-cell office:value-type="float" office:value="3105.59665266361" calcext:value-type="float">
            <text:p>3105.5966526636</text:p>
          </table:table-cell>
        </table:table-row>
        <table:table-row table:style-name="ro1">
          <table:table-cell office:value-type="float" office:value="23.594256511" calcext:value-type="float">
            <text:p>23.594256511</text:p>
          </table:table-cell>
          <table:table-cell office:value-type="float" office:value="3110.64502127846" calcext:value-type="float">
            <text:p>3110.6450212785</text:p>
          </table:table-cell>
        </table:table-row>
        <table:table-row table:style-name="ro1">
          <table:table-cell office:value-type="float" office:value="23.613520116" calcext:value-type="float">
            <text:p>23.613520116</text:p>
          </table:table-cell>
          <table:table-cell office:value-type="float" office:value="3114.68180540355" calcext:value-type="float">
            <text:p>3114.6818054036</text:p>
          </table:table-cell>
        </table:table-row>
        <table:table-row table:style-name="ro1">
          <table:table-cell office:value-type="float" office:value="23.632721845" calcext:value-type="float">
            <text:p>23.632721845</text:p>
          </table:table-cell>
          <table:table-cell office:value-type="float" office:value="3124.71861257872" calcext:value-type="float">
            <text:p>3124.7186125787</text:p>
          </table:table-cell>
        </table:table-row>
        <table:table-row table:style-name="ro1">
          <table:table-cell office:value-type="float" office:value="23.651889928" calcext:value-type="float">
            <text:p>23.651889928</text:p>
          </table:table-cell>
          <table:table-cell office:value-type="float" office:value="3130.20347418207" calcext:value-type="float">
            <text:p>3130.2034741821</text:p>
          </table:table-cell>
        </table:table-row>
        <table:table-row table:style-name="ro1">
          <table:table-cell office:value-type="float" office:value="23.671181918" calcext:value-type="float">
            <text:p>23.671181918</text:p>
          </table:table-cell>
          <table:table-cell office:value-type="float" office:value="3110.09906183874" calcext:value-type="float">
            <text:p>3110.0990618387</text:p>
          </table:table-cell>
        </table:table-row>
        <table:table-row table:style-name="ro1">
          <table:table-cell office:value-type="float" office:value="23.690538075" calcext:value-type="float">
            <text:p>23.690538075</text:p>
          </table:table-cell>
          <table:table-cell office:value-type="float" office:value="3099.78886821319" calcext:value-type="float">
            <text:p>3099.7888682132</text:p>
          </table:table-cell>
        </table:table-row>
        <table:table-row table:style-name="ro1">
          <table:table-cell office:value-type="float" office:value="23.709973816" calcext:value-type="float">
            <text:p>23.709973816</text:p>
          </table:table-cell>
          <table:table-cell office:value-type="float" office:value="3087.09608756439" calcext:value-type="float">
            <text:p>3087.0960875644</text:p>
          </table:table-cell>
        </table:table-row>
        <table:table-row table:style-name="ro1">
          <table:table-cell office:value-type="float" office:value="23.729226639" calcext:value-type="float">
            <text:p>23.729226639</text:p>
          </table:table-cell>
          <table:table-cell office:value-type="float" office:value="3116.42609501958" calcext:value-type="float">
            <text:p>3116.4260950196</text:p>
          </table:table-cell>
        </table:table-row>
        <table:table-row table:style-name="ro1">
          <table:table-cell office:value-type="float" office:value="23.74858738" calcext:value-type="float">
            <text:p>23.74858738</text:p>
          </table:table-cell>
          <table:table-cell office:value-type="float" office:value="3099.05493803158" calcext:value-type="float">
            <text:p>3099.0549380316</text:p>
          </table:table-cell>
        </table:table-row>
        <table:table-row table:style-name="ro1">
          <table:table-cell office:value-type="float" office:value="23.767854526" calcext:value-type="float">
            <text:p>23.767854526</text:p>
          </table:table-cell>
          <table:table-cell office:value-type="float" office:value="3114.10937561727" calcext:value-type="float">
            <text:p>3114.1093756173</text:p>
          </table:table-cell>
        </table:table-row>
        <table:table-row table:style-name="ro1">
          <table:table-cell office:value-type="float" office:value="23.787213443" calcext:value-type="float">
            <text:p>23.787213443</text:p>
          </table:table-cell>
          <table:table-cell office:value-type="float" office:value="3099.34693144393" calcext:value-type="float">
            <text:p>3099.3469314439</text:p>
          </table:table-cell>
        </table:table-row>
        <table:table-row table:style-name="ro1">
          <table:table-cell office:value-type="float" office:value="23.806379599" calcext:value-type="float">
            <text:p>23.806379599</text:p>
          </table:table-cell>
          <table:table-cell office:value-type="float" office:value="3130.51819050019" calcext:value-type="float">
            <text:p>3130.5181905002</text:p>
          </table:table-cell>
        </table:table-row>
        <table:table-row table:style-name="ro1">
          <table:table-cell office:value-type="float" office:value="23.825819038" calcext:value-type="float">
            <text:p>23.825819038</text:p>
          </table:table-cell>
          <table:table-cell office:value-type="float" office:value="3086.50882363495" calcext:value-type="float">
            <text:p>3086.508823635</text:p>
          </table:table-cell>
        </table:table-row>
        <table:table-row table:style-name="ro1">
          <table:table-cell office:value-type="float" office:value="23.845157539" calcext:value-type="float">
            <text:p>23.845157539</text:p>
          </table:table-cell>
          <table:table-cell office:value-type="float" office:value="3102.61896721064" calcext:value-type="float">
            <text:p>3102.6189672107</text:p>
          </table:table-cell>
        </table:table-row>
        <table:table-row table:style-name="ro1">
          <table:table-cell office:value-type="float" office:value="23.864492915" calcext:value-type="float">
            <text:p>23.864492915</text:p>
          </table:table-cell>
          <table:table-cell office:value-type="float" office:value="3103.12041513946" calcext:value-type="float">
            <text:p>3103.1204151395</text:p>
          </table:table-cell>
        </table:table-row>
        <table:table-row table:style-name="ro1">
          <table:table-cell office:value-type="float" office:value="23.883713602" calcext:value-type="float">
            <text:p>23.883713602</text:p>
          </table:table-cell>
          <table:table-cell office:value-type="float" office:value="3121.63659914955" calcext:value-type="float">
            <text:p>3121.6365991496</text:p>
          </table:table-cell>
        </table:table-row>
        <table:table-row table:style-name="ro1">
          <table:table-cell office:value-type="float" office:value="23.902914238" calcext:value-type="float">
            <text:p>23.902914238</text:p>
          </table:table-cell>
          <table:table-cell office:value-type="float" office:value="3124.89648780256" calcext:value-type="float">
            <text:p>3124.8964878026</text:p>
          </table:table-cell>
        </table:table-row>
        <table:table-row table:style-name="ro1">
          <table:table-cell office:value-type="float" office:value="23.922049873" calcext:value-type="float">
            <text:p>23.922049873</text:p>
          </table:table-cell>
          <table:table-cell office:value-type="float" office:value="3135.51131174935" calcext:value-type="float">
            <text:p>3135.5113117494</text:p>
          </table:table-cell>
        </table:table-row>
        <table:table-row table:style-name="ro1">
          <table:table-cell office:value-type="float" office:value="23.94098134" calcext:value-type="float">
            <text:p>23.94098134</text:p>
          </table:table-cell>
          <table:table-cell office:value-type="float" office:value="3169.32649751839" calcext:value-type="float">
            <text:p>3169.3264975184</text:p>
          </table:table-cell>
        </table:table-row>
        <table:table-row table:style-name="ro1">
          <table:table-cell office:value-type="float" office:value="23.960088329" calcext:value-type="float">
            <text:p>23.960088329</text:p>
          </table:table-cell>
          <table:table-cell office:value-type="float" office:value="3140.21220193405" calcext:value-type="float">
            <text:p>3140.2122019341</text:p>
          </table:table-cell>
        </table:table-row>
        <table:table-row table:style-name="ro1">
          <table:table-cell office:value-type="float" office:value="23.979126984" calcext:value-type="float">
            <text:p>23.979126984</text:p>
          </table:table-cell>
          <table:table-cell office:value-type="float" office:value="3151.48312735281" calcext:value-type="float">
            <text:p>3151.4831273528</text:p>
          </table:table-cell>
        </table:table-row>
        <table:table-row table:style-name="ro1">
          <table:table-cell office:value-type="float" office:value="23.998231525" calcext:value-type="float">
            <text:p>23.998231525</text:p>
          </table:table-cell>
          <table:table-cell office:value-type="float" office:value="3140.61457953825" calcext:value-type="float">
            <text:p>3140.6145795383</text:p>
          </table:table-cell>
        </table:table-row>
        <table:table-row table:style-name="ro1">
          <table:table-cell office:value-type="float" office:value="24.017271274" calcext:value-type="float">
            <text:p>24.017271274</text:p>
          </table:table-cell>
          <table:table-cell office:value-type="float" office:value="3151.30204710141" calcext:value-type="float">
            <text:p>3151.3020471014</text:p>
          </table:table-cell>
        </table:table-row>
        <table:table-row table:style-name="ro1">
          <table:table-cell office:value-type="float" office:value="24.036515191" calcext:value-type="float">
            <text:p>24.036515191</text:p>
          </table:table-cell>
          <table:table-cell office:value-type="float" office:value="3117.86836328637" calcext:value-type="float">
            <text:p>3117.8683632864</text:p>
          </table:table-cell>
        </table:table-row>
        <table:table-row table:style-name="ro1">
          <table:table-cell office:value-type="float" office:value="24.055714628" calcext:value-type="float">
            <text:p>24.055714628</text:p>
          </table:table-cell>
          <table:table-cell office:value-type="float" office:value="3125.09163680205" calcext:value-type="float">
            <text:p>3125.0916368021</text:p>
          </table:table-cell>
        </table:table-row>
        <table:table-row table:style-name="ro1">
          <table:table-cell office:value-type="float" office:value="24.07502542" calcext:value-type="float">
            <text:p>24.07502542</text:p>
          </table:table-cell>
          <table:table-cell office:value-type="float" office:value="3107.0709062582" calcext:value-type="float">
            <text:p>3107.0709062582</text:p>
          </table:table-cell>
        </table:table-row>
        <table:table-row table:style-name="ro1">
          <table:table-cell office:value-type="float" office:value="24.094143607" calcext:value-type="float">
            <text:p>24.094143607</text:p>
          </table:table-cell>
          <table:table-cell office:value-type="float" office:value="3138.37290115368" calcext:value-type="float">
            <text:p>3138.3729011537</text:p>
          </table:table-cell>
        </table:table-row>
        <table:table-row table:style-name="ro1">
          <table:table-cell office:value-type="float" office:value="24.113351639" calcext:value-type="float">
            <text:p>24.113351639</text:p>
          </table:table-cell>
          <table:table-cell office:value-type="float" office:value="3123.69325498922" calcext:value-type="float">
            <text:p>3123.6932549892</text:p>
          </table:table-cell>
        </table:table-row>
        <table:table-row table:style-name="ro1">
          <table:table-cell office:value-type="float" office:value="24.132583212" calcext:value-type="float">
            <text:p>24.132583212</text:p>
          </table:table-cell>
          <table:table-cell office:value-type="float" office:value="3119.86960193028" calcext:value-type="float">
            <text:p>3119.8696019303</text:p>
          </table:table-cell>
        </table:table-row>
        <table:table-row table:style-name="ro1">
          <table:table-cell office:value-type="float" office:value="24.151811503" calcext:value-type="float">
            <text:p>24.151811503</text:p>
          </table:table-cell>
          <table:table-cell office:value-type="float" office:value="3120.40211997966" calcext:value-type="float">
            <text:p>3120.4021199797</text:p>
          </table:table-cell>
        </table:table-row>
        <table:table-row table:style-name="ro1">
          <table:table-cell office:value-type="float" office:value="24.17094344" calcext:value-type="float">
            <text:p>24.17094344</text:p>
          </table:table-cell>
          <table:table-cell office:value-type="float" office:value="3136.11737274737" calcext:value-type="float">
            <text:p>3136.1173727474</text:p>
          </table:table-cell>
        </table:table-row>
        <table:table-row table:style-name="ro1">
          <table:table-cell office:value-type="float" office:value="24.19014543" calcext:value-type="float">
            <text:p>24.19014543</text:p>
          </table:table-cell>
          <table:table-cell office:value-type="float" office:value="3124.67614033768" calcext:value-type="float">
            <text:p>3124.6761403377</text:p>
          </table:table-cell>
        </table:table-row>
        <table:table-row table:style-name="ro1">
          <table:table-cell office:value-type="float" office:value="24.209728984" calcext:value-type="float">
            <text:p>24.209728984</text:p>
          </table:table-cell>
          <table:table-cell office:value-type="float" office:value="3063.79526412708" calcext:value-type="float">
            <text:p>3063.7952641271</text:p>
          </table:table-cell>
        </table:table-row>
        <table:table-row table:style-name="ro1">
          <table:table-cell office:value-type="float" office:value="24.229578269" calcext:value-type="float">
            <text:p>24.229578269</text:p>
          </table:table-cell>
          <table:table-cell office:value-type="float" office:value="3022.77890614314" calcext:value-type="float">
            <text:p>3022.7789061431</text:p>
          </table:table-cell>
        </table:table-row>
        <table:table-row table:style-name="ro1">
          <table:table-cell office:value-type="float" office:value="24.249598389" calcext:value-type="float">
            <text:p>24.249598389</text:p>
          </table:table-cell>
          <table:table-cell office:value-type="float" office:value="2996.98503305703" calcext:value-type="float">
            <text:p>2996.985033057</text:p>
          </table:table-cell>
        </table:table-row>
        <table:table-row table:style-name="ro1">
          <table:table-cell office:value-type="float" office:value="24.269845437" calcext:value-type="float">
            <text:p>24.269845437</text:p>
          </table:table-cell>
          <table:table-cell office:value-type="float" office:value="2963.39496009468" calcext:value-type="float">
            <text:p>2963.3949600947</text:p>
          </table:table-cell>
        </table:table-row>
        <table:table-row table:style-name="ro1">
          <table:table-cell office:value-type="float" office:value="24.290382747" calcext:value-type="float">
            <text:p>24.290382747</text:p>
          </table:table-cell>
          <table:table-cell office:value-type="float" office:value="2921.51211623987" calcext:value-type="float">
            <text:p>2921.5121162399</text:p>
          </table:table-cell>
        </table:table-row>
        <table:table-row table:style-name="ro1">
          <table:table-cell office:value-type="float" office:value="24.310945369" calcext:value-type="float">
            <text:p>24.310945369</text:p>
          </table:table-cell>
          <table:table-cell office:value-type="float" office:value="2917.91581832318" calcext:value-type="float">
            <text:p>2917.9158183232</text:p>
          </table:table-cell>
        </table:table-row>
        <table:table-row table:style-name="ro1">
          <table:table-cell office:value-type="float" office:value="24.331520909" calcext:value-type="float">
            <text:p>24.331520909</text:p>
          </table:table-cell>
          <table:table-cell office:value-type="float" office:value="2916.08385490792" calcext:value-type="float">
            <text:p>2916.0838549079</text:p>
          </table:table-cell>
        </table:table-row>
        <table:table-row table:style-name="ro1">
          <table:table-cell office:value-type="float" office:value="24.352275824" calcext:value-type="float">
            <text:p>24.352275824</text:p>
          </table:table-cell>
          <table:table-cell office:value-type="float" office:value="2890.88150927174" calcext:value-type="float">
            <text:p>2890.8815092717</text:p>
          </table:table-cell>
        </table:table-row>
        <table:table-row table:style-name="ro1">
          <table:table-cell office:value-type="float" office:value="24.373148501" calcext:value-type="float">
            <text:p>24.373148501</text:p>
          </table:table-cell>
          <table:table-cell office:value-type="float" office:value="2874.57138344068" calcext:value-type="float">
            <text:p>2874.5713834407</text:p>
          </table:table-cell>
        </table:table-row>
        <table:table-row table:style-name="ro1">
          <table:table-cell office:value-type="float" office:value="24.394030656" calcext:value-type="float">
            <text:p>24.394030656</text:p>
          </table:table-cell>
          <table:table-cell office:value-type="float" office:value="2873.26667195092" calcext:value-type="float">
            <text:p>2873.2666719509</text:p>
          </table:table-cell>
        </table:table-row>
        <table:table-row table:style-name="ro1">
          <table:table-cell office:value-type="float" office:value="24.41483302" calcext:value-type="float">
            <text:p>24.41483302</text:p>
          </table:table-cell>
          <table:table-cell office:value-type="float" office:value="2884.28757423846" calcext:value-type="float">
            <text:p>2884.2875742385</text:p>
          </table:table-cell>
        </table:table-row>
        <table:table-row table:style-name="ro1">
          <table:table-cell office:value-type="float" office:value="24.43576403" calcext:value-type="float">
            <text:p>24.43576403</text:p>
          </table:table-cell>
          <table:table-cell office:value-type="float" office:value="2866.56018988119" calcext:value-type="float">
            <text:p>2866.5601898812</text:p>
          </table:table-cell>
        </table:table-row>
        <table:table-row table:style-name="ro1">
          <table:table-cell office:value-type="float" office:value="24.456680978" calcext:value-type="float">
            <text:p>24.456680978</text:p>
          </table:table-cell>
          <table:table-cell office:value-type="float" office:value="2868.48731468758" calcext:value-type="float">
            <text:p>2868.4873146876</text:p>
          </table:table-cell>
        </table:table-row>
        <table:table-row table:style-name="ro1">
          <table:table-cell office:value-type="float" office:value="24.477638864" calcext:value-type="float">
            <text:p>24.477638864</text:p>
          </table:table-cell>
          <table:table-cell office:value-type="float" office:value="2862.884166849" calcext:value-type="float">
            <text:p>2862.884166849</text:p>
          </table:table-cell>
        </table:table-row>
        <table:table-row table:style-name="ro1">
          <table:table-cell office:value-type="float" office:value="24.498631957" calcext:value-type="float">
            <text:p>24.498631957</text:p>
          </table:table-cell>
          <table:table-cell office:value-type="float" office:value="2858.08289421651" calcext:value-type="float">
            <text:p>2858.0828942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ARM_EABI LibreOffice_project/430m0$Build-2</meta:generator>
    <dc:date>2017-07-08T16:49:40.610414109</dc:date>
    <meta:editing-duration>PT4M7S</meta:editing-duration>
    <meta:editing-cycles>1</meta:editing-cycles>
    <meta:document-statistic meta:table-count="1" meta:cell-count="23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1cm" style:legend-expansion="high" chart:style-name="ch2"/>
        <chart:plot-area chart:style-name="ch3" table:cell-range-address="Sheet1.A1:Sheet1.B500" svg:x="0.32cm" svg:y="0.18cm" svg:width="12.965cm" svg:height="8.64cm">
          <chartooo:coordinate-region svg:x="1.418cm" svg:y="0.38cm" svg:width="11.65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scatter">
            <chart:domain table:cell-range-address="Sheet1.A1:Sheet1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9845639999979">
                <text:p>0.0229845639999979</text:p>
                <draw:g>
                  <svg:desc>Sheet1.A1:Sheet1.A500</svg:desc>
                </draw:g>
              </table:table-cell>
              <table:table-cell office:value-type="float" office:value="2610.44760300893">
                <text:p>2610.44760300893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4311240000043">
                <text:p>0.0574311240000043</text:p>
              </table:table-cell>
              <table:table-cell office:value-type="float" office:value="1741.82850188782">
                <text:p>1741.82850188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22921129999992">
                <text:p>0.0922921129999992</text:p>
              </table:table-cell>
              <table:table-cell office:value-type="float" office:value="1721.12156657428">
                <text:p>1721.12156657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190238000011">
                <text:p>0.127190238000011</text:p>
              </table:table-cell>
              <table:table-cell office:value-type="float" office:value="1719.29007647199">
                <text:p>1719.29007647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2370656000007">
                <text:p>0.162370656000007</text:p>
              </table:table-cell>
              <table:table-cell office:value-type="float" office:value="1705.49423261563">
                <text:p>1705.49423261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774670000001">
                <text:p>0.19774670000001</text:p>
              </table:table-cell>
              <table:table-cell office:value-type="float" office:value="1696.06301936969">
                <text:p>1696.06301936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338071500001">
                <text:p>0.23338071500001</text:p>
              </table:table-cell>
              <table:table-cell office:value-type="float" office:value="1683.78444023221">
                <text:p>1683.78444023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9292127">
                <text:p>0.269292127</text:p>
              </table:table-cell>
              <table:table-cell office:value-type="float" office:value="1670.77808023857">
                <text:p>1670.77808023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5548073000011">
                <text:p>0.305548073000011</text:p>
              </table:table-cell>
              <table:table-cell office:value-type="float" office:value="1654.90096438199">
                <text:p>1654.90096438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677507">
                <text:p>0.341677507</text:p>
              </table:table-cell>
              <table:table-cell office:value-type="float" office:value="1660.6958193704">
                <text:p>1660.6958193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7862671000003">
                <text:p>0.377862671000003</text:p>
              </table:table-cell>
              <table:table-cell office:value-type="float" office:value="1658.13812533766">
                <text:p>1658.13812533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4364190000001">
                <text:p>0.414364190000001</text:p>
              </table:table-cell>
              <table:table-cell office:value-type="float" office:value="1643.76720870173">
                <text:p>1643.76720870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1352847999999">
                <text:p>0.451352847999999</text:p>
              </table:table-cell>
              <table:table-cell office:value-type="float" office:value="1622.11886681594">
                <text:p>1622.11886681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844557000001">
                <text:p>0.48844557000001</text:p>
              </table:table-cell>
              <table:table-cell office:value-type="float" office:value="1617.5679962226">
                <text:p>1617.5679962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553579100001">
                <text:p>0.52553579100001</text:p>
              </table:table-cell>
              <table:table-cell office:value-type="float" office:value="1617.67706911211">
                <text:p>1617.67706911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2716950000009">
                <text:p>0.562716950000009</text:p>
              </table:table-cell>
              <table:table-cell office:value-type="float" office:value="1613.72054055661">
                <text:p>1613.72054055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0045558000005">
                <text:p>0.600045558000005</text:p>
              </table:table-cell>
              <table:table-cell office:value-type="float" office:value="1607.3463012606">
                <text:p>1607.3463012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7371666000007">
                <text:p>0.637371666000007</text:p>
              </table:table-cell>
              <table:table-cell office:value-type="float" office:value="1607.4539568925">
                <text:p>1607.4539568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4759806000012">
                <text:p>0.674759806000012</text:p>
              </table:table-cell>
              <table:table-cell office:value-type="float" office:value="1604.78697255314">
                <text:p>1604.78697255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1212700800001">
                <text:p>0.71212700800001</text:p>
              </table:table-cell>
              <table:table-cell office:value-type="float" office:value="1605.68618437105">
                <text:p>1605.68618437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49579105999999">
                <text:p>0.749579105999999</text:p>
              </table:table-cell>
              <table:table-cell office:value-type="float" office:value="1602.04643275307">
                <text:p>1602.04643275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86787349000008">
                <text:p>0.786787349000008</text:p>
              </table:table-cell>
              <table:table-cell office:value-type="float" office:value="1612.54590817377">
                <text:p>1612.54590817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3722570000001">
                <text:p>0.823722570000001</text:p>
              </table:table-cell>
              <table:table-cell office:value-type="float" office:value="1624.46570984403">
                <text:p>1624.46570984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1778161000004">
                <text:p>0.861778161000004</text:p>
              </table:table-cell>
              <table:table-cell office:value-type="float" office:value="1576.64086730372">
                <text:p>1576.640867303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0204692000002">
                <text:p>0.900204692000002</text:p>
              </table:table-cell>
              <table:table-cell office:value-type="float" office:value="1561.4211962043">
                <text:p>1561.4211962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9328311000011">
                <text:p>0.939328311000011</text:p>
              </table:table-cell>
              <table:table-cell office:value-type="float" office:value="1533.6004575647">
                <text:p>1533.60045756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8104115000008">
                <text:p>0.978104115000008</text:p>
              </table:table-cell>
              <table:table-cell office:value-type="float" office:value="1547.35669697539">
                <text:p>1547.35669697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14928345">
                <text:p>1.014928345</text:p>
              </table:table-cell>
              <table:table-cell office:value-type="float" office:value="1629.3619717238">
                <text:p>1629.3619717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48900996">
                <text:p>1.048900996</text:p>
              </table:table-cell>
              <table:table-cell office:value-type="float" office:value="1766.12652336144">
                <text:p>1766.12652336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8117186600001">
                <text:p>1.08117186600001</text:p>
              </table:table-cell>
              <table:table-cell office:value-type="float" office:value="1859.26192879184">
                <text:p>1859.26192879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11249441">
                <text:p>1.111249441</text:p>
              </table:table-cell>
              <table:table-cell office:value-type="float" office:value="1994.84167191053">
                <text:p>1994.841671910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40404875">
                <text:p>1.140404875</text:p>
              </table:table-cell>
              <table:table-cell office:value-type="float" office:value="2057.93540922743">
                <text:p>2057.935409227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68082748">
                <text:p>1.168082748</text:p>
              </table:table-cell>
              <table:table-cell office:value-type="float" office:value="2167.79663668506">
                <text:p>2167.79663668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9515275400001">
                <text:p>1.19515275400001</text:p>
              </table:table-cell>
              <table:table-cell office:value-type="float" office:value="2216.47531219589">
                <text:p>2216.475312195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2127020100001">
                <text:p>1.22127020100001</text:p>
              </table:table-cell>
              <table:table-cell office:value-type="float" office:value="2297.31489452205">
                <text:p>2297.31489452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46855666">
                <text:p>1.246855666</text:p>
              </table:table-cell>
              <table:table-cell office:value-type="float" office:value="2345.08147497101">
                <text:p>2345.08147497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7168050200001">
                <text:p>1.27168050200001</text:p>
              </table:table-cell>
              <table:table-cell office:value-type="float" office:value="2416.93439585992">
                <text:p>2416.93439585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9606148100001">
                <text:p>1.29606148100001</text:p>
              </table:table-cell>
              <table:table-cell office:value-type="float" office:value="2460.93481315906">
                <text:p>2460.93481315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1983620600001">
                <text:p>1.31983620600001</text:p>
              </table:table-cell>
              <table:table-cell office:value-type="float" office:value="2523.68849692315">
                <text:p>2523.688496923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43255668">
                <text:p>1.343255668</text:p>
              </table:table-cell>
              <table:table-cell office:value-type="float" office:value="2561.97174811356">
                <text:p>2561.971748113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66122836">
                <text:p>1.366122836</text:p>
              </table:table-cell>
              <table:table-cell office:value-type="float" office:value="2623.84917974921">
                <text:p>2623.849179749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8862146000001">
                <text:p>1.38862146000001</text:p>
              </table:table-cell>
              <table:table-cell office:value-type="float" office:value="2666.82975812117">
                <text:p>2666.82975812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1062940400001">
                <text:p>1.41062940400001</text:p>
              </table:table-cell>
              <table:table-cell office:value-type="float" office:value="2726.28828935651">
                <text:p>2726.28828935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3235453300001">
                <text:p>1.43235453300001</text:p>
              </table:table-cell>
              <table:table-cell office:value-type="float" office:value="2761.77876780341">
                <text:p>2761.778767803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5363049300001">
                <text:p>1.45363049300001</text:p>
              </table:table-cell>
              <table:table-cell office:value-type="float" office:value="2820.08426411821">
                <text:p>2820.08426411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7466869200001">
                <text:p>1.47466869200001</text:p>
              </table:table-cell>
              <table:table-cell office:value-type="float" office:value="2851.95515072328">
                <text:p>2851.955150723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9528397100001">
                <text:p>1.49528397100001</text:p>
              </table:table-cell>
              <table:table-cell office:value-type="float" office:value="2910.46267188559">
                <text:p>2910.46267188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1582284300001">
                <text:p>1.51582284300001</text:p>
              </table:table-cell>
              <table:table-cell office:value-type="float" office:value="2921.2899325723">
                <text:p>2921.2899325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3596681800001">
                <text:p>1.53596681800001</text:p>
              </table:table-cell>
              <table:table-cell office:value-type="float" office:value="2978.55810484331">
                <text:p>2978.558104843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5595089500001">
                <text:p>1.55595089500001</text:p>
              </table:table-cell>
              <table:table-cell office:value-type="float" office:value="3002.39035307905">
                <text:p>3002.39035307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5784243">
                <text:p>1.575784243</text:p>
              </table:table-cell>
              <table:table-cell office:value-type="float" office:value="3025.20784690639">
                <text:p>3025.20784690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9549873500001">
                <text:p>1.59549873500001</text:p>
              </table:table-cell>
              <table:table-cell office:value-type="float" office:value="3043.44641495114">
                <text:p>3043.44641495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1501885200001">
                <text:p>1.61501885200001</text:p>
              </table:table-cell>
              <table:table-cell office:value-type="float" office:value="3073.75206818704">
                <text:p>3073.75206818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3444469700001">
                <text:p>1.63444469700001</text:p>
              </table:table-cell>
              <table:table-cell office:value-type="float" office:value="3088.66872972568">
                <text:p>3088.66872972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5368028">
                <text:p>1.65368028</text:p>
              </table:table-cell>
              <table:table-cell office:value-type="float" office:value="3119.21920952486">
                <text:p>3119.219209524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72841436">
                <text:p>1.672841436</text:p>
              </table:table-cell>
              <table:table-cell office:value-type="float" office:value="3131.33508228908">
                <text:p>3131.335082289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91927956">
                <text:p>1.691927956</text:p>
              </table:table-cell>
              <table:table-cell office:value-type="float" office:value="3143.57986683765">
                <text:p>3143.57986683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11037081">
                <text:p>1.711037081</text:p>
              </table:table-cell>
              <table:table-cell office:value-type="float" office:value="3139.86119196981">
                <text:p>3139.86119196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29855578">
                <text:p>1.729855578</text:p>
              </table:table-cell>
              <table:table-cell office:value-type="float" office:value="3188.35239604981">
                <text:p>3188.352396049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48693868">
                <text:p>1.748693868</text:p>
              </table:table-cell>
              <table:table-cell office:value-type="float" office:value="3185.00246041355">
                <text:p>3185.00246041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6745252100001">
                <text:p>1.76745252100001</text:p>
              </table:table-cell>
              <table:table-cell office:value-type="float" office:value="3198.52390254143">
                <text:p>3198.52390254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86247738">
                <text:p>1.786247738</text:p>
              </table:table-cell>
              <table:table-cell office:value-type="float" office:value="3192.30153075811">
                <text:p>3192.30153075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0504045400001">
                <text:p>1.80504045400001</text:p>
              </table:table-cell>
              <table:table-cell office:value-type="float" office:value="3192.7263733447">
                <text:p>3192.7263733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2380046200001">
                <text:p>1.82380046200001</text:p>
              </table:table-cell>
              <table:table-cell office:value-type="float" office:value="3198.29287919263">
                <text:p>3198.29287919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42478958">
                <text:p>1.842478958</text:p>
              </table:table-cell>
              <table:table-cell office:value-type="float" office:value="3212.25006553117">
                <text:p>3212.25006553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61238185">
                <text:p>1.861238185</text:p>
              </table:table-cell>
              <table:table-cell office:value-type="float" office:value="3198.42603322555">
                <text:p>3198.42603322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7997241100001">
                <text:p>1.87997241100001</text:p>
              </table:table-cell>
              <table:table-cell office:value-type="float" office:value="3202.69436271235">
                <text:p>3202.694362712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98658408">
                <text:p>1.898658408</text:p>
              </table:table-cell>
              <table:table-cell office:value-type="float" office:value="3210.96059257781">
                <text:p>3210.960592577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1755451">
                <text:p>1.91755451</text:p>
              </table:table-cell>
              <table:table-cell office:value-type="float" office:value="3175.25805057583">
                <text:p>3175.25805057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3647655000001">
                <text:p>1.93647655000001</text:p>
              </table:table-cell>
              <table:table-cell office:value-type="float" office:value="3170.90546262341">
                <text:p>3170.90546262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5537645500001">
                <text:p>1.95537645500001</text:p>
              </table:table-cell>
              <table:table-cell office:value-type="float" office:value="3174.61913168383">
                <text:p>3174.61913168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74441516">
                <text:p>1.974441516</text:p>
              </table:table-cell>
              <table:table-cell office:value-type="float" office:value="3147.11817601974">
                <text:p>3147.11817601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9352147400001">
                <text:p>1.99352147400001</text:p>
              </table:table-cell>
              <table:table-cell office:value-type="float" office:value="3144.66101025909">
                <text:p>3144.661010259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12683411">
                <text:p>2.012683411</text:p>
              </table:table-cell>
              <table:table-cell office:value-type="float" office:value="3131.20745569839">
                <text:p>3131.207455698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31905245">
                <text:p>2.031905245</text:p>
              </table:table-cell>
              <table:table-cell office:value-type="float" office:value="3121.45032570664">
                <text:p>3121.450325706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5125629700001">
                <text:p>2.05125629700001</text:p>
              </table:table-cell>
              <table:table-cell office:value-type="float" office:value="3100.60662334976">
                <text:p>3100.606623349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70591361">
                <text:p>2.070591361</text:p>
              </table:table-cell>
              <table:table-cell office:value-type="float" office:value="3103.17048860213">
                <text:p>3103.17048860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8988137200001">
                <text:p>2.08988137200001</text:p>
              </table:table-cell>
              <table:table-cell office:value-type="float" office:value="3110.41813298967">
                <text:p>3110.418132989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0940768600001">
                <text:p>2.10940768600001</text:p>
              </table:table-cell>
              <table:table-cell office:value-type="float" office:value="3072.77656192503">
                <text:p>3072.77656192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28961969">
                <text:p>2.128961969</text:p>
              </table:table-cell>
              <table:table-cell office:value-type="float" office:value="3068.38148962189">
                <text:p>3068.38148962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48470679">
                <text:p>2.148470679</text:p>
              </table:table-cell>
              <table:table-cell office:value-type="float" office:value="3075.54933155551">
                <text:p>3075.549331555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68033713">
                <text:p>2.168033713</text:p>
              </table:table-cell>
              <table:table-cell office:value-type="float" office:value="3067.00893123211">
                <text:p>3067.00893123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87547944">
                <text:p>2.187547944</text:p>
              </table:table-cell>
              <table:table-cell office:value-type="float" office:value="3074.67919181612">
                <text:p>3074.679191816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0710576900001">
                <text:p>2.20710576900001</text:p>
              </table:table-cell>
              <table:table-cell office:value-type="float" office:value="3067.82579351125">
                <text:p>3067.82579351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2673666700001">
                <text:p>2.22673666700001</text:p>
              </table:table-cell>
              <table:table-cell office:value-type="float" office:value="3056.40628360414">
                <text:p>3056.40628360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4632074200001">
                <text:p>2.24632074200001</text:p>
              </table:table-cell>
              <table:table-cell office:value-type="float" office:value="3063.71375722407">
                <text:p>3063.713757224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65898463">
                <text:p>2.265898463</text:p>
              </table:table-cell>
              <table:table-cell office:value-type="float" office:value="3064.70809345121">
                <text:p>3064.70809345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8563681">
                <text:p>2.28563681</text:p>
              </table:table-cell>
              <table:table-cell office:value-type="float" office:value="3039.76822375239">
                <text:p>3039.768223752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05368074">
                <text:p>2.305368074</text:p>
              </table:table-cell>
              <table:table-cell office:value-type="float" office:value="3040.85941985257">
                <text:p>3040.859419852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2511631600001">
                <text:p>2.32511631600001</text:p>
              </table:table-cell>
              <table:table-cell office:value-type="float" office:value="3038.24512581843">
                <text:p>3038.245125818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44677839">
                <text:p>2.344677839</text:p>
              </table:table-cell>
              <table:table-cell office:value-type="float" office:value="3067.24583765903">
                <text:p>3067.245837659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6441436300001">
                <text:p>2.36441436300001</text:p>
              </table:table-cell>
              <table:table-cell office:value-type="float" office:value="3040.04899748157">
                <text:p>3040.04899748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8391927100001">
                <text:p>2.38391927100001</text:p>
              </table:table-cell>
              <table:table-cell office:value-type="float" office:value="3076.14883392397">
                <text:p>3076.14883392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03453763">
                <text:p>2.403453763</text:p>
              </table:table-cell>
              <table:table-cell office:value-type="float" office:value="3071.49016212079">
                <text:p>3071.490162120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422994765">
                <text:p>2.422994765</text:p>
              </table:table-cell>
              <table:table-cell office:value-type="float" office:value="3070.46690850396">
                <text:p>3070.46690850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4260936100001">
                <text:p>2.44260936100001</text:p>
              </table:table-cell>
              <table:table-cell office:value-type="float" office:value="3058.94651105567">
                <text:p>3058.946511055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6218578">
                <text:p>2.46218578</text:p>
              </table:table-cell>
              <table:table-cell office:value-type="float" office:value="3064.91192286154">
                <text:p>3064.911922861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8182558400001">
                <text:p>2.48182558400001</text:p>
              </table:table-cell>
              <table:table-cell office:value-type="float" office:value="3055.0203046821">
                <text:p>3055.02030468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01352576">
                <text:p>2.501352576</text:p>
              </table:table-cell>
              <table:table-cell office:value-type="float" office:value="3072.66987153028">
                <text:p>3072.66987153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21010089">
                <text:p>2.521010089</text:p>
              </table:table-cell>
              <table:table-cell office:value-type="float" office:value="3052.26810736457">
                <text:p>3052.268107364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4063734100001">
                <text:p>2.54063734100001</text:p>
              </table:table-cell>
              <table:table-cell office:value-type="float" office:value="3056.97404812351">
                <text:p>3056.974048123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60155635">
                <text:p>2.560155635</text:p>
              </table:table-cell>
              <table:table-cell office:value-type="float" office:value="3074.03915526731">
                <text:p>3074.039155267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79725752">
                <text:p>2.579725752</text:p>
              </table:table-cell>
              <table:table-cell office:value-type="float" office:value="3065.89889064015">
                <text:p>3065.898890640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99386181">
                <text:p>2.599386181</text:p>
              </table:table-cell>
              <table:table-cell office:value-type="float" office:value="3051.81540036616">
                <text:p>3051.815400366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1900359000001">
                <text:p>2.61900359000001</text:p>
              </table:table-cell>
              <table:table-cell office:value-type="float" office:value="3058.50787940358">
                <text:p>3058.507879403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3851412300001">
                <text:p>2.63851412300001</text:p>
              </table:table-cell>
              <table:table-cell office:value-type="float" office:value="3075.2619623459">
                <text:p>3075.26196234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5815028200001">
                <text:p>2.65815028200001</text:p>
              </table:table-cell>
              <table:table-cell office:value-type="float" office:value="3055.58739873705">
                <text:p>3055.587398737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7764940900001">
                <text:p>2.67764940900001</text:p>
              </table:table-cell>
              <table:table-cell office:value-type="float" office:value="3077.06083456918">
                <text:p>3077.060834569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97039108">
                <text:p>2.697039108</text:p>
              </table:table-cell>
              <table:table-cell office:value-type="float" office:value="3094.42658186906">
                <text:p>3094.426581869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16593235">
                <text:p>2.716593235</text:p>
              </table:table-cell>
              <table:table-cell office:value-type="float" office:value="3068.40596872366">
                <text:p>3068.405968723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3601590300001">
                <text:p>2.73601590300001</text:p>
              </table:table-cell>
              <table:table-cell office:value-type="float" office:value="3089.17394870709">
                <text:p>3089.173948707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5561107200001">
                <text:p>2.75561107200001</text:p>
              </table:table-cell>
              <table:table-cell office:value-type="float" office:value="3061.97920518083">
                <text:p>3061.979205180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7514665700001">
                <text:p>2.77514665700001</text:p>
              </table:table-cell>
              <table:table-cell office:value-type="float" office:value="3071.31831475743">
                <text:p>3071.318314757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79456817900001">
                <text:p>2.79456817900001</text:p>
              </table:table-cell>
              <table:table-cell office:value-type="float" office:value="3089.3562306803">
                <text:p>3089.35623068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14077462">
                <text:p>2.814077462</text:p>
              </table:table-cell>
              <table:table-cell office:value-type="float" office:value="3075.45900072434">
                <text:p>3075.459000724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33565339">
                <text:p>2.833565339</text:p>
              </table:table-cell>
              <table:table-cell office:value-type="float" office:value="3078.83716630552">
                <text:p>3078.837166305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85304462100001">
                <text:p>2.85304462100001</text:p>
              </table:table-cell>
              <table:table-cell office:value-type="float" office:value="3080.19566634855">
                <text:p>3080.195666348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87253999800001">
                <text:p>2.87253999800001</text:p>
              </table:table-cell>
              <table:table-cell office:value-type="float" office:value="3077.65271735987">
                <text:p>3077.652717359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89212443800001">
                <text:p>2.89212443800001</text:p>
              </table:table-cell>
              <table:table-cell office:value-type="float" office:value="3063.65665804035">
                <text:p>3063.656658040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1157835600001">
                <text:p>2.91157835600001</text:p>
              </table:table-cell>
              <table:table-cell office:value-type="float" office:value="3084.21162256421">
                <text:p>3084.211622564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3098592">
                <text:p>2.93098592</text:p>
              </table:table-cell>
              <table:table-cell office:value-type="float" office:value="3091.5781084132">
                <text:p>3091.5781084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95035916">
                <text:p>2.95035916</text:p>
              </table:table-cell>
              <table:table-cell office:value-type="float" office:value="3097.05552607501">
                <text:p>3097.055526075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6964104600001">
                <text:p>2.96964104600001</text:p>
              </table:table-cell>
              <table:table-cell office:value-type="float" office:value="3111.72880080272">
                <text:p>3111.728800802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8914163100001">
                <text:p>2.98914163100001</text:p>
              </table:table-cell>
              <table:table-cell office:value-type="float" office:value="3076.83077199945">
                <text:p>3076.830771999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08418152">
                <text:p>3.008418152</text:p>
              </table:table-cell>
              <table:table-cell office:value-type="float" office:value="3112.5948504928">
                <text:p>3112.5948504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2792707100001">
                <text:p>3.02792707100001</text:p>
              </table:table-cell>
              <table:table-cell office:value-type="float" office:value="3075.51638304459">
                <text:p>3075.51638304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04730874900001">
                <text:p>3.04730874900001</text:p>
              </table:table-cell>
              <table:table-cell office:value-type="float" office:value="3095.70719315396">
                <text:p>3095.707193153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6686876100001">
                <text:p>3.06686876100001</text:p>
              </table:table-cell>
              <table:table-cell office:value-type="float" office:value="3067.48278068549">
                <text:p>3067.482780685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08651794100001">
                <text:p>3.08651794100001</text:p>
              </table:table-cell>
              <table:table-cell office:value-type="float" office:value="3053.56254052304">
                <text:p>3053.56254052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0615472500001">
                <text:p>3.10615472500001</text:p>
              </table:table-cell>
              <table:table-cell office:value-type="float" office:value="3055.49014543328">
                <text:p>3055.490145433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25721508">
                <text:p>3.125721508</text:p>
              </table:table-cell>
              <table:table-cell office:value-type="float" office:value="3066.42129163684">
                <text:p>3066.421291636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45245114">
                <text:p>3.145245114</text:p>
              </table:table-cell>
              <table:table-cell office:value-type="float" office:value="3073.20276797116">
                <text:p>3073.202767971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64737262">
                <text:p>3.164737262</text:p>
              </table:table-cell>
              <table:table-cell office:value-type="float" office:value="3078.16255037707">
                <text:p>3078.162550377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18411930500001">
                <text:p>3.18411930500001</text:p>
              </table:table-cell>
              <table:table-cell office:value-type="float" office:value="3095.64889521591">
                <text:p>3095.648895215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20367608800001">
                <text:p>3.20367608800001</text:p>
              </table:table-cell>
              <table:table-cell office:value-type="float" office:value="3067.98924956133">
                <text:p>3067.989249561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223073391">
                <text:p>3.223073391</text:p>
              </table:table-cell>
              <table:table-cell office:value-type="float" office:value="3093.21352561374">
                <text:p>3093.213525613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42385642">
                <text:p>3.242385642</text:p>
              </table:table-cell>
              <table:table-cell office:value-type="float" office:value="3106.8361735767">
                <text:p>3106.83617357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6188232">
                <text:p>3.26188232</text:p>
              </table:table-cell>
              <table:table-cell office:value-type="float" office:value="3077.44734769752">
                <text:p>3077.447347697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281282488">
                <text:p>3.281282488</text:p>
              </table:table-cell>
              <table:table-cell office:value-type="float" office:value="3092.75672251843">
                <text:p>3092.756722518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30077135400001">
                <text:p>3.30077135400001</text:p>
              </table:table-cell>
              <table:table-cell office:value-type="float" office:value="3078.68092479009">
                <text:p>3078.680924790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2028704400001">
                <text:p>3.32028704400001</text:p>
              </table:table-cell>
              <table:table-cell office:value-type="float" office:value="3074.44932769389">
                <text:p>3074.449327693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39769139">
                <text:p>3.339769139</text:p>
              </table:table-cell>
              <table:table-cell office:value-type="float" office:value="3079.75092001355">
                <text:p>3079.750920013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59410819">
                <text:p>3.359410819</text:p>
              </table:table-cell>
              <table:table-cell office:value-type="float" office:value="3054.72851609333">
                <text:p>3054.72851609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7894369600001">
                <text:p>3.37894369600001</text:p>
              </table:table-cell>
              <table:table-cell office:value-type="float" office:value="3071.74411634242">
                <text:p>3071.744116342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9858423000001">
                <text:p>3.39858423000001</text:p>
              </table:table-cell>
              <table:table-cell office:value-type="float" office:value="3054.90675558961">
                <text:p>3054.906755589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1820742">
                <text:p>3.41820742</text:p>
              </table:table-cell>
              <table:table-cell office:value-type="float" office:value="3057.60684170261">
                <text:p>3057.606841702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3768389">
                <text:p>3.43768389</text:p>
              </table:table-cell>
              <table:table-cell office:value-type="float" office:value="3080.64038298509">
                <text:p>3080.640382985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5730291300001">
                <text:p>3.45730291300001</text:p>
              </table:table-cell>
              <table:table-cell office:value-type="float" office:value="3058.25626485005">
                <text:p>3058.256264850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76800477">
                <text:p>3.476800477</text:p>
              </table:table-cell>
              <table:table-cell office:value-type="float" office:value="3077.30750364649">
                <text:p>3077.307503646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49633934400001">
                <text:p>3.49633934400001</text:p>
              </table:table-cell>
              <table:table-cell office:value-type="float" office:value="3070.80241653592">
                <text:p>3070.802416535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51602664900001">
                <text:p>3.51602664900001</text:p>
              </table:table-cell>
              <table:table-cell office:value-type="float" office:value="3047.6492338583">
                <text:p>3047.64923385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53564525500001">
                <text:p>3.53564525500001</text:p>
              </table:table-cell>
              <table:table-cell office:value-type="float" office:value="3058.32126910631">
                <text:p>3058.321269106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555236049">
                <text:p>3.555236049</text:p>
              </table:table-cell>
              <table:table-cell office:value-type="float" office:value="3062.66300385853">
                <text:p>3062.663003858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57488434400001">
                <text:p>3.57488434400001</text:p>
              </table:table-cell>
              <table:table-cell office:value-type="float" office:value="3053.70007931826">
                <text:p>3053.700079318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594468315">
                <text:p>3.594468315</text:p>
              </table:table-cell>
              <table:table-cell office:value-type="float" office:value="3063.73002697126">
                <text:p>3063.730026971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14094213">
                <text:p>3.614094213</text:p>
              </table:table-cell>
              <table:table-cell office:value-type="float" office:value="3057.18495021205">
                <text:p>3057.18495021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33569069">
                <text:p>3.633569069</text:p>
              </table:table-cell>
              <table:table-cell office:value-type="float" office:value="3080.89569442738">
                <text:p>3080.895694427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653106425">
                <text:p>3.653106425</text:p>
              </table:table-cell>
              <table:table-cell office:value-type="float" office:value="3071.03990939192">
                <text:p>3071.039909391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67261091600001">
                <text:p>3.67261091600001</text:p>
              </table:table-cell>
              <table:table-cell office:value-type="float" office:value="3076.21460103626">
                <text:p>3076.214601036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692128533">
                <text:p>3.692128533</text:p>
              </table:table-cell>
              <table:table-cell office:value-type="float" office:value="3074.14578326992">
                <text:p>3074.145783269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71172516">
                <text:p>3.71172516</text:p>
              </table:table-cell>
              <table:table-cell office:value-type="float" office:value="3061.75139221686">
                <text:p>3061.751392216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731256266">
                <text:p>3.731256266</text:p>
              </table:table-cell>
              <table:table-cell office:value-type="float" office:value="3072.02264940823">
                <text:p>3072.022649408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750971175">
                <text:p>3.750971175</text:p>
              </table:table-cell>
              <table:table-cell office:value-type="float" office:value="3043.38204147921">
                <text:p>3043.382041479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770670928">
                <text:p>3.770670928</text:p>
              </table:table-cell>
              <table:table-cell office:value-type="float" office:value="3045.72346668546">
                <text:p>3045.723466685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790366983">
                <text:p>3.790366983</text:p>
              </table:table-cell>
              <table:table-cell office:value-type="float" office:value="3046.29531142194">
                <text:p>3046.29531142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810093455">
                <text:p>3.810093455</text:p>
              </table:table-cell>
              <table:table-cell office:value-type="float" office:value="3041.59811242444">
                <text:p>3041.59811242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829622269">
                <text:p>3.829622269</text:p>
              </table:table-cell>
              <table:table-cell office:value-type="float" office:value="3072.38319746442">
                <text:p>3072.383197464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84921946900001">
                <text:p>3.84921946900001</text:p>
              </table:table-cell>
              <table:table-cell office:value-type="float" office:value="3061.661870062">
                <text:p>3061.6618700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86871229400001">
                <text:p>3.86871229400001</text:p>
              </table:table-cell>
              <table:table-cell office:value-type="float" office:value="3078.05564355084">
                <text:p>3078.055643550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88184389">
                <text:p>3.888184389</text:p>
              </table:table-cell>
              <table:table-cell office:value-type="float" office:value="3081.33254280073">
                <text:p>3081.332542800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90765877600001">
                <text:p>3.90765877600001</text:p>
              </table:table-cell>
              <table:table-cell office:value-type="float" office:value="3080.96989137539">
                <text:p>3080.969891375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92703639200001">
                <text:p>3.92703639200001</text:p>
              </table:table-cell>
              <table:table-cell office:value-type="float" office:value="3096.35612554199">
                <text:p>3096.356125541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946523435">
                <text:p>3.946523435</text:p>
              </table:table-cell>
              <table:table-cell office:value-type="float" office:value="3078.96893335772">
                <text:p>3078.96893335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9661035">
                <text:p>3.9661035</text:p>
              </table:table-cell>
              <table:table-cell office:value-type="float" office:value="3064.34120622181">
                <text:p>3064.341206221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985605491">
                <text:p>3.985605491</text:p>
              </table:table-cell>
              <table:table-cell office:value-type="float" office:value="3076.60894726106">
                <text:p>3076.608947261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005279254">
                <text:p>4.005279254</text:p>
              </table:table-cell>
              <table:table-cell office:value-type="float" office:value="3049.74701586065">
                <text:p>3049.747015860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24870257">
                <text:p>4.024870257</text:p>
              </table:table-cell>
              <table:table-cell office:value-type="float" office:value="3062.63033087144">
                <text:p>3062.630330871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4434381">
                <text:p>4.04434381</text:p>
              </table:table-cell>
              <table:table-cell office:value-type="float" office:value="3081.10184104606">
                <text:p>3081.101841046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063893354">
                <text:p>4.063893354</text:p>
              </table:table-cell>
              <table:table-cell office:value-type="float" office:value="3069.12529519867">
                <text:p>3069.125295198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083324772">
                <text:p>4.083324772</text:p>
              </table:table-cell>
              <table:table-cell office:value-type="float" office:value="3087.78288851648">
                <text:p>3087.782888516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102865045">
                <text:p>4.102865045</text:p>
              </table:table-cell>
              <table:table-cell office:value-type="float" office:value="3070.5814601458">
                <text:p>3070.58146014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22369901">
                <text:p>4.122369901</text:p>
              </table:table-cell>
              <table:table-cell office:value-type="float" office:value="3076.15703494595">
                <text:p>3076.157034945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4197147600001">
                <text:p>4.14197147600001</text:p>
              </table:table-cell>
              <table:table-cell office:value-type="float" office:value="3060.97851830627">
                <text:p>3060.978518306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161505499">
                <text:p>4.161505499</text:p>
              </table:table-cell>
              <table:table-cell office:value-type="float" office:value="3071.56390672963">
                <text:p>3071.56390672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18117551200001">
                <text:p>4.18117551200001</text:p>
              </table:table-cell>
              <table:table-cell office:value-type="float" office:value="3050.32843648709">
                <text:p>3050.328436487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200794379">
                <text:p>4.200794379</text:p>
              </table:table-cell>
              <table:table-cell office:value-type="float" office:value="3058.28058266702">
                <text:p>3058.280582667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220316631">
                <text:p>4.220316631</text:p>
              </table:table-cell>
              <table:table-cell office:value-type="float" office:value="3073.41591533575">
                <text:p>3073.415915335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23980706">
                <text:p>4.23980706</text:p>
              </table:table-cell>
              <table:table-cell office:value-type="float" office:value="3078.43403549489">
                <text:p>3078.434035494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259183373">
                <text:p>4.259183373</text:p>
              </table:table-cell>
              <table:table-cell office:value-type="float" office:value="3096.56434637566">
                <text:p>3096.564346375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7865494800001">
                <text:p>4.27865494800001</text:p>
              </table:table-cell>
              <table:table-cell office:value-type="float" office:value="3081.41483161813">
                <text:p>3081.414831618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29803209400001">
                <text:p>4.29803209400001</text:p>
              </table:table-cell>
              <table:table-cell office:value-type="float" office:value="3096.43122883064">
                <text:p>3096.43122883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31729611600001">
                <text:p>4.31729611600001</text:p>
              </table:table-cell>
              <table:table-cell office:value-type="float" office:value="3114.61438322668">
                <text:p>3114.614383226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336807378">
                <text:p>4.336807378</text:p>
              </table:table-cell>
              <table:table-cell office:value-type="float" office:value="3075.14706122118">
                <text:p>3075.147061221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56301817">
                <text:p>4.356301817</text:p>
              </table:table-cell>
              <table:table-cell office:value-type="float" office:value="3077.80080257777">
                <text:p>3077.800802577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375886986">
                <text:p>4.375886986</text:p>
              </table:table-cell>
              <table:table-cell office:value-type="float" office:value="3063.54262248203">
                <text:p>3063.542622482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395363977">
                <text:p>4.395363977</text:p>
              </table:table-cell>
              <table:table-cell office:value-type="float" office:value="3080.55797735827">
                <text:p>3080.557977358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415002375">
                <text:p>4.415002375</text:p>
              </table:table-cell>
              <table:table-cell office:value-type="float" office:value="3055.23902713482">
                <text:p>3055.239027134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434590513">
                <text:p>4.434590513</text:p>
              </table:table-cell>
              <table:table-cell office:value-type="float" office:value="3063.07827727119">
                <text:p>3063.078277271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454073077">
                <text:p>4.454073077</text:p>
              </table:table-cell>
              <table:table-cell office:value-type="float" office:value="3079.67678176232">
                <text:p>3079.676781762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473585746">
                <text:p>4.473585746</text:p>
              </table:table-cell>
              <table:table-cell office:value-type="float" office:value="3074.92532159588">
                <text:p>3074.92532159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49307482">
                <text:p>4.49307482</text:p>
              </table:table-cell>
              <table:table-cell office:value-type="float" office:value="3078.64806711601">
                <text:p>3078.648067116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51250097800001">
                <text:p>4.51250097800001</text:p>
              </table:table-cell>
              <table:table-cell office:value-type="float" office:value="3088.61896418194">
                <text:p>3088.618964181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53204640700001">
                <text:p>4.53204640700001</text:p>
              </table:table-cell>
              <table:table-cell office:value-type="float" office:value="3069.77145397968">
                <text:p>3069.771453979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5515697">
                <text:p>4.5515697</text:p>
              </table:table-cell>
              <table:table-cell office:value-type="float" office:value="3073.25203796436">
                <text:p>3073.252037964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57104861900001">
                <text:p>4.57104861900001</text:p>
              </table:table-cell>
              <table:table-cell office:value-type="float" office:value="3080.25306743025">
                <text:p>3080.253067430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59055779800001">
                <text:p>4.59055779800001</text:p>
              </table:table-cell>
              <table:table-cell office:value-type="float" office:value="3075.47539545417">
                <text:p>3075.47539545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610014893">
                <text:p>4.610014893</text:p>
              </table:table-cell>
              <table:table-cell office:value-type="float" office:value="3083.70802527418">
                <text:p>3083.708025274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62948553000001">
                <text:p>4.62948553000001</text:p>
              </table:table-cell>
              <table:table-cell office:value-type="float" office:value="3081.56327910397">
                <text:p>3081.563279103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648864343">
                <text:p>4.648864343</text:p>
              </table:table-cell>
              <table:table-cell office:value-type="float" office:value="3096.1648683041">
                <text:p>3096.1648683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66821201100001">
                <text:p>4.66821201100001</text:p>
              </table:table-cell>
              <table:table-cell office:value-type="float" office:value="3101.1489343301">
                <text:p>3101.14893433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68755525100001">
                <text:p>4.68755525100001</text:p>
              </table:table-cell>
              <table:table-cell office:value-type="float" office:value="3101.85884060824">
                <text:p>3101.858840608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70684005400001">
                <text:p>4.70684005400001</text:p>
              </table:table-cell>
              <table:table-cell office:value-type="float" office:value="3111.25812381824">
                <text:p>3111.258123818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726106887">
                <text:p>4.726106887</text:p>
              </table:table-cell>
              <table:table-cell office:value-type="float" office:value="3114.159965991">
                <text:p>3114.159965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745554035">
                <text:p>4.745554035</text:p>
              </table:table-cell>
              <table:table-cell office:value-type="float" office:value="3085.28530764549">
                <text:p>3085.285307645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76505738">
                <text:p>4.76505738</text:p>
              </table:table-cell>
              <table:table-cell office:value-type="float" office:value="3076.39535679587">
                <text:p>3076.395356795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78456109000001">
                <text:p>4.78456109000001</text:p>
              </table:table-cell>
              <table:table-cell office:value-type="float" office:value="3076.33778393811">
                <text:p>3076.337783938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804157301">
                <text:p>4.804157301</text:p>
              </table:table-cell>
              <table:table-cell office:value-type="float" office:value="3061.8163888939">
                <text:p>3061.81638889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823636636">
                <text:p>4.823636636</text:p>
              </table:table-cell>
              <table:table-cell office:value-type="float" office:value="3080.1872856543">
                <text:p>3080.18728565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843125762">
                <text:p>4.843125762</text:p>
              </table:table-cell>
              <table:table-cell office:value-type="float" office:value="3078.63985280876">
                <text:p>3078.639852808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86260306600001">
                <text:p>4.86260306600001</text:p>
              </table:table-cell>
              <table:table-cell office:value-type="float" office:value="3080.50847283495">
                <text:p>3080.508472834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88214688000001">
                <text:p>4.88214688000001</text:p>
              </table:table-cell>
              <table:table-cell office:value-type="float" office:value="3070.02512406193">
                <text:p>3070.025124061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901573715">
                <text:p>4.901573715</text:p>
              </table:table-cell>
              <table:table-cell office:value-type="float" office:value="3088.51132981931">
                <text:p>3088.511329819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921014508">
                <text:p>4.921014508</text:p>
              </table:table-cell>
              <table:table-cell office:value-type="float" office:value="3086.29385642841">
                <text:p>3086.293856428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94053123900001">
                <text:p>4.94053123900001</text:p>
              </table:table-cell>
              <table:table-cell office:value-type="float" office:value="3074.28534009967">
                <text:p>3074.285340099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960004168">
                <text:p>4.960004168</text:p>
              </table:table-cell>
              <table:table-cell office:value-type="float" office:value="3081.20057337218">
                <text:p>3081.200573372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979387825">
                <text:p>4.979387825</text:p>
              </table:table-cell>
              <table:table-cell office:value-type="float" office:value="3095.39113284876">
                <text:p>3095.391132848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99883617">
                <text:p>4.99883617</text:p>
              </table:table-cell>
              <table:table-cell office:value-type="float" office:value="3085.09541557381">
                <text:p>3085.095415573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018110608">
                <text:p>5.018110608</text:p>
              </table:table-cell>
              <table:table-cell office:value-type="float" office:value="3112.93123047276">
                <text:p>3112.931230472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037447078">
                <text:p>5.037447078</text:p>
              </table:table-cell>
              <table:table-cell office:value-type="float" office:value="3102.94484980988">
                <text:p>3102.944849809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056718911">
                <text:p>5.056718911</text:p>
              </table:table-cell>
              <table:table-cell office:value-type="float" office:value="3113.35200963941">
                <text:p>3113.352009639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076206215">
                <text:p>5.076206215</text:p>
              </table:table-cell>
              <table:table-cell office:value-type="float" office:value="3078.92769569439">
                <text:p>3078.927695694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09572695600001">
                <text:p>5.09572695600001</text:p>
              </table:table-cell>
              <table:table-cell office:value-type="float" office:value="3073.65381262809">
                <text:p>3073.653812628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115352386">
                <text:p>5.115352386</text:p>
              </table:table-cell>
              <table:table-cell office:value-type="float" office:value="3057.25785371471">
                <text:p>3057.257853714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134983284">
                <text:p>5.134983284</text:p>
              </table:table-cell>
              <table:table-cell office:value-type="float" office:value="3056.40628360414">
                <text:p>3056.406283604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154482203">
                <text:p>5.154482203</text:p>
              </table:table-cell>
              <table:table-cell office:value-type="float" office:value="3077.09365837151">
                <text:p>3077.093658371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173981954">
                <text:p>5.173981954</text:p>
              </table:table-cell>
              <table:table-cell office:value-type="float" office:value="3076.96236736595">
                <text:p>3076.962367365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193442487">
                <text:p>5.193442487</text:p>
              </table:table-cell>
              <table:table-cell office:value-type="float" office:value="3083.16324121233">
                <text:p>3083.16324121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21273635200001">
                <text:p>5.21273635200001</text:p>
              </table:table-cell>
              <table:table-cell office:value-type="float" office:value="3109.79681883194">
                <text:p>3109.796818831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23225422900001">
                <text:p>5.23225422900001</text:p>
              </table:table-cell>
              <table:table-cell office:value-type="float" office:value="3074.10483220101">
                <text:p>3074.10483220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251639657">
                <text:p>5.251639657</text:p>
              </table:table-cell>
              <table:table-cell office:value-type="float" office:value="3095.10834633226">
                <text:p>3095.108346332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27101836700001">
                <text:p>5.27101836700001</text:p>
              </table:table-cell>
              <table:table-cell office:value-type="float" office:value="3096.18132476115">
                <text:p>3096.181324761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290412128">
                <text:p>5.290412128</text:p>
              </table:table-cell>
              <table:table-cell office:value-type="float" office:value="3093.7784579295">
                <text:p>3093.77845792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30989339">
                <text:p>5.30989339</text:p>
              </table:table-cell>
              <table:table-cell office:value-type="float" office:value="3079.88260719465">
                <text:p>3079.882607194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32928387">
                <text:p>5.32928387</text:p>
              </table:table-cell>
              <table:table-cell office:value-type="float" office:value="3094.30194610989">
                <text:p>3094.301946109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34865711100001">
                <text:p>5.34865711100001</text:p>
              </table:table-cell>
              <table:table-cell office:value-type="float" office:value="3097.05536621189">
                <text:p>3097.055366211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3681328">
                <text:p>5.3681328</text:p>
              </table:table-cell>
              <table:table-cell office:value-type="float" office:value="3080.76392060032">
                <text:p>3080.763920600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387507134">
                <text:p>5.387507134</text:p>
              </table:table-cell>
              <table:table-cell office:value-type="float" office:value="3096.88064632225">
                <text:p>3096.880646322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40691438500001">
                <text:p>5.40691438500001</text:p>
              </table:table-cell>
              <table:table-cell office:value-type="float" office:value="3091.62796935988">
                <text:p>3091.627969359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42643788700001">
                <text:p>5.42643788700001</text:p>
              </table:table-cell>
              <table:table-cell office:value-type="float" office:value="3073.21913865683">
                <text:p>3073.219138656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44595899300001">
                <text:p>5.44595899300001</text:p>
              </table:table-cell>
              <table:table-cell office:value-type="float" office:value="3073.59634233853">
                <text:p>3073.596342338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46545619300001">
                <text:p>5.46545619300001</text:p>
              </table:table-cell>
              <table:table-cell office:value-type="float" office:value="3077.36495496733">
                <text:p>3077.364954967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48489073600001">
                <text:p>5.48489073600001</text:p>
              </table:table-cell>
              <table:table-cell office:value-type="float" office:value="3087.28638486594">
                <text:p>3087.286384865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50439179">
                <text:p>5.50439179</text:p>
              </table:table-cell>
              <table:table-cell office:value-type="float" office:value="3076.75677427669">
                <text:p>3076.756774276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52381513500001">
                <text:p>5.52381513500001</text:p>
              </table:table-cell>
              <table:table-cell office:value-type="float" office:value="3089.06627565841">
                <text:p>3089.066275658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54307905200001">
                <text:p>5.54307905200001</text:p>
              </table:table-cell>
              <table:table-cell office:value-type="float" office:value="3114.63135975872">
                <text:p>3114.631359758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6245427200001">
                <text:p>5.56245427200001</text:p>
              </table:table-cell>
              <table:table-cell office:value-type="float" office:value="3096.73903057608">
                <text:p>3096.739030576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58182173100001">
                <text:p>5.58182173100001</text:p>
              </table:table-cell>
              <table:table-cell office:value-type="float" office:value="3097.97996732651">
                <text:p>3097.979967326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60133403500001">
                <text:p>5.60133403500001</text:p>
              </table:table-cell>
              <table:table-cell office:value-type="float" office:value="3074.98284159532">
                <text:p>3074.982841595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620744567">
                <text:p>5.620744567</text:p>
              </table:table-cell>
              <table:table-cell office:value-type="float" office:value="3091.10538546887">
                <text:p>3091.105385468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640244267">
                <text:p>5.640244267</text:p>
              </table:table-cell>
              <table:table-cell office:value-type="float" office:value="3076.9704149299">
                <text:p>3076.97041492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659729852">
                <text:p>5.659729852</text:p>
              </table:table-cell>
              <table:table-cell office:value-type="float" office:value="3079.1993158022">
                <text:p>3079.19931580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679100749">
                <text:p>5.679100749</text:p>
              </table:table-cell>
              <table:table-cell office:value-type="float" office:value="3097.4301293324">
                <text:p>3097.43012933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698434406">
                <text:p>5.698434406</text:p>
              </table:table-cell>
              <table:table-cell office:value-type="float" office:value="3103.39632072644">
                <text:p>3103.396320726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71781420900001">
                <text:p>5.71781420900001</text:p>
              </table:table-cell>
              <table:table-cell office:value-type="float" office:value="3096.00670347264">
                <text:p>3096.006703472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73719104300001">
                <text:p>5.73719104300001</text:p>
              </table:table-cell>
              <table:table-cell office:value-type="float" office:value="3096.48108664206">
                <text:p>3096.481086642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756584804">
                <text:p>5.756584804</text:p>
              </table:table-cell>
              <table:table-cell office:value-type="float" office:value="3093.7784579295">
                <text:p>3093.77845792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77595622200001">
                <text:p>5.77595622200001</text:p>
              </table:table-cell>
              <table:table-cell office:value-type="float" office:value="3097.34682303496">
                <text:p>3097.346823034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79543258800001">
                <text:p>5.79543258800001</text:p>
              </table:table-cell>
              <table:table-cell office:value-type="float" office:value="3080.65683300367">
                <text:p>3080.656833003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814924788">
                <text:p>5.814924788</text:p>
              </table:table-cell>
              <table:table-cell office:value-type="float" office:value="3078.15433866048">
                <text:p>3078.154338660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83430177800001">
                <text:p>5.83430177800001</text:p>
              </table:table-cell>
              <table:table-cell office:value-type="float" office:value="3096.45615753338">
                <text:p>3096.456157533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85367356100001">
                <text:p>5.85367356100001</text:p>
              </table:table-cell>
              <table:table-cell office:value-type="float" office:value="3097.28846332884">
                <text:p>3097.288463328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87309039500001">
                <text:p>5.87309039500001</text:p>
              </table:table-cell>
              <table:table-cell office:value-type="float" office:value="3090.1021247855">
                <text:p>3090.10212478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89235275">
                <text:p>5.89235275</text:p>
              </table:table-cell>
              <table:table-cell office:value-type="float" office:value="3114.88392774483">
                <text:p>3114.883927744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91173791700001">
                <text:p>5.91173791700001</text:p>
              </table:table-cell>
              <table:table-cell office:value-type="float" office:value="3095.15001856672">
                <text:p>3095.150018566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931040741">
                <text:p>5.931040741</text:p>
              </table:table-cell>
              <table:table-cell office:value-type="float" office:value="3108.35347201119">
                <text:p>3108.353472011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950428773">
                <text:p>5.950428773</text:p>
              </table:table-cell>
              <table:table-cell office:value-type="float" office:value="3094.69264338">
                <text:p>3094.692643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969824253">
                <text:p>5.969824253</text:p>
              </table:table-cell>
              <table:table-cell office:value-type="float" office:value="3093.50425975536">
                <text:p>3093.504259755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98920916100001">
                <text:p>5.98920916100001</text:p>
              </table:table-cell>
              <table:table-cell office:value-type="float" office:value="3095.19137258636">
                <text:p>3095.191372586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00872307900001">
                <text:p>6.00872307900001</text:p>
              </table:table-cell>
              <table:table-cell office:value-type="float" office:value="3074.72850915927">
                <text:p>3074.728509159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028023663">
                <text:p>6.028023663</text:p>
              </table:table-cell>
              <table:table-cell office:value-type="float" office:value="3108.71422336354">
                <text:p>3108.714223363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04743799800001">
                <text:p>6.04743799800001</text:p>
              </table:table-cell>
              <table:table-cell office:value-type="float" office:value="3090.49988062824">
                <text:p>3090.499880628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06673629000001">
                <text:p>6.06673629000001</text:p>
              </table:table-cell>
              <table:table-cell office:value-type="float" office:value="3109.08343598458">
                <text:p>3109.083435984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085997342">
                <text:p>6.085997342</text:p>
              </table:table-cell>
              <table:table-cell office:value-type="float" office:value="3115.09464799899">
                <text:p>3115.094647998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105348343">
                <text:p>6.105348343</text:p>
              </table:table-cell>
              <table:table-cell office:value-type="float" office:value="3100.61479506862">
                <text:p>3100.614795068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12477986500001">
                <text:p>6.12477986500001</text:p>
              </table:table-cell>
              <table:table-cell office:value-type="float" office:value="3087.76636230475">
                <text:p>3087.766362304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14421045">
                <text:p>6.14421045</text:p>
              </table:table-cell>
              <table:table-cell office:value-type="float" office:value="3087.91526348875">
                <text:p>3087.915263488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163629316">
                <text:p>6.163629316</text:p>
              </table:table-cell>
              <table:table-cell office:value-type="float" office:value="3089.77877493026">
                <text:p>3089.778774930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182861305">
                <text:p>6.182861305</text:p>
              </table:table-cell>
              <table:table-cell office:value-type="float" office:value="3119.8021171905">
                <text:p>3119.80211719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20217402500001">
                <text:p>6.20217402500001</text:p>
              </table:table-cell>
              <table:table-cell office:value-type="float" office:value="3106.76072557328">
                <text:p>3106.760725573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22150283800001">
                <text:p>6.22150283800001</text:p>
              </table:table-cell>
              <table:table-cell office:value-type="float" office:value="3104.17406387013">
                <text:p>3104.174063870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240823995">
                <text:p>6.240823995</text:p>
              </table:table-cell>
              <table:table-cell office:value-type="float" office:value="3105.40409148486">
                <text:p>3105.404091484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26019286">
                <text:p>6.26019286</text:p>
              </table:table-cell>
              <table:table-cell office:value-type="float" office:value="3097.75508270553">
                <text:p>3097.755082705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279589747">
                <text:p>6.279589747</text:p>
              </table:table-cell>
              <table:table-cell office:value-type="float" office:value="3093.2798649599">
                <text:p>3093.27986495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29898798800001">
                <text:p>6.29898798800001</text:p>
              </table:table-cell>
              <table:table-cell office:value-type="float" office:value="3093.06395358144">
                <text:p>3093.063953581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318396905">
                <text:p>6.318396905</text:p>
              </table:table-cell>
              <table:table-cell office:value-type="float" office:value="3091.36259380276">
                <text:p>3091.362593802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337692281">
                <text:p>6.337692281</text:p>
              </table:table-cell>
              <table:table-cell office:value-type="float" office:value="3109.55329401162">
                <text:p>3109.553294011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35708093800001">
                <text:p>6.35708093800001</text:p>
              </table:table-cell>
              <table:table-cell office:value-type="float" office:value="3094.59288490053">
                <text:p>3094.592884900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376323293">
                <text:p>6.376323293</text:p>
              </table:table-cell>
              <table:table-cell office:value-type="float" office:value="3118.12145654912">
                <text:p>3118.121456549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395523772">
                <text:p>6.395523772</text:p>
              </table:table-cell>
              <table:table-cell office:value-type="float" office:value="3124.92203970446">
                <text:p>3124.922039704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414907533">
                <text:p>6.414907533</text:p>
              </table:table-cell>
              <table:table-cell office:value-type="float" office:value="3095.37452509857">
                <text:p>3095.374525098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43423025300001">
                <text:p>6.43423025300001</text:p>
              </table:table-cell>
              <table:table-cell office:value-type="float" office:value="3105.15289772784">
                <text:p>3105.152897727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45372682700001">
                <text:p>6.45372682700001</text:p>
              </table:table-cell>
              <table:table-cell office:value-type="float" office:value="3077.46376363331">
                <text:p>3077.463763633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473033661">
                <text:p>6.473033661</text:p>
              </table:table-cell>
              <table:table-cell office:value-type="float" office:value="3107.70787173224">
                <text:p>3107.707871732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49242211000001">
                <text:p>6.49242211000001</text:p>
              </table:table-cell>
              <table:table-cell office:value-type="float" office:value="3094.62608380826">
                <text:p>3094.626083808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51163910000001">
                <text:p>6.51163910000001</text:p>
              </table:table-cell>
              <table:table-cell office:value-type="float" office:value="3122.23714535876">
                <text:p>3122.237145358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53091457900001">
                <text:p>6.53091457900001</text:p>
              </table:table-cell>
              <table:table-cell office:value-type="float" office:value="3112.76311213833">
                <text:p>3112.763112138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550058183">
                <text:p>6.550058183</text:p>
              </table:table-cell>
              <table:table-cell office:value-type="float" office:value="3134.20607739392">
                <text:p>3134.206077393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56917959900001">
                <text:p>6.56917959900001</text:p>
              </table:table-cell>
              <table:table-cell office:value-type="float" office:value="3137.84292962332">
                <text:p>3137.842929623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588569663">
                <text:p>6.588569663</text:p>
              </table:table-cell>
              <table:table-cell office:value-type="float" office:value="3094.36833215318">
                <text:p>3094.368332153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60795139300001">
                <text:p>6.60795139300001</text:p>
              </table:table-cell>
              <table:table-cell office:value-type="float" office:value="3095.6988875596">
                <text:p>3095.69888755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62745807200001">
                <text:p>6.62745807200001</text:p>
              </table:table-cell>
              <table:table-cell office:value-type="float" office:value="3075.86955216681">
                <text:p>3075.869552166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646826312">
                <text:p>6.646826312</text:p>
              </table:table-cell>
              <table:table-cell office:value-type="float" office:value="3097.85504516809">
                <text:p>3097.855045168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66620444900001">
                <text:p>6.66620444900001</text:p>
              </table:table-cell>
              <table:table-cell office:value-type="float" office:value="3096.27287700505">
                <text:p>3096.272877005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685461907">
                <text:p>6.685461907</text:p>
              </table:table-cell>
              <table:table-cell office:value-type="float" office:value="3115.67601497585">
                <text:p>3115.676014975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70463983400001">
                <text:p>6.70463983400001</text:p>
              </table:table-cell>
              <table:table-cell office:value-type="float" office:value="3128.59674562304">
                <text:p>3128.596745623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72367828100001">
                <text:p>6.72367828100001</text:p>
              </table:table-cell>
              <table:table-cell office:value-type="float" office:value="3151.51755812859">
                <text:p>3151.517558128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74297162500001">
                <text:p>6.74297162500001</text:p>
              </table:table-cell>
              <table:table-cell office:value-type="float" office:value="3109.88079619507">
                <text:p>3109.880796195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762130281">
                <text:p>6.762130281</text:p>
              </table:table-cell>
              <table:table-cell office:value-type="float" office:value="3131.743688077">
                <text:p>3131.7436880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78151925100001">
                <text:p>6.78151925100001</text:p>
              </table:table-cell>
              <table:table-cell office:value-type="float" office:value="3094.54292827178">
                <text:p>3094.542928271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800893742">
                <text:p>6.800893742</text:p>
              </table:table-cell>
              <table:table-cell office:value-type="float" office:value="3096.8555509417">
                <text:p>3096.85555094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82026917">
                <text:p>6.82026917</text:p>
              </table:table-cell>
              <table:table-cell office:value-type="float" office:value="3096.70578631806">
                <text:p>3096.705786318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83965230600001">
                <text:p>6.83965230600001</text:p>
              </table:table-cell>
              <table:table-cell office:value-type="float" office:value="3095.47433397745">
                <text:p>3095.474333977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859064766">
                <text:p>6.859064766</text:p>
              </table:table-cell>
              <table:table-cell office:value-type="float" office:value="3090.79838413091">
                <text:p>3090.798384130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878339256">
                <text:p>6.878339256</text:p>
              </table:table-cell>
              <table:table-cell office:value-type="float" office:value="3112.92283219932">
                <text:p>3112.922832199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897730673">
                <text:p>6.897730673</text:p>
              </table:table-cell>
              <table:table-cell office:value-type="float" office:value="3094.15242836652">
                <text:p>3094.152428366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917101622">
                <text:p>6.917101622</text:p>
              </table:table-cell>
              <table:table-cell office:value-type="float" office:value="3097.42181449042">
                <text:p>3097.421814490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9363658">
                <text:p>6.9363658</text:p>
              </table:table-cell>
              <table:table-cell office:value-type="float" office:value="3114.58916129197">
                <text:p>3114.589161291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9556293">
                <text:p>6.9556293</text:p>
              </table:table-cell>
              <table:table-cell office:value-type="float" office:value="3114.69878267288">
                <text:p>3114.698782672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7502295700001">
                <text:p>6.97502295700001</text:p>
              </table:table-cell>
              <table:table-cell office:value-type="float" office:value="3093.79504855489">
                <text:p>3093.795048554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94296926">
                <text:p>6.994296926</text:p>
              </table:table-cell>
              <table:table-cell office:value-type="float" office:value="3113.00697848015">
                <text:p>3113.006978480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01356376000001">
                <text:p>7.01356376000001</text:p>
              </table:table-cell>
              <table:table-cell office:value-type="float" office:value="3114.15980435492">
                <text:p>3114.159804354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032765958">
                <text:p>7.032765958</text:p>
              </table:table-cell>
              <table:table-cell office:value-type="float" office:value="3124.64229355607">
                <text:p>3124.642293556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052043833">
                <text:p>7.052043833</text:p>
              </table:table-cell>
              <table:table-cell office:value-type="float" office:value="3112.37623441377">
                <text:p>3112.376234413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071326344">
                <text:p>7.071326344</text:p>
              </table:table-cell>
              <table:table-cell office:value-type="float" office:value="3111.62794098754">
                <text:p>3111.627940987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09074666800001">
                <text:p>7.09074666800001</text:p>
              </table:table-cell>
              <table:table-cell office:value-type="float" office:value="3089.54680673563">
                <text:p>3089.546806735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109927043">
                <text:p>7.109927043</text:p>
              </table:table-cell>
              <table:table-cell office:value-type="float" office:value="3128.19744139671">
                <text:p>3128.197441396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29193669">
                <text:p>7.129193669</text:p>
              </table:table-cell>
              <table:table-cell office:value-type="float" office:value="3114.19342442149">
                <text:p>3114.193424421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4842534600001">
                <text:p>7.14842534600001</text:p>
              </table:table-cell>
              <table:table-cell office:value-type="float" office:value="3119.85273047048">
                <text:p>3119.852730470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67591762">
                <text:p>7.167591762</text:p>
              </table:table-cell>
              <table:table-cell office:value-type="float" office:value="3130.47572378845">
                <text:p>3130.475723788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186874742">
                <text:p>7.186874742</text:p>
              </table:table-cell>
              <table:table-cell office:value-type="float" office:value="3111.55226007601">
                <text:p>3111.552260076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20620126300001">
                <text:p>7.20620126300001</text:p>
              </table:table-cell>
              <table:table-cell office:value-type="float" office:value="3104.54219877271">
                <text:p>3104.542198772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22558341">
                <text:p>7.22558341</text:p>
              </table:table-cell>
              <table:table-cell office:value-type="float" office:value="3095.63228470193">
                <text:p>3095.632284701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4493321300001">
                <text:p>7.24493321300001</text:p>
              </table:table-cell>
              <table:table-cell office:value-type="float" office:value="3100.80676273368">
                <text:p>3100.806762733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26422051600001">
                <text:p>7.26422051600001</text:p>
              </table:table-cell>
              <table:table-cell office:value-type="float" office:value="3110.85484580213">
                <text:p>3110.854845802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83404276">
                <text:p>7.283404276</text:p>
              </table:table-cell>
              <table:table-cell office:value-type="float" office:value="3127.64546679229">
                <text:p>3127.645466792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30257006700001">
                <text:p>7.30257006700001</text:p>
              </table:table-cell>
              <table:table-cell office:value-type="float" office:value="3130.57780917997">
                <text:p>3130.577809179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32172726500001">
                <text:p>7.32172726500001</text:p>
              </table:table-cell>
              <table:table-cell office:value-type="float" office:value="3131.9820362035">
                <text:p>3131.98203620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34079868100001">
                <text:p>7.34079868100001</text:p>
              </table:table-cell>
              <table:table-cell office:value-type="float" office:value="3146.06948954348">
                <text:p>3146.069489543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359870513">
                <text:p>7.359870513</text:p>
              </table:table-cell>
              <table:table-cell office:value-type="float" office:value="3146.00086661928">
                <text:p>3146.000866619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37916864900001">
                <text:p>7.37916864900001</text:p>
              </table:table-cell>
              <table:table-cell office:value-type="float" office:value="3109.10856882705">
                <text:p>3109.108568827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39848798300001">
                <text:p>7.39848798300001</text:p>
              </table:table-cell>
              <table:table-cell office:value-type="float" office:value="3105.69712185695">
                <text:p>3105.697121856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41771466">
                <text:p>7.41771466</text:p>
              </table:table-cell>
              <table:table-cell office:value-type="float" office:value="3120.66406483167">
                <text:p>3120.664064831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437003577">
                <text:p>7.437003577</text:p>
              </table:table-cell>
              <table:table-cell office:value-type="float" office:value="3110.59454504411">
                <text:p>3110.594545044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45609978500001">
                <text:p>7.45609978500001</text:p>
              </table:table-cell>
              <table:table-cell office:value-type="float" office:value="3141.98504750136">
                <text:p>3141.985047501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475279431">
                <text:p>7.475279431</text:p>
              </table:table-cell>
              <table:table-cell office:value-type="float" office:value="3128.31634118831">
                <text:p>3128.316341188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49446449300001">
                <text:p>7.49446449300001</text:p>
              </table:table-cell>
              <table:table-cell office:value-type="float" office:value="3127.43320818996">
                <text:p>3127.433208189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513719608">
                <text:p>7.513719608</text:p>
              </table:table-cell>
              <table:table-cell office:value-type="float" office:value="3116.05513651942">
                <text:p>3116.055136519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532910399">
                <text:p>7.532910399</text:p>
              </table:table-cell>
              <table:table-cell office:value-type="float" office:value="3126.49957992877">
                <text:p>3126.499579928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55233916100001">
                <text:p>7.55233916100001</text:p>
              </table:table-cell>
              <table:table-cell office:value-type="float" office:value="3088.20500245912">
                <text:p>3088.205002459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57138609800001">
                <text:p>7.57138609800001</text:p>
              </table:table-cell>
              <table:table-cell office:value-type="float" office:value="3150.1127976642">
                <text:p>3150.11279766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59068553600001">
                <text:p>7.59068553600001</text:p>
              </table:table-cell>
              <table:table-cell office:value-type="float" office:value="3108.898818711">
                <text:p>3108.8988187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60980867100001">
                <text:p>7.60980867100001</text:p>
              </table:table-cell>
              <table:table-cell office:value-type="float" office:value="3137.56086541234">
                <text:p>3137.560865412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628847013">
                <text:p>7.628847013</text:p>
              </table:table-cell>
              <table:table-cell office:value-type="float" office:value="3151.53493933659">
                <text:p>3151.534939336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64788374200001">
                <text:p>7.64788374200001</text:p>
              </table:table-cell>
              <table:table-cell office:value-type="float" office:value="3151.80197186073">
                <text:p>3151.801971860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66699843900001">
                <text:p>7.66699843900001</text:p>
              </table:table-cell>
              <table:table-cell office:value-type="float" office:value="3138.94591161871">
                <text:p>3138.945911618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686214022">
                <text:p>7.686214022</text:p>
              </table:table-cell>
              <table:table-cell office:value-type="float" office:value="3122.46576125375">
                <text:p>3122.465761253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70549450200001">
                <text:p>7.70549450200001</text:p>
              </table:table-cell>
              <table:table-cell office:value-type="float" office:value="3111.95571894376">
                <text:p>3111.955718943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724566959">
                <text:p>7.724566959</text:p>
              </table:table-cell>
              <table:table-cell office:value-type="float" office:value="3145.89777289954">
                <text:p>3145.897772899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74378077200001">
                <text:p>7.74378077200001</text:p>
              </table:table-cell>
              <table:table-cell office:value-type="float" office:value="3122.75340662349">
                <text:p>3122.753406623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762867813">
                <text:p>7.762867813</text:p>
              </table:table-cell>
              <table:table-cell office:value-type="float" office:value="3143.49405966205">
                <text:p>3143.494059662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78203553100001">
                <text:p>7.78203553100001</text:p>
              </table:table-cell>
              <table:table-cell office:value-type="float" office:value="3130.26308087287">
                <text:p>3130.263080872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801137572">
                <text:p>7.801137572</text:p>
              </table:table-cell>
              <table:table-cell office:value-type="float" office:value="3141.02561082405">
                <text:p>3141.025610824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82037180200001">
                <text:p>7.82037180200001</text:p>
              </table:table-cell>
              <table:table-cell office:value-type="float" office:value="3119.4386258234">
                <text:p>3119.43862582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83954426000001">
                <text:p>7.83954426000001</text:p>
              </table:table-cell>
              <table:table-cell office:value-type="float" office:value="3129.48918704114">
                <text:p>3129.489187041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85886375">
                <text:p>7.85886375</text:p>
              </table:table-cell>
              <table:table-cell office:value-type="float" office:value="3105.67204413995">
                <text:p>3105.672044139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87805980200001">
                <text:p>7.87805980200001</text:p>
              </table:table-cell>
              <table:table-cell office:value-type="float" office:value="3125.6427102803">
                <text:p>3125.64271028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89717007200001">
                <text:p>7.89717007200001</text:p>
              </table:table-cell>
              <table:table-cell office:value-type="float" office:value="3139.67306584386">
                <text:p>3139.673065843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916308415">
                <text:p>7.916308415</text:p>
              </table:table-cell>
              <table:table-cell office:value-type="float" office:value="3135.0676492744">
                <text:p>3135.06764927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935468478">
                <text:p>7.935468478</text:p>
              </table:table-cell>
              <table:table-cell office:value-type="float" office:value="3131.51371161967">
                <text:p>3131.513711619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95452640400001">
                <text:p>7.95452640400001</text:p>
              </table:table-cell>
              <table:table-cell office:value-type="float" office:value="3148.29640958798">
                <text:p>3148.296409587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973656362">
                <text:p>7.973656362</text:p>
              </table:table-cell>
              <table:table-cell office:value-type="float" office:value="3136.44180504841">
                <text:p>3136.441805048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992869133">
                <text:p>7.992869133</text:p>
              </table:table-cell>
              <table:table-cell office:value-type="float" office:value="3122.92276840243">
                <text:p>3122.922768402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012077476">
                <text:p>8.012077476</text:p>
              </table:table-cell>
              <table:table-cell office:value-type="float" office:value="3123.64267964145">
                <text:p>3123.642679641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031187851">
                <text:p>8.031187851</text:p>
              </table:table-cell>
              <table:table-cell office:value-type="float" office:value="3139.65581523178">
                <text:p>3139.655815231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050236818">
                <text:p>8.050236818</text:p>
              </table:table-cell>
              <table:table-cell office:value-type="float" office:value="3149.77709814865">
                <text:p>3149.777098148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06943370400001">
                <text:p>8.06943370400001</text:p>
              </table:table-cell>
              <table:table-cell office:value-type="float" office:value="3125.50691815278">
                <text:p>3125.506918152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088668298">
                <text:p>8.088668298</text:p>
              </table:table-cell>
              <table:table-cell office:value-type="float" office:value="3119.37959283207">
                <text:p>3119.379592832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10783148500001">
                <text:p>8.10783148500001</text:p>
              </table:table-cell>
              <table:table-cell office:value-type="float" office:value="3131.00320943423">
                <text:p>3131.003209434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126965974">
                <text:p>8.126965974</text:p>
              </table:table-cell>
              <table:table-cell office:value-type="float" office:value="3135.69910333192">
                <text:p>3135.699103331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146113328">
                <text:p>8.146113328</text:p>
              </table:table-cell>
              <table:table-cell office:value-type="float" office:value="3133.59224465206">
                <text:p>3133.592244652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165428703">
                <text:p>8.165428703</text:p>
              </table:table-cell>
              <table:table-cell office:value-type="float" office:value="3106.33368495224">
                <text:p>3106.333684952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18455288">
                <text:p>8.18455288</text:p>
              </table:table-cell>
              <table:table-cell office:value-type="float" office:value="3137.38991225695">
                <text:p>3137.389912256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20361861900001">
                <text:p>8.20361861900001</text:p>
              </table:table-cell>
              <table:table-cell office:value-type="float" office:value="3147.00626080952">
                <text:p>3147.006260809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222883682">
                <text:p>8.222883682</text:p>
              </table:table-cell>
              <table:table-cell office:value-type="float" office:value="3114.44608304814">
                <text:p>3114.446083048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24203801500001">
                <text:p>8.24203801500001</text:p>
              </table:table-cell>
              <table:table-cell office:value-type="float" office:value="3132.45050088617">
                <text:p>3132.450500886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261337036">
                <text:p>8.261337036</text:p>
              </table:table-cell>
              <table:table-cell office:value-type="float" office:value="3108.96599366445">
                <text:p>3108.965993664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28069439100001">
                <text:p>8.28069439100001</text:p>
              </table:table-cell>
              <table:table-cell office:value-type="float" office:value="3099.59702655481">
                <text:p>3099.597026554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29985424500001">
                <text:p>8.29985424500001</text:p>
              </table:table-cell>
              <table:table-cell office:value-type="float" office:value="3131.54787087717">
                <text:p>3131.547870877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31899316100001">
                <text:p>8.31899316100001</text:p>
              </table:table-cell>
              <table:table-cell office:value-type="float" office:value="3134.97378848369">
                <text:p>3134.973788483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33804410800001">
                <text:p>8.33804410800001</text:p>
              </table:table-cell>
              <table:table-cell office:value-type="float" office:value="3149.4497360163">
                <text:p>3149.44973601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357113232">
                <text:p>8.357113232</text:p>
              </table:table-cell>
              <table:table-cell office:value-type="float" office:value="3146.44762916256">
                <text:p>3146.447629162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37603657400001">
                <text:p>8.37603657400001</text:p>
              </table:table-cell>
              <table:table-cell office:value-type="float" office:value="3170.68729191572">
                <text:p>3170.687291915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395198772">
                <text:p>8.395198772</text:p>
              </table:table-cell>
              <table:table-cell office:value-type="float" office:value="3131.16480687827">
                <text:p>3131.164806878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41426425">
                <text:p>8.41426425</text:p>
              </table:table-cell>
              <table:table-cell office:value-type="float" office:value="3147.04934227165">
                <text:p>3147.049342271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43357686500001">
                <text:p>8.43357686500001</text:p>
              </table:table-cell>
              <table:table-cell office:value-type="float" office:value="3106.77761659866">
                <text:p>3106.777616598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45266822900001">
                <text:p>8.45266822900001</text:p>
              </table:table-cell>
              <table:table-cell office:value-type="float" office:value="3142.78225484491">
                <text:p>3142.782254844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47186501">
                <text:p>8.47186501</text:p>
              </table:table-cell>
              <table:table-cell office:value-type="float" office:value="3125.52401363689">
                <text:p>3125.524013636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490987781">
                <text:p>8.490987781</text:p>
              </table:table-cell>
              <table:table-cell office:value-type="float" office:value="3137.6205885644">
                <text:p>3137.62058856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510045394">
                <text:p>8.510045394</text:p>
              </table:table-cell>
              <table:table-cell office:value-type="float" office:value="3148.34811683901">
                <text:p>3148.348116839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529130248">
                <text:p>8.529130248</text:p>
              </table:table-cell>
              <table:table-cell office:value-type="float" office:value="3143.85428361165">
                <text:p>3143.854283611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54821781000001">
                <text:p>8.54821781000001</text:p>
              </table:table-cell>
              <table:table-cell office:value-type="float" office:value="3143.40825716604">
                <text:p>3143.408257166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567406101">
                <text:p>8.567406101</text:p>
              </table:table-cell>
              <table:table-cell office:value-type="float" office:value="3126.90692464615">
                <text:p>3126.906924646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58659277800001">
                <text:p>8.58659277800001</text:p>
              </table:table-cell>
              <table:table-cell office:value-type="float" office:value="3127.16996278076">
                <text:p>3127.169962780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60576278800001">
                <text:p>8.60576278800001</text:p>
              </table:table-cell>
              <table:table-cell office:value-type="float" office:value="3129.8888211332">
                <text:p>3129.88882113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62480107900001">
                <text:p>8.62480107900001</text:p>
              </table:table-cell>
              <table:table-cell office:value-type="float" office:value="3151.54338170356">
                <text:p>3151.543381703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64394239100001">
                <text:p>8.64394239100001</text:p>
              </table:table-cell>
              <table:table-cell office:value-type="float" office:value="3134.58137038847">
                <text:p>3134.581370388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663130839">
                <text:p>8.663130839</text:p>
              </table:table-cell>
              <table:table-cell office:value-type="float" office:value="3126.88134027401">
                <text:p>3126.881340274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68217314">
                <text:p>8.68217314</text:p>
              </table:table-cell>
              <table:table-cell office:value-type="float" office:value="3150.87971774017">
                <text:p>3150.879717740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70127190000001">
                <text:p>8.70127190000001</text:p>
              </table:table-cell>
              <table:table-cell office:value-type="float" office:value="3141.56521156254">
                <text:p>3141.565211562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72042248300001">
                <text:p>8.72042248300001</text:p>
              </table:table-cell>
              <table:table-cell office:value-type="float" office:value="3133.06388635821">
                <text:p>3133.063886358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73958665900001">
                <text:p>8.73958665900001</text:p>
              </table:table-cell>
              <table:table-cell office:value-type="float" office:value="3130.84162867153">
                <text:p>3130.841628671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758603127">
                <text:p>8.758603127</text:p>
              </table:table-cell>
              <table:table-cell office:value-type="float" office:value="3155.16004339149">
                <text:p>3155.160043391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777768866">
                <text:p>8.777768866</text:p>
              </table:table-cell>
              <table:table-cell office:value-type="float" office:value="3130.58630298548">
                <text:p>3130.586302985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79679898000001">
                <text:p>8.79679898000001</text:p>
              </table:table-cell>
              <table:table-cell office:value-type="float" office:value="3152.89756015073">
                <text:p>3152.897560150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81596888600001">
                <text:p>8.81596888600001</text:p>
              </table:table-cell>
              <table:table-cell office:value-type="float" office:value="3129.90580131139">
                <text:p>3129.905801311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83499327">
                <text:p>8.83499327</text:p>
              </table:table-cell>
              <table:table-cell office:value-type="float" office:value="3153.84718895649">
                <text:p>3153.847188956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854188385">
                <text:p>8.854188385</text:p>
              </table:table-cell>
              <table:table-cell office:value-type="float" office:value="3125.79528697759">
                <text:p>3125.795286977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87331053">
                <text:p>8.87331053</text:p>
              </table:table-cell>
              <table:table-cell office:value-type="float" office:value="3137.72330457743">
                <text:p>3137.723304577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892442675">
                <text:p>8.892442675</text:p>
              </table:table-cell>
              <table:table-cell office:value-type="float" office:value="3136.08327764601">
                <text:p>3136.083277646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911483778">
                <text:p>8.911483778</text:p>
              </table:table-cell>
              <table:table-cell office:value-type="float" office:value="3151.07796013602">
                <text:p>3151.077960136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93069050700001">
                <text:p>8.93069050700001</text:p>
              </table:table-cell>
              <table:table-cell office:value-type="float" office:value="3123.9051688597">
                <text:p>3123.90516885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94972603800001">
                <text:p>8.94972603800001</text:p>
              </table:table-cell>
              <table:table-cell office:value-type="float" office:value="3152.00033032962">
                <text:p>3152.000330329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96892547500001">
                <text:p>8.96892547500001</text:p>
              </table:table-cell>
              <table:table-cell office:value-type="float" office:value="3125.09163680205">
                <text:p>3125.091636802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988119392">
                <text:p>8.988119392</text:p>
              </table:table-cell>
              <table:table-cell office:value-type="float" office:value="3125.9903853921">
                <text:p>3125.99038539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00717476600001">
                <text:p>9.00717476600001</text:p>
              </table:table-cell>
              <table:table-cell office:value-type="float" office:value="3148.71804667738">
                <text:p>3148.718046677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026332849">
                <text:p>9.026332849</text:p>
              </table:table-cell>
              <table:table-cell office:value-type="float" office:value="3131.8373555444">
                <text:p>3131.83735554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04536744100001">
                <text:p>9.04536744100001</text:p>
              </table:table-cell>
              <table:table-cell office:value-type="float" office:value="3152.1558224082">
                <text:p>3152.15582240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06430416900001">
                <text:p>9.06430416900001</text:p>
              </table:table-cell>
              <table:table-cell office:value-type="float" office:value="3168.44599552786">
                <text:p>3168.445995527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08327959500001">
                <text:p>9.08327959500001</text:p>
              </table:table-cell>
              <table:table-cell office:value-type="float" office:value="3161.98434754554">
                <text:p>3161.984347545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102156686">
                <text:p>9.102156686</text:p>
              </table:table-cell>
              <table:table-cell office:value-type="float" office:value="3178.45583305298">
                <text:p>3178.455833052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121154977">
                <text:p>9.121154977</text:p>
              </table:table-cell>
              <table:table-cell office:value-type="float" office:value="3158.17880671434">
                <text:p>3158.178806714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14013738200001">
                <text:p>9.14013738200001</text:p>
              </table:table-cell>
              <table:table-cell office:value-type="float" office:value="3160.82182420992">
                <text:p>3160.821824209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15920786000001">
                <text:p>9.15920786000001</text:p>
              </table:table-cell>
              <table:table-cell office:value-type="float" office:value="3146.22423202972">
                <text:p>3146.224232029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178196255">
                <text:p>9.178196255</text:p>
              </table:table-cell>
              <table:table-cell office:value-type="float" office:value="3159.82472452356">
                <text:p>3159.824724523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19702527300001">
                <text:p>9.19702527300001</text:p>
              </table:table-cell>
              <table:table-cell office:value-type="float" office:value="3186.5708556858">
                <text:p>3186.57085568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21608075100001">
                <text:p>9.21608075100001</text:p>
              </table:table-cell>
              <table:table-cell office:value-type="float" office:value="3148.70086176818">
                <text:p>3148.700861768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23507774000001">
                <text:p>9.23507774000001</text:p>
              </table:table-cell>
              <table:table-cell office:value-type="float" office:value="3158.39525937481">
                <text:p>3158.395259374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254145874">
                <text:p>9.254145874</text:p>
              </table:table-cell>
              <table:table-cell office:value-type="float" office:value="3146.61098983354">
                <text:p>3146.610989833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27327369700001">
                <text:p>9.27327369700001</text:p>
              </table:table-cell>
              <table:table-cell office:value-type="float" office:value="3136.79188687515">
                <text:p>3136.791886875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.292425061">
                <text:p>9.292425061</text:p>
              </table:table-cell>
              <table:table-cell office:value-type="float" office:value="3132.9361188067">
                <text:p>3132.93611880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.31145382000001">
                <text:p>9.31145382000001</text:p>
              </table:table-cell>
              <table:table-cell office:value-type="float" office:value="3153.12207170074">
                <text:p>3153.122071700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33051586100001">
                <text:p>9.33051586100001</text:p>
              </table:table-cell>
              <table:table-cell office:value-type="float" office:value="3147.61677409079">
                <text:p>3147.616774090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349642902">
                <text:p>9.349642902</text:p>
              </table:table-cell>
              <table:table-cell office:value-type="float" office:value="3136.92013312623">
                <text:p>3136.920133126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368708224">
                <text:p>9.368708224</text:p>
              </table:table-cell>
              <table:table-cell office:value-type="float" office:value="3147.075092673">
                <text:p>3147.0750926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38784297400001">
                <text:p>9.38784297400001</text:p>
              </table:table-cell>
              <table:table-cell office:value-type="float" office:value="3135.65633206497">
                <text:p>3135.656332064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40691324400001">
                <text:p>9.40691324400001</text:p>
              </table:table-cell>
              <table:table-cell office:value-type="float" office:value="3146.25854799115">
                <text:p>3146.258547991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42604580600001">
                <text:p>9.42604580600001</text:p>
              </table:table-cell>
              <table:table-cell office:value-type="float" office:value="3136.01492575919">
                <text:p>3136.014925759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44506597100001">
                <text:p>9.44506597100001</text:p>
              </table:table-cell>
              <table:table-cell office:value-type="float" office:value="3154.54676655003">
                <text:p>3154.546766550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464016605">
                <text:p>9.464016605</text:p>
              </table:table-cell>
              <table:table-cell office:value-type="float" office:value="3166.12098571606">
                <text:p>3166.120985716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48298817700001">
                <text:p>9.48298817700001</text:p>
              </table:table-cell>
              <table:table-cell office:value-type="float" office:value="3162.62669218771">
                <text:p>3162.626692187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50199719600001">
                <text:p>9.50199719600001</text:p>
              </table:table-cell>
              <table:table-cell office:value-type="float" office:value="3156.3964452882">
                <text:p>3156.39644528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52094715300001">
                <text:p>9.52094715300001</text:p>
              </table:table-cell>
              <table:table-cell office:value-type="float" office:value="3166.23409752265">
                <text:p>3166.234097522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53998174600001">
                <text:p>9.53998174600001</text:p>
              </table:table-cell>
              <table:table-cell office:value-type="float" office:value="3152.15565680852">
                <text:p>3152.155656808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559001443">
                <text:p>9.559001443</text:p>
              </table:table-cell>
              <table:table-cell office:value-type="float" office:value="3154.624387551">
                <text:p>3154.6243875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57802296200001">
                <text:p>9.57802296200001</text:p>
              </table:table-cell>
              <table:table-cell office:value-type="float" office:value="3154.32221790389">
                <text:p>3154.322217903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59703635700001">
                <text:p>9.59703635700001</text:p>
              </table:table-cell>
              <table:table-cell office:value-type="float" office:value="3155.66998949921">
                <text:p>3155.669989499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61619308600001">
                <text:p>9.61619308600001</text:p>
              </table:table-cell>
              <table:table-cell office:value-type="float" office:value="3132.05871419869">
                <text:p>3132.058714198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635206012">
                <text:p>9.635206012</text:p>
              </table:table-cell>
              <table:table-cell office:value-type="float" office:value="3155.74783176658">
                <text:p>3155.747831766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654358261">
                <text:p>9.654358261</text:p>
              </table:table-cell>
              <table:table-cell office:value-type="float" office:value="3132.79134998696">
                <text:p>3132.791349986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673410667">
                <text:p>9.673410667</text:p>
              </table:table-cell>
              <table:table-cell office:value-type="float" office:value="3149.20855665156">
                <text:p>3149.208556651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692580885">
                <text:p>9.692580885</text:p>
              </table:table-cell>
              <table:table-cell office:value-type="float" office:value="3129.8548613272">
                <text:p>3129.85486132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71159516500001">
                <text:p>9.71159516500001</text:p>
              </table:table-cell>
              <table:table-cell office:value-type="float" office:value="3155.52311210187">
                <text:p>3155.523112101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73051715300001">
                <text:p>9.73051715300001</text:p>
              </table:table-cell>
              <table:table-cell office:value-type="float" office:value="3170.91417667067">
                <text:p>3170.914176670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74953054800001">
                <text:p>9.74953054800001</text:p>
              </table:table-cell>
              <table:table-cell office:value-type="float" office:value="3155.66998949921">
                <text:p>3155.669989499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768412692">
                <text:p>9.768412692</text:p>
              </table:table-cell>
              <table:table-cell office:value-type="float" office:value="3177.60525499841">
                <text:p>3177.605254998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787442545">
                <text:p>9.787442545</text:p>
              </table:table-cell>
              <table:table-cell office:value-type="float" office:value="3152.94080306243">
                <text:p>3152.940803062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806454794">
                <text:p>9.806454794</text:p>
              </table:table-cell>
              <table:table-cell office:value-type="float" office:value="3155.86020359833">
                <text:p>3155.860203598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82537297900001">
                <text:p>9.82537297900001</text:p>
              </table:table-cell>
              <table:table-cell office:value-type="float" office:value="3171.55160497624">
                <text:p>3171.551604976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84453960400001">
                <text:p>9.84453960400001</text:p>
              </table:table-cell>
              <table:table-cell office:value-type="float" office:value="3130.441587917">
                <text:p>3130.4415879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86356857200001">
                <text:p>9.86356857200001</text:p>
              </table:table-cell>
              <table:table-cell office:value-type="float" office:value="3153.08744015955">
                <text:p>3153.087440159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882545299">
                <text:p>9.882545299</text:p>
              </table:table-cell>
              <table:table-cell office:value-type="float" office:value="3161.76756929773">
                <text:p>3161.767569297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901586455">
                <text:p>9.901586455</text:p>
              </table:table-cell>
              <table:table-cell office:value-type="float" office:value="3151.0691892866">
                <text:p>3151.06918928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920696725">
                <text:p>9.920696725</text:p>
              </table:table-cell>
              <table:table-cell office:value-type="float" office:value="3139.67306584386">
                <text:p>3139.673065843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93992585000001">
                <text:p>9.93992585000001</text:p>
              </table:table-cell>
              <table:table-cell office:value-type="float" office:value="3120.26678280837">
                <text:p>3120.266782808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958994922">
                <text:p>9.958994922</text:p>
              </table:table-cell>
              <table:table-cell office:value-type="float" office:value="3146.45620930166">
                <text:p>3146.456209301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978059723">
                <text:p>9.978059723</text:p>
              </table:table-cell>
              <table:table-cell office:value-type="float" office:value="3147.1610954661">
                <text:p>3147.161095466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99723879600001">
                <text:p>9.99723879600001</text:p>
              </table:table-cell>
              <table:table-cell office:value-type="float" office:value="3128.40980374748">
                <text:p>3128.409803747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016314795">
                <text:p>10.016314795</text:p>
              </table:table-cell>
              <table:table-cell office:value-type="float" office:value="3145.31364779463">
                <text:p>3145.313647794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035268085">
                <text:p>10.035268085</text:p>
              </table:table-cell>
              <table:table-cell office:value-type="float" office:value="3165.67730457369">
                <text:p>3165.677304573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054464554">
                <text:p>10.054464554</text:p>
              </table:table-cell>
              <table:table-cell office:value-type="float" office:value="3125.57481274165">
                <text:p>3125.574812741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073484615">
                <text:p>10.073484615</text:p>
              </table:table-cell>
              <table:table-cell office:value-type="float" office:value="3154.5640153323">
                <text:p>3154.56401533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092580615">
                <text:p>10.092580615</text:p>
              </table:table-cell>
              <table:table-cell office:value-type="float" office:value="3142.01927105076">
                <text:p>3142.019271050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111708698">
                <text:p>10.111708698</text:p>
              </table:table-cell>
              <table:table-cell office:value-type="float" office:value="3136.74924978136">
                <text:p>3136.749249781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130705998">
                <text:p>10.130705998</text:p>
              </table:table-cell>
              <table:table-cell office:value-type="float" office:value="3158.34355408243">
                <text:p>3158.343554082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149703351">
                <text:p>10.149703351</text:p>
              </table:table-cell>
              <table:table-cell office:value-type="float" office:value="3158.33474274205">
                <text:p>3158.334742742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16868534">
                <text:p>10.16868534</text:p>
              </table:table-cell>
              <table:table-cell office:value-type="float" office:value="3160.89109523588">
                <text:p>3160.8910952358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187706859">
                <text:p>10.187706859</text:p>
              </table:table-cell>
              <table:table-cell office:value-type="float" office:value="3154.32221790625">
                <text:p>3154.322217906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206680462">
                <text:p>10.206680462</text:p>
              </table:table-cell>
              <table:table-cell office:value-type="float" office:value="3162.28815370387">
                <text:p>3162.288153703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225778076">
                <text:p>10.225778076</text:p>
              </table:table-cell>
              <table:table-cell office:value-type="float" office:value="3141.75372902786">
                <text:p>3141.753729027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244836679">
                <text:p>10.244836679</text:p>
              </table:table-cell>
              <table:table-cell office:value-type="float" office:value="3148.18457575221">
                <text:p>3148.18457575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04cm" svg:height="9.006cm" xlink:href=".." xlink:type="simple" chart:class="chart:scatter" chart:style-name="ch1">
        <chart:legend chart:legend-position="end" svg:x="18.709cm" svg:y="4.204cm" style:legend-expansion="high" chart:style-name="ch2"/>
        <chart:plot-area chart:style-name="ch3" table:cell-range-address="Sheet1.A1:Sheet1.B1174" svg:x="0.422cm" svg:y="0.18cm" svg:width="17.865cm" svg:height="8.646cm">
          <chartooo:coordinate-region svg:x="1.52cm" svg:y="0.38cm" svg:width="16.55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174" chart:class="chart:scatter">
            <chart:domain table:cell-range-address="Sheet1.A1:Sheet1.A1174"/>
            <chart:data-point chart:repeated="11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9845639999979">
                <text:p>0.0229845639999979</text:p>
                <draw:g>
                  <svg:desc>Sheet1.A1:Sheet1.A1174</svg:desc>
                </draw:g>
              </table:table-cell>
              <table:table-cell office:value-type="float" office:value="2610.44760300893">
                <text:p>2610.44760300893</text:p>
                <draw:g>
                  <svg:desc>Sheet1.B1:Sheet1.B1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4311240000043">
                <text:p>0.0574311240000043</text:p>
              </table:table-cell>
              <table:table-cell office:value-type="float" office:value="1741.82850188782">
                <text:p>1741.82850188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22921129999992">
                <text:p>0.0922921129999992</text:p>
              </table:table-cell>
              <table:table-cell office:value-type="float" office:value="1721.12156657428">
                <text:p>1721.12156657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190238000011">
                <text:p>0.127190238000011</text:p>
              </table:table-cell>
              <table:table-cell office:value-type="float" office:value="1719.29007647199">
                <text:p>1719.29007647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2370656000007">
                <text:p>0.162370656000007</text:p>
              </table:table-cell>
              <table:table-cell office:value-type="float" office:value="1705.49423261563">
                <text:p>1705.49423261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774670000001">
                <text:p>0.19774670000001</text:p>
              </table:table-cell>
              <table:table-cell office:value-type="float" office:value="1696.06301936969">
                <text:p>1696.06301936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338071500001">
                <text:p>0.23338071500001</text:p>
              </table:table-cell>
              <table:table-cell office:value-type="float" office:value="1683.78444023221">
                <text:p>1683.78444023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9292127">
                <text:p>0.269292127</text:p>
              </table:table-cell>
              <table:table-cell office:value-type="float" office:value="1670.77808023857">
                <text:p>1670.77808023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5548073000011">
                <text:p>0.305548073000011</text:p>
              </table:table-cell>
              <table:table-cell office:value-type="float" office:value="1654.90096438199">
                <text:p>1654.90096438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677507">
                <text:p>0.341677507</text:p>
              </table:table-cell>
              <table:table-cell office:value-type="float" office:value="1660.6958193704">
                <text:p>1660.6958193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7862671000003">
                <text:p>0.377862671000003</text:p>
              </table:table-cell>
              <table:table-cell office:value-type="float" office:value="1658.13812533766">
                <text:p>1658.13812533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4364190000001">
                <text:p>0.414364190000001</text:p>
              </table:table-cell>
              <table:table-cell office:value-type="float" office:value="1643.76720870173">
                <text:p>1643.76720870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1352847999999">
                <text:p>0.451352847999999</text:p>
              </table:table-cell>
              <table:table-cell office:value-type="float" office:value="1622.11886681594">
                <text:p>1622.11886681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844557000001">
                <text:p>0.48844557000001</text:p>
              </table:table-cell>
              <table:table-cell office:value-type="float" office:value="1617.5679962226">
                <text:p>1617.5679962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553579100001">
                <text:p>0.52553579100001</text:p>
              </table:table-cell>
              <table:table-cell office:value-type="float" office:value="1617.67706911211">
                <text:p>1617.67706911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2716950000009">
                <text:p>0.562716950000009</text:p>
              </table:table-cell>
              <table:table-cell office:value-type="float" office:value="1613.72054055661">
                <text:p>1613.72054055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0045558000005">
                <text:p>0.600045558000005</text:p>
              </table:table-cell>
              <table:table-cell office:value-type="float" office:value="1607.3463012606">
                <text:p>1607.3463012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7371666000007">
                <text:p>0.637371666000007</text:p>
              </table:table-cell>
              <table:table-cell office:value-type="float" office:value="1607.4539568925">
                <text:p>1607.4539568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4759806000012">
                <text:p>0.674759806000012</text:p>
              </table:table-cell>
              <table:table-cell office:value-type="float" office:value="1604.78697255314">
                <text:p>1604.78697255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1212700800001">
                <text:p>0.71212700800001</text:p>
              </table:table-cell>
              <table:table-cell office:value-type="float" office:value="1605.68618437105">
                <text:p>1605.68618437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49579105999999">
                <text:p>0.749579105999999</text:p>
              </table:table-cell>
              <table:table-cell office:value-type="float" office:value="1602.04643275307">
                <text:p>1602.04643275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86787349000008">
                <text:p>0.786787349000008</text:p>
              </table:table-cell>
              <table:table-cell office:value-type="float" office:value="1612.54590817377">
                <text:p>1612.54590817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3722570000001">
                <text:p>0.823722570000001</text:p>
              </table:table-cell>
              <table:table-cell office:value-type="float" office:value="1624.46570984403">
                <text:p>1624.46570984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1778161000004">
                <text:p>0.861778161000004</text:p>
              </table:table-cell>
              <table:table-cell office:value-type="float" office:value="1576.64086730372">
                <text:p>1576.640867303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0204692000002">
                <text:p>0.900204692000002</text:p>
              </table:table-cell>
              <table:table-cell office:value-type="float" office:value="1561.4211962043">
                <text:p>1561.4211962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9328311000011">
                <text:p>0.939328311000011</text:p>
              </table:table-cell>
              <table:table-cell office:value-type="float" office:value="1533.6004575647">
                <text:p>1533.60045756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8104115000008">
                <text:p>0.978104115000008</text:p>
              </table:table-cell>
              <table:table-cell office:value-type="float" office:value="1547.35669697539">
                <text:p>1547.35669697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14928345">
                <text:p>1.014928345</text:p>
              </table:table-cell>
              <table:table-cell office:value-type="float" office:value="1629.3619717238">
                <text:p>1629.3619717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48900996">
                <text:p>1.048900996</text:p>
              </table:table-cell>
              <table:table-cell office:value-type="float" office:value="1766.12652336144">
                <text:p>1766.12652336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8117186600001">
                <text:p>1.08117186600001</text:p>
              </table:table-cell>
              <table:table-cell office:value-type="float" office:value="1859.26192879184">
                <text:p>1859.26192879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11249441">
                <text:p>1.111249441</text:p>
              </table:table-cell>
              <table:table-cell office:value-type="float" office:value="1994.84167191053">
                <text:p>1994.841671910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40404875">
                <text:p>1.140404875</text:p>
              </table:table-cell>
              <table:table-cell office:value-type="float" office:value="2057.93540922743">
                <text:p>2057.935409227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68082748">
                <text:p>1.168082748</text:p>
              </table:table-cell>
              <table:table-cell office:value-type="float" office:value="2167.79663668506">
                <text:p>2167.79663668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9515275400001">
                <text:p>1.19515275400001</text:p>
              </table:table-cell>
              <table:table-cell office:value-type="float" office:value="2216.47531219589">
                <text:p>2216.475312195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2127020100001">
                <text:p>1.22127020100001</text:p>
              </table:table-cell>
              <table:table-cell office:value-type="float" office:value="2297.31489452205">
                <text:p>2297.31489452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46855666">
                <text:p>1.246855666</text:p>
              </table:table-cell>
              <table:table-cell office:value-type="float" office:value="2345.08147497101">
                <text:p>2345.08147497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7168050200001">
                <text:p>1.27168050200001</text:p>
              </table:table-cell>
              <table:table-cell office:value-type="float" office:value="2416.93439585992">
                <text:p>2416.93439585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9606148100001">
                <text:p>1.29606148100001</text:p>
              </table:table-cell>
              <table:table-cell office:value-type="float" office:value="2460.93481315906">
                <text:p>2460.93481315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1983620600001">
                <text:p>1.31983620600001</text:p>
              </table:table-cell>
              <table:table-cell office:value-type="float" office:value="2523.68849692315">
                <text:p>2523.688496923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43255668">
                <text:p>1.343255668</text:p>
              </table:table-cell>
              <table:table-cell office:value-type="float" office:value="2561.97174811356">
                <text:p>2561.971748113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66122836">
                <text:p>1.366122836</text:p>
              </table:table-cell>
              <table:table-cell office:value-type="float" office:value="2623.84917974921">
                <text:p>2623.849179749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8862146000001">
                <text:p>1.38862146000001</text:p>
              </table:table-cell>
              <table:table-cell office:value-type="float" office:value="2666.82975812117">
                <text:p>2666.82975812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1062940400001">
                <text:p>1.41062940400001</text:p>
              </table:table-cell>
              <table:table-cell office:value-type="float" office:value="2726.28828935651">
                <text:p>2726.28828935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3235453300001">
                <text:p>1.43235453300001</text:p>
              </table:table-cell>
              <table:table-cell office:value-type="float" office:value="2761.77876780341">
                <text:p>2761.778767803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5363049300001">
                <text:p>1.45363049300001</text:p>
              </table:table-cell>
              <table:table-cell office:value-type="float" office:value="2820.08426411821">
                <text:p>2820.08426411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7466869200001">
                <text:p>1.47466869200001</text:p>
              </table:table-cell>
              <table:table-cell office:value-type="float" office:value="2851.95515072328">
                <text:p>2851.955150723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9528397100001">
                <text:p>1.49528397100001</text:p>
              </table:table-cell>
              <table:table-cell office:value-type="float" office:value="2910.46267188559">
                <text:p>2910.46267188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1582284300001">
                <text:p>1.51582284300001</text:p>
              </table:table-cell>
              <table:table-cell office:value-type="float" office:value="2921.2899325723">
                <text:p>2921.2899325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3596681800001">
                <text:p>1.53596681800001</text:p>
              </table:table-cell>
              <table:table-cell office:value-type="float" office:value="2978.55810484331">
                <text:p>2978.558104843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5595089500001">
                <text:p>1.55595089500001</text:p>
              </table:table-cell>
              <table:table-cell office:value-type="float" office:value="3002.39035307905">
                <text:p>3002.39035307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5784243">
                <text:p>1.575784243</text:p>
              </table:table-cell>
              <table:table-cell office:value-type="float" office:value="3025.20784690639">
                <text:p>3025.20784690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9549873500001">
                <text:p>1.59549873500001</text:p>
              </table:table-cell>
              <table:table-cell office:value-type="float" office:value="3043.44641495114">
                <text:p>3043.44641495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1501885200001">
                <text:p>1.61501885200001</text:p>
              </table:table-cell>
              <table:table-cell office:value-type="float" office:value="3073.75206818704">
                <text:p>3073.75206818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3444469700001">
                <text:p>1.63444469700001</text:p>
              </table:table-cell>
              <table:table-cell office:value-type="float" office:value="3088.66872972568">
                <text:p>3088.66872972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5368028">
                <text:p>1.65368028</text:p>
              </table:table-cell>
              <table:table-cell office:value-type="float" office:value="3119.21920952486">
                <text:p>3119.219209524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72841436">
                <text:p>1.672841436</text:p>
              </table:table-cell>
              <table:table-cell office:value-type="float" office:value="3131.33508228908">
                <text:p>3131.335082289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91927956">
                <text:p>1.691927956</text:p>
              </table:table-cell>
              <table:table-cell office:value-type="float" office:value="3143.57986683765">
                <text:p>3143.57986683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11037081">
                <text:p>1.711037081</text:p>
              </table:table-cell>
              <table:table-cell office:value-type="float" office:value="3139.86119196981">
                <text:p>3139.86119196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29855578">
                <text:p>1.729855578</text:p>
              </table:table-cell>
              <table:table-cell office:value-type="float" office:value="3188.35239604981">
                <text:p>3188.352396049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48693868">
                <text:p>1.748693868</text:p>
              </table:table-cell>
              <table:table-cell office:value-type="float" office:value="3185.00246041355">
                <text:p>3185.00246041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6745252100001">
                <text:p>1.76745252100001</text:p>
              </table:table-cell>
              <table:table-cell office:value-type="float" office:value="3198.52390254143">
                <text:p>3198.52390254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86247738">
                <text:p>1.786247738</text:p>
              </table:table-cell>
              <table:table-cell office:value-type="float" office:value="3192.30153075811">
                <text:p>3192.30153075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0504045400001">
                <text:p>1.80504045400001</text:p>
              </table:table-cell>
              <table:table-cell office:value-type="float" office:value="3192.7263733447">
                <text:p>3192.7263733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2380046200001">
                <text:p>1.82380046200001</text:p>
              </table:table-cell>
              <table:table-cell office:value-type="float" office:value="3198.29287919263">
                <text:p>3198.29287919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42478958">
                <text:p>1.842478958</text:p>
              </table:table-cell>
              <table:table-cell office:value-type="float" office:value="3212.25006553117">
                <text:p>3212.25006553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61238185">
                <text:p>1.861238185</text:p>
              </table:table-cell>
              <table:table-cell office:value-type="float" office:value="3198.42603322555">
                <text:p>3198.42603322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7997241100001">
                <text:p>1.87997241100001</text:p>
              </table:table-cell>
              <table:table-cell office:value-type="float" office:value="3202.69436271235">
                <text:p>3202.694362712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98658408">
                <text:p>1.898658408</text:p>
              </table:table-cell>
              <table:table-cell office:value-type="float" office:value="3210.96059257781">
                <text:p>3210.960592577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1755451">
                <text:p>1.91755451</text:p>
              </table:table-cell>
              <table:table-cell office:value-type="float" office:value="3175.25805057583">
                <text:p>3175.25805057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3647655000001">
                <text:p>1.93647655000001</text:p>
              </table:table-cell>
              <table:table-cell office:value-type="float" office:value="3170.90546262341">
                <text:p>3170.90546262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5537645500001">
                <text:p>1.95537645500001</text:p>
              </table:table-cell>
              <table:table-cell office:value-type="float" office:value="3174.61913168383">
                <text:p>3174.61913168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74441516">
                <text:p>1.974441516</text:p>
              </table:table-cell>
              <table:table-cell office:value-type="float" office:value="3147.11817601974">
                <text:p>3147.11817601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9352147400001">
                <text:p>1.99352147400001</text:p>
              </table:table-cell>
              <table:table-cell office:value-type="float" office:value="3144.66101025909">
                <text:p>3144.661010259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12683411">
                <text:p>2.012683411</text:p>
              </table:table-cell>
              <table:table-cell office:value-type="float" office:value="3131.20745569839">
                <text:p>3131.207455698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31905245">
                <text:p>2.031905245</text:p>
              </table:table-cell>
              <table:table-cell office:value-type="float" office:value="3121.45032570664">
                <text:p>3121.450325706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5125629700001">
                <text:p>2.05125629700001</text:p>
              </table:table-cell>
              <table:table-cell office:value-type="float" office:value="3100.60662334976">
                <text:p>3100.606623349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70591361">
                <text:p>2.070591361</text:p>
              </table:table-cell>
              <table:table-cell office:value-type="float" office:value="3103.17048860213">
                <text:p>3103.17048860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8988137200001">
                <text:p>2.08988137200001</text:p>
              </table:table-cell>
              <table:table-cell office:value-type="float" office:value="3110.41813298967">
                <text:p>3110.418132989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0940768600001">
                <text:p>2.10940768600001</text:p>
              </table:table-cell>
              <table:table-cell office:value-type="float" office:value="3072.77656192503">
                <text:p>3072.77656192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28961969">
                <text:p>2.128961969</text:p>
              </table:table-cell>
              <table:table-cell office:value-type="float" office:value="3068.38148962189">
                <text:p>3068.38148962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48470679">
                <text:p>2.148470679</text:p>
              </table:table-cell>
              <table:table-cell office:value-type="float" office:value="3075.54933155551">
                <text:p>3075.549331555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68033713">
                <text:p>2.168033713</text:p>
              </table:table-cell>
              <table:table-cell office:value-type="float" office:value="3067.00893123211">
                <text:p>3067.00893123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87547944">
                <text:p>2.187547944</text:p>
              </table:table-cell>
              <table:table-cell office:value-type="float" office:value="3074.67919181612">
                <text:p>3074.679191816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0710576900001">
                <text:p>2.20710576900001</text:p>
              </table:table-cell>
              <table:table-cell office:value-type="float" office:value="3067.82579351125">
                <text:p>3067.82579351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2673666700001">
                <text:p>2.22673666700001</text:p>
              </table:table-cell>
              <table:table-cell office:value-type="float" office:value="3056.40628360414">
                <text:p>3056.40628360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4632074200001">
                <text:p>2.24632074200001</text:p>
              </table:table-cell>
              <table:table-cell office:value-type="float" office:value="3063.71375722407">
                <text:p>3063.713757224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65898463">
                <text:p>2.265898463</text:p>
              </table:table-cell>
              <table:table-cell office:value-type="float" office:value="3064.70809345121">
                <text:p>3064.70809345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8563681">
                <text:p>2.28563681</text:p>
              </table:table-cell>
              <table:table-cell office:value-type="float" office:value="3039.76822375239">
                <text:p>3039.768223752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05368074">
                <text:p>2.305368074</text:p>
              </table:table-cell>
              <table:table-cell office:value-type="float" office:value="3040.85941985257">
                <text:p>3040.859419852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2511631600001">
                <text:p>2.32511631600001</text:p>
              </table:table-cell>
              <table:table-cell office:value-type="float" office:value="3038.24512581843">
                <text:p>3038.245125818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44677839">
                <text:p>2.344677839</text:p>
              </table:table-cell>
              <table:table-cell office:value-type="float" office:value="3067.24583765903">
                <text:p>3067.245837659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6441436300001">
                <text:p>2.36441436300001</text:p>
              </table:table-cell>
              <table:table-cell office:value-type="float" office:value="3040.04899748157">
                <text:p>3040.04899748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8391927100001">
                <text:p>2.38391927100001</text:p>
              </table:table-cell>
              <table:table-cell office:value-type="float" office:value="3076.14883392397">
                <text:p>3076.14883392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03453763">
                <text:p>2.403453763</text:p>
              </table:table-cell>
              <table:table-cell office:value-type="float" office:value="3071.49016212079">
                <text:p>3071.490162120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422994765">
                <text:p>2.422994765</text:p>
              </table:table-cell>
              <table:table-cell office:value-type="float" office:value="3070.46690850396">
                <text:p>3070.46690850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4260936100001">
                <text:p>2.44260936100001</text:p>
              </table:table-cell>
              <table:table-cell office:value-type="float" office:value="3058.94651105567">
                <text:p>3058.946511055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6218578">
                <text:p>2.46218578</text:p>
              </table:table-cell>
              <table:table-cell office:value-type="float" office:value="3064.91192286154">
                <text:p>3064.911922861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8182558400001">
                <text:p>2.48182558400001</text:p>
              </table:table-cell>
              <table:table-cell office:value-type="float" office:value="3055.0203046821">
                <text:p>3055.02030468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01352576">
                <text:p>2.501352576</text:p>
              </table:table-cell>
              <table:table-cell office:value-type="float" office:value="3072.66987153028">
                <text:p>3072.66987153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21010089">
                <text:p>2.521010089</text:p>
              </table:table-cell>
              <table:table-cell office:value-type="float" office:value="3052.26810736457">
                <text:p>3052.268107364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4063734100001">
                <text:p>2.54063734100001</text:p>
              </table:table-cell>
              <table:table-cell office:value-type="float" office:value="3056.97404812351">
                <text:p>3056.974048123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60155635">
                <text:p>2.560155635</text:p>
              </table:table-cell>
              <table:table-cell office:value-type="float" office:value="3074.03915526731">
                <text:p>3074.039155267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79725752">
                <text:p>2.579725752</text:p>
              </table:table-cell>
              <table:table-cell office:value-type="float" office:value="3065.89889064015">
                <text:p>3065.898890640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99386181">
                <text:p>2.599386181</text:p>
              </table:table-cell>
              <table:table-cell office:value-type="float" office:value="3051.81540036616">
                <text:p>3051.815400366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1900359000001">
                <text:p>2.61900359000001</text:p>
              </table:table-cell>
              <table:table-cell office:value-type="float" office:value="3058.50787940358">
                <text:p>3058.507879403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3851412300001">
                <text:p>2.63851412300001</text:p>
              </table:table-cell>
              <table:table-cell office:value-type="float" office:value="3075.2619623459">
                <text:p>3075.26196234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5815028200001">
                <text:p>2.65815028200001</text:p>
              </table:table-cell>
              <table:table-cell office:value-type="float" office:value="3055.58739873705">
                <text:p>3055.587398737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7764940900001">
                <text:p>2.67764940900001</text:p>
              </table:table-cell>
              <table:table-cell office:value-type="float" office:value="3077.06083456918">
                <text:p>3077.060834569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97039108">
                <text:p>2.697039108</text:p>
              </table:table-cell>
              <table:table-cell office:value-type="float" office:value="3094.42658186906">
                <text:p>3094.426581869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16593235">
                <text:p>2.716593235</text:p>
              </table:table-cell>
              <table:table-cell office:value-type="float" office:value="3068.40596872366">
                <text:p>3068.405968723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3601590300001">
                <text:p>2.73601590300001</text:p>
              </table:table-cell>
              <table:table-cell office:value-type="float" office:value="3089.17394870709">
                <text:p>3089.173948707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5561107200001">
                <text:p>2.75561107200001</text:p>
              </table:table-cell>
              <table:table-cell office:value-type="float" office:value="3061.97920518083">
                <text:p>3061.979205180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7514665700001">
                <text:p>2.77514665700001</text:p>
              </table:table-cell>
              <table:table-cell office:value-type="float" office:value="3071.31831475743">
                <text:p>3071.318314757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79456817900001">
                <text:p>2.79456817900001</text:p>
              </table:table-cell>
              <table:table-cell office:value-type="float" office:value="3089.3562306803">
                <text:p>3089.35623068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14077462">
                <text:p>2.814077462</text:p>
              </table:table-cell>
              <table:table-cell office:value-type="float" office:value="3075.45900072434">
                <text:p>3075.459000724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33565339">
                <text:p>2.833565339</text:p>
              </table:table-cell>
              <table:table-cell office:value-type="float" office:value="3078.83716630552">
                <text:p>3078.837166305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85304462100001">
                <text:p>2.85304462100001</text:p>
              </table:table-cell>
              <table:table-cell office:value-type="float" office:value="3080.19566634855">
                <text:p>3080.195666348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87253999800001">
                <text:p>2.87253999800001</text:p>
              </table:table-cell>
              <table:table-cell office:value-type="float" office:value="3077.65271735987">
                <text:p>3077.652717359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89212443800001">
                <text:p>2.89212443800001</text:p>
              </table:table-cell>
              <table:table-cell office:value-type="float" office:value="3063.65665804035">
                <text:p>3063.656658040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1157835600001">
                <text:p>2.91157835600001</text:p>
              </table:table-cell>
              <table:table-cell office:value-type="float" office:value="3084.21162256421">
                <text:p>3084.211622564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3098592">
                <text:p>2.93098592</text:p>
              </table:table-cell>
              <table:table-cell office:value-type="float" office:value="3091.5781084132">
                <text:p>3091.5781084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95035916">
                <text:p>2.95035916</text:p>
              </table:table-cell>
              <table:table-cell office:value-type="float" office:value="3097.05552607501">
                <text:p>3097.055526075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6964104600001">
                <text:p>2.96964104600001</text:p>
              </table:table-cell>
              <table:table-cell office:value-type="float" office:value="3111.72880080272">
                <text:p>3111.728800802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8914163100001">
                <text:p>2.98914163100001</text:p>
              </table:table-cell>
              <table:table-cell office:value-type="float" office:value="3076.83077199945">
                <text:p>3076.830771999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08418152">
                <text:p>3.008418152</text:p>
              </table:table-cell>
              <table:table-cell office:value-type="float" office:value="3112.5948504928">
                <text:p>3112.5948504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2792707100001">
                <text:p>3.02792707100001</text:p>
              </table:table-cell>
              <table:table-cell office:value-type="float" office:value="3075.51638304459">
                <text:p>3075.51638304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04730874900001">
                <text:p>3.04730874900001</text:p>
              </table:table-cell>
              <table:table-cell office:value-type="float" office:value="3095.70719315396">
                <text:p>3095.707193153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6686876100001">
                <text:p>3.06686876100001</text:p>
              </table:table-cell>
              <table:table-cell office:value-type="float" office:value="3067.48278068549">
                <text:p>3067.482780685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08651794100001">
                <text:p>3.08651794100001</text:p>
              </table:table-cell>
              <table:table-cell office:value-type="float" office:value="3053.56254052304">
                <text:p>3053.56254052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0615472500001">
                <text:p>3.10615472500001</text:p>
              </table:table-cell>
              <table:table-cell office:value-type="float" office:value="3055.49014543328">
                <text:p>3055.490145433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25721508">
                <text:p>3.125721508</text:p>
              </table:table-cell>
              <table:table-cell office:value-type="float" office:value="3066.42129163684">
                <text:p>3066.421291636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45245114">
                <text:p>3.145245114</text:p>
              </table:table-cell>
              <table:table-cell office:value-type="float" office:value="3073.20276797116">
                <text:p>3073.202767971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64737262">
                <text:p>3.164737262</text:p>
              </table:table-cell>
              <table:table-cell office:value-type="float" office:value="3078.16255037707">
                <text:p>3078.162550377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18411930500001">
                <text:p>3.18411930500001</text:p>
              </table:table-cell>
              <table:table-cell office:value-type="float" office:value="3095.64889521591">
                <text:p>3095.648895215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20367608800001">
                <text:p>3.20367608800001</text:p>
              </table:table-cell>
              <table:table-cell office:value-type="float" office:value="3067.98924956133">
                <text:p>3067.989249561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223073391">
                <text:p>3.223073391</text:p>
              </table:table-cell>
              <table:table-cell office:value-type="float" office:value="3093.21352561374">
                <text:p>3093.213525613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42385642">
                <text:p>3.242385642</text:p>
              </table:table-cell>
              <table:table-cell office:value-type="float" office:value="3106.8361735767">
                <text:p>3106.83617357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6188232">
                <text:p>3.26188232</text:p>
              </table:table-cell>
              <table:table-cell office:value-type="float" office:value="3077.44734769752">
                <text:p>3077.447347697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281282488">
                <text:p>3.281282488</text:p>
              </table:table-cell>
              <table:table-cell office:value-type="float" office:value="3092.75672251843">
                <text:p>3092.756722518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30077135400001">
                <text:p>3.30077135400001</text:p>
              </table:table-cell>
              <table:table-cell office:value-type="float" office:value="3078.68092479009">
                <text:p>3078.680924790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2028704400001">
                <text:p>3.32028704400001</text:p>
              </table:table-cell>
              <table:table-cell office:value-type="float" office:value="3074.44932769389">
                <text:p>3074.449327693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39769139">
                <text:p>3.339769139</text:p>
              </table:table-cell>
              <table:table-cell office:value-type="float" office:value="3079.75092001355">
                <text:p>3079.750920013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59410819">
                <text:p>3.359410819</text:p>
              </table:table-cell>
              <table:table-cell office:value-type="float" office:value="3054.72851609333">
                <text:p>3054.72851609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7894369600001">
                <text:p>3.37894369600001</text:p>
              </table:table-cell>
              <table:table-cell office:value-type="float" office:value="3071.74411634242">
                <text:p>3071.744116342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9858423000001">
                <text:p>3.39858423000001</text:p>
              </table:table-cell>
              <table:table-cell office:value-type="float" office:value="3054.90675558961">
                <text:p>3054.906755589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1820742">
                <text:p>3.41820742</text:p>
              </table:table-cell>
              <table:table-cell office:value-type="float" office:value="3057.60684170261">
                <text:p>3057.606841702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3768389">
                <text:p>3.43768389</text:p>
              </table:table-cell>
              <table:table-cell office:value-type="float" office:value="3080.64038298509">
                <text:p>3080.640382985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5730291300001">
                <text:p>3.45730291300001</text:p>
              </table:table-cell>
              <table:table-cell office:value-type="float" office:value="3058.25626485005">
                <text:p>3058.256264850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76800477">
                <text:p>3.476800477</text:p>
              </table:table-cell>
              <table:table-cell office:value-type="float" office:value="3077.30750364649">
                <text:p>3077.307503646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49633934400001">
                <text:p>3.49633934400001</text:p>
              </table:table-cell>
              <table:table-cell office:value-type="float" office:value="3070.80241653592">
                <text:p>3070.802416535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51602664900001">
                <text:p>3.51602664900001</text:p>
              </table:table-cell>
              <table:table-cell office:value-type="float" office:value="3047.6492338583">
                <text:p>3047.64923385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53564525500001">
                <text:p>3.53564525500001</text:p>
              </table:table-cell>
              <table:table-cell office:value-type="float" office:value="3058.32126910631">
                <text:p>3058.321269106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555236049">
                <text:p>3.555236049</text:p>
              </table:table-cell>
              <table:table-cell office:value-type="float" office:value="3062.66300385853">
                <text:p>3062.663003858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57488434400001">
                <text:p>3.57488434400001</text:p>
              </table:table-cell>
              <table:table-cell office:value-type="float" office:value="3053.70007931826">
                <text:p>3053.700079318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594468315">
                <text:p>3.594468315</text:p>
              </table:table-cell>
              <table:table-cell office:value-type="float" office:value="3063.73002697126">
                <text:p>3063.730026971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14094213">
                <text:p>3.614094213</text:p>
              </table:table-cell>
              <table:table-cell office:value-type="float" office:value="3057.18495021205">
                <text:p>3057.18495021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33569069">
                <text:p>3.633569069</text:p>
              </table:table-cell>
              <table:table-cell office:value-type="float" office:value="3080.89569442738">
                <text:p>3080.895694427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653106425">
                <text:p>3.653106425</text:p>
              </table:table-cell>
              <table:table-cell office:value-type="float" office:value="3071.03990939192">
                <text:p>3071.039909391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67261091600001">
                <text:p>3.67261091600001</text:p>
              </table:table-cell>
              <table:table-cell office:value-type="float" office:value="3076.21460103626">
                <text:p>3076.214601036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692128533">
                <text:p>3.692128533</text:p>
              </table:table-cell>
              <table:table-cell office:value-type="float" office:value="3074.14578326992">
                <text:p>3074.145783269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71172516">
                <text:p>3.71172516</text:p>
              </table:table-cell>
              <table:table-cell office:value-type="float" office:value="3061.75139221686">
                <text:p>3061.751392216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731256266">
                <text:p>3.731256266</text:p>
              </table:table-cell>
              <table:table-cell office:value-type="float" office:value="3072.02264940823">
                <text:p>3072.022649408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750971175">
                <text:p>3.750971175</text:p>
              </table:table-cell>
              <table:table-cell office:value-type="float" office:value="3043.38204147921">
                <text:p>3043.382041479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770670928">
                <text:p>3.770670928</text:p>
              </table:table-cell>
              <table:table-cell office:value-type="float" office:value="3045.72346668546">
                <text:p>3045.723466685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790366983">
                <text:p>3.790366983</text:p>
              </table:table-cell>
              <table:table-cell office:value-type="float" office:value="3046.29531142194">
                <text:p>3046.29531142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810093455">
                <text:p>3.810093455</text:p>
              </table:table-cell>
              <table:table-cell office:value-type="float" office:value="3041.59811242444">
                <text:p>3041.59811242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829622269">
                <text:p>3.829622269</text:p>
              </table:table-cell>
              <table:table-cell office:value-type="float" office:value="3072.38319746442">
                <text:p>3072.383197464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84921946900001">
                <text:p>3.84921946900001</text:p>
              </table:table-cell>
              <table:table-cell office:value-type="float" office:value="3061.661870062">
                <text:p>3061.6618700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86871229400001">
                <text:p>3.86871229400001</text:p>
              </table:table-cell>
              <table:table-cell office:value-type="float" office:value="3078.05564355084">
                <text:p>3078.055643550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88184389">
                <text:p>3.888184389</text:p>
              </table:table-cell>
              <table:table-cell office:value-type="float" office:value="3081.33254280073">
                <text:p>3081.332542800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90765877600001">
                <text:p>3.90765877600001</text:p>
              </table:table-cell>
              <table:table-cell office:value-type="float" office:value="3080.96989137539">
                <text:p>3080.969891375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92703639200001">
                <text:p>3.92703639200001</text:p>
              </table:table-cell>
              <table:table-cell office:value-type="float" office:value="3096.35612554199">
                <text:p>3096.356125541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946523435">
                <text:p>3.946523435</text:p>
              </table:table-cell>
              <table:table-cell office:value-type="float" office:value="3078.96893335772">
                <text:p>3078.96893335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9661035">
                <text:p>3.9661035</text:p>
              </table:table-cell>
              <table:table-cell office:value-type="float" office:value="3064.34120622181">
                <text:p>3064.341206221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985605491">
                <text:p>3.985605491</text:p>
              </table:table-cell>
              <table:table-cell office:value-type="float" office:value="3076.60894726106">
                <text:p>3076.608947261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005279254">
                <text:p>4.005279254</text:p>
              </table:table-cell>
              <table:table-cell office:value-type="float" office:value="3049.74701586065">
                <text:p>3049.747015860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24870257">
                <text:p>4.024870257</text:p>
              </table:table-cell>
              <table:table-cell office:value-type="float" office:value="3062.63033087144">
                <text:p>3062.630330871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4434381">
                <text:p>4.04434381</text:p>
              </table:table-cell>
              <table:table-cell office:value-type="float" office:value="3081.10184104606">
                <text:p>3081.101841046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063893354">
                <text:p>4.063893354</text:p>
              </table:table-cell>
              <table:table-cell office:value-type="float" office:value="3069.12529519867">
                <text:p>3069.125295198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083324772">
                <text:p>4.083324772</text:p>
              </table:table-cell>
              <table:table-cell office:value-type="float" office:value="3087.78288851648">
                <text:p>3087.782888516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102865045">
                <text:p>4.102865045</text:p>
              </table:table-cell>
              <table:table-cell office:value-type="float" office:value="3070.5814601458">
                <text:p>3070.58146014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22369901">
                <text:p>4.122369901</text:p>
              </table:table-cell>
              <table:table-cell office:value-type="float" office:value="3076.15703494595">
                <text:p>3076.157034945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4197147600001">
                <text:p>4.14197147600001</text:p>
              </table:table-cell>
              <table:table-cell office:value-type="float" office:value="3060.97851830627">
                <text:p>3060.978518306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161505499">
                <text:p>4.161505499</text:p>
              </table:table-cell>
              <table:table-cell office:value-type="float" office:value="3071.56390672963">
                <text:p>3071.56390672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18117551200001">
                <text:p>4.18117551200001</text:p>
              </table:table-cell>
              <table:table-cell office:value-type="float" office:value="3050.32843648709">
                <text:p>3050.328436487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200794379">
                <text:p>4.200794379</text:p>
              </table:table-cell>
              <table:table-cell office:value-type="float" office:value="3058.28058266702">
                <text:p>3058.280582667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220316631">
                <text:p>4.220316631</text:p>
              </table:table-cell>
              <table:table-cell office:value-type="float" office:value="3073.41591533575">
                <text:p>3073.415915335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23980706">
                <text:p>4.23980706</text:p>
              </table:table-cell>
              <table:table-cell office:value-type="float" office:value="3078.43403549489">
                <text:p>3078.434035494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259183373">
                <text:p>4.259183373</text:p>
              </table:table-cell>
              <table:table-cell office:value-type="float" office:value="3096.56434637566">
                <text:p>3096.564346375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7865494800001">
                <text:p>4.27865494800001</text:p>
              </table:table-cell>
              <table:table-cell office:value-type="float" office:value="3081.41483161813">
                <text:p>3081.414831618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29803209400001">
                <text:p>4.29803209400001</text:p>
              </table:table-cell>
              <table:table-cell office:value-type="float" office:value="3096.43122883064">
                <text:p>3096.43122883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31729611600001">
                <text:p>4.31729611600001</text:p>
              </table:table-cell>
              <table:table-cell office:value-type="float" office:value="3114.61438322668">
                <text:p>3114.614383226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336807378">
                <text:p>4.336807378</text:p>
              </table:table-cell>
              <table:table-cell office:value-type="float" office:value="3075.14706122118">
                <text:p>3075.147061221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56301817">
                <text:p>4.356301817</text:p>
              </table:table-cell>
              <table:table-cell office:value-type="float" office:value="3077.80080257777">
                <text:p>3077.800802577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375886986">
                <text:p>4.375886986</text:p>
              </table:table-cell>
              <table:table-cell office:value-type="float" office:value="3063.54262248203">
                <text:p>3063.542622482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395363977">
                <text:p>4.395363977</text:p>
              </table:table-cell>
              <table:table-cell office:value-type="float" office:value="3080.55797735827">
                <text:p>3080.557977358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415002375">
                <text:p>4.415002375</text:p>
              </table:table-cell>
              <table:table-cell office:value-type="float" office:value="3055.23902713482">
                <text:p>3055.239027134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434590513">
                <text:p>4.434590513</text:p>
              </table:table-cell>
              <table:table-cell office:value-type="float" office:value="3063.07827727119">
                <text:p>3063.078277271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454073077">
                <text:p>4.454073077</text:p>
              </table:table-cell>
              <table:table-cell office:value-type="float" office:value="3079.67678176232">
                <text:p>3079.676781762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473585746">
                <text:p>4.473585746</text:p>
              </table:table-cell>
              <table:table-cell office:value-type="float" office:value="3074.92532159588">
                <text:p>3074.92532159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49307482">
                <text:p>4.49307482</text:p>
              </table:table-cell>
              <table:table-cell office:value-type="float" office:value="3078.64806711601">
                <text:p>3078.648067116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51250097800001">
                <text:p>4.51250097800001</text:p>
              </table:table-cell>
              <table:table-cell office:value-type="float" office:value="3088.61896418194">
                <text:p>3088.618964181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53204640700001">
                <text:p>4.53204640700001</text:p>
              </table:table-cell>
              <table:table-cell office:value-type="float" office:value="3069.77145397968">
                <text:p>3069.771453979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5515697">
                <text:p>4.5515697</text:p>
              </table:table-cell>
              <table:table-cell office:value-type="float" office:value="3073.25203796436">
                <text:p>3073.252037964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57104861900001">
                <text:p>4.57104861900001</text:p>
              </table:table-cell>
              <table:table-cell office:value-type="float" office:value="3080.25306743025">
                <text:p>3080.253067430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59055779800001">
                <text:p>4.59055779800001</text:p>
              </table:table-cell>
              <table:table-cell office:value-type="float" office:value="3075.47539545417">
                <text:p>3075.47539545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610014893">
                <text:p>4.610014893</text:p>
              </table:table-cell>
              <table:table-cell office:value-type="float" office:value="3083.70802527418">
                <text:p>3083.708025274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62948553000001">
                <text:p>4.62948553000001</text:p>
              </table:table-cell>
              <table:table-cell office:value-type="float" office:value="3081.56327910397">
                <text:p>3081.563279103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648864343">
                <text:p>4.648864343</text:p>
              </table:table-cell>
              <table:table-cell office:value-type="float" office:value="3096.1648683041">
                <text:p>3096.1648683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66821201100001">
                <text:p>4.66821201100001</text:p>
              </table:table-cell>
              <table:table-cell office:value-type="float" office:value="3101.1489343301">
                <text:p>3101.14893433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68755525100001">
                <text:p>4.68755525100001</text:p>
              </table:table-cell>
              <table:table-cell office:value-type="float" office:value="3101.85884060824">
                <text:p>3101.858840608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70684005400001">
                <text:p>4.70684005400001</text:p>
              </table:table-cell>
              <table:table-cell office:value-type="float" office:value="3111.25812381824">
                <text:p>3111.258123818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726106887">
                <text:p>4.726106887</text:p>
              </table:table-cell>
              <table:table-cell office:value-type="float" office:value="3114.159965991">
                <text:p>3114.159965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745554035">
                <text:p>4.745554035</text:p>
              </table:table-cell>
              <table:table-cell office:value-type="float" office:value="3085.28530764549">
                <text:p>3085.285307645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76505738">
                <text:p>4.76505738</text:p>
              </table:table-cell>
              <table:table-cell office:value-type="float" office:value="3076.39535679587">
                <text:p>3076.395356795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78456109000001">
                <text:p>4.78456109000001</text:p>
              </table:table-cell>
              <table:table-cell office:value-type="float" office:value="3076.33778393811">
                <text:p>3076.337783938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804157301">
                <text:p>4.804157301</text:p>
              </table:table-cell>
              <table:table-cell office:value-type="float" office:value="3061.8163888939">
                <text:p>3061.81638889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823636636">
                <text:p>4.823636636</text:p>
              </table:table-cell>
              <table:table-cell office:value-type="float" office:value="3080.1872856543">
                <text:p>3080.18728565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843125762">
                <text:p>4.843125762</text:p>
              </table:table-cell>
              <table:table-cell office:value-type="float" office:value="3078.63985280876">
                <text:p>3078.639852808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86260306600001">
                <text:p>4.86260306600001</text:p>
              </table:table-cell>
              <table:table-cell office:value-type="float" office:value="3080.50847283495">
                <text:p>3080.508472834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88214688000001">
                <text:p>4.88214688000001</text:p>
              </table:table-cell>
              <table:table-cell office:value-type="float" office:value="3070.02512406193">
                <text:p>3070.025124061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901573715">
                <text:p>4.901573715</text:p>
              </table:table-cell>
              <table:table-cell office:value-type="float" office:value="3088.51132981931">
                <text:p>3088.511329819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921014508">
                <text:p>4.921014508</text:p>
              </table:table-cell>
              <table:table-cell office:value-type="float" office:value="3086.29385642841">
                <text:p>3086.293856428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94053123900001">
                <text:p>4.94053123900001</text:p>
              </table:table-cell>
              <table:table-cell office:value-type="float" office:value="3074.28534009967">
                <text:p>3074.285340099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960004168">
                <text:p>4.960004168</text:p>
              </table:table-cell>
              <table:table-cell office:value-type="float" office:value="3081.20057337218">
                <text:p>3081.200573372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979387825">
                <text:p>4.979387825</text:p>
              </table:table-cell>
              <table:table-cell office:value-type="float" office:value="3095.39113284876">
                <text:p>3095.391132848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99883617">
                <text:p>4.99883617</text:p>
              </table:table-cell>
              <table:table-cell office:value-type="float" office:value="3085.09541557381">
                <text:p>3085.095415573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018110608">
                <text:p>5.018110608</text:p>
              </table:table-cell>
              <table:table-cell office:value-type="float" office:value="3112.93123047276">
                <text:p>3112.931230472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037447078">
                <text:p>5.037447078</text:p>
              </table:table-cell>
              <table:table-cell office:value-type="float" office:value="3102.94484980988">
                <text:p>3102.944849809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056718911">
                <text:p>5.056718911</text:p>
              </table:table-cell>
              <table:table-cell office:value-type="float" office:value="3113.35200963941">
                <text:p>3113.352009639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076206215">
                <text:p>5.076206215</text:p>
              </table:table-cell>
              <table:table-cell office:value-type="float" office:value="3078.92769569439">
                <text:p>3078.927695694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09572695600001">
                <text:p>5.09572695600001</text:p>
              </table:table-cell>
              <table:table-cell office:value-type="float" office:value="3073.65381262809">
                <text:p>3073.653812628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115352386">
                <text:p>5.115352386</text:p>
              </table:table-cell>
              <table:table-cell office:value-type="float" office:value="3057.25785371471">
                <text:p>3057.257853714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134983284">
                <text:p>5.134983284</text:p>
              </table:table-cell>
              <table:table-cell office:value-type="float" office:value="3056.40628360414">
                <text:p>3056.406283604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154482203">
                <text:p>5.154482203</text:p>
              </table:table-cell>
              <table:table-cell office:value-type="float" office:value="3077.09365837151">
                <text:p>3077.093658371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173981954">
                <text:p>5.173981954</text:p>
              </table:table-cell>
              <table:table-cell office:value-type="float" office:value="3076.96236736595">
                <text:p>3076.962367365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193442487">
                <text:p>5.193442487</text:p>
              </table:table-cell>
              <table:table-cell office:value-type="float" office:value="3083.16324121233">
                <text:p>3083.16324121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21273635200001">
                <text:p>5.21273635200001</text:p>
              </table:table-cell>
              <table:table-cell office:value-type="float" office:value="3109.79681883194">
                <text:p>3109.796818831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23225422900001">
                <text:p>5.23225422900001</text:p>
              </table:table-cell>
              <table:table-cell office:value-type="float" office:value="3074.10483220101">
                <text:p>3074.10483220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251639657">
                <text:p>5.251639657</text:p>
              </table:table-cell>
              <table:table-cell office:value-type="float" office:value="3095.10834633226">
                <text:p>3095.108346332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27101836700001">
                <text:p>5.27101836700001</text:p>
              </table:table-cell>
              <table:table-cell office:value-type="float" office:value="3096.18132476115">
                <text:p>3096.181324761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290412128">
                <text:p>5.290412128</text:p>
              </table:table-cell>
              <table:table-cell office:value-type="float" office:value="3093.7784579295">
                <text:p>3093.77845792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30989339">
                <text:p>5.30989339</text:p>
              </table:table-cell>
              <table:table-cell office:value-type="float" office:value="3079.88260719465">
                <text:p>3079.882607194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32928387">
                <text:p>5.32928387</text:p>
              </table:table-cell>
              <table:table-cell office:value-type="float" office:value="3094.30194610989">
                <text:p>3094.301946109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34865711100001">
                <text:p>5.34865711100001</text:p>
              </table:table-cell>
              <table:table-cell office:value-type="float" office:value="3097.05536621189">
                <text:p>3097.055366211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3681328">
                <text:p>5.3681328</text:p>
              </table:table-cell>
              <table:table-cell office:value-type="float" office:value="3080.76392060032">
                <text:p>3080.763920600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387507134">
                <text:p>5.387507134</text:p>
              </table:table-cell>
              <table:table-cell office:value-type="float" office:value="3096.88064632225">
                <text:p>3096.880646322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40691438500001">
                <text:p>5.40691438500001</text:p>
              </table:table-cell>
              <table:table-cell office:value-type="float" office:value="3091.62796935988">
                <text:p>3091.627969359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42643788700001">
                <text:p>5.42643788700001</text:p>
              </table:table-cell>
              <table:table-cell office:value-type="float" office:value="3073.21913865683">
                <text:p>3073.219138656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44595899300001">
                <text:p>5.44595899300001</text:p>
              </table:table-cell>
              <table:table-cell office:value-type="float" office:value="3073.59634233853">
                <text:p>3073.596342338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46545619300001">
                <text:p>5.46545619300001</text:p>
              </table:table-cell>
              <table:table-cell office:value-type="float" office:value="3077.36495496733">
                <text:p>3077.364954967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48489073600001">
                <text:p>5.48489073600001</text:p>
              </table:table-cell>
              <table:table-cell office:value-type="float" office:value="3087.28638486594">
                <text:p>3087.286384865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50439179">
                <text:p>5.50439179</text:p>
              </table:table-cell>
              <table:table-cell office:value-type="float" office:value="3076.75677427669">
                <text:p>3076.756774276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52381513500001">
                <text:p>5.52381513500001</text:p>
              </table:table-cell>
              <table:table-cell office:value-type="float" office:value="3089.06627565841">
                <text:p>3089.066275658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54307905200001">
                <text:p>5.54307905200001</text:p>
              </table:table-cell>
              <table:table-cell office:value-type="float" office:value="3114.63135975872">
                <text:p>3114.631359758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6245427200001">
                <text:p>5.56245427200001</text:p>
              </table:table-cell>
              <table:table-cell office:value-type="float" office:value="3096.73903057608">
                <text:p>3096.739030576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58182173100001">
                <text:p>5.58182173100001</text:p>
              </table:table-cell>
              <table:table-cell office:value-type="float" office:value="3097.97996732651">
                <text:p>3097.979967326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60133403500001">
                <text:p>5.60133403500001</text:p>
              </table:table-cell>
              <table:table-cell office:value-type="float" office:value="3074.98284159532">
                <text:p>3074.982841595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620744567">
                <text:p>5.620744567</text:p>
              </table:table-cell>
              <table:table-cell office:value-type="float" office:value="3091.10538546887">
                <text:p>3091.105385468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640244267">
                <text:p>5.640244267</text:p>
              </table:table-cell>
              <table:table-cell office:value-type="float" office:value="3076.9704149299">
                <text:p>3076.97041492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659729852">
                <text:p>5.659729852</text:p>
              </table:table-cell>
              <table:table-cell office:value-type="float" office:value="3079.1993158022">
                <text:p>3079.19931580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679100749">
                <text:p>5.679100749</text:p>
              </table:table-cell>
              <table:table-cell office:value-type="float" office:value="3097.4301293324">
                <text:p>3097.43012933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698434406">
                <text:p>5.698434406</text:p>
              </table:table-cell>
              <table:table-cell office:value-type="float" office:value="3103.39632072644">
                <text:p>3103.396320726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71781420900001">
                <text:p>5.71781420900001</text:p>
              </table:table-cell>
              <table:table-cell office:value-type="float" office:value="3096.00670347264">
                <text:p>3096.006703472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73719104300001">
                <text:p>5.73719104300001</text:p>
              </table:table-cell>
              <table:table-cell office:value-type="float" office:value="3096.48108664206">
                <text:p>3096.481086642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756584804">
                <text:p>5.756584804</text:p>
              </table:table-cell>
              <table:table-cell office:value-type="float" office:value="3093.7784579295">
                <text:p>3093.77845792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77595622200001">
                <text:p>5.77595622200001</text:p>
              </table:table-cell>
              <table:table-cell office:value-type="float" office:value="3097.34682303496">
                <text:p>3097.346823034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79543258800001">
                <text:p>5.79543258800001</text:p>
              </table:table-cell>
              <table:table-cell office:value-type="float" office:value="3080.65683300367">
                <text:p>3080.656833003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814924788">
                <text:p>5.814924788</text:p>
              </table:table-cell>
              <table:table-cell office:value-type="float" office:value="3078.15433866048">
                <text:p>3078.154338660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83430177800001">
                <text:p>5.83430177800001</text:p>
              </table:table-cell>
              <table:table-cell office:value-type="float" office:value="3096.45615753338">
                <text:p>3096.456157533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85367356100001">
                <text:p>5.85367356100001</text:p>
              </table:table-cell>
              <table:table-cell office:value-type="float" office:value="3097.28846332884">
                <text:p>3097.288463328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87309039500001">
                <text:p>5.87309039500001</text:p>
              </table:table-cell>
              <table:table-cell office:value-type="float" office:value="3090.1021247855">
                <text:p>3090.10212478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89235275">
                <text:p>5.89235275</text:p>
              </table:table-cell>
              <table:table-cell office:value-type="float" office:value="3114.88392774483">
                <text:p>3114.883927744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91173791700001">
                <text:p>5.91173791700001</text:p>
              </table:table-cell>
              <table:table-cell office:value-type="float" office:value="3095.15001856672">
                <text:p>3095.150018566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931040741">
                <text:p>5.931040741</text:p>
              </table:table-cell>
              <table:table-cell office:value-type="float" office:value="3108.35347201119">
                <text:p>3108.353472011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950428773">
                <text:p>5.950428773</text:p>
              </table:table-cell>
              <table:table-cell office:value-type="float" office:value="3094.69264338">
                <text:p>3094.692643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969824253">
                <text:p>5.969824253</text:p>
              </table:table-cell>
              <table:table-cell office:value-type="float" office:value="3093.50425975536">
                <text:p>3093.504259755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98920916100001">
                <text:p>5.98920916100001</text:p>
              </table:table-cell>
              <table:table-cell office:value-type="float" office:value="3095.19137258636">
                <text:p>3095.191372586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00872307900001">
                <text:p>6.00872307900001</text:p>
              </table:table-cell>
              <table:table-cell office:value-type="float" office:value="3074.72850915927">
                <text:p>3074.728509159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028023663">
                <text:p>6.028023663</text:p>
              </table:table-cell>
              <table:table-cell office:value-type="float" office:value="3108.71422336354">
                <text:p>3108.714223363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04743799800001">
                <text:p>6.04743799800001</text:p>
              </table:table-cell>
              <table:table-cell office:value-type="float" office:value="3090.49988062824">
                <text:p>3090.499880628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06673629000001">
                <text:p>6.06673629000001</text:p>
              </table:table-cell>
              <table:table-cell office:value-type="float" office:value="3109.08343598458">
                <text:p>3109.083435984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085997342">
                <text:p>6.085997342</text:p>
              </table:table-cell>
              <table:table-cell office:value-type="float" office:value="3115.09464799899">
                <text:p>3115.094647998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105348343">
                <text:p>6.105348343</text:p>
              </table:table-cell>
              <table:table-cell office:value-type="float" office:value="3100.61479506862">
                <text:p>3100.614795068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12477986500001">
                <text:p>6.12477986500001</text:p>
              </table:table-cell>
              <table:table-cell office:value-type="float" office:value="3087.76636230475">
                <text:p>3087.766362304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14421045">
                <text:p>6.14421045</text:p>
              </table:table-cell>
              <table:table-cell office:value-type="float" office:value="3087.91526348875">
                <text:p>3087.915263488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163629316">
                <text:p>6.163629316</text:p>
              </table:table-cell>
              <table:table-cell office:value-type="float" office:value="3089.77877493026">
                <text:p>3089.778774930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182861305">
                <text:p>6.182861305</text:p>
              </table:table-cell>
              <table:table-cell office:value-type="float" office:value="3119.8021171905">
                <text:p>3119.80211719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20217402500001">
                <text:p>6.20217402500001</text:p>
              </table:table-cell>
              <table:table-cell office:value-type="float" office:value="3106.76072557328">
                <text:p>3106.760725573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22150283800001">
                <text:p>6.22150283800001</text:p>
              </table:table-cell>
              <table:table-cell office:value-type="float" office:value="3104.17406387013">
                <text:p>3104.174063870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240823995">
                <text:p>6.240823995</text:p>
              </table:table-cell>
              <table:table-cell office:value-type="float" office:value="3105.40409148486">
                <text:p>3105.404091484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26019286">
                <text:p>6.26019286</text:p>
              </table:table-cell>
              <table:table-cell office:value-type="float" office:value="3097.75508270553">
                <text:p>3097.755082705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279589747">
                <text:p>6.279589747</text:p>
              </table:table-cell>
              <table:table-cell office:value-type="float" office:value="3093.2798649599">
                <text:p>3093.27986495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29898798800001">
                <text:p>6.29898798800001</text:p>
              </table:table-cell>
              <table:table-cell office:value-type="float" office:value="3093.06395358144">
                <text:p>3093.063953581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318396905">
                <text:p>6.318396905</text:p>
              </table:table-cell>
              <table:table-cell office:value-type="float" office:value="3091.36259380276">
                <text:p>3091.362593802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337692281">
                <text:p>6.337692281</text:p>
              </table:table-cell>
              <table:table-cell office:value-type="float" office:value="3109.55329401162">
                <text:p>3109.553294011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35708093800001">
                <text:p>6.35708093800001</text:p>
              </table:table-cell>
              <table:table-cell office:value-type="float" office:value="3094.59288490053">
                <text:p>3094.592884900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376323293">
                <text:p>6.376323293</text:p>
              </table:table-cell>
              <table:table-cell office:value-type="float" office:value="3118.12145654912">
                <text:p>3118.121456549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395523772">
                <text:p>6.395523772</text:p>
              </table:table-cell>
              <table:table-cell office:value-type="float" office:value="3124.92203970446">
                <text:p>3124.922039704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414907533">
                <text:p>6.414907533</text:p>
              </table:table-cell>
              <table:table-cell office:value-type="float" office:value="3095.37452509857">
                <text:p>3095.374525098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43423025300001">
                <text:p>6.43423025300001</text:p>
              </table:table-cell>
              <table:table-cell office:value-type="float" office:value="3105.15289772784">
                <text:p>3105.152897727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45372682700001">
                <text:p>6.45372682700001</text:p>
              </table:table-cell>
              <table:table-cell office:value-type="float" office:value="3077.46376363331">
                <text:p>3077.463763633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473033661">
                <text:p>6.473033661</text:p>
              </table:table-cell>
              <table:table-cell office:value-type="float" office:value="3107.70787173224">
                <text:p>3107.707871732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49242211000001">
                <text:p>6.49242211000001</text:p>
              </table:table-cell>
              <table:table-cell office:value-type="float" office:value="3094.62608380826">
                <text:p>3094.626083808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51163910000001">
                <text:p>6.51163910000001</text:p>
              </table:table-cell>
              <table:table-cell office:value-type="float" office:value="3122.23714535876">
                <text:p>3122.237145358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53091457900001">
                <text:p>6.53091457900001</text:p>
              </table:table-cell>
              <table:table-cell office:value-type="float" office:value="3112.76311213833">
                <text:p>3112.763112138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550058183">
                <text:p>6.550058183</text:p>
              </table:table-cell>
              <table:table-cell office:value-type="float" office:value="3134.20607739392">
                <text:p>3134.206077393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56917959900001">
                <text:p>6.56917959900001</text:p>
              </table:table-cell>
              <table:table-cell office:value-type="float" office:value="3137.84292962332">
                <text:p>3137.842929623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588569663">
                <text:p>6.588569663</text:p>
              </table:table-cell>
              <table:table-cell office:value-type="float" office:value="3094.36833215318">
                <text:p>3094.368332153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60795139300001">
                <text:p>6.60795139300001</text:p>
              </table:table-cell>
              <table:table-cell office:value-type="float" office:value="3095.6988875596">
                <text:p>3095.69888755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62745807200001">
                <text:p>6.62745807200001</text:p>
              </table:table-cell>
              <table:table-cell office:value-type="float" office:value="3075.86955216681">
                <text:p>3075.869552166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646826312">
                <text:p>6.646826312</text:p>
              </table:table-cell>
              <table:table-cell office:value-type="float" office:value="3097.85504516809">
                <text:p>3097.855045168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66620444900001">
                <text:p>6.66620444900001</text:p>
              </table:table-cell>
              <table:table-cell office:value-type="float" office:value="3096.27287700505">
                <text:p>3096.272877005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685461907">
                <text:p>6.685461907</text:p>
              </table:table-cell>
              <table:table-cell office:value-type="float" office:value="3115.67601497585">
                <text:p>3115.676014975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70463983400001">
                <text:p>6.70463983400001</text:p>
              </table:table-cell>
              <table:table-cell office:value-type="float" office:value="3128.59674562304">
                <text:p>3128.596745623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72367828100001">
                <text:p>6.72367828100001</text:p>
              </table:table-cell>
              <table:table-cell office:value-type="float" office:value="3151.51755812859">
                <text:p>3151.517558128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74297162500001">
                <text:p>6.74297162500001</text:p>
              </table:table-cell>
              <table:table-cell office:value-type="float" office:value="3109.88079619507">
                <text:p>3109.880796195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762130281">
                <text:p>6.762130281</text:p>
              </table:table-cell>
              <table:table-cell office:value-type="float" office:value="3131.743688077">
                <text:p>3131.7436880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78151925100001">
                <text:p>6.78151925100001</text:p>
              </table:table-cell>
              <table:table-cell office:value-type="float" office:value="3094.54292827178">
                <text:p>3094.542928271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800893742">
                <text:p>6.800893742</text:p>
              </table:table-cell>
              <table:table-cell office:value-type="float" office:value="3096.8555509417">
                <text:p>3096.85555094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82026917">
                <text:p>6.82026917</text:p>
              </table:table-cell>
              <table:table-cell office:value-type="float" office:value="3096.70578631806">
                <text:p>3096.705786318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83965230600001">
                <text:p>6.83965230600001</text:p>
              </table:table-cell>
              <table:table-cell office:value-type="float" office:value="3095.47433397745">
                <text:p>3095.474333977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859064766">
                <text:p>6.859064766</text:p>
              </table:table-cell>
              <table:table-cell office:value-type="float" office:value="3090.79838413091">
                <text:p>3090.798384130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878339256">
                <text:p>6.878339256</text:p>
              </table:table-cell>
              <table:table-cell office:value-type="float" office:value="3112.92283219932">
                <text:p>3112.922832199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897730673">
                <text:p>6.897730673</text:p>
              </table:table-cell>
              <table:table-cell office:value-type="float" office:value="3094.15242836652">
                <text:p>3094.152428366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917101622">
                <text:p>6.917101622</text:p>
              </table:table-cell>
              <table:table-cell office:value-type="float" office:value="3097.42181449042">
                <text:p>3097.421814490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9363658">
                <text:p>6.9363658</text:p>
              </table:table-cell>
              <table:table-cell office:value-type="float" office:value="3114.58916129197">
                <text:p>3114.589161291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9556293">
                <text:p>6.9556293</text:p>
              </table:table-cell>
              <table:table-cell office:value-type="float" office:value="3114.69878267288">
                <text:p>3114.698782672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7502295700001">
                <text:p>6.97502295700001</text:p>
              </table:table-cell>
              <table:table-cell office:value-type="float" office:value="3093.79504855489">
                <text:p>3093.795048554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94296926">
                <text:p>6.994296926</text:p>
              </table:table-cell>
              <table:table-cell office:value-type="float" office:value="3113.00697848015">
                <text:p>3113.006978480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01356376000001">
                <text:p>7.01356376000001</text:p>
              </table:table-cell>
              <table:table-cell office:value-type="float" office:value="3114.15980435492">
                <text:p>3114.159804354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032765958">
                <text:p>7.032765958</text:p>
              </table:table-cell>
              <table:table-cell office:value-type="float" office:value="3124.64229355607">
                <text:p>3124.642293556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052043833">
                <text:p>7.052043833</text:p>
              </table:table-cell>
              <table:table-cell office:value-type="float" office:value="3112.37623441377">
                <text:p>3112.376234413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071326344">
                <text:p>7.071326344</text:p>
              </table:table-cell>
              <table:table-cell office:value-type="float" office:value="3111.62794098754">
                <text:p>3111.627940987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09074666800001">
                <text:p>7.09074666800001</text:p>
              </table:table-cell>
              <table:table-cell office:value-type="float" office:value="3089.54680673563">
                <text:p>3089.546806735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109927043">
                <text:p>7.109927043</text:p>
              </table:table-cell>
              <table:table-cell office:value-type="float" office:value="3128.19744139671">
                <text:p>3128.197441396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29193669">
                <text:p>7.129193669</text:p>
              </table:table-cell>
              <table:table-cell office:value-type="float" office:value="3114.19342442149">
                <text:p>3114.193424421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4842534600001">
                <text:p>7.14842534600001</text:p>
              </table:table-cell>
              <table:table-cell office:value-type="float" office:value="3119.85273047048">
                <text:p>3119.852730470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67591762">
                <text:p>7.167591762</text:p>
              </table:table-cell>
              <table:table-cell office:value-type="float" office:value="3130.47572378845">
                <text:p>3130.475723788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186874742">
                <text:p>7.186874742</text:p>
              </table:table-cell>
              <table:table-cell office:value-type="float" office:value="3111.55226007601">
                <text:p>3111.552260076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20620126300001">
                <text:p>7.20620126300001</text:p>
              </table:table-cell>
              <table:table-cell office:value-type="float" office:value="3104.54219877271">
                <text:p>3104.542198772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22558341">
                <text:p>7.22558341</text:p>
              </table:table-cell>
              <table:table-cell office:value-type="float" office:value="3095.63228470193">
                <text:p>3095.632284701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4493321300001">
                <text:p>7.24493321300001</text:p>
              </table:table-cell>
              <table:table-cell office:value-type="float" office:value="3100.80676273368">
                <text:p>3100.806762733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26422051600001">
                <text:p>7.26422051600001</text:p>
              </table:table-cell>
              <table:table-cell office:value-type="float" office:value="3110.85484580213">
                <text:p>3110.854845802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83404276">
                <text:p>7.283404276</text:p>
              </table:table-cell>
              <table:table-cell office:value-type="float" office:value="3127.64546679229">
                <text:p>3127.645466792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30257006700001">
                <text:p>7.30257006700001</text:p>
              </table:table-cell>
              <table:table-cell office:value-type="float" office:value="3130.57780917997">
                <text:p>3130.577809179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32172726500001">
                <text:p>7.32172726500001</text:p>
              </table:table-cell>
              <table:table-cell office:value-type="float" office:value="3131.9820362035">
                <text:p>3131.98203620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34079868100001">
                <text:p>7.34079868100001</text:p>
              </table:table-cell>
              <table:table-cell office:value-type="float" office:value="3146.06948954348">
                <text:p>3146.069489543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359870513">
                <text:p>7.359870513</text:p>
              </table:table-cell>
              <table:table-cell office:value-type="float" office:value="3146.00086661928">
                <text:p>3146.000866619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37916864900001">
                <text:p>7.37916864900001</text:p>
              </table:table-cell>
              <table:table-cell office:value-type="float" office:value="3109.10856882705">
                <text:p>3109.108568827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39848798300001">
                <text:p>7.39848798300001</text:p>
              </table:table-cell>
              <table:table-cell office:value-type="float" office:value="3105.69712185695">
                <text:p>3105.697121856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41771466">
                <text:p>7.41771466</text:p>
              </table:table-cell>
              <table:table-cell office:value-type="float" office:value="3120.66406483167">
                <text:p>3120.664064831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437003577">
                <text:p>7.437003577</text:p>
              </table:table-cell>
              <table:table-cell office:value-type="float" office:value="3110.59454504411">
                <text:p>3110.594545044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45609978500001">
                <text:p>7.45609978500001</text:p>
              </table:table-cell>
              <table:table-cell office:value-type="float" office:value="3141.98504750136">
                <text:p>3141.985047501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475279431">
                <text:p>7.475279431</text:p>
              </table:table-cell>
              <table:table-cell office:value-type="float" office:value="3128.31634118831">
                <text:p>3128.316341188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49446449300001">
                <text:p>7.49446449300001</text:p>
              </table:table-cell>
              <table:table-cell office:value-type="float" office:value="3127.43320818996">
                <text:p>3127.433208189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513719608">
                <text:p>7.513719608</text:p>
              </table:table-cell>
              <table:table-cell office:value-type="float" office:value="3116.05513651942">
                <text:p>3116.055136519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532910399">
                <text:p>7.532910399</text:p>
              </table:table-cell>
              <table:table-cell office:value-type="float" office:value="3126.49957992877">
                <text:p>3126.499579928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55233916100001">
                <text:p>7.55233916100001</text:p>
              </table:table-cell>
              <table:table-cell office:value-type="float" office:value="3088.20500245912">
                <text:p>3088.205002459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57138609800001">
                <text:p>7.57138609800001</text:p>
              </table:table-cell>
              <table:table-cell office:value-type="float" office:value="3150.1127976642">
                <text:p>3150.11279766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59068553600001">
                <text:p>7.59068553600001</text:p>
              </table:table-cell>
              <table:table-cell office:value-type="float" office:value="3108.898818711">
                <text:p>3108.8988187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60980867100001">
                <text:p>7.60980867100001</text:p>
              </table:table-cell>
              <table:table-cell office:value-type="float" office:value="3137.56086541234">
                <text:p>3137.560865412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628847013">
                <text:p>7.628847013</text:p>
              </table:table-cell>
              <table:table-cell office:value-type="float" office:value="3151.53493933659">
                <text:p>3151.534939336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64788374200001">
                <text:p>7.64788374200001</text:p>
              </table:table-cell>
              <table:table-cell office:value-type="float" office:value="3151.80197186073">
                <text:p>3151.801971860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66699843900001">
                <text:p>7.66699843900001</text:p>
              </table:table-cell>
              <table:table-cell office:value-type="float" office:value="3138.94591161871">
                <text:p>3138.945911618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686214022">
                <text:p>7.686214022</text:p>
              </table:table-cell>
              <table:table-cell office:value-type="float" office:value="3122.46576125375">
                <text:p>3122.465761253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70549450200001">
                <text:p>7.70549450200001</text:p>
              </table:table-cell>
              <table:table-cell office:value-type="float" office:value="3111.95571894376">
                <text:p>3111.955718943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724566959">
                <text:p>7.724566959</text:p>
              </table:table-cell>
              <table:table-cell office:value-type="float" office:value="3145.89777289954">
                <text:p>3145.897772899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74378077200001">
                <text:p>7.74378077200001</text:p>
              </table:table-cell>
              <table:table-cell office:value-type="float" office:value="3122.75340662349">
                <text:p>3122.753406623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762867813">
                <text:p>7.762867813</text:p>
              </table:table-cell>
              <table:table-cell office:value-type="float" office:value="3143.49405966205">
                <text:p>3143.494059662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78203553100001">
                <text:p>7.78203553100001</text:p>
              </table:table-cell>
              <table:table-cell office:value-type="float" office:value="3130.26308087287">
                <text:p>3130.263080872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801137572">
                <text:p>7.801137572</text:p>
              </table:table-cell>
              <table:table-cell office:value-type="float" office:value="3141.02561082405">
                <text:p>3141.025610824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82037180200001">
                <text:p>7.82037180200001</text:p>
              </table:table-cell>
              <table:table-cell office:value-type="float" office:value="3119.4386258234">
                <text:p>3119.43862582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83954426000001">
                <text:p>7.83954426000001</text:p>
              </table:table-cell>
              <table:table-cell office:value-type="float" office:value="3129.48918704114">
                <text:p>3129.489187041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85886375">
                <text:p>7.85886375</text:p>
              </table:table-cell>
              <table:table-cell office:value-type="float" office:value="3105.67204413995">
                <text:p>3105.672044139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87805980200001">
                <text:p>7.87805980200001</text:p>
              </table:table-cell>
              <table:table-cell office:value-type="float" office:value="3125.6427102803">
                <text:p>3125.64271028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89717007200001">
                <text:p>7.89717007200001</text:p>
              </table:table-cell>
              <table:table-cell office:value-type="float" office:value="3139.67306584386">
                <text:p>3139.673065843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916308415">
                <text:p>7.916308415</text:p>
              </table:table-cell>
              <table:table-cell office:value-type="float" office:value="3135.0676492744">
                <text:p>3135.06764927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935468478">
                <text:p>7.935468478</text:p>
              </table:table-cell>
              <table:table-cell office:value-type="float" office:value="3131.51371161967">
                <text:p>3131.513711619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95452640400001">
                <text:p>7.95452640400001</text:p>
              </table:table-cell>
              <table:table-cell office:value-type="float" office:value="3148.29640958798">
                <text:p>3148.296409587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973656362">
                <text:p>7.973656362</text:p>
              </table:table-cell>
              <table:table-cell office:value-type="float" office:value="3136.44180504841">
                <text:p>3136.441805048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992869133">
                <text:p>7.992869133</text:p>
              </table:table-cell>
              <table:table-cell office:value-type="float" office:value="3122.92276840243">
                <text:p>3122.922768402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012077476">
                <text:p>8.012077476</text:p>
              </table:table-cell>
              <table:table-cell office:value-type="float" office:value="3123.64267964145">
                <text:p>3123.642679641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031187851">
                <text:p>8.031187851</text:p>
              </table:table-cell>
              <table:table-cell office:value-type="float" office:value="3139.65581523178">
                <text:p>3139.655815231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050236818">
                <text:p>8.050236818</text:p>
              </table:table-cell>
              <table:table-cell office:value-type="float" office:value="3149.77709814865">
                <text:p>3149.777098148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06943370400001">
                <text:p>8.06943370400001</text:p>
              </table:table-cell>
              <table:table-cell office:value-type="float" office:value="3125.50691815278">
                <text:p>3125.506918152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088668298">
                <text:p>8.088668298</text:p>
              </table:table-cell>
              <table:table-cell office:value-type="float" office:value="3119.37959283207">
                <text:p>3119.379592832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10783148500001">
                <text:p>8.10783148500001</text:p>
              </table:table-cell>
              <table:table-cell office:value-type="float" office:value="3131.00320943423">
                <text:p>3131.003209434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126965974">
                <text:p>8.126965974</text:p>
              </table:table-cell>
              <table:table-cell office:value-type="float" office:value="3135.69910333192">
                <text:p>3135.699103331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146113328">
                <text:p>8.146113328</text:p>
              </table:table-cell>
              <table:table-cell office:value-type="float" office:value="3133.59224465206">
                <text:p>3133.592244652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165428703">
                <text:p>8.165428703</text:p>
              </table:table-cell>
              <table:table-cell office:value-type="float" office:value="3106.33368495224">
                <text:p>3106.333684952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18455288">
                <text:p>8.18455288</text:p>
              </table:table-cell>
              <table:table-cell office:value-type="float" office:value="3137.38991225695">
                <text:p>3137.389912256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20361861900001">
                <text:p>8.20361861900001</text:p>
              </table:table-cell>
              <table:table-cell office:value-type="float" office:value="3147.00626080952">
                <text:p>3147.006260809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222883682">
                <text:p>8.222883682</text:p>
              </table:table-cell>
              <table:table-cell office:value-type="float" office:value="3114.44608304814">
                <text:p>3114.446083048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24203801500001">
                <text:p>8.24203801500001</text:p>
              </table:table-cell>
              <table:table-cell office:value-type="float" office:value="3132.45050088617">
                <text:p>3132.450500886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261337036">
                <text:p>8.261337036</text:p>
              </table:table-cell>
              <table:table-cell office:value-type="float" office:value="3108.96599366445">
                <text:p>3108.965993664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28069439100001">
                <text:p>8.28069439100001</text:p>
              </table:table-cell>
              <table:table-cell office:value-type="float" office:value="3099.59702655481">
                <text:p>3099.597026554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29985424500001">
                <text:p>8.29985424500001</text:p>
              </table:table-cell>
              <table:table-cell office:value-type="float" office:value="3131.54787087717">
                <text:p>3131.547870877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31899316100001">
                <text:p>8.31899316100001</text:p>
              </table:table-cell>
              <table:table-cell office:value-type="float" office:value="3134.97378848369">
                <text:p>3134.973788483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33804410800001">
                <text:p>8.33804410800001</text:p>
              </table:table-cell>
              <table:table-cell office:value-type="float" office:value="3149.4497360163">
                <text:p>3149.44973601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357113232">
                <text:p>8.357113232</text:p>
              </table:table-cell>
              <table:table-cell office:value-type="float" office:value="3146.44762916256">
                <text:p>3146.447629162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37603657400001">
                <text:p>8.37603657400001</text:p>
              </table:table-cell>
              <table:table-cell office:value-type="float" office:value="3170.68729191572">
                <text:p>3170.687291915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395198772">
                <text:p>8.395198772</text:p>
              </table:table-cell>
              <table:table-cell office:value-type="float" office:value="3131.16480687827">
                <text:p>3131.164806878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41426425">
                <text:p>8.41426425</text:p>
              </table:table-cell>
              <table:table-cell office:value-type="float" office:value="3147.04934227165">
                <text:p>3147.049342271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43357686500001">
                <text:p>8.43357686500001</text:p>
              </table:table-cell>
              <table:table-cell office:value-type="float" office:value="3106.77761659866">
                <text:p>3106.777616598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45266822900001">
                <text:p>8.45266822900001</text:p>
              </table:table-cell>
              <table:table-cell office:value-type="float" office:value="3142.78225484491">
                <text:p>3142.782254844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47186501">
                <text:p>8.47186501</text:p>
              </table:table-cell>
              <table:table-cell office:value-type="float" office:value="3125.52401363689">
                <text:p>3125.524013636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490987781">
                <text:p>8.490987781</text:p>
              </table:table-cell>
              <table:table-cell office:value-type="float" office:value="3137.6205885644">
                <text:p>3137.62058856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510045394">
                <text:p>8.510045394</text:p>
              </table:table-cell>
              <table:table-cell office:value-type="float" office:value="3148.34811683901">
                <text:p>3148.348116839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529130248">
                <text:p>8.529130248</text:p>
              </table:table-cell>
              <table:table-cell office:value-type="float" office:value="3143.85428361165">
                <text:p>3143.854283611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54821781000001">
                <text:p>8.54821781000001</text:p>
              </table:table-cell>
              <table:table-cell office:value-type="float" office:value="3143.40825716604">
                <text:p>3143.408257166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567406101">
                <text:p>8.567406101</text:p>
              </table:table-cell>
              <table:table-cell office:value-type="float" office:value="3126.90692464615">
                <text:p>3126.906924646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58659277800001">
                <text:p>8.58659277800001</text:p>
              </table:table-cell>
              <table:table-cell office:value-type="float" office:value="3127.16996278076">
                <text:p>3127.169962780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60576278800001">
                <text:p>8.60576278800001</text:p>
              </table:table-cell>
              <table:table-cell office:value-type="float" office:value="3129.8888211332">
                <text:p>3129.88882113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62480107900001">
                <text:p>8.62480107900001</text:p>
              </table:table-cell>
              <table:table-cell office:value-type="float" office:value="3151.54338170356">
                <text:p>3151.543381703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64394239100001">
                <text:p>8.64394239100001</text:p>
              </table:table-cell>
              <table:table-cell office:value-type="float" office:value="3134.58137038847">
                <text:p>3134.581370388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663130839">
                <text:p>8.663130839</text:p>
              </table:table-cell>
              <table:table-cell office:value-type="float" office:value="3126.88134027401">
                <text:p>3126.881340274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68217314">
                <text:p>8.68217314</text:p>
              </table:table-cell>
              <table:table-cell office:value-type="float" office:value="3150.87971774017">
                <text:p>3150.879717740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70127190000001">
                <text:p>8.70127190000001</text:p>
              </table:table-cell>
              <table:table-cell office:value-type="float" office:value="3141.56521156254">
                <text:p>3141.565211562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72042248300001">
                <text:p>8.72042248300001</text:p>
              </table:table-cell>
              <table:table-cell office:value-type="float" office:value="3133.06388635821">
                <text:p>3133.063886358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73958665900001">
                <text:p>8.73958665900001</text:p>
              </table:table-cell>
              <table:table-cell office:value-type="float" office:value="3130.84162867153">
                <text:p>3130.841628671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758603127">
                <text:p>8.758603127</text:p>
              </table:table-cell>
              <table:table-cell office:value-type="float" office:value="3155.16004339149">
                <text:p>3155.160043391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777768866">
                <text:p>8.777768866</text:p>
              </table:table-cell>
              <table:table-cell office:value-type="float" office:value="3130.58630298548">
                <text:p>3130.586302985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79679898000001">
                <text:p>8.79679898000001</text:p>
              </table:table-cell>
              <table:table-cell office:value-type="float" office:value="3152.89756015073">
                <text:p>3152.897560150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81596888600001">
                <text:p>8.81596888600001</text:p>
              </table:table-cell>
              <table:table-cell office:value-type="float" office:value="3129.90580131139">
                <text:p>3129.905801311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83499327">
                <text:p>8.83499327</text:p>
              </table:table-cell>
              <table:table-cell office:value-type="float" office:value="3153.84718895649">
                <text:p>3153.847188956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854188385">
                <text:p>8.854188385</text:p>
              </table:table-cell>
              <table:table-cell office:value-type="float" office:value="3125.79528697759">
                <text:p>3125.795286977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87331053">
                <text:p>8.87331053</text:p>
              </table:table-cell>
              <table:table-cell office:value-type="float" office:value="3137.72330457743">
                <text:p>3137.723304577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892442675">
                <text:p>8.892442675</text:p>
              </table:table-cell>
              <table:table-cell office:value-type="float" office:value="3136.08327764601">
                <text:p>3136.083277646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911483778">
                <text:p>8.911483778</text:p>
              </table:table-cell>
              <table:table-cell office:value-type="float" office:value="3151.07796013602">
                <text:p>3151.077960136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93069050700001">
                <text:p>8.93069050700001</text:p>
              </table:table-cell>
              <table:table-cell office:value-type="float" office:value="3123.9051688597">
                <text:p>3123.90516885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94972603800001">
                <text:p>8.94972603800001</text:p>
              </table:table-cell>
              <table:table-cell office:value-type="float" office:value="3152.00033032962">
                <text:p>3152.000330329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96892547500001">
                <text:p>8.96892547500001</text:p>
              </table:table-cell>
              <table:table-cell office:value-type="float" office:value="3125.09163680205">
                <text:p>3125.091636802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988119392">
                <text:p>8.988119392</text:p>
              </table:table-cell>
              <table:table-cell office:value-type="float" office:value="3125.9903853921">
                <text:p>3125.99038539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00717476600001">
                <text:p>9.00717476600001</text:p>
              </table:table-cell>
              <table:table-cell office:value-type="float" office:value="3148.71804667738">
                <text:p>3148.718046677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026332849">
                <text:p>9.026332849</text:p>
              </table:table-cell>
              <table:table-cell office:value-type="float" office:value="3131.8373555444">
                <text:p>3131.83735554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04536744100001">
                <text:p>9.04536744100001</text:p>
              </table:table-cell>
              <table:table-cell office:value-type="float" office:value="3152.1558224082">
                <text:p>3152.15582240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06430416900001">
                <text:p>9.06430416900001</text:p>
              </table:table-cell>
              <table:table-cell office:value-type="float" office:value="3168.44599552786">
                <text:p>3168.445995527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08327959500001">
                <text:p>9.08327959500001</text:p>
              </table:table-cell>
              <table:table-cell office:value-type="float" office:value="3161.98434754554">
                <text:p>3161.984347545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102156686">
                <text:p>9.102156686</text:p>
              </table:table-cell>
              <table:table-cell office:value-type="float" office:value="3178.45583305298">
                <text:p>3178.455833052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121154977">
                <text:p>9.121154977</text:p>
              </table:table-cell>
              <table:table-cell office:value-type="float" office:value="3158.17880671434">
                <text:p>3158.178806714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14013738200001">
                <text:p>9.14013738200001</text:p>
              </table:table-cell>
              <table:table-cell office:value-type="float" office:value="3160.82182420992">
                <text:p>3160.821824209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15920786000001">
                <text:p>9.15920786000001</text:p>
              </table:table-cell>
              <table:table-cell office:value-type="float" office:value="3146.22423202972">
                <text:p>3146.224232029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178196255">
                <text:p>9.178196255</text:p>
              </table:table-cell>
              <table:table-cell office:value-type="float" office:value="3159.82472452356">
                <text:p>3159.824724523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19702527300001">
                <text:p>9.19702527300001</text:p>
              </table:table-cell>
              <table:table-cell office:value-type="float" office:value="3186.5708556858">
                <text:p>3186.57085568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21608075100001">
                <text:p>9.21608075100001</text:p>
              </table:table-cell>
              <table:table-cell office:value-type="float" office:value="3148.70086176818">
                <text:p>3148.700861768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23507774000001">
                <text:p>9.23507774000001</text:p>
              </table:table-cell>
              <table:table-cell office:value-type="float" office:value="3158.39525937481">
                <text:p>3158.395259374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254145874">
                <text:p>9.254145874</text:p>
              </table:table-cell>
              <table:table-cell office:value-type="float" office:value="3146.61098983354">
                <text:p>3146.610989833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27327369700001">
                <text:p>9.27327369700001</text:p>
              </table:table-cell>
              <table:table-cell office:value-type="float" office:value="3136.79188687515">
                <text:p>3136.791886875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.292425061">
                <text:p>9.292425061</text:p>
              </table:table-cell>
              <table:table-cell office:value-type="float" office:value="3132.9361188067">
                <text:p>3132.93611880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.31145382000001">
                <text:p>9.31145382000001</text:p>
              </table:table-cell>
              <table:table-cell office:value-type="float" office:value="3153.12207170074">
                <text:p>3153.122071700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33051586100001">
                <text:p>9.33051586100001</text:p>
              </table:table-cell>
              <table:table-cell office:value-type="float" office:value="3147.61677409079">
                <text:p>3147.616774090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349642902">
                <text:p>9.349642902</text:p>
              </table:table-cell>
              <table:table-cell office:value-type="float" office:value="3136.92013312623">
                <text:p>3136.920133126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368708224">
                <text:p>9.368708224</text:p>
              </table:table-cell>
              <table:table-cell office:value-type="float" office:value="3147.075092673">
                <text:p>3147.0750926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38784297400001">
                <text:p>9.38784297400001</text:p>
              </table:table-cell>
              <table:table-cell office:value-type="float" office:value="3135.65633206497">
                <text:p>3135.656332064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40691324400001">
                <text:p>9.40691324400001</text:p>
              </table:table-cell>
              <table:table-cell office:value-type="float" office:value="3146.25854799115">
                <text:p>3146.258547991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42604580600001">
                <text:p>9.42604580600001</text:p>
              </table:table-cell>
              <table:table-cell office:value-type="float" office:value="3136.01492575919">
                <text:p>3136.014925759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44506597100001">
                <text:p>9.44506597100001</text:p>
              </table:table-cell>
              <table:table-cell office:value-type="float" office:value="3154.54676655003">
                <text:p>3154.546766550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464016605">
                <text:p>9.464016605</text:p>
              </table:table-cell>
              <table:table-cell office:value-type="float" office:value="3166.12098571606">
                <text:p>3166.120985716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48298817700001">
                <text:p>9.48298817700001</text:p>
              </table:table-cell>
              <table:table-cell office:value-type="float" office:value="3162.62669218771">
                <text:p>3162.626692187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50199719600001">
                <text:p>9.50199719600001</text:p>
              </table:table-cell>
              <table:table-cell office:value-type="float" office:value="3156.3964452882">
                <text:p>3156.39644528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52094715300001">
                <text:p>9.52094715300001</text:p>
              </table:table-cell>
              <table:table-cell office:value-type="float" office:value="3166.23409752265">
                <text:p>3166.234097522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53998174600001">
                <text:p>9.53998174600001</text:p>
              </table:table-cell>
              <table:table-cell office:value-type="float" office:value="3152.15565680852">
                <text:p>3152.155656808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559001443">
                <text:p>9.559001443</text:p>
              </table:table-cell>
              <table:table-cell office:value-type="float" office:value="3154.624387551">
                <text:p>3154.6243875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57802296200001">
                <text:p>9.57802296200001</text:p>
              </table:table-cell>
              <table:table-cell office:value-type="float" office:value="3154.32221790389">
                <text:p>3154.322217903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59703635700001">
                <text:p>9.59703635700001</text:p>
              </table:table-cell>
              <table:table-cell office:value-type="float" office:value="3155.66998949921">
                <text:p>3155.669989499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61619308600001">
                <text:p>9.61619308600001</text:p>
              </table:table-cell>
              <table:table-cell office:value-type="float" office:value="3132.05871419869">
                <text:p>3132.058714198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635206012">
                <text:p>9.635206012</text:p>
              </table:table-cell>
              <table:table-cell office:value-type="float" office:value="3155.74783176658">
                <text:p>3155.747831766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654358261">
                <text:p>9.654358261</text:p>
              </table:table-cell>
              <table:table-cell office:value-type="float" office:value="3132.79134998696">
                <text:p>3132.791349986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673410667">
                <text:p>9.673410667</text:p>
              </table:table-cell>
              <table:table-cell office:value-type="float" office:value="3149.20855665156">
                <text:p>3149.208556651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692580885">
                <text:p>9.692580885</text:p>
              </table:table-cell>
              <table:table-cell office:value-type="float" office:value="3129.8548613272">
                <text:p>3129.85486132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71159516500001">
                <text:p>9.71159516500001</text:p>
              </table:table-cell>
              <table:table-cell office:value-type="float" office:value="3155.52311210187">
                <text:p>3155.523112101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73051715300001">
                <text:p>9.73051715300001</text:p>
              </table:table-cell>
              <table:table-cell office:value-type="float" office:value="3170.91417667067">
                <text:p>3170.914176670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74953054800001">
                <text:p>9.74953054800001</text:p>
              </table:table-cell>
              <table:table-cell office:value-type="float" office:value="3155.66998949921">
                <text:p>3155.669989499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768412692">
                <text:p>9.768412692</text:p>
              </table:table-cell>
              <table:table-cell office:value-type="float" office:value="3177.60525499841">
                <text:p>3177.605254998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787442545">
                <text:p>9.787442545</text:p>
              </table:table-cell>
              <table:table-cell office:value-type="float" office:value="3152.94080306243">
                <text:p>3152.940803062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806454794">
                <text:p>9.806454794</text:p>
              </table:table-cell>
              <table:table-cell office:value-type="float" office:value="3155.86020359833">
                <text:p>3155.860203598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82537297900001">
                <text:p>9.82537297900001</text:p>
              </table:table-cell>
              <table:table-cell office:value-type="float" office:value="3171.55160497624">
                <text:p>3171.551604976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84453960400001">
                <text:p>9.84453960400001</text:p>
              </table:table-cell>
              <table:table-cell office:value-type="float" office:value="3130.441587917">
                <text:p>3130.4415879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86356857200001">
                <text:p>9.86356857200001</text:p>
              </table:table-cell>
              <table:table-cell office:value-type="float" office:value="3153.08744015955">
                <text:p>3153.087440159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882545299">
                <text:p>9.882545299</text:p>
              </table:table-cell>
              <table:table-cell office:value-type="float" office:value="3161.76756929773">
                <text:p>3161.767569297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901586455">
                <text:p>9.901586455</text:p>
              </table:table-cell>
              <table:table-cell office:value-type="float" office:value="3151.0691892866">
                <text:p>3151.06918928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920696725">
                <text:p>9.920696725</text:p>
              </table:table-cell>
              <table:table-cell office:value-type="float" office:value="3139.67306584386">
                <text:p>3139.673065843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93992585000001">
                <text:p>9.93992585000001</text:p>
              </table:table-cell>
              <table:table-cell office:value-type="float" office:value="3120.26678280837">
                <text:p>3120.266782808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958994922">
                <text:p>9.958994922</text:p>
              </table:table-cell>
              <table:table-cell office:value-type="float" office:value="3146.45620930166">
                <text:p>3146.456209301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978059723">
                <text:p>9.978059723</text:p>
              </table:table-cell>
              <table:table-cell office:value-type="float" office:value="3147.1610954661">
                <text:p>3147.161095466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99723879600001">
                <text:p>9.99723879600001</text:p>
              </table:table-cell>
              <table:table-cell office:value-type="float" office:value="3128.40980374748">
                <text:p>3128.409803747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016314795">
                <text:p>10.016314795</text:p>
              </table:table-cell>
              <table:table-cell office:value-type="float" office:value="3145.31364779463">
                <text:p>3145.313647794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035268085">
                <text:p>10.035268085</text:p>
              </table:table-cell>
              <table:table-cell office:value-type="float" office:value="3165.67730457369">
                <text:p>3165.677304573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054464554">
                <text:p>10.054464554</text:p>
              </table:table-cell>
              <table:table-cell office:value-type="float" office:value="3125.57481274165">
                <text:p>3125.574812741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073484615">
                <text:p>10.073484615</text:p>
              </table:table-cell>
              <table:table-cell office:value-type="float" office:value="3154.5640153323">
                <text:p>3154.56401533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092580615">
                <text:p>10.092580615</text:p>
              </table:table-cell>
              <table:table-cell office:value-type="float" office:value="3142.01927105076">
                <text:p>3142.019271050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111708698">
                <text:p>10.111708698</text:p>
              </table:table-cell>
              <table:table-cell office:value-type="float" office:value="3136.74924978136">
                <text:p>3136.749249781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130705998">
                <text:p>10.130705998</text:p>
              </table:table-cell>
              <table:table-cell office:value-type="float" office:value="3158.34355408243">
                <text:p>3158.343554082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149703351">
                <text:p>10.149703351</text:p>
              </table:table-cell>
              <table:table-cell office:value-type="float" office:value="3158.33474274205">
                <text:p>3158.334742742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16868534">
                <text:p>10.16868534</text:p>
              </table:table-cell>
              <table:table-cell office:value-type="float" office:value="3160.89109523588">
                <text:p>3160.8910952358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187706859">
                <text:p>10.187706859</text:p>
              </table:table-cell>
              <table:table-cell office:value-type="float" office:value="3154.32221790625">
                <text:p>3154.322217906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206680462">
                <text:p>10.206680462</text:p>
              </table:table-cell>
              <table:table-cell office:value-type="float" office:value="3162.28815370387">
                <text:p>3162.288153703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225778076">
                <text:p>10.225778076</text:p>
              </table:table-cell>
              <table:table-cell office:value-type="float" office:value="3141.75372902786">
                <text:p>3141.753729027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244836679">
                <text:p>10.244836679</text:p>
              </table:table-cell>
              <table:table-cell office:value-type="float" office:value="3148.18457575221">
                <text:p>3148.184575752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263843928">
                <text:p>10.263843928</text:p>
              </table:table-cell>
              <table:table-cell office:value-type="float" office:value="3156.69037639309">
                <text:p>3156.690376393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282777374">
                <text:p>10.282777374</text:p>
              </table:table-cell>
              <table:table-cell office:value-type="float" office:value="3168.99522675284">
                <text:p>3168.995226752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301810352">
                <text:p>10.301810352</text:p>
              </table:table-cell>
              <table:table-cell office:value-type="float" office:value="3152.42312579801">
                <text:p>3152.423125798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320745101">
                <text:p>10.320745101</text:p>
              </table:table-cell>
              <table:table-cell office:value-type="float" office:value="3168.77715146964">
                <text:p>3168.777151469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339789902">
                <text:p>10.339789902</text:p>
              </table:table-cell>
              <table:table-cell office:value-type="float" office:value="3150.46610358273">
                <text:p>3150.466103582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358890693">
                <text:p>10.358890693</text:p>
              </table:table-cell>
              <table:table-cell office:value-type="float" office:value="3141.23116681404">
                <text:p>3141.231166814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378038047">
                <text:p>10.378038047</text:p>
              </table:table-cell>
              <table:table-cell office:value-type="float" office:value="3133.59224465206">
                <text:p>3133.592244652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397057118">
                <text:p>10.397057118</text:p>
              </table:table-cell>
              <table:table-cell office:value-type="float" office:value="3154.72821990056">
                <text:p>3154.7282199005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416195878">
                <text:p>10.416195878</text:p>
              </table:table-cell>
              <table:table-cell office:value-type="float" office:value="3134.99934164946">
                <text:p>3134.999341649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435225106">
                <text:p>10.435225106</text:p>
              </table:table-cell>
              <table:table-cell office:value-type="float" office:value="3153.04435892091">
                <text:p>3153.044358920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454328866">
                <text:p>10.454328866</text:p>
              </table:table-cell>
              <table:table-cell office:value-type="float" office:value="3140.74297415678">
                <text:p>3140.7429741567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473398459">
                <text:p>10.473398459</text:p>
              </table:table-cell>
              <table:table-cell office:value-type="float" office:value="3146.37024502871">
                <text:p>3146.370245028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492482792">
                <text:p>10.492482792</text:p>
              </table:table-cell>
              <table:table-cell office:value-type="float" office:value="3143.94011045687">
                <text:p>3143.940110456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511529937">
                <text:p>10.511529937</text:p>
              </table:table-cell>
              <table:table-cell office:value-type="float" office:value="3150.07839757582">
                <text:p>3150.078397575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53069052">
                <text:p>10.53069052</text:p>
              </table:table-cell>
              <table:table-cell office:value-type="float" office:value="3131.42872531569">
                <text:p>3131.428725315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549606882">
                <text:p>10.549606882</text:p>
              </table:table-cell>
              <table:table-cell office:value-type="float" office:value="3171.85725246767">
                <text:p>3171.857252467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568717361">
                <text:p>10.568717361</text:p>
              </table:table-cell>
              <table:table-cell office:value-type="float" office:value="3139.63872909638">
                <text:p>3139.638729096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58764638">
                <text:p>10.58764638</text:p>
              </table:table-cell>
              <table:table-cell office:value-type="float" office:value="3169.73637144146">
                <text:p>3169.736371441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606804515">
                <text:p>10.606804515</text:p>
              </table:table-cell>
              <table:table-cell office:value-type="float" office:value="3131.82885494891">
                <text:p>3131.828854948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625863587">
                <text:p>10.625863587</text:p>
              </table:table-cell>
              <table:table-cell office:value-type="float" office:value="3148.1071061608">
                <text:p>3148.10710616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644865107">
                <text:p>10.644865107</text:p>
              </table:table-cell>
              <table:table-cell office:value-type="float" office:value="3157.64212547151">
                <text:p>3157.642125471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663991731">
                <text:p>10.663991731</text:p>
              </table:table-cell>
              <table:table-cell office:value-type="float" office:value="3136.98852447624">
                <text:p>3136.988524476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683007574">
                <text:p>10.683007574</text:p>
              </table:table-cell>
              <table:table-cell office:value-type="float" office:value="3155.26374507972">
                <text:p>3155.263745079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701978156">
                <text:p>10.701978156</text:p>
              </table:table-cell>
              <table:table-cell office:value-type="float" office:value="3162.79173722624">
                <text:p>3162.791737226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721157593">
                <text:p>10.721157593</text:p>
              </table:table-cell>
              <table:table-cell office:value-type="float" office:value="3128.35043072577">
                <text:p>3128.350430725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740112394">
                <text:p>10.740112394</text:p>
              </table:table-cell>
              <table:table-cell office:value-type="float" office:value="3165.42494959345">
                <text:p>3165.424949593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759289643">
                <text:p>10.759289643</text:p>
              </table:table-cell>
              <table:table-cell office:value-type="float" office:value="3128.70735526332">
                <text:p>3128.707355263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778308455">
                <text:p>10.778308455</text:p>
              </table:table-cell>
              <table:table-cell office:value-type="float" office:value="3154.77118129165">
                <text:p>3154.771181291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79732487">
                <text:p>10.79732487</text:p>
              </table:table-cell>
              <table:table-cell office:value-type="float" office:value="3155.16883702676">
                <text:p>3155.1688370267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8162654">
                <text:p>10.8162654</text:p>
              </table:table-cell>
              <table:table-cell office:value-type="float" office:value="3167.80998208691">
                <text:p>3167.809982086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835334628">
                <text:p>10.835334628</text:p>
              </table:table-cell>
              <table:table-cell office:value-type="float" office:value="3146.43046902709">
                <text:p>3146.430469027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854101042">
                <text:p>10.854101042</text:p>
              </table:table-cell>
              <table:table-cell office:value-type="float" office:value="3197.20112750153">
                <text:p>3197.201127501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873074853">
                <text:p>10.873074853</text:p>
              </table:table-cell>
              <table:table-cell office:value-type="float" office:value="3162.25348718903">
                <text:p>3162.253487189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892042571">
                <text:p>10.892042571</text:p>
              </table:table-cell>
              <table:table-cell office:value-type="float" office:value="3163.26929786721">
                <text:p>3163.269297867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911124403">
                <text:p>10.911124403</text:p>
              </table:table-cell>
              <table:table-cell office:value-type="float" office:value="3144.35217750619">
                <text:p>3144.352177506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930032954">
                <text:p>10.930032954</text:p>
              </table:table-cell>
              <table:table-cell office:value-type="float" office:value="3173.16752616391">
                <text:p>3173.167526163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949052859">
                <text:p>10.949052859</text:p>
              </table:table-cell>
              <table:table-cell office:value-type="float" office:value="3154.58988885467">
                <text:p>3154.589888854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968054899">
                <text:p>10.968054899</text:p>
              </table:table-cell>
              <table:table-cell office:value-type="float" office:value="3157.55571506997">
                <text:p>3157.555715069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987198503">
                <text:p>10.987198503</text:p>
              </table:table-cell>
              <table:table-cell office:value-type="float" office:value="3134.20607739392">
                <text:p>3134.206077393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006262367">
                <text:p>11.006262367</text:p>
              </table:table-cell>
              <table:table-cell office:value-type="float" office:value="3147.31578026312">
                <text:p>3147.315780263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025341335">
                <text:p>11.025341335</text:p>
              </table:table-cell>
              <table:table-cell office:value-type="float" office:value="3144.82418545871">
                <text:p>3144.824185458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.044428271">
                <text:p>11.044428271</text:p>
              </table:table-cell>
              <table:table-cell office:value-type="float" office:value="3143.51135247794">
                <text:p>3143.5113524779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063350259">
                <text:p>11.063350259</text:p>
              </table:table-cell>
              <table:table-cell office:value-type="float" office:value="3170.91417667067">
                <text:p>3170.914176670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082386623">
                <text:p>11.082386623</text:p>
              </table:table-cell>
              <table:table-cell office:value-type="float" office:value="3151.86240397563">
                <text:p>3151.862403975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101405017">
                <text:p>11.101405017</text:p>
              </table:table-cell>
              <table:table-cell office:value-type="float" office:value="3154.84051913116">
                <text:p>3154.840519131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120302318">
                <text:p>11.120302318</text:p>
              </table:table-cell>
              <table:table-cell office:value-type="float" office:value="3175.05658612382">
                <text:p>3175.0565861238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139415609">
                <text:p>11.139415609</text:p>
              </table:table-cell>
              <table:table-cell office:value-type="float" office:value="3139.17681680075">
                <text:p>3139.176816800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15837718">
                <text:p>11.15837718</text:p>
              </table:table-cell>
              <table:table-cell office:value-type="float" office:value="3164.29477283436">
                <text:p>3164.294772834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.177453023">
                <text:p>11.177453023</text:p>
              </table:table-cell>
              <table:table-cell office:value-type="float" office:value="3145.33936979942">
                <text:p>3145.339369799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196399386">
                <text:p>11.196399386</text:p>
              </table:table-cell>
              <table:table-cell office:value-type="float" office:value="3166.83471122991">
                <text:p>3166.834711229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.215547417">
                <text:p>11.215547417</text:p>
              </table:table-cell>
              <table:table-cell office:value-type="float" office:value="3133.48145300157">
                <text:p>3133.481453001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234558312">
                <text:p>11.234558312</text:p>
              </table:table-cell>
              <table:table-cell office:value-type="float" office:value="3156.0849712767">
                <text:p>3156.084971276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253618842">
                <text:p>11.253618842</text:p>
              </table:table-cell>
              <table:table-cell office:value-type="float" office:value="3147.86629752615">
                <text:p>3147.866297526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272673956">
                <text:p>11.272673956</text:p>
              </table:table-cell>
              <table:table-cell office:value-type="float" office:value="3148.76100977459">
                <text:p>3148.7610097745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291643444">
                <text:p>11.291643444</text:p>
              </table:table-cell>
              <table:table-cell office:value-type="float" office:value="3162.97414036752">
                <text:p>3162.974140367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310657463">
                <text:p>11.310657463</text:p>
              </table:table-cell>
              <table:table-cell office:value-type="float" office:value="3155.56642706683">
                <text:p>3155.566427066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329586483">
                <text:p>11.329586483</text:p>
              </table:table-cell>
              <table:table-cell office:value-type="float" office:value="3169.73620398704">
                <text:p>3169.736203987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348590033">
                <text:p>11.348590033</text:p>
              </table:table-cell>
              <table:table-cell office:value-type="float" office:value="3157.30481936139">
                <text:p>3157.3048193613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367637282">
                <text:p>11.367637282</text:p>
              </table:table-cell>
              <table:table-cell office:value-type="float" office:value="3150.06119781455">
                <text:p>3150.061197814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386605573">
                <text:p>11.386605573</text:p>
              </table:table-cell>
              <table:table-cell office:value-type="float" office:value="3163.17374084871">
                <text:p>3163.173740848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405757249">
                <text:p>11.405757249</text:p>
              </table:table-cell>
              <table:table-cell office:value-type="float" office:value="3132.88508013725">
                <text:p>3132.885080137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424831113">
                <text:p>11.424831113</text:p>
              </table:table-cell>
              <table:table-cell office:value-type="float" office:value="3145.66571303959">
                <text:p>3145.665713039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443967477">
                <text:p>11.443967477</text:p>
              </table:table-cell>
              <table:table-cell office:value-type="float" office:value="3135.39186441214">
                <text:p>3135.391864412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463096029">
                <text:p>11.463096029</text:p>
              </table:table-cell>
              <table:table-cell office:value-type="float" office:value="3136.67234195282">
                <text:p>3136.6723419528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482046975">
                <text:p>11.482046975</text:p>
              </table:table-cell>
              <table:table-cell office:value-type="float" office:value="3166.06886009741">
                <text:p>3166.068860097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501098078">
                <text:p>11.501098078</text:p>
              </table:table-cell>
              <table:table-cell office:value-type="float" office:value="3149.42394674023">
                <text:p>3149.423946740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520174338">
                <text:p>11.520174338</text:p>
              </table:table-cell>
              <table:table-cell office:value-type="float" office:value="3145.27061384057">
                <text:p>3145.270613840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539190545">
                <text:p>11.539190545</text:p>
              </table:table-cell>
              <table:table-cell office:value-type="float" office:value="3155.20334838476">
                <text:p>3155.203348384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558389618">
                <text:p>11.558389618</text:p>
              </table:table-cell>
              <table:table-cell office:value-type="float" office:value="3125.15088619191">
                <text:p>3125.150886191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577345877">
                <text:p>11.577345877</text:p>
              </table:table-cell>
              <table:table-cell office:value-type="float" office:value="3165.18148438594">
                <text:p>3165.1814843859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5965062">
                <text:p>11.5965062</text:p>
              </table:table-cell>
              <table:table-cell office:value-type="float" office:value="3131.4712178899">
                <text:p>3131.47121788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615439542">
                <text:p>11.615439542</text:p>
              </table:table-cell>
              <table:table-cell office:value-type="float" office:value="3169.01263390319">
                <text:p>3169.012633903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634480593">
                <text:p>11.634480593</text:p>
              </table:table-cell>
              <table:table-cell office:value-type="float" office:value="3151.0865655469">
                <text:p>3151.08656554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653516852">
                <text:p>11.653516852</text:p>
              </table:table-cell>
              <table:table-cell office:value-type="float" office:value="3151.87978898527">
                <text:p>3151.879788985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672549882">
                <text:p>11.672549882</text:p>
              </table:table-cell>
              <table:table-cell office:value-type="float" office:value="3152.41451308783">
                <text:p>3152.414513087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691607861">
                <text:p>11.691607861</text:p>
              </table:table-cell>
              <table:table-cell office:value-type="float" office:value="3148.28765421393">
                <text:p>3148.287654213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710652818">
                <text:p>11.710652818</text:p>
              </table:table-cell>
              <table:table-cell office:value-type="float" office:value="3150.44029766134">
                <text:p>3150.440297661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729568556">
                <text:p>11.729568556</text:p>
              </table:table-cell>
              <table:table-cell office:value-type="float" office:value="3171.96188697408">
                <text:p>3171.961886974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748467731">
                <text:p>11.748467731</text:p>
              </table:table-cell>
              <table:table-cell office:value-type="float" office:value="3174.74175460017">
                <text:p>3174.741754600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767376021">
                <text:p>11.767376021</text:p>
              </table:table-cell>
              <table:table-cell office:value-type="float" office:value="3173.2113268838">
                <text:p>3173.21132688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786524208">
                <text:p>11.786524208</text:p>
              </table:table-cell>
              <table:table-cell office:value-type="float" office:value="3133.45592457412">
                <text:p>3133.455924574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80581974">
                <text:p>11.80581974</text:p>
              </table:table-cell>
              <table:table-cell office:value-type="float" office:value="3109.5281539787">
                <text:p>3109.528153978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825528191">
                <text:p>11.825528191</text:p>
              </table:table-cell>
              <table:table-cell office:value-type="float" office:value="3044.37928683493">
                <text:p>3044.379286834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845506383">
                <text:p>11.845506383</text:p>
              </table:table-cell>
              <table:table-cell office:value-type="float" office:value="3003.27477081063">
                <text:p>3003.274770810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865769837">
                <text:p>11.865769837</text:p>
              </table:table-cell>
              <table:table-cell office:value-type="float" office:value="2960.99569204708">
                <text:p>2960.995692047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886143292">
                <text:p>11.886143292</text:p>
              </table:table-cell>
              <table:table-cell office:value-type="float" office:value="2945.00859083578">
                <text:p>2945.008590835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906847634">
                <text:p>11.906847634</text:p>
              </table:table-cell>
              <table:table-cell office:value-type="float" office:value="2897.94285662372">
                <text:p>2897.942856623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927562289">
                <text:p>11.927562289</text:p>
              </table:table-cell>
              <table:table-cell office:value-type="float" office:value="2896.50008653208">
                <text:p>2896.500086532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948505747">
                <text:p>11.948505747</text:p>
              </table:table-cell>
              <table:table-cell office:value-type="float" office:value="2864.85641483018">
                <text:p>2864.856414830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969351184">
                <text:p>11.969351184</text:p>
              </table:table-cell>
              <table:table-cell office:value-type="float" office:value="2878.32776065017">
                <text:p>2878.327760650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990356465">
                <text:p>11.990356465</text:p>
              </table:table-cell>
              <table:table-cell office:value-type="float" office:value="2856.42453438246">
                <text:p>2856.424534382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.011267736">
                <text:p>12.011267736</text:p>
              </table:table-cell>
              <table:table-cell office:value-type="float" office:value="2869.26605274218">
                <text:p>2869.266052742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.032311299">
                <text:p>12.032311299</text:p>
              </table:table-cell>
              <table:table-cell office:value-type="float" office:value="2851.22818792723">
                <text:p>2851.228187927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.053321581">
                <text:p>12.053321581</text:p>
              </table:table-cell>
              <table:table-cell office:value-type="float" office:value="2855.74463017597">
                <text:p>2855.744630175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.074487592">
                <text:p>12.074487592</text:p>
              </table:table-cell>
              <table:table-cell office:value-type="float" office:value="2834.73347906626">
                <text:p>2834.733479066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.095624854">
                <text:p>12.095624854</text:p>
              </table:table-cell>
              <table:table-cell office:value-type="float" office:value="2838.58902822941">
                <text:p>2838.589028229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.116891647">
                <text:p>12.116891647</text:p>
              </table:table-cell>
              <table:table-cell office:value-type="float" office:value="2821.29985466137">
                <text:p>2821.299854661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.138158805">
                <text:p>12.138158805</text:p>
              </table:table-cell>
              <table:table-cell office:value-type="float" office:value="2821.25143378341">
                <text:p>2821.251433783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.159577735">
                <text:p>12.159577735</text:p>
              </table:table-cell>
              <table:table-cell office:value-type="float" office:value="2801.26038042104">
                <text:p>2801.260380421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.180904529">
                <text:p>12.180904529</text:p>
              </table:table-cell>
              <table:table-cell office:value-type="float" office:value="2813.36238348763">
                <text:p>2813.362383487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.202405595">
                <text:p>12.202405595</text:p>
              </table:table-cell>
              <table:table-cell office:value-type="float" office:value="2790.55931459411">
                <text:p>2790.559314594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.223841921">
                <text:p>12.223841921</text:p>
              </table:table-cell>
              <table:table-cell office:value-type="float" office:value="2798.98710254734">
                <text:p>2798.987102547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.245424653">
                <text:p>12.245424653</text:p>
              </table:table-cell>
              <table:table-cell office:value-type="float" office:value="2780.00023352017">
                <text:p>2780.000233520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.267152804">
                <text:p>12.267152804</text:p>
              </table:table-cell>
              <table:table-cell office:value-type="float" office:value="2761.39465341466">
                <text:p>2761.3946534146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.289011268">
                <text:p>12.289011268</text:p>
              </table:table-cell>
              <table:table-cell office:value-type="float" office:value="2744.93212331788">
                <text:p>2744.932123317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310774731">
                <text:p>12.310774731</text:p>
              </table:table-cell>
              <table:table-cell office:value-type="float" office:value="2756.91419145943">
                <text:p>2756.9141914594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332578038">
                <text:p>12.332578038</text:p>
              </table:table-cell>
              <table:table-cell office:value-type="float" office:value="2751.87612594744">
                <text:p>2751.876125947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.354361553">
                <text:p>12.354361553</text:p>
              </table:table-cell>
              <table:table-cell office:value-type="float" office:value="2754.37641721329">
                <text:p>2754.376417213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376267882">
                <text:p>12.376267882</text:p>
              </table:table-cell>
              <table:table-cell office:value-type="float" office:value="2738.93448783637">
                <text:p>2738.934487836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398269419">
                <text:p>12.398269419</text:p>
              </table:table-cell>
              <table:table-cell office:value-type="float" office:value="2727.08220339406">
                <text:p>2727.082203394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.420506739">
                <text:p>12.420506739</text:p>
              </table:table-cell>
              <table:table-cell office:value-type="float" office:value="2698.16686543137">
                <text:p>2698.166865431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442837498">
                <text:p>12.442837498</text:p>
              </table:table-cell>
              <table:table-cell office:value-type="float" office:value="2686.87687686758">
                <text:p>2686.876876867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465176954">
                <text:p>12.465176954</text:p>
              </table:table-cell>
              <table:table-cell office:value-type="float" office:value="2685.83084565743">
                <text:p>2685.830845657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487563494">
                <text:p>12.487563494</text:p>
              </table:table-cell>
              <table:table-cell office:value-type="float" office:value="2680.18193074953">
                <text:p>2680.1819307495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51013868">
                <text:p>12.51013868</text:p>
              </table:table-cell>
              <table:table-cell office:value-type="float" office:value="2657.78541093611">
                <text:p>2657.785410936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532771836">
                <text:p>12.532771836</text:p>
              </table:table-cell>
              <table:table-cell office:value-type="float" office:value="2650.97806068257">
                <text:p>2650.9780606825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555617285">
                <text:p>12.555617285</text:p>
              </table:table-cell>
              <table:table-cell office:value-type="float" office:value="2626.34365382773">
                <text:p>2626.3436538277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578565182">
                <text:p>12.578565182</text:p>
              </table:table-cell>
              <table:table-cell office:value-type="float" office:value="2614.61867290124">
                <text:p>2614.618672901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601627872">
                <text:p>12.601627872</text:p>
              </table:table-cell>
              <table:table-cell office:value-type="float" office:value="2601.60458298626">
                <text:p>2601.604582986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624687228">
                <text:p>12.624687228</text:p>
              </table:table-cell>
              <table:table-cell office:value-type="float" office:value="2601.98073181338">
                <text:p>2601.9807318133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647993044">
                <text:p>12.647993044</text:p>
              </table:table-cell>
              <table:table-cell office:value-type="float" office:value="2574.4646743967">
                <text:p>2574.46467439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671264225">
                <text:p>12.671264225</text:p>
              </table:table-cell>
              <table:table-cell office:value-type="float" office:value="2578.29630563246">
                <text:p>2578.296305632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694702125">
                <text:p>12.694702125</text:p>
              </table:table-cell>
              <table:table-cell office:value-type="float" office:value="2559.95631007846">
                <text:p>2559.9563100784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718136848">
                <text:p>12.718136848</text:p>
              </table:table-cell>
              <table:table-cell office:value-type="float" office:value="2560.3033583975">
                <text:p>2560.30335839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741909177">
                <text:p>12.741909177</text:p>
              </table:table-cell>
              <table:table-cell office:value-type="float" office:value="2523.94285810084">
                <text:p>2523.942858100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765531974">
                <text:p>12.765531974</text:p>
              </table:table-cell>
              <table:table-cell office:value-type="float" office:value="2539.91938380676">
                <text:p>2539.919383806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789404513">
                <text:p>12.789404513</text:p>
              </table:table-cell>
              <table:table-cell office:value-type="float" office:value="2513.3480774699">
                <text:p>2513.34807746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813145956">
                <text:p>12.813145956</text:p>
              </table:table-cell>
              <table:table-cell office:value-type="float" office:value="2527.22633582218">
                <text:p>2527.226335822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837149641">
                <text:p>12.837149641</text:p>
              </table:table-cell>
              <table:table-cell office:value-type="float" office:value="2499.61620476076">
                <text:p>2499.616204760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861076711">
                <text:p>12.861076711</text:p>
              </table:table-cell>
              <table:table-cell office:value-type="float" office:value="2507.62003036737">
                <text:p>2507.620030367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885230918">
                <text:p>12.885230918</text:p>
              </table:table-cell>
              <table:table-cell office:value-type="float" office:value="2484.03932283979">
                <text:p>2484.039322839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909371687">
                <text:p>12.909371687</text:p>
              </table:table-cell>
              <table:table-cell office:value-type="float" office:value="2485.42206754072">
                <text:p>2485.422067540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933429278">
                <text:p>12.933429278</text:p>
              </table:table-cell>
              <table:table-cell office:value-type="float" office:value="2494.01529853905">
                <text:p>2494.015298539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957505515">
                <text:p>12.957505515</text:p>
              </table:table-cell>
              <table:table-cell office:value-type="float" office:value="2492.08379199761">
                <text:p>2492.083791997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981537898">
                <text:p>12.981537898</text:p>
              </table:table-cell>
              <table:table-cell office:value-type="float" office:value="2496.6313161713">
                <text:p>2496.63131617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.005805335">
                <text:p>13.005805335</text:p>
              </table:table-cell>
              <table:table-cell office:value-type="float" office:value="2472.44898585644">
                <text:p>2472.448985856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.030153605">
                <text:p>13.030153605</text:p>
              </table:table-cell>
              <table:table-cell office:value-type="float" office:value="2464.24078589523">
                <text:p>2464.240785895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.054698335">
                <text:p>13.054698335</text:p>
              </table:table-cell>
              <table:table-cell office:value-type="float" office:value="2444.51660295424">
                <text:p>2444.516602954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.079234054">
                <text:p>13.079234054</text:p>
              </table:table-cell>
              <table:table-cell office:value-type="float" office:value="2445.41437729895">
                <text:p>2445.414377298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.104004306">
                <text:p>13.104004306</text:p>
              </table:table-cell>
              <table:table-cell office:value-type="float" office:value="2422.2603791035">
                <text:p>2422.26037910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.128652265">
                <text:p>13.128652265</text:p>
              </table:table-cell>
              <table:table-cell office:value-type="float" office:value="2434.27863540422">
                <text:p>2434.278635404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.153436059">
                <text:p>13.153436059</text:p>
              </table:table-cell>
              <table:table-cell office:value-type="float" office:value="2420.93684284163">
                <text:p>2420.936842841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178330947">
                <text:p>13.178330947</text:p>
              </table:table-cell>
              <table:table-cell office:value-type="float" office:value="2410.13335749838">
                <text:p>2410.1333574983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.20327094">
                <text:p>13.20327094</text:p>
              </table:table-cell>
              <table:table-cell office:value-type="float" office:value="2405.77453249449">
                <text:p>2405.774532494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.22841661">
                <text:p>13.22841661</text:p>
              </table:table-cell>
              <table:table-cell office:value-type="float" office:value="2386.09669179619">
                <text:p>2386.096691796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.2535965">
                <text:p>13.2535965</text:p>
              </table:table-cell>
              <table:table-cell office:value-type="float" office:value="2382.85393621753">
                <text:p>2382.853936217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.27895936">
                <text:p>13.27895936</text:p>
              </table:table-cell>
              <table:table-cell office:value-type="float" office:value="2365.66380920751">
                <text:p>2365.663809207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.304425657">
                <text:p>13.304425657</text:p>
              </table:table-cell>
              <table:table-cell office:value-type="float" office:value="2356.05514221327">
                <text:p>2356.055142213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.329861903">
                <text:p>13.329861903</text:p>
              </table:table-cell>
              <table:table-cell office:value-type="float" office:value="2358.83864309239">
                <text:p>2358.8386430923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.355338878">
                <text:p>13.355338878</text:p>
              </table:table-cell>
              <table:table-cell office:value-type="float" office:value="2355.0676640388">
                <text:p>2355.06766403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.380946687">
                <text:p>13.380946687</text:p>
              </table:table-cell>
              <table:table-cell office:value-type="float" office:value="2343.03528271328">
                <text:p>2343.0352827132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406669601">
                <text:p>13.406669601</text:p>
              </table:table-cell>
              <table:table-cell office:value-type="float" office:value="2332.55065891841">
                <text:p>2332.550658918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43248038">
                <text:p>13.43248038</text:p>
              </table:table-cell>
              <table:table-cell office:value-type="float" office:value="2324.610194834">
                <text:p>2324.6101948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4585934">
                <text:p>13.4585934</text:p>
              </table:table-cell>
              <table:table-cell office:value-type="float" office:value="2297.70436357064">
                <text:p>2297.704363570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48480866">
                <text:p>13.48480866</text:p>
              </table:table-cell>
              <table:table-cell office:value-type="float" office:value="2288.74327395564">
                <text:p>2288.743273955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511099286">
                <text:p>13.511099286</text:p>
              </table:table-cell>
              <table:table-cell office:value-type="float" office:value="2282.18225005325">
                <text:p>2282.182250053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537599288">
                <text:p>13.537599288</text:p>
              </table:table-cell>
              <table:table-cell office:value-type="float" office:value="2264.15077251642">
                <text:p>2264.150772516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56394033">
                <text:p>13.56394033</text:p>
              </table:table-cell>
              <table:table-cell office:value-type="float" office:value="2277.81421858723">
                <text:p>2277.814218587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590505697">
                <text:p>13.590505697</text:p>
              </table:table-cell>
              <table:table-cell office:value-type="float" office:value="2258.57975160006">
                <text:p>2258.579751600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617196586">
                <text:p>13.617196586</text:p>
              </table:table-cell>
              <table:table-cell office:value-type="float" office:value="2247.95809536287">
                <text:p>2247.958095362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644132684">
                <text:p>13.644132684</text:p>
              </table:table-cell>
              <table:table-cell office:value-type="float" office:value="2227.4941233142">
                <text:p>2227.494123314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671261856">
                <text:p>13.671261856</text:p>
              </table:table-cell>
              <table:table-cell office:value-type="float" office:value="2211.6414021038">
                <text:p>2211.64140210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.698603946">
                <text:p>13.698603946</text:p>
              </table:table-cell>
              <table:table-cell office:value-type="float" office:value="2194.41893432395">
                <text:p>2194.418934323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726068068">
                <text:p>13.726068068</text:p>
              </table:table-cell>
              <table:table-cell office:value-type="float" office:value="2184.66841940204">
                <text:p>2184.668419402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753808963">
                <text:p>13.753808963</text:p>
              </table:table-cell>
              <table:table-cell office:value-type="float" office:value="2162.8718179418">
                <text:p>2162.87181794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.78163866">
                <text:p>13.78163866</text:p>
              </table:table-cell>
              <table:table-cell office:value-type="float" office:value="2155.97029317379">
                <text:p>2155.970293173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.809706119">
                <text:p>13.809706119</text:p>
              </table:table-cell>
              <table:table-cell office:value-type="float" office:value="2137.70687257447">
                <text:p>2137.7068725744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.837942381">
                <text:p>13.837942381</text:p>
              </table:table-cell>
              <table:table-cell office:value-type="float" office:value="2124.92715926721">
                <text:p>2124.927159267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866556875">
                <text:p>13.866556875</text:p>
              </table:table-cell>
              <table:table-cell office:value-type="float" office:value="2096.8394548584">
                <text:p>2096.83945485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.895248504">
                <text:p>13.895248504</text:p>
              </table:table-cell>
              <table:table-cell office:value-type="float" office:value="2091.20228063675">
                <text:p>2091.202280636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.924408939">
                <text:p>13.924408939</text:p>
              </table:table-cell>
              <table:table-cell office:value-type="float" office:value="2057.58247433592">
                <text:p>2057.582474335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953612238">
                <text:p>13.953612238</text:p>
              </table:table-cell>
              <table:table-cell office:value-type="float" office:value="2054.56239721393">
                <text:p>2054.562397213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.983176216">
                <text:p>13.983176216</text:p>
              </table:table-cell>
              <table:table-cell office:value-type="float" office:value="2029.49684240742">
                <text:p>2029.4968424074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.012756966">
                <text:p>14.012756966</text:p>
              </table:table-cell>
              <table:table-cell office:value-type="float" office:value="2028.34613726875">
                <text:p>2028.346137268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.042646206">
                <text:p>14.042646206</text:p>
              </table:table-cell>
              <table:table-cell office:value-type="float" office:value="2007.41136275109">
                <text:p>2007.411362751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.072416228">
                <text:p>14.072416228</text:p>
              </table:table-cell>
              <table:table-cell office:value-type="float" office:value="2015.45030769489">
                <text:p>2015.450307694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.102218801">
                <text:p>14.102218801</text:p>
              </table:table-cell>
              <table:table-cell office:value-type="float" office:value="2013.24899028028">
                <text:p>2013.2489902802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.132225491">
                <text:p>14.132225491</text:p>
              </table:table-cell>
              <table:table-cell office:value-type="float" office:value="1999.55409943627">
                <text:p>1999.554099436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1623764">
                <text:p>14.1623764</text:p>
              </table:table-cell>
              <table:table-cell office:value-type="float" office:value="1989.98975453777">
                <text:p>1989.9897545377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.192620486">
                <text:p>14.192620486</text:p>
              </table:table-cell>
              <table:table-cell office:value-type="float" office:value="1983.85892699748">
                <text:p>1983.8589269974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.222690353">
                <text:p>14.222690353</text:p>
              </table:table-cell>
              <table:table-cell office:value-type="float" office:value="1995.35302234662">
                <text:p>1995.3530223466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.252785949">
                <text:p>14.252785949</text:p>
              </table:table-cell>
              <table:table-cell office:value-type="float" office:value="1993.64717681648">
                <text:p>1993.6471768164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.282986078">
                <text:p>14.282986078</text:p>
              </table:table-cell>
              <table:table-cell office:value-type="float" office:value="1986.74648045326">
                <text:p>1986.746480453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.313345998">
                <text:p>14.313345998</text:p>
              </table:table-cell>
              <table:table-cell office:value-type="float" office:value="1976.28979259529">
                <text:p>1976.289792595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.343959202">
                <text:p>14.343959202</text:p>
              </table:table-cell>
              <table:table-cell office:value-type="float" office:value="1959.9385938169">
                <text:p>1959.938593816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.374731364">
                <text:p>14.374731364</text:p>
              </table:table-cell>
              <table:table-cell office:value-type="float" office:value="1949.81425094595">
                <text:p>1949.814250945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.405556496">
                <text:p>14.405556496</text:p>
              </table:table-cell>
              <table:table-cell office:value-type="float" office:value="1946.46368424286">
                <text:p>1946.463684242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.436796526">
                <text:p>14.436796526</text:p>
              </table:table-cell>
              <table:table-cell office:value-type="float" office:value="1920.6127522921">
                <text:p>1920.61275229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.468229057">
                <text:p>14.468229057</text:p>
              </table:table-cell>
              <table:table-cell office:value-type="float" office:value="1908.8504199682">
                <text:p>1908.850419968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.49962138">
                <text:p>14.49962138</text:p>
              </table:table-cell>
              <table:table-cell office:value-type="float" office:value="1911.29531892205">
                <text:p>1911.295318922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.530872556">
                <text:p>14.530872556</text:p>
              </table:table-cell>
              <table:table-cell office:value-type="float" office:value="1919.92774927907">
                <text:p>1919.927749279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.562063836">
                <text:p>14.562063836</text:p>
              </table:table-cell>
              <table:table-cell office:value-type="float" office:value="1923.61454868146">
                <text:p>1923.6145486814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.593122459">
                <text:p>14.593122459</text:p>
              </table:table-cell>
              <table:table-cell office:value-type="float" office:value="1931.83065456617">
                <text:p>1931.830654566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.624215092">
                <text:p>14.624215092</text:p>
              </table:table-cell>
              <table:table-cell office:value-type="float" office:value="1929.7175636428">
                <text:p>1929.71756364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.655243819">
                <text:p>14.655243819</text:p>
              </table:table-cell>
              <table:table-cell office:value-type="float" office:value="1933.69196228992">
                <text:p>1933.691962289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.686225358">
                <text:p>14.686225358</text:p>
              </table:table-cell>
              <table:table-cell office:value-type="float" office:value="1936.63716963863">
                <text:p>1936.637169638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.717332418">
                <text:p>14.717332418</text:p>
              </table:table-cell>
              <table:table-cell office:value-type="float" office:value="1928.82258882732">
                <text:p>1928.822588827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.748431718">
                <text:p>14.748431718</text:p>
              </table:table-cell>
              <table:table-cell office:value-type="float" office:value="1929.30387500633">
                <text:p>1929.303875006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.779682634">
                <text:p>14.779682634</text:p>
              </table:table-cell>
              <table:table-cell office:value-type="float" office:value="1919.94372260931">
                <text:p>1919.943722609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.810660839">
                <text:p>14.810660839</text:p>
              </table:table-cell>
              <table:table-cell office:value-type="float" office:value="1936.84559838139">
                <text:p>1936.8455983813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.841347429">
                <text:p>14.841347429</text:p>
              </table:table-cell>
              <table:table-cell office:value-type="float" office:value="1955.25146326119">
                <text:p>1955.251463261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872141467">
                <text:p>14.872141467</text:p>
              </table:table-cell>
              <table:table-cell office:value-type="float" office:value="1948.42910825814">
                <text:p>1948.429108258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902982432">
                <text:p>14.902982432</text:p>
              </table:table-cell>
              <table:table-cell office:value-type="float" office:value="1945.46441721289">
                <text:p>1945.4644172128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.933989127">
                <text:p>14.933989127</text:p>
              </table:table-cell>
              <table:table-cell office:value-type="float" office:value="1935.06595914192">
                <text:p>1935.065959141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.965720098">
                <text:p>14.965720098</text:p>
              </table:table-cell>
              <table:table-cell office:value-type="float" office:value="1890.89706709564">
                <text:p>1890.897067095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.995974861">
                <text:p>14.995974861</text:p>
              </table:table-cell>
              <table:table-cell office:value-type="float" office:value="1983.15881700993">
                <text:p>1983.1588170099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.024951857">
                <text:p>15.024951857</text:p>
              </table:table-cell>
              <table:table-cell office:value-type="float" office:value="2070.6080091948">
                <text:p>2070.60800919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.053833957">
                <text:p>15.053833957</text:p>
              </table:table-cell>
              <table:table-cell office:value-type="float" office:value="2077.41126857089">
                <text:p>2077.4112685708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.082296887">
                <text:p>15.082296887</text:p>
              </table:table-cell>
              <table:table-cell office:value-type="float" office:value="2108.0050437542">
                <text:p>2108.005043754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.110406429">
                <text:p>15.110406429</text:p>
              </table:table-cell>
              <table:table-cell office:value-type="float" office:value="2134.50649604959">
                <text:p>2134.506496049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.138056698">
                <text:p>15.138056698</text:p>
              </table:table-cell>
              <table:table-cell office:value-type="float" office:value="2169.96080580693">
                <text:p>2169.960805806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.166241033">
                <text:p>15.166241033</text:p>
              </table:table-cell>
              <table:table-cell office:value-type="float" office:value="2128.84213872661">
                <text:p>2128.842138726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.19399198">
                <text:p>15.19399198</text:p>
              </table:table-cell>
              <table:table-cell office:value-type="float" office:value="2162.08837846137">
                <text:p>2162.0883784613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.221328081">
                <text:p>15.221328081</text:p>
              </table:table-cell>
              <table:table-cell office:value-type="float" office:value="2194.89970424068">
                <text:p>2194.8997042406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.248292356">
                <text:p>15.248292356</text:p>
              </table:table-cell>
              <table:table-cell office:value-type="float" office:value="2225.16644708622">
                <text:p>2225.1664470862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.274520429">
                <text:p>15.274520429</text:p>
              </table:table-cell>
              <table:table-cell office:value-type="float" office:value="2287.62517170069">
                <text:p>2287.625171700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.299901778">
                <text:p>15.299901778</text:p>
              </table:table-cell>
              <table:table-cell office:value-type="float" office:value="2363.94054547693">
                <text:p>2363.940545476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.325482973">
                <text:p>15.325482973</text:p>
              </table:table-cell>
              <table:table-cell office:value-type="float" office:value="2345.47291477188">
                <text:p>2345.4729147718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.350678488">
                <text:p>15.350678488</text:p>
              </table:table-cell>
              <table:table-cell office:value-type="float" office:value="2381.37620921885">
                <text:p>2381.3762092188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.37588395">
                <text:p>15.37588395</text:p>
              </table:table-cell>
              <table:table-cell office:value-type="float" office:value="2380.43643080195">
                <text:p>2380.436430801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.400632692">
                <text:p>15.400632692</text:p>
              </table:table-cell>
              <table:table-cell office:value-type="float" office:value="2424.3656505854">
                <text:p>2424.36565058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.425574716">
                <text:p>15.425574716</text:p>
              </table:table-cell>
              <table:table-cell office:value-type="float" office:value="2405.57863307346">
                <text:p>2405.578633073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.450271009">
                <text:p>15.450271009</text:p>
              </table:table-cell>
              <table:table-cell office:value-type="float" office:value="2429.51442145537">
                <text:p>2429.514421455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.474994594">
                <text:p>15.474994594</text:p>
              </table:table-cell>
              <table:table-cell office:value-type="float" office:value="2426.83251640046">
                <text:p>2426.832516400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.499397187">
                <text:p>15.499397187</text:p>
              </table:table-cell>
              <table:table-cell office:value-type="float" office:value="2458.75510032982">
                <text:p>2458.7551003298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.523675457">
                <text:p>15.523675457</text:p>
              </table:table-cell>
              <table:table-cell office:value-type="float" office:value="2471.34577545986">
                <text:p>2471.3457754598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.547474088">
                <text:p>15.547474088</text:p>
              </table:table-cell>
              <table:table-cell office:value-type="float" office:value="2521.15342264949">
                <text:p>2521.153422649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.571074802">
                <text:p>15.571074802</text:p>
              </table:table-cell>
              <table:table-cell office:value-type="float" office:value="2542.29596613084">
                <text:p>2542.295966130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.594383639">
                <text:p>15.594383639</text:p>
              </table:table-cell>
              <table:table-cell office:value-type="float" office:value="2574.13100447677">
                <text:p>2574.131004476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.617614923">
                <text:p>15.617614923</text:p>
              </table:table-cell>
              <table:table-cell office:value-type="float" office:value="2582.72422652091">
                <text:p>2582.7242265209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.640686988">
                <text:p>15.640686988</text:p>
              </table:table-cell>
              <table:table-cell office:value-type="float" office:value="2600.54745858319">
                <text:p>2600.547458583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.663878429">
                <text:p>15.663878429</text:p>
              </table:table-cell>
              <table:table-cell office:value-type="float" office:value="2587.16135836395">
                <text:p>2587.161358363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.686724398">
                <text:p>15.686724398</text:p>
              </table:table-cell>
              <table:table-cell office:value-type="float" office:value="2626.28387528645">
                <text:p>2626.283875286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.709556097">
                <text:p>15.709556097</text:p>
              </table:table-cell>
              <table:table-cell office:value-type="float" office:value="2627.9253243491">
                <text:p>2627.92532434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.732204461">
                <text:p>15.732204461</text:p>
              </table:table-cell>
              <table:table-cell office:value-type="float" office:value="2649.19797297436">
                <text:p>2649.197972974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.754585584">
                <text:p>15.754585584</text:p>
              </table:table-cell>
              <table:table-cell office:value-type="float" office:value="2680.83062677389">
                <text:p>2680.830626773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.776642903">
                <text:p>15.776642903</text:p>
              </table:table-cell>
              <table:table-cell office:value-type="float" office:value="2720.1855311611">
                <text:p>2720.18553116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.798361314">
                <text:p>15.798361314</text:p>
              </table:table-cell>
              <table:table-cell office:value-type="float" office:value="2762.63304898384">
                <text:p>2762.6330489838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.820027329">
                <text:p>15.820027329</text:p>
              </table:table-cell>
              <table:table-cell office:value-type="float" office:value="2769.31406167756">
                <text:p>2769.314061677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.841742094">
                <text:p>15.841742094</text:p>
              </table:table-cell>
              <table:table-cell office:value-type="float" office:value="2763.09690664229">
                <text:p>2763.096906642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.863368681">
                <text:p>15.863368681</text:p>
              </table:table-cell>
              <table:table-cell office:value-type="float" office:value="2774.36287103461">
                <text:p>2774.3628710346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.885196884">
                <text:p>15.885196884</text:p>
              </table:table-cell>
              <table:table-cell office:value-type="float" office:value="2748.73749341641">
                <text:p>2748.737493416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.907031337">
                <text:p>15.907031337</text:p>
              </table:table-cell>
              <table:table-cell office:value-type="float" office:value="2747.95068143035">
                <text:p>2747.950681430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.928980635">
                <text:p>15.928980635</text:p>
              </table:table-cell>
              <table:table-cell office:value-type="float" office:value="2733.57261813167">
                <text:p>2733.572618131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.950759202">
                <text:p>15.950759202</text:p>
              </table:table-cell>
              <table:table-cell office:value-type="float" office:value="2755.00220009905">
                <text:p>2755.002200099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.972304122">
                <text:p>15.972304122</text:p>
              </table:table-cell>
              <table:table-cell office:value-type="float" office:value="2784.87921978684">
                <text:p>2784.8792197868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.993701906">
                <text:p>15.993701906</text:p>
              </table:table-cell>
              <table:table-cell office:value-type="float" office:value="2804.02867885928">
                <text:p>2804.0286788592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.014954012">
                <text:p>16.014954012</text:p>
              </table:table-cell>
              <table:table-cell office:value-type="float" office:value="2823.24961112013">
                <text:p>2823.249611120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.036197368">
                <text:p>16.036197368</text:p>
              </table:table-cell>
              <table:table-cell office:value-type="float" office:value="2824.41248925084">
                <text:p>2824.4124892508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.057288015">
                <text:p>16.057288015</text:p>
              </table:table-cell>
              <table:table-cell office:value-type="float" office:value="2844.86293853273">
                <text:p>2844.862938532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.078542256">
                <text:p>16.078542256</text:p>
              </table:table-cell>
              <table:table-cell office:value-type="float" office:value="2822.96601417179">
                <text:p>2822.966014171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.099899675">
                <text:p>16.099899675</text:p>
              </table:table-cell>
              <table:table-cell office:value-type="float" office:value="2809.32822453908">
                <text:p>2809.328224539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.121109749">
                <text:p>16.121109749</text:p>
              </table:table-cell>
              <table:table-cell office:value-type="float" office:value="2828.84444439057">
                <text:p>2828.8444443905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.142258886">
                <text:p>16.142258886</text:p>
              </table:table-cell>
              <table:table-cell office:value-type="float" office:value="2836.99519275772">
                <text:p>2836.995192757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.163123125">
                <text:p>16.163123125</text:p>
              </table:table-cell>
              <table:table-cell office:value-type="float" office:value="2875.73392923778">
                <text:p>2875.7339292377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.184125698">
                <text:p>16.184125698</text:p>
              </table:table-cell>
              <table:table-cell office:value-type="float" office:value="2856.79283200151">
                <text:p>2856.792832001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.204961187">
                <text:p>16.204961187</text:p>
              </table:table-cell>
              <table:table-cell office:value-type="float" office:value="2879.70203147048">
                <text:p>2879.702031470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.226016886">
                <text:p>16.226016886</text:p>
              </table:table-cell>
              <table:table-cell office:value-type="float" office:value="2849.58480836926">
                <text:p>2849.5848083692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.247117636">
                <text:p>16.247117636</text:p>
              </table:table-cell>
              <table:table-cell office:value-type="float" office:value="2843.50082343206">
                <text:p>2843.5008234320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.268343388">
                <text:p>16.268343388</text:p>
              </table:table-cell>
              <table:table-cell office:value-type="float" office:value="2826.75497197845">
                <text:p>2826.7549719784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.289396066">
                <text:p>16.289396066</text:p>
              </table:table-cell>
              <table:table-cell office:value-type="float" office:value="2849.99371576335">
                <text:p>2849.9937157633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.310401347">
                <text:p>16.310401347</text:p>
              </table:table-cell>
              <table:table-cell office:value-type="float" office:value="2856.42453438246">
                <text:p>2856.424534382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.331406316">
                <text:p>16.331406316</text:p>
              </table:table-cell>
              <table:table-cell office:value-type="float" office:value="2856.46696265207">
                <text:p>2856.466962652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.352437483">
                <text:p>16.352437483</text:p>
              </table:table-cell>
              <table:table-cell office:value-type="float" office:value="2852.90873302414">
                <text:p>2852.908733024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.373395942">
                <text:p>16.373395942</text:p>
              </table:table-cell>
              <table:table-cell office:value-type="float" office:value="2862.80589617788">
                <text:p>2862.8058961778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.394342629">
                <text:p>16.394342629</text:p>
              </table:table-cell>
              <table:table-cell office:value-type="float" office:value="2864.4147878843">
                <text:p>2864.41478788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.415034211">
                <text:p>16.415034211</text:p>
              </table:table-cell>
              <table:table-cell office:value-type="float" office:value="2899.72994815024">
                <text:p>2899.729948150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.435621573">
                <text:p>16.435621573</text:p>
              </table:table-cell>
              <table:table-cell office:value-type="float" office:value="2914.40933520275">
                <text:p>2914.409335202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.45623253">
                <text:p>16.45623253</text:p>
              </table:table-cell>
              <table:table-cell office:value-type="float" office:value="2911.07297928927">
                <text:p>2911.0729792892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.476966768">
                <text:p>16.476966768</text:p>
              </table:table-cell>
              <table:table-cell office:value-type="float" office:value="2893.7644103435">
                <text:p>2893.76441034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.497642256">
                <text:p>16.497642256</text:p>
              </table:table-cell>
              <table:table-cell office:value-type="float" office:value="2901.98712601197">
                <text:p>2901.9871260119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.518299514">
                <text:p>16.518299514</text:p>
              </table:table-cell>
              <table:table-cell office:value-type="float" office:value="2904.54812540949">
                <text:p>2904.548125409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.538955992">
                <text:p>16.538955992</text:p>
              </table:table-cell>
              <table:table-cell office:value-type="float" office:value="2904.65780274946">
                <text:p>2904.657802749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.559719084">
                <text:p>16.559719084</text:p>
              </table:table-cell>
              <table:table-cell office:value-type="float" office:value="2889.74301129963">
                <text:p>2889.7430112996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.58043025">
                <text:p>16.58043025</text:p>
              </table:table-cell>
              <table:table-cell office:value-type="float" office:value="2896.98803051482">
                <text:p>2896.9880305148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.601000529">
                <text:p>16.601000529</text:p>
              </table:table-cell>
              <table:table-cell office:value-type="float" office:value="2916.8296647803">
                <text:p>2916.829664780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.621490234">
                <text:p>16.621490234</text:p>
              </table:table-cell>
              <table:table-cell office:value-type="float" office:value="2928.29984619065">
                <text:p>2928.299846190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.642075148">
                <text:p>16.642075148</text:p>
              </table:table-cell>
              <table:table-cell office:value-type="float" office:value="2914.7559227116">
                <text:p>2914.75592271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.662782355">
                <text:p>16.662782355</text:p>
              </table:table-cell>
              <table:table-cell office:value-type="float" office:value="2897.54190413015">
                <text:p>2897.541904130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.683679355">
                <text:p>16.683679355</text:p>
              </table:table-cell>
              <table:table-cell office:value-type="float" office:value="2871.22553476506">
                <text:p>2871.225534765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.704577396">
                <text:p>16.704577396</text:p>
              </table:table-cell>
              <table:table-cell office:value-type="float" office:value="2871.08250960047">
                <text:p>2871.0825096004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.7257732">
                <text:p>16.7257732</text:p>
              </table:table-cell>
              <table:table-cell office:value-type="float" office:value="2830.74895389655">
                <text:p>2830.748953896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.747033847">
                <text:p>16.747033847</text:p>
              </table:table-cell>
              <table:table-cell office:value-type="float" office:value="2822.11543232832">
                <text:p>2822.115432328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.768276057">
                <text:p>16.768276057</text:p>
              </table:table-cell>
              <table:table-cell office:value-type="float" office:value="2824.56486401409">
                <text:p>2824.5648640140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.789457642">
                <text:p>16.789457642</text:p>
              </table:table-cell>
              <table:table-cell office:value-type="float" office:value="2832.64920920781">
                <text:p>2832.6492092078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.810775946">
                <text:p>16.810775946</text:p>
              </table:table-cell>
              <table:table-cell office:value-type="float" office:value="2814.48280313419">
                <text:p>2814.482803134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.83187977">
                <text:p>16.83187977</text:p>
              </table:table-cell>
              <table:table-cell office:value-type="float" office:value="2843.08663681132">
                <text:p>2843.0866368113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.852973698">
                <text:p>16.852973698</text:p>
              </table:table-cell>
              <table:table-cell office:value-type="float" office:value="2844.42044174999">
                <text:p>2844.4204417499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.873976688">
                <text:p>16.873976688</text:p>
              </table:table-cell>
              <table:table-cell office:value-type="float" office:value="2856.73611233455">
                <text:p>2856.736112334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.895050355">
                <text:p>16.895050355</text:p>
              </table:table-cell>
              <table:table-cell office:value-type="float" office:value="2847.15517237559">
                <text:p>2847.155172375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.915896417">
                <text:p>16.915896417</text:p>
              </table:table-cell>
              <table:table-cell office:value-type="float" office:value="2878.24146354499">
                <text:p>2878.2414635449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.936728625">
                <text:p>16.936728625</text:p>
              </table:table-cell>
              <table:table-cell office:value-type="float" office:value="2880.15557448329">
                <text:p>2880.155574483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.957295727">
                <text:p>16.957295727</text:p>
              </table:table-cell>
              <table:table-cell office:value-type="float" office:value="2917.28022742323">
                <text:p>2917.280227423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.977946214">
                <text:p>16.977946214</text:p>
              </table:table-cell>
              <table:table-cell office:value-type="float" office:value="2905.50048529157">
                <text:p>2905.5004852915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.998565035">
                <text:p>16.998565035</text:p>
              </table:table-cell>
              <table:table-cell office:value-type="float" office:value="2909.96269864324">
                <text:p>2909.962698643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.019170366">
                <text:p>17.019170366</text:p>
              </table:table-cell>
              <table:table-cell office:value-type="float" office:value="2911.8678074117">
                <text:p>2911.86780741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.03975127">
                <text:p>17.03975127</text:p>
              </table:table-cell>
              <table:table-cell office:value-type="float" office:value="2915.32383611539">
                <text:p>2915.323836115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7.06043306">
                <text:p>17.06043306</text:p>
              </table:table-cell>
              <table:table-cell office:value-type="float" office:value="2901.10285425038">
                <text:p>2901.102854250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.081146674">
                <text:p>17.081146674</text:p>
              </table:table-cell>
              <table:table-cell office:value-type="float" office:value="2896.64565536439">
                <text:p>2896.645655364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.10187086">
                <text:p>17.10187086</text:p>
              </table:table-cell>
              <table:table-cell office:value-type="float" office:value="2895.16799357106">
                <text:p>2895.167993571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.122478378">
                <text:p>17.122478378</text:p>
              </table:table-cell>
              <table:table-cell office:value-type="float" office:value="2911.55878160503">
                <text:p>2911.558781605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.143292409">
                <text:p>17.143292409</text:p>
              </table:table-cell>
              <table:table-cell office:value-type="float" office:value="2882.67082911516">
                <text:p>2882.670829115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.164135398">
                <text:p>17.164135398</text:p>
              </table:table-cell>
              <table:table-cell office:value-type="float" office:value="2878.66581899724">
                <text:p>2878.665818997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.184819636">
                <text:p>17.184819636</text:p>
              </table:table-cell>
              <table:table-cell office:value-type="float" office:value="2900.75950586125">
                <text:p>2900.759505861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.205434238">
                <text:p>17.205434238</text:p>
              </table:table-cell>
              <table:table-cell office:value-type="float" office:value="2910.55825380347">
                <text:p>2910.5582538034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.225905089">
                <text:p>17.225905089</text:p>
              </table:table-cell>
              <table:table-cell office:value-type="float" office:value="2930.99685987667">
                <text:p>2930.9968598766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.246391774">
                <text:p>17.246391774</text:p>
              </table:table-cell>
              <table:table-cell office:value-type="float" office:value="2928.73151512878">
                <text:p>2928.7315151287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.267082678">
                <text:p>17.267082678</text:p>
              </table:table-cell>
              <table:table-cell office:value-type="float" office:value="2899.82496656423">
                <text:p>2899.824966564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.287578322">
                <text:p>17.287578322</text:p>
              </table:table-cell>
              <table:table-cell office:value-type="float" office:value="2927.45131599767">
                <text:p>2927.451315997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.308161361">
                <text:p>17.308161361</text:p>
              </table:table-cell>
              <table:table-cell office:value-type="float" office:value="2915.02144071121">
                <text:p>2915.021440711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.328821276">
                <text:p>17.328821276</text:p>
              </table:table-cell>
              <table:table-cell office:value-type="float" office:value="2904.17458155136">
                <text:p>2904.1745815513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.349403117">
                <text:p>17.349403117</text:p>
              </table:table-cell>
              <table:table-cell office:value-type="float" office:value="2915.19111434071">
                <text:p>2915.1911143407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.369997928">
                <text:p>17.369997928</text:p>
              </table:table-cell>
              <table:table-cell office:value-type="float" office:value="2913.35521360279">
                <text:p>2913.355213602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.390468414">
                <text:p>17.390468414</text:p>
              </table:table-cell>
              <table:table-cell office:value-type="float" office:value="2931.049121158">
                <text:p>2931.0491211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.410827963">
                <text:p>17.410827963</text:p>
              </table:table-cell>
              <table:table-cell office:value-type="float" office:value="2947.02009361925">
                <text:p>2947.020093619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.431134751">
                <text:p>17.431134751</text:p>
              </table:table-cell>
              <table:table-cell office:value-type="float" office:value="2954.67702720895">
                <text:p>2954.677027208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.451372215">
                <text:p>17.451372215</text:p>
              </table:table-cell>
              <table:table-cell office:value-type="float" office:value="2964.79835615701">
                <text:p>2964.7983561570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.471572336">
                <text:p>17.471572336</text:p>
              </table:table-cell>
              <table:table-cell office:value-type="float" office:value="2970.27923743595">
                <text:p>2970.2792374359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.491983916">
                <text:p>17.491983916</text:p>
              </table:table-cell>
              <table:table-cell office:value-type="float" office:value="2939.50786759265">
                <text:p>2939.5078675926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.512440861">
                <text:p>17.512440861</text:p>
              </table:table-cell>
              <table:table-cell office:value-type="float" office:value="2932.98926110534">
                <text:p>2932.989261105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.532771815">
                <text:p>17.532771815</text:p>
              </table:table-cell>
              <table:table-cell office:value-type="float" office:value="2951.1650068164">
                <text:p>2951.165006816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.553189593">
                <text:p>17.553189593</text:p>
              </table:table-cell>
              <table:table-cell office:value-type="float" office:value="2938.61555356386">
                <text:p>2938.615553563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.573426433">
                <text:p>17.573426433</text:p>
              </table:table-cell>
              <table:table-cell office:value-type="float" office:value="2964.8897752797">
                <text:p>2964.88977527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.593826919">
                <text:p>17.593826919</text:p>
              </table:table-cell>
              <table:table-cell office:value-type="float" office:value="2941.10640305337">
                <text:p>2941.106403053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.614297197">
                <text:p>17.614297197</text:p>
              </table:table-cell>
              <table:table-cell office:value-type="float" office:value="2931.07890376612">
                <text:p>2931.078903766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.634929039">
                <text:p>17.634929039</text:p>
              </table:table-cell>
              <table:table-cell office:value-type="float" office:value="2908.12618669721">
                <text:p>2908.126186697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.655380463">
                <text:p>17.655380463</text:p>
              </table:table-cell>
              <table:table-cell office:value-type="float" office:value="2933.78104135914">
                <text:p>2933.7810413591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.675633292">
                <text:p>17.675633292</text:p>
              </table:table-cell>
              <table:table-cell office:value-type="float" office:value="2962.54908388349">
                <text:p>2962.549083883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.695680287">
                <text:p>17.695680287</text:p>
              </table:table-cell>
              <table:table-cell office:value-type="float" office:value="2992.96727514504">
                <text:p>2992.9672751450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.715610927">
                <text:p>17.715610927</text:p>
              </table:table-cell>
              <table:table-cell office:value-type="float" office:value="3010.44020663687">
                <text:p>3010.440206636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.735528389">
                <text:p>17.735528389</text:p>
              </table:table-cell>
              <table:table-cell office:value-type="float" office:value="3012.43200564268">
                <text:p>3012.432005642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.755435956">
                <text:p>17.755435956</text:p>
              </table:table-cell>
              <table:table-cell office:value-type="float" office:value="3013.92932647321">
                <text:p>3013.929326473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.775407325">
                <text:p>17.775407325</text:p>
              </table:table-cell>
              <table:table-cell office:value-type="float" office:value="3004.30080681942">
                <text:p>3004.3008068194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.795349736">
                <text:p>17.795349736</text:p>
              </table:table-cell>
              <table:table-cell office:value-type="float" office:value="3008.66329552594">
                <text:p>3008.6632955259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.815254229">
                <text:p>17.815254229</text:p>
              </table:table-cell>
              <table:table-cell office:value-type="float" office:value="3014.39479016142">
                <text:p>3014.394790161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.835350912">
                <text:p>17.835350912</text:p>
              </table:table-cell>
              <table:table-cell office:value-type="float" office:value="2985.56731974045">
                <text:p>2985.5673197404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.855521605">
                <text:p>17.855521605</text:p>
              </table:table-cell>
              <table:table-cell office:value-type="float" office:value="2974.61272153656">
                <text:p>2974.612721536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.875703965">
                <text:p>17.875703965</text:p>
              </table:table-cell>
              <table:table-cell office:value-type="float" office:value="2972.8931601667">
                <text:p>2972.893160166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.895801793">
                <text:p>17.895801793</text:p>
              </table:table-cell>
              <table:table-cell office:value-type="float" office:value="2985.39722799832">
                <text:p>2985.397227998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.915892538">
                <text:p>17.915892538</text:p>
              </table:table-cell>
              <table:table-cell office:value-type="float" office:value="2986.44973095754">
                <text:p>2986.4497309575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.936240836">
                <text:p>17.936240836</text:p>
              </table:table-cell>
              <table:table-cell office:value-type="float" office:value="2948.64956272975">
                <text:p>2948.649562729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.956683979">
                <text:p>17.956683979</text:p>
              </table:table-cell>
              <table:table-cell office:value-type="float" office:value="2934.96944183274">
                <text:p>2934.9694418327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.976906808">
                <text:p>17.976906808</text:p>
              </table:table-cell>
              <table:table-cell office:value-type="float" office:value="2966.94394241206">
                <text:p>2966.9439424120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.997214794">
                <text:p>17.997214794</text:p>
              </table:table-cell>
              <table:table-cell office:value-type="float" office:value="2954.50272617011">
                <text:p>2954.502726170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8.017261997">
                <text:p>18.017261997</text:p>
              </table:table-cell>
              <table:table-cell office:value-type="float" office:value="2992.93622157601">
                <text:p>2992.9362215760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8.037321283">
                <text:p>18.037321283</text:p>
              </table:table-cell>
              <table:table-cell office:value-type="float" office:value="2991.13338331099">
                <text:p>2991.1333833109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8.057558018">
                <text:p>18.057558018</text:p>
              </table:table-cell>
              <table:table-cell office:value-type="float" office:value="2964.90515886123">
                <text:p>2964.905158861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8.077962411">
                <text:p>18.077962411</text:p>
              </table:table-cell>
              <table:table-cell office:value-type="float" office:value="2940.54324478173">
                <text:p>2940.5432447817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8.098032426">
                <text:p>18.098032426</text:p>
              </table:table-cell>
              <table:table-cell office:value-type="float" office:value="2989.53438749273">
                <text:p>2989.5343874927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8.118140567">
                <text:p>18.118140567</text:p>
              </table:table-cell>
              <table:table-cell office:value-type="float" office:value="2983.8660868758">
                <text:p>2983.866086875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.138006936">
                <text:p>18.138006936</text:p>
              </table:table-cell>
              <table:table-cell office:value-type="float" office:value="3020.17948020397">
                <text:p>3020.1794802039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.157733564">
                <text:p>18.157733564</text:p>
              </table:table-cell>
              <table:table-cell office:value-type="float" office:value="3041.57405918526">
                <text:p>3041.574059185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.177483942">
                <text:p>18.177483942</text:p>
              </table:table-cell>
              <table:table-cell office:value-type="float" office:value="3037.91654012936">
                <text:p>3037.916540129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.197205518">
                <text:p>18.197205518</text:p>
              </table:table-cell>
              <table:table-cell office:value-type="float" office:value="3042.35320747264">
                <text:p>3042.3532074726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.216873969">
                <text:p>18.216873969</text:p>
              </table:table-cell>
              <table:table-cell office:value-type="float" office:value="3050.5706829682">
                <text:p>3050.570682968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.236368408">
                <text:p>18.236368408</text:p>
              </table:table-cell>
              <table:table-cell office:value-type="float" office:value="3077.80080257777">
                <text:p>3077.800802577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.255963889">
                <text:p>18.255963889</text:p>
              </table:table-cell>
              <table:table-cell office:value-type="float" office:value="3061.9304522309">
                <text:p>3061.930452230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.275523798">
                <text:p>18.275523798</text:p>
              </table:table-cell>
              <table:table-cell office:value-type="float" office:value="3067.49893365932">
                <text:p>3067.498933659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.29519454">
                <text:p>18.29519454</text:p>
              </table:table-cell>
              <table:table-cell office:value-type="float" office:value="3050.21539095946">
                <text:p>3050.2153909594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.314773823">
                <text:p>18.314773823</text:p>
              </table:table-cell>
              <table:table-cell office:value-type="float" office:value="3064.46359654762">
                <text:p>3064.463596547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.334428993">
                <text:p>18.334428993</text:p>
              </table:table-cell>
              <table:table-cell office:value-type="float" office:value="3052.63195383309">
                <text:p>3052.6319538330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.354044474">
                <text:p>18.354044474</text:p>
              </table:table-cell>
              <table:table-cell office:value-type="float" office:value="3058.80849926609">
                <text:p>3058.8084992660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.373591414">
                <text:p>18.373591414</text:p>
              </table:table-cell>
              <table:table-cell office:value-type="float" office:value="3069.53415726484">
                <text:p>3069.5341572648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.393117051">
                <text:p>18.393117051</text:p>
              </table:table-cell>
              <table:table-cell office:value-type="float" office:value="3072.88310235394">
                <text:p>3072.883102353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.412556125">
                <text:p>18.412556125</text:p>
              </table:table-cell>
              <table:table-cell office:value-type="float" office:value="3086.56677782007">
                <text:p>3086.566777820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.432187753">
                <text:p>18.432187753</text:p>
              </table:table-cell>
              <table:table-cell office:value-type="float" office:value="3056.29263146199">
                <text:p>3056.292631461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.451660577">
                <text:p>18.451660577</text:p>
              </table:table-cell>
              <table:table-cell office:value-type="float" office:value="3081.21718760615">
                <text:p>3081.217187606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.47120809">
                <text:p>18.47120809</text:p>
              </table:table-cell>
              <table:table-cell office:value-type="float" office:value="3069.4441794197">
                <text:p>3069.444179419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.490848155">
                <text:p>18.490848155</text:p>
              </table:table-cell>
              <table:table-cell office:value-type="float" office:value="3054.97970602371">
                <text:p>3054.979706023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.510686242">
                <text:p>18.510686242</text:p>
              </table:table-cell>
              <table:table-cell office:value-type="float" office:value="3024.48517339451">
                <text:p>3024.485173394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.530492454">
                <text:p>18.530492454</text:p>
              </table:table-cell>
              <table:table-cell office:value-type="float" office:value="3029.35260917039">
                <text:p>3029.3526091703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.550393718">
                <text:p>18.550393718</text:p>
              </table:table-cell>
              <table:table-cell office:value-type="float" office:value="3014.88387873286">
                <text:p>3014.8838787328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.570144253">
                <text:p>18.570144253</text:p>
              </table:table-cell>
              <table:table-cell office:value-type="float" office:value="3037.8923912694">
                <text:p>3037.89239126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.589954475">
                <text:p>18.589954475</text:p>
              </table:table-cell>
              <table:table-cell office:value-type="float" office:value="3028.73940534495">
                <text:p>3028.739405344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.609692978">
                <text:p>18.609692978</text:p>
              </table:table-cell>
              <table:table-cell office:value-type="float" office:value="3039.74419944624">
                <text:p>3039.7441994462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.629649347">
                <text:p>18.629649347</text:p>
              </table:table-cell>
              <table:table-cell office:value-type="float" office:value="3006.55895869434">
                <text:p>3006.558958694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.649371913">
                <text:p>18.649371913</text:p>
              </table:table-cell>
              <table:table-cell office:value-type="float" office:value="3042.20049257303">
                <text:p>3042.2004925730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.669174166">
                <text:p>18.669174166</text:p>
              </table:table-cell>
              <table:table-cell office:value-type="float" office:value="3029.95825778089">
                <text:p>3029.9582577808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.688868294">
                <text:p>18.688868294</text:p>
              </table:table-cell>
              <table:table-cell office:value-type="float" office:value="3046.59338052476">
                <text:p>3046.593380524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.708476692">
                <text:p>18.708476692</text:p>
              </table:table-cell>
              <table:table-cell office:value-type="float" office:value="3059.9134105699">
                <text:p>3059.913410569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.728161185">
                <text:p>18.728161185</text:p>
              </table:table-cell>
              <table:table-cell office:value-type="float" office:value="3048.084601417">
                <text:p>3048.08460141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.747650676">
                <text:p>18.747650676</text:p>
              </table:table-cell>
              <table:table-cell office:value-type="float" office:value="3078.5821959124">
                <text:p>3078.58219591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.76716449">
                <text:p>18.76716449</text:p>
              </table:table-cell>
              <table:table-cell office:value-type="float" office:value="3074.74489610399">
                <text:p>3074.7448961039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.78679466">
                <text:p>18.78679466</text:p>
              </table:table-cell>
              <table:table-cell office:value-type="float" office:value="3056.51963278985">
                <text:p>3056.5196327898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.806380297">
                <text:p>18.806380297</text:p>
              </table:table-cell>
              <table:table-cell office:value-type="float" office:value="3063.46941894114">
                <text:p>3063.469418941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.82632625">
                <text:p>18.82632625</text:p>
              </table:table-cell>
              <table:table-cell office:value-type="float" office:value="3008.12901744968">
                <text:p>3008.1290174496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.846081732">
                <text:p>18.846081732</text:p>
              </table:table-cell>
              <table:table-cell office:value-type="float" office:value="3037.13166806152">
                <text:p>3037.1316680615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.86598633">
                <text:p>18.86598633</text:p>
              </table:table-cell>
              <table:table-cell office:value-type="float" office:value="3014.37888873769">
                <text:p>3014.3788887376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.88566327">
                <text:p>18.88566327</text:p>
              </table:table-cell>
              <table:table-cell office:value-type="float" office:value="3049.25460970899">
                <text:p>3049.254609708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.905412138">
                <text:p>18.905412138</text:p>
              </table:table-cell>
              <table:table-cell office:value-type="float" office:value="3038.14881946751">
                <text:p>3038.148819467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.924926369">
                <text:p>18.924926369</text:p>
              </table:table-cell>
              <table:table-cell office:value-type="float" office:value="3074.67919181612">
                <text:p>3074.679191816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.944412891">
                <text:p>18.944412891</text:p>
              </table:table-cell>
              <table:table-cell office:value-type="float" office:value="3079.05125399076">
                <text:p>3079.0512539907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.963850976">
                <text:p>18.963850976</text:p>
              </table:table-cell>
              <table:table-cell office:value-type="float" office:value="3086.7238207872">
                <text:p>3086.72382078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.98322229">
                <text:p>18.98322229</text:p>
              </table:table-cell>
              <table:table-cell office:value-type="float" office:value="3097.36345195834">
                <text:p>3097.363451958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9.00271527">
                <text:p>19.00271527</text:p>
              </table:table-cell>
              <table:table-cell office:value-type="float" office:value="3078.03116814208">
                <text:p>3078.0311681420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.022354398">
                <text:p>19.022354398</text:p>
              </table:table-cell>
              <table:table-cell office:value-type="float" office:value="3055.12546178309">
                <text:p>3055.1254617830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9.041803889">
                <text:p>19.041803889</text:p>
              </table:table-cell>
              <table:table-cell office:value-type="float" office:value="3084.91363604273">
                <text:p>3084.9136360427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9.061402652">
                <text:p>19.061402652</text:p>
              </table:table-cell>
              <table:table-cell office:value-type="float" office:value="3061.41770274119">
                <text:p>3061.417702741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9.080865841">
                <text:p>19.080865841</text:p>
              </table:table-cell>
              <table:table-cell office:value-type="float" office:value="3082.74250432337">
                <text:p>3082.742504323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.100368092">
                <text:p>19.100368092</text:p>
              </table:table-cell>
              <table:table-cell office:value-type="float" office:value="3076.56793054208">
                <text:p>3076.5679305420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.119701854">
                <text:p>19.119701854</text:p>
              </table:table-cell>
              <table:table-cell office:value-type="float" office:value="3103.3794664503">
                <text:p>3103.379466450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.13912223">
                <text:p>19.13912223</text:p>
              </table:table-cell>
              <table:table-cell office:value-type="float" office:value="3089.53853416649">
                <text:p>3089.538534166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.158613909">
                <text:p>19.158613909</text:p>
              </table:table-cell>
              <table:table-cell office:value-type="float" office:value="3078.2366157355">
                <text:p>3078.23661573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.178062983">
                <text:p>19.178062983</text:p>
              </table:table-cell>
              <table:table-cell office:value-type="float" office:value="3084.97977847274">
                <text:p>3084.979778472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.197462317">
                <text:p>19.197462317</text:p>
              </table:table-cell>
              <table:table-cell office:value-type="float" office:value="3092.88968373876">
                <text:p>3092.8896837387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.216937225">
                <text:p>19.216937225</text:p>
              </table:table-cell>
              <table:table-cell office:value-type="float" office:value="3080.88746811949">
                <text:p>3080.887468119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.236261663">
                <text:p>19.236261663</text:p>
              </table:table-cell>
              <table:table-cell office:value-type="float" office:value="3104.8768404031">
                <text:p>3104.876840403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.255638081">
                <text:p>19.255638081</text:p>
              </table:table-cell>
              <table:table-cell office:value-type="float" office:value="3096.54756622309">
                <text:p>3096.547566223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.274960905">
                <text:p>19.274960905</text:p>
              </table:table-cell>
              <table:table-cell office:value-type="float" office:value="3105.13618506286">
                <text:p>3105.136185062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.294292687">
                <text:p>19.294292687</text:p>
              </table:table-cell>
              <table:table-cell office:value-type="float" office:value="3103.69732081462">
                <text:p>3103.697320814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.313742073">
                <text:p>19.313742073</text:p>
              </table:table-cell>
              <table:table-cell office:value-type="float" office:value="3084.93029034583">
                <text:p>3084.930290345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.333343701">
                <text:p>19.333343701</text:p>
              </table:table-cell>
              <table:table-cell office:value-type="float" office:value="3060.97024185892">
                <text:p>3060.970241858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.352998818">
                <text:p>19.352998818</text:p>
              </table:table-cell>
              <table:table-cell office:value-type="float" office:value="3052.64018525061">
                <text:p>3052.6401852506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.372598883">
                <text:p>19.372598883</text:p>
              </table:table-cell>
              <table:table-cell office:value-type="float" office:value="3061.21433780867">
                <text:p>3061.214337808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.392096499">
                <text:p>19.392096499</text:p>
              </table:table-cell>
              <table:table-cell office:value-type="float" office:value="3077.29929648909">
                <text:p>3077.2992964890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.411461771">
                <text:p>19.411461771</text:p>
              </table:table-cell>
              <table:table-cell office:value-type="float" office:value="3098.32983497442">
                <text:p>3098.3298349744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.430760063">
                <text:p>19.430760063</text:p>
              </table:table-cell>
              <table:table-cell office:value-type="float" office:value="3109.08343598458">
                <text:p>3109.0834359845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.450227471">
                <text:p>19.450227471</text:p>
              </table:table-cell>
              <table:table-cell office:value-type="float" office:value="3082.07440867368">
                <text:p>3082.074408673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.469720452">
                <text:p>19.469720452</text:p>
              </table:table-cell>
              <table:table-cell office:value-type="float" office:value="3078.03101023916">
                <text:p>3078.031010239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.489093536">
                <text:p>19.489093536</text:p>
              </table:table-cell>
              <table:table-cell office:value-type="float" office:value="3097.08046483551">
                <text:p>3097.0804648355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.508587298">
                <text:p>19.508587298</text:p>
              </table:table-cell>
              <table:table-cell office:value-type="float" office:value="3077.90769169994">
                <text:p>3077.9076916999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.528178457">
                <text:p>19.528178457</text:p>
              </table:table-cell>
              <table:table-cell office:value-type="float" office:value="3062.60594383402">
                <text:p>3062.6059438340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.547710865">
                <text:p>19.547710865</text:p>
              </table:table-cell>
              <table:table-cell office:value-type="float" office:value="3071.81787314872">
                <text:p>3071.817873148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.567192231">
                <text:p>19.567192231</text:p>
              </table:table-cell>
              <table:table-cell office:value-type="float" office:value="3079.86616544115">
                <text:p>3079.866165441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.586382554">
                <text:p>19.586382554</text:p>
              </table:table-cell>
              <table:table-cell office:value-type="float" office:value="3126.5758267846">
                <text:p>3126.57582678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.605679023">
                <text:p>19.605679023</text:p>
              </table:table-cell>
              <table:table-cell office:value-type="float" office:value="3109.37716117959">
                <text:p>3109.3771611795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.624937784">
                <text:p>19.624937784</text:p>
              </table:table-cell>
              <table:table-cell office:value-type="float" office:value="3115.465216064">
                <text:p>3115.4652160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.644301441">
                <text:p>19.644301441</text:p>
              </table:table-cell>
              <table:table-cell office:value-type="float" office:value="3098.58824704452">
                <text:p>3098.588247044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.663879006">
                <text:p>19.663879006</text:p>
              </table:table-cell>
              <table:table-cell office:value-type="float" office:value="3064.7325139784">
                <text:p>3064.732513978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.683490998">
                <text:p>19.683490998</text:p>
              </table:table-cell>
              <table:table-cell office:value-type="float" office:value="3059.35266544947">
                <text:p>3059.3526654494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.703017729">
                <text:p>19.703017729</text:p>
              </table:table-cell>
              <table:table-cell office:value-type="float" office:value="3072.71094173432">
                <text:p>3072.710941734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.722496803">
                <text:p>19.722496803</text:p>
              </table:table-cell>
              <table:table-cell office:value-type="float" office:value="3080.22855706767">
                <text:p>3080.228557067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.74196218">
                <text:p>19.74196218</text:p>
              </table:table-cell>
              <table:table-cell office:value-type="float" office:value="3082.39598955574">
                <text:p>3082.3959895557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.761157867">
                <text:p>19.761157867</text:p>
              </table:table-cell>
              <table:table-cell office:value-type="float" office:value="3125.70214340223">
                <text:p>3125.702143402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.780442774">
                <text:p>19.780442774</text:p>
              </table:table-cell>
              <table:table-cell office:value-type="float" office:value="3111.2413453693">
                <text:p>3111.241345369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.79965867">
                <text:p>19.79965867</text:p>
              </table:table-cell>
              <table:table-cell office:value-type="float" office:value="3122.41490066487">
                <text:p>3122.4149006648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.81905566">
                <text:p>19.81905566</text:p>
              </table:table-cell>
              <table:table-cell office:value-type="float" office:value="3093.26343932678">
                <text:p>3093.2634393267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.838722132">
                <text:p>19.838722132</text:p>
              </table:table-cell>
              <table:table-cell office:value-type="float" office:value="3050.87765614536">
                <text:p>3050.877656145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.858355895">
                <text:p>19.858355895</text:p>
              </table:table-cell>
              <table:table-cell office:value-type="float" office:value="3055.96028636971">
                <text:p>3055.960286369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.878219086">
                <text:p>19.878219086</text:p>
              </table:table-cell>
              <table:table-cell office:value-type="float" office:value="3020.66269211243">
                <text:p>3020.662692112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.897845037">
                <text:p>19.897845037</text:p>
              </table:table-cell>
              <table:table-cell office:value-type="float" office:value="3057.17669426427">
                <text:p>3057.1766942642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.917567915">
                <text:p>19.917567915</text:p>
              </table:table-cell>
              <table:table-cell office:value-type="float" office:value="3042.15236741879">
                <text:p>3042.1523674187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.937074906">
                <text:p>19.937074906</text:p>
              </table:table-cell>
              <table:table-cell office:value-type="float" office:value="3075.82035589188">
                <text:p>3075.8203558918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.956683617">
                <text:p>19.956683617</text:p>
              </table:table-cell>
              <table:table-cell office:value-type="float" office:value="3059.86456733382">
                <text:p>3059.864567333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.976404984">
                <text:p>19.976404984</text:p>
              </table:table-cell>
              <table:table-cell office:value-type="float" office:value="3042.38544924577">
                <text:p>3042.3854492457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.996120154">
                <text:p>19.996120154</text:p>
              </table:table-cell>
              <table:table-cell office:value-type="float" office:value="3043.34175155292">
                <text:p>3043.3417515529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.015819126">
                <text:p>20.015819126</text:p>
              </table:table-cell>
              <table:table-cell office:value-type="float" office:value="3045.84421968814">
                <text:p>3045.844219688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.035400753">
                <text:p>20.035400753</text:p>
              </table:table-cell>
              <table:table-cell office:value-type="float" office:value="3064.09676785382">
                <text:p>3064.0967678538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.054967172">
                <text:p>20.054967172</text:p>
              </table:table-cell>
              <table:table-cell office:value-type="float" office:value="3066.47833719595">
                <text:p>3066.478337195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.074540049">
                <text:p>20.074540049</text:p>
              </table:table-cell>
              <table:table-cell office:value-type="float" office:value="3065.46656375529">
                <text:p>3065.4665637552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.094331573">
                <text:p>20.094331573</text:p>
              </table:table-cell>
              <table:table-cell office:value-type="float" office:value="3031.60080042367">
                <text:p>3031.6008004236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.114193775">
                <text:p>20.114193775</text:p>
              </table:table-cell>
              <table:table-cell office:value-type="float" office:value="3020.81310017911">
                <text:p>3020.813100179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.134044727">
                <text:p>20.134044727</text:p>
              </table:table-cell>
              <table:table-cell office:value-type="float" office:value="3022.52506580056">
                <text:p>3022.525065800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.154201826">
                <text:p>20.154201826</text:p>
              </table:table-cell>
              <table:table-cell office:value-type="float" office:value="2976.61880809305">
                <text:p>2976.618808093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.174318144">
                <text:p>20.174318144</text:p>
              </table:table-cell>
              <table:table-cell office:value-type="float" office:value="2982.65318732685">
                <text:p>2982.653187326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.19427269">
                <text:p>20.19427269</text:p>
              </table:table-cell>
              <table:table-cell office:value-type="float" office:value="3006.83363079362">
                <text:p>3006.8336307936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.213975985">
                <text:p>20.213975985</text:p>
              </table:table-cell>
              <table:table-cell office:value-type="float" office:value="3045.17594645982">
                <text:p>3045.1759464598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.233736571">
                <text:p>20.233736571</text:p>
              </table:table-cell>
              <table:table-cell office:value-type="float" office:value="3036.34720144374">
                <text:p>3036.3472014437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.253385699">
                <text:p>20.253385699</text:p>
              </table:table-cell>
              <table:table-cell office:value-type="float" office:value="3053.57062155672">
                <text:p>3053.5706215567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.27330613">
                <text:p>20.27330613</text:p>
              </table:table-cell>
              <table:table-cell office:value-type="float" office:value="3011.98302386087">
                <text:p>3011.983023860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.293024477">
                <text:p>20.293024477</text:p>
              </table:table-cell>
              <table:table-cell office:value-type="float" office:value="3042.85141143006">
                <text:p>3042.8514114300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.312732772">
                <text:p>20.312732772</text:p>
              </table:table-cell>
              <table:table-cell office:value-type="float" office:value="3044.4033844631">
                <text:p>3044.403384463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.332404295">
                <text:p>20.332404295</text:p>
              </table:table-cell>
              <table:table-cell office:value-type="float" office:value="3050.09429112334">
                <text:p>3050.094291123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.352382383">
                <text:p>20.352382383</text:p>
              </table:table-cell>
              <table:table-cell office:value-type="float" office:value="3003.29040496738">
                <text:p>3003.2904049673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.372297502">
                <text:p>20.372297502</text:p>
              </table:table-cell>
              <table:table-cell office:value-type="float" office:value="3012.78641618906">
                <text:p>3012.7864161890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.392019338">
                <text:p>20.392019338</text:p>
              </table:table-cell>
              <table:table-cell office:value-type="float" office:value="3042.31309904378">
                <text:p>3042.3130990437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.411735445">
                <text:p>20.411735445</text:p>
              </table:table-cell>
              <table:table-cell office:value-type="float" office:value="3043.19711797159">
                <text:p>3043.1971179715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.431633429">
                <text:p>20.431633429</text:p>
              </table:table-cell>
              <table:table-cell office:value-type="float" office:value="3015.38085466401">
                <text:p>3015.3808546640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.451459276">
                <text:p>20.451459276</text:p>
              </table:table-cell>
              <table:table-cell office:value-type="float" office:value="3026.3524176283">
                <text:p>3026.352417628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.471583146">
                <text:p>20.471583146</text:p>
              </table:table-cell>
              <table:table-cell office:value-type="float" office:value="2981.5338699775">
                <text:p>2981.533869977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.491714829">
                <text:p>20.491714829</text:p>
              </table:table-cell>
              <table:table-cell office:value-type="float" office:value="2980.37675240528">
                <text:p>2980.3767524052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.511930366">
                <text:p>20.511930366</text:p>
              </table:table-cell>
              <table:table-cell office:value-type="float" office:value="2968.01415663627">
                <text:p>2968.0141566362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.532194393">
                <text:p>20.532194393</text:p>
              </table:table-cell>
              <table:table-cell office:value-type="float" office:value="2960.91196483362">
                <text:p>2960.911964833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.552343003">
                <text:p>20.552343003</text:p>
              </table:table-cell>
              <table:table-cell office:value-type="float" office:value="2977.87291530184">
                <text:p>2977.8729153018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.572557967">
                <text:p>20.572557967</text:p>
              </table:table-cell>
              <table:table-cell office:value-type="float" office:value="2968.09828600174">
                <text:p>2968.0982860017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.592728608">
                <text:p>20.592728608</text:p>
              </table:table-cell>
              <table:table-cell office:value-type="float" office:value="2974.62039010169">
                <text:p>2974.620390101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.612906906">
                <text:p>20.612906906</text:p>
              </table:table-cell>
              <table:table-cell office:value-type="float" office:value="2973.49161956008">
                <text:p>2973.491619560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.633123537">
                <text:p>20.633123537</text:p>
              </table:table-cell>
              <table:table-cell office:value-type="float" office:value="2967.85354592512">
                <text:p>2967.853545925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.653461835">
                <text:p>20.653461835</text:p>
              </table:table-cell>
              <table:table-cell office:value-type="float" office:value="2950.09936426362">
                <text:p>2950.0993642636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.673704873">
                <text:p>20.673704873</text:p>
              </table:table-cell>
              <table:table-cell office:value-type="float" office:value="2963.98198728811">
                <text:p>2963.981987288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.694021608">
                <text:p>20.694021608</text:p>
              </table:table-cell>
              <table:table-cell office:value-type="float" office:value="2953.23042801988">
                <text:p>2953.230428019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.714109593">
                <text:p>20.714109593</text:p>
              </table:table-cell>
              <table:table-cell office:value-type="float" office:value="2986.86005589856">
                <text:p>2986.8600558985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.734011586">
                <text:p>20.734011586</text:p>
              </table:table-cell>
              <table:table-cell office:value-type="float" office:value="3014.77344505073">
                <text:p>3014.773445050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.754155561">
                <text:p>20.754155561</text:p>
              </table:table-cell>
              <table:table-cell office:value-type="float" office:value="2978.55810484331">
                <text:p>2978.5581048433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.774311618">
                <text:p>20.774311618</text:p>
              </table:table-cell>
              <table:table-cell office:value-type="float" office:value="2976.77268922277">
                <text:p>2976.7726892227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.794562937">
                <text:p>20.794562937</text:p>
              </table:table-cell>
              <table:table-cell office:value-type="float" office:value="2962.76998056122">
                <text:p>2962.769980561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.814996757">
                <text:p>20.814996757</text:p>
              </table:table-cell>
              <table:table-cell office:value-type="float" office:value="2936.30853164108">
                <text:p>2936.3085316410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.835368337">
                <text:p>20.835368337</text:p>
              </table:table-cell>
              <table:table-cell office:value-type="float" office:value="2945.27964939353">
                <text:p>2945.2796493935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.855672833">
                <text:p>20.855672833</text:p>
              </table:table-cell>
              <table:table-cell office:value-type="float" office:value="2955.01055529854">
                <text:p>2955.010555298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.875758213">
                <text:p>20.875758213</text:p>
              </table:table-cell>
              <table:table-cell office:value-type="float" office:value="2987.247440674">
                <text:p>2987.24744067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.895798437">
                <text:p>20.895798437</text:p>
              </table:table-cell>
              <table:table-cell office:value-type="float" office:value="2993.97851042002">
                <text:p>2993.978510420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.915624388">
                <text:p>20.915624388</text:p>
              </table:table-cell>
              <table:table-cell office:value-type="float" office:value="3026.33654244575">
                <text:p>3026.336542445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.935310443">
                <text:p>20.935310443</text:p>
              </table:table-cell>
              <table:table-cell office:value-type="float" office:value="3047.84274959991">
                <text:p>3047.842749599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.954948373">
                <text:p>20.954948373</text:p>
              </table:table-cell>
              <table:table-cell office:value-type="float" office:value="3055.31183785636">
                <text:p>3055.311837856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.974371405">
                <text:p>20.974371405</text:p>
              </table:table-cell>
              <table:table-cell office:value-type="float" office:value="3089.11605562023">
                <text:p>3089.116055620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.993832615">
                <text:p>20.993832615</text:p>
              </table:table-cell>
              <table:table-cell office:value-type="float" office:value="3083.05598675473">
                <text:p>3083.0559867547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.013360909">
                <text:p>21.013360909</text:p>
              </table:table-cell>
              <table:table-cell office:value-type="float" office:value="3072.46500897668">
                <text:p>3072.4650089766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1.033030505">
                <text:p>21.033030505</text:p>
              </table:table-cell>
              <table:table-cell office:value-type="float" office:value="3050.39310415934">
                <text:p>3050.393104159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1.052792602">
                <text:p>21.052792602</text:p>
              </table:table-cell>
              <table:table-cell office:value-type="float" office:value="3036.11504386223">
                <text:p>3036.115043862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072630742">
                <text:p>21.072630742</text:p>
              </table:table-cell>
              <table:table-cell office:value-type="float" office:value="3024.47709311606">
                <text:p>3024.4770931160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.092618621">
                <text:p>21.092618621</text:p>
              </table:table-cell>
              <table:table-cell office:value-type="float" office:value="3001.81925255823">
                <text:p>3001.8192525582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.112646189">
                <text:p>21.112646189</text:p>
              </table:table-cell>
              <table:table-cell office:value-type="float" office:value="2995.87049211318">
                <text:p>2995.8704921131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.132722558">
                <text:p>21.132722558</text:p>
              </table:table-cell>
              <table:table-cell office:value-type="float" office:value="2988.58822529195">
                <text:p>2988.5882252919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.152868043">
                <text:p>21.152868043</text:p>
              </table:table-cell>
              <table:table-cell office:value-type="float" office:value="2978.3348477338">
                <text:p>2978.334847733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.172847485">
                <text:p>21.172847485</text:p>
              </table:table-cell>
              <table:table-cell office:value-type="float" office:value="3003.08687299563">
                <text:p>3003.0868729956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.192910209">
                <text:p>21.192910209</text:p>
              </table:table-cell>
              <table:table-cell office:value-type="float" office:value="2990.62081500017">
                <text:p>2990.6208150001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.213000173">
                <text:p>21.213000173</text:p>
              </table:table-cell>
              <table:table-cell office:value-type="float" office:value="2986.56582958637">
                <text:p>2986.5658295863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.233189251">
                <text:p>21.233189251</text:p>
              </table:table-cell>
              <table:table-cell office:value-type="float" office:value="2971.90391755364">
                <text:p>2971.9039175536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.253341976">
                <text:p>21.253341976</text:p>
              </table:table-cell>
              <table:table-cell office:value-type="float" office:value="2977.26486120324">
                <text:p>2977.2648612032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.273348189">
                <text:p>21.273348189</text:p>
              </table:table-cell>
              <table:table-cell office:value-type="float" office:value="2999.06833942005">
                <text:p>2999.0683394200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.293213463">
                <text:p>21.293213463</text:p>
              </table:table-cell>
              <table:table-cell office:value-type="float" office:value="3020.34595646698">
                <text:p>3020.3459564669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.313030665">
                <text:p>21.313030665</text:p>
              </table:table-cell>
              <table:table-cell office:value-type="float" office:value="3027.67262502567">
                <text:p>3027.6726250256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.332861617">
                <text:p>21.332861617</text:p>
              </table:table-cell>
              <table:table-cell office:value-type="float" office:value="3025.57335623524">
                <text:p>3025.5733562352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.35278559">
                <text:p>21.35278559</text:p>
              </table:table-cell>
              <table:table-cell office:value-type="float" office:value="3011.44756620512">
                <text:p>3011.4475662051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.372626073">
                <text:p>21.372626073</text:p>
              </table:table-cell>
              <table:table-cell office:value-type="float" office:value="3024.11992691975">
                <text:p>3024.1199269197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.392254158">
                <text:p>21.392254158</text:p>
              </table:table-cell>
              <table:table-cell office:value-type="float" office:value="3056.84431262751">
                <text:p>3056.8443126275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.411938963">
                <text:p>21.411938963</text:p>
              </table:table-cell>
              <table:table-cell office:value-type="float" office:value="3048.03628991831">
                <text:p>3048.0362899183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.431726738">
                <text:p>21.431726738</text:p>
              </table:table-cell>
              <table:table-cell office:value-type="float" office:value="3032.17516875988">
                <text:p>3032.1751687598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.451361751">
                <text:p>21.451361751</text:p>
              </table:table-cell>
              <table:table-cell office:value-type="float" office:value="3055.76573847976">
                <text:p>3055.7657384797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.470798898">
                <text:p>21.470798898</text:p>
              </table:table-cell>
              <table:table-cell office:value-type="float" office:value="3086.87278025054">
                <text:p>3086.8727802505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.490236149">
                <text:p>21.490236149</text:p>
              </table:table-cell>
              <table:table-cell office:value-type="float" office:value="3086.85626377937">
                <text:p>3086.8562637793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.509749286">
                <text:p>21.509749286</text:p>
              </table:table-cell>
              <table:table-cell office:value-type="float" office:value="3074.85157307035">
                <text:p>3074.8515730703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.529361018">
                <text:p>21.529361018</text:p>
              </table:table-cell>
              <table:table-cell office:value-type="float" office:value="3059.39322442281">
                <text:p>3059.3932244228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.548893739">
                <text:p>21.548893739</text:p>
              </table:table-cell>
              <table:table-cell office:value-type="float" office:value="3071.76864912913">
                <text:p>3071.7686491291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.568535418">
                <text:p>21.568535418</text:p>
              </table:table-cell>
              <table:table-cell office:value-type="float" office:value="3054.72867161667">
                <text:p>3054.728671616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.588050743">
                <text:p>21.588050743</text:p>
              </table:table-cell>
              <table:table-cell office:value-type="float" office:value="3074.50682988875">
                <text:p>3074.5068298887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.607701329">
                <text:p>21.607701329</text:p>
              </table:table-cell>
              <table:table-cell office:value-type="float" office:value="3053.34405803512">
                <text:p>3053.3440580351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.627518999">
                <text:p>21.627518999</text:p>
              </table:table-cell>
              <table:table-cell office:value-type="float" office:value="3027.60112566289">
                <text:p>3027.6011256628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.647292138">
                <text:p>21.647292138</text:p>
              </table:table-cell>
              <table:table-cell office:value-type="float" office:value="3034.41957293547">
                <text:p>3034.4195729354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.667014235">
                <text:p>21.667014235</text:p>
              </table:table-cell>
              <table:table-cell office:value-type="float" office:value="3042.272837417">
                <text:p>3042.27283741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.686847791">
                <text:p>21.686847791</text:p>
              </table:table-cell>
              <table:table-cell office:value-type="float" office:value="3025.1761207126">
                <text:p>3025.176120712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.70660494">
                <text:p>21.70660494</text:p>
              </table:table-cell>
              <table:table-cell office:value-type="float" office:value="3036.87541152823">
                <text:p>3036.8754115282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.726209744">
                <text:p>21.726209744</text:p>
              </table:table-cell>
              <table:table-cell office:value-type="float" office:value="3060.47436128464">
                <text:p>3060.4743612846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.745764496">
                <text:p>21.745764496</text:p>
              </table:table-cell>
              <table:table-cell office:value-type="float" office:value="3068.30789774196">
                <text:p>3068.3078977419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.76513133">
                <text:p>21.76513133</text:p>
              </table:table-cell>
              <table:table-cell office:value-type="float" office:value="3098.0799443013">
                <text:p>3098.079944301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.784490977">
                <text:p>21.784490977</text:p>
              </table:table-cell>
              <table:table-cell office:value-type="float" office:value="3099.23006344045">
                <text:p>3099.2300634404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.803737394">
                <text:p>21.803737394</text:p>
              </table:table-cell>
              <table:table-cell office:value-type="float" office:value="3117.46336993448">
                <text:p>3117.4633699344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.823093134">
                <text:p>21.823093134</text:p>
              </table:table-cell>
              <table:table-cell office:value-type="float" office:value="3099.85565005609">
                <text:p>3099.8556500560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.842409187">
                <text:p>21.842409187</text:p>
              </table:table-cell>
              <table:table-cell office:value-type="float" office:value="3106.22465158947">
                <text:p>3106.2246515894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.861771282">
                <text:p>21.861771282</text:p>
              </table:table-cell>
              <table:table-cell office:value-type="float" office:value="3098.83821972692">
                <text:p>3098.8382197269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.881438274">
                <text:p>21.881438274</text:p>
              </table:table-cell>
              <table:table-cell office:value-type="float" office:value="3050.79699020608">
                <text:p>3050.7969902060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.900988859">
                <text:p>21.900988859</text:p>
              </table:table-cell>
              <table:table-cell office:value-type="float" office:value="3068.96187505314">
                <text:p>3068.9618750531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.920530851">
                <text:p>21.920530851</text:p>
              </table:table-cell>
              <table:table-cell office:value-type="float" office:value="3070.31135822787">
                <text:p>3070.3113582278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.940068676">
                <text:p>21.940068676</text:p>
              </table:table-cell>
              <table:table-cell office:value-type="float" office:value="3070.96618994175">
                <text:p>3070.9661899417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.959653324">
                <text:p>21.959653324</text:p>
              </table:table-cell>
              <table:table-cell office:value-type="float" office:value="3063.62412028166">
                <text:p>3063.6241202816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.97923917">
                <text:p>21.97923917</text:p>
              </table:table-cell>
              <table:table-cell office:value-type="float" office:value="3063.43672874817">
                <text:p>3063.4367287481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.999001996">
                <text:p>21.999001996</text:p>
              </table:table-cell>
              <table:table-cell office:value-type="float" office:value="3036.00304936078">
                <text:p>3036.0030493607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2.018710551">
                <text:p>22.018710551</text:p>
              </table:table-cell>
              <table:table-cell office:value-type="float" office:value="3044.36322196215">
                <text:p>3044.3632219621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2.038565618">
                <text:p>22.038565618</text:p>
              </table:table-cell>
              <table:table-cell office:value-type="float" office:value="3021.8986417912">
                <text:p>3021.898641791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2.058250162">
                <text:p>22.058250162</text:p>
              </table:table-cell>
              <table:table-cell office:value-type="float" office:value="3048.07670424058">
                <text:p>3048.0767042405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.077820904">
                <text:p>22.077820904</text:p>
              </table:table-cell>
              <table:table-cell office:value-type="float" office:value="3065.80097985058">
                <text:p>3065.8009798505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.097217894">
                <text:p>22.097217894</text:p>
              </table:table-cell>
              <table:table-cell office:value-type="float" office:value="3093.26343932678">
                <text:p>3093.2634393267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.116795147">
                <text:p>22.116795147</text:p>
              </table:table-cell>
              <table:table-cell office:value-type="float" office:value="3064.78135620036">
                <text:p>3064.7813562003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.136515004">
                <text:p>22.136515004</text:p>
              </table:table-cell>
              <table:table-cell office:value-type="float" office:value="3042.61841249686">
                <text:p>3042.6184124968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.156147152">
                <text:p>22.156147152</text:p>
              </table:table-cell>
              <table:table-cell office:value-type="float" office:value="3056.21167892589">
                <text:p>3056.2116789258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.175939458">
                <text:p>22.175939458</text:p>
              </table:table-cell>
              <table:table-cell office:value-type="float" office:value="3031.48102095844">
                <text:p>3031.4810209584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.195667961">
                <text:p>22.195667961</text:p>
              </table:table-cell>
              <table:table-cell office:value-type="float" office:value="3041.28498751334">
                <text:p>3041.2849875133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.215438756">
                <text:p>22.215438756</text:p>
              </table:table-cell>
              <table:table-cell office:value-type="float" office:value="3034.77932981459">
                <text:p>3034.7793298145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.23512403">
                <text:p>22.23512403</text:p>
              </table:table-cell>
              <table:table-cell office:value-type="float" office:value="3047.9636707097">
                <text:p>3047.963670709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.254645917">
                <text:p>22.254645917</text:p>
              </table:table-cell>
              <table:table-cell office:value-type="float" office:value="3073.47337888041">
                <text:p>3073.4733788804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.274403951">
                <text:p>22.274403951</text:p>
              </table:table-cell>
              <table:table-cell office:value-type="float" office:value="3036.73938408964">
                <text:p>3036.7393840896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.294107038">
                <text:p>22.294107038</text:p>
              </table:table-cell>
              <table:table-cell office:value-type="float" office:value="3045.20809353433">
                <text:p>3045.2080935343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.314127313">
                <text:p>22.314127313</text:p>
              </table:table-cell>
              <table:table-cell office:value-type="float" office:value="2996.96182994592">
                <text:p>2996.9618299459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.334256131">
                <text:p>22.334256131</text:p>
              </table:table-cell>
              <table:table-cell office:value-type="float" office:value="2980.80095910201">
                <text:p>2980.8009591020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.354304063">
                <text:p>22.354304063</text:p>
              </table:table-cell>
              <table:table-cell office:value-type="float" office:value="2992.82738987785">
                <text:p>2992.8273898778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.374515069">
                <text:p>22.374515069</text:p>
              </table:table-cell>
              <table:table-cell office:value-type="float" office:value="2968.67954024702">
                <text:p>2968.6795402470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.394713471">
                <text:p>22.394713471</text:p>
              </table:table-cell>
              <table:table-cell office:value-type="float" office:value="2970.53202525545">
                <text:p>2970.5320252554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.414698226">
                <text:p>22.414698226</text:p>
              </table:table-cell>
              <table:table-cell office:value-type="float" office:value="3002.28849440548">
                <text:p>3002.2884944054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.434722772">
                <text:p>22.434722772</text:p>
              </table:table-cell>
              <table:table-cell office:value-type="float" office:value="2996.32261325646">
                <text:p>2996.3226132564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.454688204">
                <text:p>22.454688204</text:p>
              </table:table-cell>
              <table:table-cell office:value-type="float" office:value="3005.19417761562">
                <text:p>3005.1941776156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.474603062">
                <text:p>22.474603062</text:p>
              </table:table-cell>
              <table:table-cell office:value-type="float" office:value="3012.82590114485">
                <text:p>3012.8259011448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.494480056">
                <text:p>22.494480056</text:p>
              </table:table-cell>
              <table:table-cell office:value-type="float" office:value="3018.56508081646">
                <text:p>3018.565080816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.514459185">
                <text:p>22.514459185</text:p>
              </table:table-cell>
              <table:table-cell office:value-type="float" office:value="3003.13392040167">
                <text:p>3003.133920401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.534565451">
                <text:p>22.534565451</text:p>
              </table:table-cell>
              <table:table-cell office:value-type="float" office:value="2984.14434584734">
                <text:p>2984.1443458473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.554531143">
                <text:p>22.554531143</text:p>
              </table:table-cell>
              <table:table-cell office:value-type="float" office:value="3005.15504296076">
                <text:p>3005.1550429607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.574667826">
                <text:p>22.574667826</text:p>
              </table:table-cell>
              <table:table-cell office:value-type="float" office:value="2979.63671573853">
                <text:p>2979.6367157385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.594625861">
                <text:p>22.594625861</text:p>
              </table:table-cell>
              <table:table-cell office:value-type="float" office:value="3006.30798573077">
                <text:p>3006.3079857307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.614689002">
                <text:p>22.614689002</text:p>
              </table:table-cell>
              <table:table-cell office:value-type="float" office:value="2990.55865679342">
                <text:p>2990.5586567934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.634530631">
                <text:p>22.634530631</text:p>
              </table:table-cell>
              <table:table-cell office:value-type="float" office:value="3023.94526175271">
                <text:p>3023.9452617527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.654462781">
                <text:p>22.654462781</text:p>
              </table:table-cell>
              <table:table-cell office:value-type="float" office:value="3010.21214470052">
                <text:p>3010.2121447005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.674357795">
                <text:p>22.674357795</text:p>
              </table:table-cell>
              <table:table-cell office:value-type="float" office:value="3015.8310016772">
                <text:p>3015.831001677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.69416057">
                <text:p>22.69416057</text:p>
              </table:table-cell>
              <table:table-cell office:value-type="float" office:value="3029.87838825584">
                <text:p>3029.8783882558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.714139595">
                <text:p>22.714139595</text:p>
              </table:table-cell>
              <table:table-cell office:value-type="float" office:value="3003.14955309413">
                <text:p>3003.1495530941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.733945078">
                <text:p>22.733945078</text:p>
              </table:table-cell>
              <table:table-cell office:value-type="float" office:value="3029.46411354892">
                <text:p>3029.4641135489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.753855769">
                <text:p>22.753855769</text:p>
              </table:table-cell>
              <table:table-cell office:value-type="float" office:value="3013.45643905689">
                <text:p>3013.4564390568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.773653283">
                <text:p>22.773653283</text:p>
              </table:table-cell>
              <table:table-cell office:value-type="float" office:value="3030.68354945919">
                <text:p>3030.6835494591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.79341413">
                <text:p>22.79341413</text:p>
              </table:table-cell>
              <table:table-cell office:value-type="float" office:value="3036.30709756511">
                <text:p>3036.3070975651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.813032008">
                <text:p>22.813032008</text:p>
              </table:table-cell>
              <table:table-cell office:value-type="float" office:value="3058.43476037437">
                <text:p>3058.4347603743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.832742177">
                <text:p>22.832742177</text:p>
              </table:table-cell>
              <table:table-cell office:value-type="float" office:value="3044.113929212">
                <text:p>3044.11392921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.852367399">
                <text:p>22.852367399</text:p>
              </table:table-cell>
              <table:table-cell office:value-type="float" office:value="3057.29025638508">
                <text:p>3057.2902563850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.872089912">
                <text:p>22.872089912</text:p>
              </table:table-cell>
              <table:table-cell office:value-type="float" office:value="3042.20866782975">
                <text:p>3042.2086678297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.891910395">
                <text:p>22.891910395</text:p>
              </table:table-cell>
              <table:table-cell office:value-type="float" office:value="3027.1714367399">
                <text:p>3027.171436739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.911701398">
                <text:p>22.911701398</text:p>
              </table:table-cell>
              <table:table-cell office:value-type="float" office:value="3031.68060759813">
                <text:p>3031.6806075981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.931386724">
                <text:p>22.931386724</text:p>
              </table:table-cell>
              <table:table-cell office:value-type="float" office:value="3047.95561932764">
                <text:p>3047.9556193276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.951141634">
                <text:p>22.951141634</text:p>
              </table:table-cell>
              <table:table-cell office:value-type="float" office:value="3037.21960768185">
                <text:p>3037.2196076818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.970883887">
                <text:p>22.970883887</text:p>
              </table:table-cell>
              <table:table-cell office:value-type="float" office:value="3039.16680634328">
                <text:p>3039.1668063432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.990425097">
                <text:p>22.990425097</text:p>
              </table:table-cell>
              <table:table-cell office:value-type="float" office:value="3070.43422592564">
                <text:p>3070.4342259256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3.010156256">
                <text:p>23.010156256</text:p>
              </table:table-cell>
              <table:table-cell office:value-type="float" office:value="3040.8756018839">
                <text:p>3040.875601883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3.02987002">
                <text:p>23.02987002</text:p>
              </table:table-cell>
              <table:table-cell office:value-type="float" office:value="3043.55880490368">
                <text:p>3043.5588049036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3.049518314">
                <text:p>23.049518314</text:p>
              </table:table-cell>
              <table:table-cell office:value-type="float" office:value="3053.7002347369">
                <text:p>3053.700234736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.069193744">
                <text:p>23.069193744</text:p>
              </table:table-cell>
              <table:table-cell office:value-type="float" office:value="3049.48862617098">
                <text:p>3049.4886261709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.088878445">
                <text:p>23.088878445</text:p>
              </table:table-cell>
              <table:table-cell office:value-type="float" office:value="3048.05239358178">
                <text:p>3048.0523935817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.108459291">
                <text:p>23.108459291</text:p>
              </table:table-cell>
              <table:table-cell office:value-type="float" office:value="3064.21898216299">
                <text:p>3064.2189821629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.127945553">
                <text:p>23.127945553</text:p>
              </table:table-cell>
              <table:table-cell office:value-type="float" office:value="3079.09233694986">
                <text:p>3079.0923369498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.147470409">
                <text:p>23.147470409</text:p>
              </table:table-cell>
              <table:table-cell office:value-type="float" office:value="3073.00601858411">
                <text:p>3073.006018584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.166957556">
                <text:p>23.166957556</text:p>
              </table:table-cell>
              <table:table-cell office:value-type="float" office:value="3078.95250136017">
                <text:p>3078.9525013601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.1865296">
                <text:p>23.1865296</text:p>
              </table:table-cell>
              <table:table-cell office:value-type="float" office:value="3065.59703217504">
                <text:p>3065.5970321750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.206057946">
                <text:p>23.206057946</text:p>
              </table:table-cell>
              <table:table-cell office:value-type="float" office:value="3072.45682762872">
                <text:p>3072.4568276287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.225694157">
                <text:p>23.225694157</text:p>
              </table:table-cell>
              <table:table-cell office:value-type="float" office:value="3055.57930702537">
                <text:p>3055.5793070253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.245181929">
                <text:p>23.245181929</text:p>
              </table:table-cell>
              <table:table-cell office:value-type="float" office:value="3078.85375506385">
                <text:p>3078.8537550638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.264614493">
                <text:p>23.264614493</text:p>
              </table:table-cell>
              <table:table-cell office:value-type="float" office:value="3087.60079215279">
                <text:p>3087.6007921527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.284077526">
                <text:p>23.284077526</text:p>
              </table:table-cell>
              <table:table-cell office:value-type="float" office:value="3082.76721310697">
                <text:p>3082.7672131069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.303486027">
                <text:p>23.303486027</text:p>
              </table:table-cell>
              <table:table-cell office:value-type="float" office:value="3091.42885377893">
                <text:p>3091.4288537789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.322754111">
                <text:p>23.322754111</text:p>
              </table:table-cell>
              <table:table-cell office:value-type="float" office:value="3113.95777597755">
                <text:p>3113.9577759775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.342169903">
                <text:p>23.342169903</text:p>
              </table:table-cell>
              <table:table-cell office:value-type="float" office:value="3090.2679633173">
                <text:p>3090.267963317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.361493144">
                <text:p>23.361493144</text:p>
              </table:table-cell>
              <table:table-cell office:value-type="float" office:value="3105.06917550587">
                <text:p>3105.0691755058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.380860238">
                <text:p>23.380860238</text:p>
              </table:table-cell>
              <table:table-cell office:value-type="float" office:value="3098.03835309468">
                <text:p>3098.0383530946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.400355511">
                <text:p>23.400355511</text:p>
              </table:table-cell>
              <table:table-cell office:value-type="float" office:value="3077.66913548897">
                <text:p>3077.6691354889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.419940471">
                <text:p>23.419940471</text:p>
              </table:table-cell>
              <table:table-cell office:value-type="float" office:value="3063.57531493506">
                <text:p>3063.5753149350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.439297149">
                <text:p>23.439297149</text:p>
              </table:table-cell>
              <table:table-cell office:value-type="float" office:value="3099.70543499346">
                <text:p>3099.7054349934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.458732161">
                <text:p>23.458732161</text:p>
              </table:table-cell>
              <table:table-cell office:value-type="float" office:value="3087.21188337792">
                <text:p>3087.2118833779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.478183163">
                <text:p>23.478183163</text:p>
              </table:table-cell>
              <table:table-cell office:value-type="float" office:value="3084.67399262857">
                <text:p>3084.6739926285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.497582289">
                <text:p>23.497582289</text:p>
              </table:table-cell>
              <table:table-cell office:value-type="float" office:value="3092.92284611234">
                <text:p>3092.9228461123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.516940008">
                <text:p>23.516940008</text:p>
              </table:table-cell>
              <table:table-cell office:value-type="float" office:value="3099.53874214233">
                <text:p>3099.5387421423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.536386895">
                <text:p>23.536386895</text:p>
              </table:table-cell>
              <table:table-cell office:value-type="float" office:value="3085.32671578733">
                <text:p>3085.3267157873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.555647948">
                <text:p>23.555647948</text:p>
              </table:table-cell>
              <table:table-cell office:value-type="float" office:value="3115.09448626817">
                <text:p>3115.0944862681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.574967907">
                <text:p>23.574967907</text:p>
              </table:table-cell>
              <table:table-cell office:value-type="float" office:value="3105.59665266361">
                <text:p>3105.5966526636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.594256511">
                <text:p>23.594256511</text:p>
              </table:table-cell>
              <table:table-cell office:value-type="float" office:value="3110.64502127846">
                <text:p>3110.645021278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.613520116">
                <text:p>23.613520116</text:p>
              </table:table-cell>
              <table:table-cell office:value-type="float" office:value="3114.68180540355">
                <text:p>3114.6818054035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.632721845">
                <text:p>23.632721845</text:p>
              </table:table-cell>
              <table:table-cell office:value-type="float" office:value="3124.71861257872">
                <text:p>3124.7186125787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.651889928">
                <text:p>23.651889928</text:p>
              </table:table-cell>
              <table:table-cell office:value-type="float" office:value="3130.20347418207">
                <text:p>3130.2034741820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.671181918">
                <text:p>23.671181918</text:p>
              </table:table-cell>
              <table:table-cell office:value-type="float" office:value="3110.09906183874">
                <text:p>3110.0990618387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.690538075">
                <text:p>23.690538075</text:p>
              </table:table-cell>
              <table:table-cell office:value-type="float" office:value="3099.78886821319">
                <text:p>3099.7888682131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.709973816">
                <text:p>23.709973816</text:p>
              </table:table-cell>
              <table:table-cell office:value-type="float" office:value="3087.09608756439">
                <text:p>3087.0960875643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.729226639">
                <text:p>23.729226639</text:p>
              </table:table-cell>
              <table:table-cell office:value-type="float" office:value="3116.42609501958">
                <text:p>3116.4260950195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.74858738">
                <text:p>23.74858738</text:p>
              </table:table-cell>
              <table:table-cell office:value-type="float" office:value="3099.05493803158">
                <text:p>3099.0549380315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.767854526">
                <text:p>23.767854526</text:p>
              </table:table-cell>
              <table:table-cell office:value-type="float" office:value="3114.10937561727">
                <text:p>3114.1093756172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.787213443">
                <text:p>23.787213443</text:p>
              </table:table-cell>
              <table:table-cell office:value-type="float" office:value="3099.34693144393">
                <text:p>3099.3469314439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.806379599">
                <text:p>23.806379599</text:p>
              </table:table-cell>
              <table:table-cell office:value-type="float" office:value="3130.51819050019">
                <text:p>3130.5181905001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.825819038">
                <text:p>23.825819038</text:p>
              </table:table-cell>
              <table:table-cell office:value-type="float" office:value="3086.50882363495">
                <text:p>3086.5088236349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.845157539">
                <text:p>23.845157539</text:p>
              </table:table-cell>
              <table:table-cell office:value-type="float" office:value="3102.61896721064">
                <text:p>3102.6189672106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.864492915">
                <text:p>23.864492915</text:p>
              </table:table-cell>
              <table:table-cell office:value-type="float" office:value="3103.12041513946">
                <text:p>3103.1204151394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.883713602">
                <text:p>23.883713602</text:p>
              </table:table-cell>
              <table:table-cell office:value-type="float" office:value="3121.63659914955">
                <text:p>3121.6365991495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.902914238">
                <text:p>23.902914238</text:p>
              </table:table-cell>
              <table:table-cell office:value-type="float" office:value="3124.89648780256">
                <text:p>3124.8964878025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.922049873">
                <text:p>23.922049873</text:p>
              </table:table-cell>
              <table:table-cell office:value-type="float" office:value="3135.51131174935">
                <text:p>3135.5113117493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.94098134">
                <text:p>23.94098134</text:p>
              </table:table-cell>
              <table:table-cell office:value-type="float" office:value="3169.32649751839">
                <text:p>3169.3264975183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.960088329">
                <text:p>23.960088329</text:p>
              </table:table-cell>
              <table:table-cell office:value-type="float" office:value="3140.21220193405">
                <text:p>3140.212201934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.979126984">
                <text:p>23.979126984</text:p>
              </table:table-cell>
              <table:table-cell office:value-type="float" office:value="3151.48312735281">
                <text:p>3151.4831273528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.998231525">
                <text:p>23.998231525</text:p>
              </table:table-cell>
              <table:table-cell office:value-type="float" office:value="3140.61457953825">
                <text:p>3140.6145795382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4.017271274">
                <text:p>24.017271274</text:p>
              </table:table-cell>
              <table:table-cell office:value-type="float" office:value="3151.30204710141">
                <text:p>3151.3020471014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.036515191">
                <text:p>24.036515191</text:p>
              </table:table-cell>
              <table:table-cell office:value-type="float" office:value="3117.86836328637">
                <text:p>3117.8683632863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.055714628">
                <text:p>24.055714628</text:p>
              </table:table-cell>
              <table:table-cell office:value-type="float" office:value="3125.09163680205">
                <text:p>3125.0916368020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.07502542">
                <text:p>24.07502542</text:p>
              </table:table-cell>
              <table:table-cell office:value-type="float" office:value="3107.0709062582">
                <text:p>3107.070906258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.094143607">
                <text:p>24.094143607</text:p>
              </table:table-cell>
              <table:table-cell office:value-type="float" office:value="3138.37290115368">
                <text:p>3138.3729011536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.113351639">
                <text:p>24.113351639</text:p>
              </table:table-cell>
              <table:table-cell office:value-type="float" office:value="3123.69325498922">
                <text:p>3123.6932549892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.132583212">
                <text:p>24.132583212</text:p>
              </table:table-cell>
              <table:table-cell office:value-type="float" office:value="3119.86960193028">
                <text:p>3119.8696019302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.151811503">
                <text:p>24.151811503</text:p>
              </table:table-cell>
              <table:table-cell office:value-type="float" office:value="3120.40211997966">
                <text:p>3120.4021199796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.17094344">
                <text:p>24.17094344</text:p>
              </table:table-cell>
              <table:table-cell office:value-type="float" office:value="3136.11737274737">
                <text:p>3136.1173727473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.19014543">
                <text:p>24.19014543</text:p>
              </table:table-cell>
              <table:table-cell office:value-type="float" office:value="3124.67614033768">
                <text:p>3124.6761403376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.209728984">
                <text:p>24.209728984</text:p>
              </table:table-cell>
              <table:table-cell office:value-type="float" office:value="3063.79526412708">
                <text:p>3063.7952641270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.229578269">
                <text:p>24.229578269</text:p>
              </table:table-cell>
              <table:table-cell office:value-type="float" office:value="3022.77890614314">
                <text:p>3022.7789061431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.249598389">
                <text:p>24.249598389</text:p>
              </table:table-cell>
              <table:table-cell office:value-type="float" office:value="2996.98503305703">
                <text:p>2996.9850330570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.269845437">
                <text:p>24.269845437</text:p>
              </table:table-cell>
              <table:table-cell office:value-type="float" office:value="2963.39496009468">
                <text:p>2963.3949600946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.290382747">
                <text:p>24.290382747</text:p>
              </table:table-cell>
              <table:table-cell office:value-type="float" office:value="2921.51211623987">
                <text:p>2921.5121162398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.310945369">
                <text:p>24.310945369</text:p>
              </table:table-cell>
              <table:table-cell office:value-type="float" office:value="2917.91581832318">
                <text:p>2917.9158183231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.331520909">
                <text:p>24.331520909</text:p>
              </table:table-cell>
              <table:table-cell office:value-type="float" office:value="2916.08385490792">
                <text:p>2916.0838549079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.352275824">
                <text:p>24.352275824</text:p>
              </table:table-cell>
              <table:table-cell office:value-type="float" office:value="2890.88150927174">
                <text:p>2890.8815092717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.373148501">
                <text:p>24.373148501</text:p>
              </table:table-cell>
              <table:table-cell office:value-type="float" office:value="2874.57138344068">
                <text:p>2874.5713834406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.394030656">
                <text:p>24.394030656</text:p>
              </table:table-cell>
              <table:table-cell office:value-type="float" office:value="2873.26667195092">
                <text:p>2873.2666719509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.41483302">
                <text:p>24.41483302</text:p>
              </table:table-cell>
              <table:table-cell office:value-type="float" office:value="2884.28757423846">
                <text:p>2884.2875742384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.43576403">
                <text:p>24.43576403</text:p>
              </table:table-cell>
              <table:table-cell office:value-type="float" office:value="2866.56018988119">
                <text:p>2866.5601898811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.456680978">
                <text:p>24.456680978</text:p>
              </table:table-cell>
              <table:table-cell office:value-type="float" office:value="2868.48731468758">
                <text:p>2868.4873146875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.477638864">
                <text:p>24.477638864</text:p>
              </table:table-cell>
              <table:table-cell office:value-type="float" office:value="2862.884166849">
                <text:p>2862.88416684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.498631957">
                <text:p>24.498631957</text:p>
              </table:table-cell>
              <table:table-cell office:value-type="float" office:value="2858.08289421651">
                <text:p>2858.08289421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